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6.65pt"/>
    </style:style>
    <style:style style:name="co6" style:family="table-column">
      <style:table-column-properties fo:break-before="auto" style:column-width="22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9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angle_ref</text:p>
          </table:table-cell>
          <table:table-cell office:value-type="string" calcext:value-type="string">
            <text:p>zmp_ref</text:p>
          </table:table-cell>
          <table:table-cell office:value-type="string" calcext:value-type="string">
            <text:p>zmp_ft</text:p>
          </table:table-cell>
          <table:table-cell office:value-type="string" calcext:value-type="string">
            <text:p>Xzmp_imu</text:p>
          </table:table-cell>
          <table:table-cell office:value-type="string" calcext:value-type="string">
            <text:p>k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dx_rob</text:p>
          </table:table-cell>
          <table:table-cell office:value-type="string" calcext:value-type="string">
            <text:p>ddz_rob</text:p>
          </table:table-cell>
          <table:table-cell office:value-type="string" calcext:value-type="string">
            <text:p>offs_x_j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ddx/ddz</text:p>
          </table:table-cell>
          <table:table-cell office:value-type="string" calcext:value-type="string">
            <text:p>Zcom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-0.01950064" calcext:value-type="float">
            <text:p>-0.019500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8868283" calcext:value-type="float">
            <text:p>-0.0058868283</text:p>
          </table:table-cell>
          <table:table-cell office:value-type="float" office:value="-0.1947117424" calcext:value-type="float">
            <text:p>-0.19471174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]/[.I2]" office:value-type="float" office:value="0.0302335556522656" calcext:value-type="float">
            <text:p>0.0302335557</text:p>
          </table:table-cell>
          <table:table-cell table:formula="of:=[.D2]/[.L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0000648" calcext:value-type="float">
            <text:p>0.0000648</text:p>
          </table:table-cell>
          <table:table-cell office:value-type="float" office:value="-0.01544547" calcext:value-type="float">
            <text:p>-0.015445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3276629" calcext:value-type="float">
            <text:p>-0.0093276629</text:p>
          </table:table-cell>
          <table:table-cell office:value-type="float" office:value="-0.3895215034" calcext:value-type="float">
            <text:p>-0.38952150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H3]/[.I3]" office:value-type="float" office:value="0.0239464646202636" calcext:value-type="float">
            <text:p>0.0239464646</text:p>
          </table:table-cell>
          <table:table-cell table:formula="of:=[.D3]/[.L3]" office:value-type="float" office:value="0.00270603619480288" calcext:value-type="float">
            <text:p>0.002706036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6193" calcext:value-type="float">
            <text:p>0.00006193</text:p>
          </table:table-cell>
          <table:table-cell office:value-type="float" office:value="-0.01543779" calcext:value-type="float">
            <text:p>-0.015437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011682" calcext:value-type="float">
            <text:p>-0.014011682</text:p>
          </table:table-cell>
          <table:table-cell office:value-type="float" office:value="-0.5854164314" calcext:value-type="float">
            <text:p>-0.58541643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H4]/[.I4]" office:value-type="float" office:value="0.0239345553839198" calcext:value-type="float">
            <text:p>0.0239345554</text:p>
          </table:table-cell>
          <table:table-cell table:formula="of:=[.D4]/[.L4]" office:value-type="float" office:value="0.00258747233890992" calcext:value-type="float">
            <text:p>0.0025874723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-0.0007977053" calcext:value-type="float">
            <text:p>-0.0007977053</text:p>
          </table:table-cell>
          <table:table-cell office:value-type="float" office:value="0" calcext:value-type="float">
            <text:p>0</text:p>
          </table:table-cell>
          <table:table-cell office:value-type="float" office:value="0.0000613" calcext:value-type="float">
            <text:p>0.0000613</text:p>
          </table:table-cell>
          <table:table-cell office:value-type="float" office:value="-0.01331095" calcext:value-type="float">
            <text:p>-0.013310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138756" calcext:value-type="float">
            <text:p>-0.016138756</text:p>
          </table:table-cell>
          <table:table-cell office:value-type="float" office:value="-0.7820249557" calcext:value-type="float">
            <text:p>-0.78202495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H5]/[.I5]" office:value-type="float" office:value="0.0206371368104922" calcext:value-type="float">
            <text:p>0.0206371368</text:p>
          </table:table-cell>
          <table:table-cell table:formula="of:=[.D5]/[.L5]" office:value-type="float" office:value="0.00297037329174628" calcext:value-type="float">
            <text:p>0.0029703733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-0.0000937069" calcext:value-type="float">
            <text:p>-9.37069E-05</text:p>
          </table:table-cell>
          <table:table-cell office:value-type="float" office:value="0" calcext:value-type="float">
            <text:p>0</text:p>
          </table:table-cell>
          <table:table-cell office:value-type="float" office:value="0.00004904" calcext:value-type="float">
            <text:p>0.00004904</text:p>
          </table:table-cell>
          <table:table-cell office:value-type="float" office:value="-0.01264606" calcext:value-type="float">
            <text:p>-0.012646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91820741" calcext:value-type="float">
            <text:p>-0.0191820741</text:p>
          </table:table-cell>
          <table:table-cell office:value-type="float" office:value="-0.9783632278" calcext:value-type="float">
            <text:p>-0.978363227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H6]/[.I6]" office:value-type="float" office:value="0.0196062909509936" calcext:value-type="float">
            <text:p>0.019606291</text:p>
          </table:table-cell>
          <table:table-cell table:formula="of:=[.D6]/[.L6]" office:value-type="float" office:value="0.00250123800175039" calcext:value-type="float">
            <text:p>0.002501238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-0.0005509612" calcext:value-type="float">
            <text:p>-0.0005509612</text:p>
          </table:table-cell>
          <table:table-cell office:value-type="float" office:value="0" calcext:value-type="float">
            <text:p>0</text:p>
          </table:table-cell>
          <table:table-cell office:value-type="float" office:value="0.00006982" calcext:value-type="float">
            <text:p>0.00006982</text:p>
          </table:table-cell>
          <table:table-cell office:value-type="float" office:value="-0.01360161" calcext:value-type="float">
            <text:p>-0.013601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47405344" calcext:value-type="float">
            <text:p>-0.0247405344</text:p>
          </table:table-cell>
          <table:table-cell office:value-type="float" office:value="-1.1732177353" calcext:value-type="float">
            <text:p>-1.173217735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H7]/[.I7]" office:value-type="float" office:value="0.0210877603155851" calcext:value-type="float">
            <text:p>0.0210877603</text:p>
          </table:table-cell>
          <table:table-cell table:formula="of:=[.D7]/[.L7]" office:value-type="float" office:value="0.00331092534034536" calcext:value-type="float">
            <text:p>0.0033109253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-0.0001271415" calcext:value-type="float">
            <text:p>-0.0001271415</text:p>
          </table:table-cell>
          <table:table-cell office:value-type="float" office:value="0" calcext:value-type="float">
            <text:p>0</text:p>
          </table:table-cell>
          <table:table-cell office:value-type="float" office:value="0.00007746" calcext:value-type="float">
            <text:p>0.00007746</text:p>
          </table:table-cell>
          <table:table-cell office:value-type="float" office:value="-0.0121298" calcext:value-type="float">
            <text:p>-0.01212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57731955" calcext:value-type="float">
            <text:p>-0.0257731955</text:p>
          </table:table-cell>
          <table:table-cell office:value-type="float" office:value="-1.3704846382" calcext:value-type="float">
            <text:p>-1.370484638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[.H8]/[.I8]" office:value-type="float" office:value="0.0188058988635222" calcext:value-type="float">
            <text:p>0.0188058989</text:p>
          </table:table-cell>
          <table:table-cell table:formula="of:=[.D8]/[.L8]" office:value-type="float" office:value="0.00411892037504515" calcext:value-type="float">
            <text:p>0.004118920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-0.0006665366" calcext:value-type="float">
            <text:p>-0.0006665366</text:p>
          </table:table-cell>
          <table:table-cell office:value-type="float" office:value="0" calcext:value-type="float">
            <text:p>0</text:p>
          </table:table-cell>
          <table:table-cell office:value-type="float" office:value="0.00010203" calcext:value-type="float">
            <text:p>0.00010203</text:p>
          </table:table-cell>
          <table:table-cell office:value-type="float" office:value="-0.01261604" calcext:value-type="float">
            <text:p>-0.012616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06078766" calcext:value-type="float">
            <text:p>-0.0306078766</text:p>
          </table:table-cell>
          <table:table-cell office:value-type="float" office:value="-1.5648391724" calcext:value-type="float">
            <text:p>-1.56483917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H9]/[.I9]" office:value-type="float" office:value="0.0195597586894866" calcext:value-type="float">
            <text:p>0.0195597587</text:p>
          </table:table-cell>
          <table:table-cell table:formula="of:=[.D9]/[.L9]" office:value-type="float" office:value="0.00521632202215465" calcext:value-type="float">
            <text:p>0.00521632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-0.0003748093" calcext:value-type="float">
            <text:p>-0.0003748093</text:p>
          </table:table-cell>
          <table:table-cell office:value-type="float" office:value="0" calcext:value-type="float">
            <text:p>0</text:p>
          </table:table-cell>
          <table:table-cell office:value-type="float" office:value="0.00011213" calcext:value-type="float">
            <text:p>0.00011213</text:p>
          </table:table-cell>
          <table:table-cell office:value-type="float" office:value="-0.01260694" calcext:value-type="float">
            <text:p>-0.012606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44256108" calcext:value-type="float">
            <text:p>-0.0344256108</text:p>
          </table:table-cell>
          <table:table-cell office:value-type="float" office:value="-1.7612935066" calcext:value-type="float">
            <text:p>-1.761293506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[.H10]/[.I10]" office:value-type="float" office:value="0.0195456411273866" calcext:value-type="float">
            <text:p>0.0195456411</text:p>
          </table:table-cell>
          <table:table-cell table:formula="of:=[.D10]/[.L10]" office:value-type="float" office:value="0.00573682895686074" calcext:value-type="float">
            <text:p>0.005736829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-0.0008372646" calcext:value-type="float">
            <text:p>-0.0008372646</text:p>
          </table:table-cell>
          <table:table-cell office:value-type="float" office:value="0" calcext:value-type="float">
            <text:p>0</text:p>
          </table:table-cell>
          <table:table-cell office:value-type="float" office:value="0.00010092" calcext:value-type="float">
            <text:p>0.00010092</text:p>
          </table:table-cell>
          <table:table-cell office:value-type="float" office:value="-0.01149156" calcext:value-type="float">
            <text:p>-0.011491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48769663" calcext:value-type="float">
            <text:p>-0.0348769663</text:p>
          </table:table-cell>
          <table:table-cell office:value-type="float" office:value="-1.9575793266" calcext:value-type="float">
            <text:p>-1.957579326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H11]/[.I11]" office:value-type="float" office:value="0.0178163744508764" calcext:value-type="float">
            <text:p>0.0178163745</text:p>
          </table:table-cell>
          <table:table-cell table:formula="of:=[.D11]/[.L11]" office:value-type="float" office:value="0.00566445211837338" calcext:value-type="float">
            <text:p>0.0056644521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-0.0006197228" calcext:value-type="float">
            <text:p>-0.0006197228</text:p>
          </table:table-cell>
          <table:table-cell office:value-type="float" office:value="0" calcext:value-type="float">
            <text:p>0</text:p>
          </table:table-cell>
          <table:table-cell office:value-type="float" office:value="0.00013183" calcext:value-type="float">
            <text:p>0.00013183</text:p>
          </table:table-cell>
          <table:table-cell office:value-type="float" office:value="-0.01155891" calcext:value-type="float">
            <text:p>-0.011558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8596748" calcext:value-type="float">
            <text:p>-0.038596748</text:p>
          </table:table-cell>
          <table:table-cell office:value-type="float" office:value="-2.1537406731" calcext:value-type="float">
            <text:p>-2.15374067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[.H12]/[.I12]" office:value-type="float" office:value="0.0179207963530937" calcext:value-type="float">
            <text:p>0.0179207964</text:p>
          </table:table-cell>
          <table:table-cell table:formula="of:=[.D12]/[.L12]" office:value-type="float" office:value="0.00735625791413238" calcext:value-type="float">
            <text:p>0.007356257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-0.0005915242" calcext:value-type="float">
            <text:p>-0.0005915242</text:p>
          </table:table-cell>
          <table:table-cell office:value-type="float" office:value="0" calcext:value-type="float">
            <text:p>0</text:p>
          </table:table-cell>
          <table:table-cell office:value-type="float" office:value="0.00014198" calcext:value-type="float">
            <text:p>0.00014198</text:p>
          </table:table-cell>
          <table:table-cell office:value-type="float" office:value="-0.01119414" calcext:value-type="float">
            <text:p>-0.011194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0787718" calcext:value-type="float">
            <text:p>-0.040787718</text:p>
          </table:table-cell>
          <table:table-cell office:value-type="float" office:value="-2.3501651573" calcext:value-type="float">
            <text:p>-2.350165157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H13]/[.I13]" office:value-type="float" office:value="0.0173552560224572" calcext:value-type="float">
            <text:p>0.017355256</text:p>
          </table:table-cell>
          <table:table-cell table:formula="of:=[.D13]/[.L13]" office:value-type="float" office:value="0.00818080700257499" calcext:value-type="float">
            <text:p>0.008180807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-0.0010298111" calcext:value-type="float">
            <text:p>-0.0010298111</text:p>
          </table:table-cell>
          <table:table-cell office:value-type="float" office:value="0" calcext:value-type="float">
            <text:p>0</text:p>
          </table:table-cell>
          <table:table-cell office:value-type="float" office:value="0.00013106" calcext:value-type="float">
            <text:p>0.00013106</text:p>
          </table:table-cell>
          <table:table-cell office:value-type="float" office:value="-0.01036555" calcext:value-type="float">
            <text:p>-0.010365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09477708" calcext:value-type="float">
            <text:p>-0.0409477708</text:p>
          </table:table-cell>
          <table:table-cell office:value-type="float" office:value="-2.5479890633" calcext:value-type="float">
            <text:p>-2.54798906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H14]/[.I14]" office:value-type="float" office:value="0.0160706226685946" calcext:value-type="float">
            <text:p>0.0160706227</text:p>
          </table:table-cell>
          <table:table-cell table:formula="of:=[.D14]/[.L14]" office:value-type="float" office:value="0.00815525339015764" calcext:value-type="float">
            <text:p>0.008155253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-0.0007917394" calcext:value-type="float">
            <text:p>-0.0007917394</text:p>
          </table:table-cell>
          <table:table-cell office:value-type="float" office:value="0" calcext:value-type="float">
            <text:p>0</text:p>
          </table:table-cell>
          <table:table-cell office:value-type="float" office:value="0.00018524" calcext:value-type="float">
            <text:p>0.00018524</text:p>
          </table:table-cell>
          <table:table-cell office:value-type="float" office:value="-0.01050051" calcext:value-type="float">
            <text:p>-0.010500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46688742" calcext:value-type="float">
            <text:p>-0.0446688742</text:p>
          </table:table-cell>
          <table:table-cell office:value-type="float" office:value="-2.7438130379" calcext:value-type="float">
            <text:p>-2.743813037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H15]/[.I15]" office:value-type="float" office:value="0.0162798534677814" calcext:value-type="float">
            <text:p>0.0162798535</text:p>
          </table:table-cell>
          <table:table-cell table:formula="of:=[.D15]/[.L15]" office:value-type="float" office:value="0.0113784807932454" calcext:value-type="float">
            <text:p>0.0113784808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-0.0007881293" calcext:value-type="float">
            <text:p>-0.0007881293</text:p>
          </table:table-cell>
          <table:table-cell office:value-type="float" office:value="0" calcext:value-type="float">
            <text:p>0</text:p>
          </table:table-cell>
          <table:table-cell office:value-type="float" office:value="0.00017289" calcext:value-type="float">
            <text:p>0.00017289</text:p>
          </table:table-cell>
          <table:table-cell office:value-type="float" office:value="-0.01073633" calcext:value-type="float">
            <text:p>-0.010736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89214403" calcext:value-type="float">
            <text:p>-0.0489214403</text:p>
          </table:table-cell>
          <table:table-cell office:value-type="float" office:value="-2.9390232277" calcext:value-type="float">
            <text:p>-2.939023227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H16]/[.I16]" office:value-type="float" office:value="0.0166454758978835" calcext:value-type="float">
            <text:p>0.0166454759</text:p>
          </table:table-cell>
          <table:table-cell table:formula="of:=[.D16]/[.L16]" office:value-type="float" office:value="0.010386606009984" calcext:value-type="float">
            <text:p>0.010386606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-0.001495478" calcext:value-type="float">
            <text:p>-0.001495478</text:p>
          </table:table-cell>
          <table:table-cell office:value-type="float" office:value="0" calcext:value-type="float">
            <text:p>0</text:p>
          </table:table-cell>
          <table:table-cell office:value-type="float" office:value="0.00020695" calcext:value-type="float">
            <text:p>0.00020695</text:p>
          </table:table-cell>
          <table:table-cell office:value-type="float" office:value="-0.01015299" calcext:value-type="float">
            <text:p>-0.0101529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93705956" calcext:value-type="float">
            <text:p>-0.0493705956</text:p>
          </table:table-cell>
          <table:table-cell office:value-type="float" office:value="-3.136420269" calcext:value-type="float">
            <text:p>-3.13642026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H17]/[.I17]" office:value-type="float" office:value="0.0157410650887488" calcext:value-type="float">
            <text:p>0.0157410651</text:p>
          </table:table-cell>
          <table:table-cell table:formula="of:=[.D17]/[.L17]" office:value-type="float" office:value="0.0131471408594785" calcext:value-type="float">
            <text:p>0.013147140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-0.0007510689" calcext:value-type="float">
            <text:p>-0.0007510689</text:p>
          </table:table-cell>
          <table:table-cell office:value-type="float" office:value="0" calcext:value-type="float">
            <text:p>0</text:p>
          </table:table-cell>
          <table:table-cell office:value-type="float" office:value="0.00021886" calcext:value-type="float">
            <text:p>0.00021886</text:p>
          </table:table-cell>
          <table:table-cell office:value-type="float" office:value="-0.00965909" calcext:value-type="float">
            <text:p>-0.009659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99200186" calcext:value-type="float">
            <text:p>-0.0499200186</text:p>
          </table:table-cell>
          <table:table-cell office:value-type="float" office:value="-3.3334836769" calcext:value-type="float">
            <text:p>-3.333483676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H18]/[.I18]" office:value-type="float" office:value="0.0149753301466361" calcext:value-type="float">
            <text:p>0.0149753301</text:p>
          </table:table-cell>
          <table:table-cell table:formula="of:=[.D18]/[.L18]" office:value-type="float" office:value="0.0146147028383987" calcext:value-type="float">
            <text:p>0.0146147028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-0.0016833844" calcext:value-type="float">
            <text:p>-0.0016833844</text:p>
          </table:table-cell>
          <table:table-cell office:value-type="float" office:value="0" calcext:value-type="float">
            <text:p>0</text:p>
          </table:table-cell>
          <table:table-cell office:value-type="float" office:value="0.0002067" calcext:value-type="float">
            <text:p>0.0002067</text:p>
          </table:table-cell>
          <table:table-cell office:value-type="float" office:value="-0.00923836" calcext:value-type="float">
            <text:p>-0.009238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05703172" calcext:value-type="float">
            <text:p>-0.0505703172</text:p>
          </table:table-cell>
          <table:table-cell office:value-type="float" office:value="-3.5306969261" calcext:value-type="float">
            <text:p>-3.530696926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H19]/[.I19]" office:value-type="float" office:value="0.0143230411044824" calcext:value-type="float">
            <text:p>0.0143230411</text:p>
          </table:table-cell>
          <table:table-cell table:formula="of:=[.D19]/[.L19]" office:value-type="float" office:value="0.0144312928024282" calcext:value-type="float">
            <text:p>0.014431292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-0.00116522" calcext:value-type="float">
            <text:p>-0.00116522</text:p>
          </table:table-cell>
          <table:table-cell office:value-type="float" office:value="0" calcext:value-type="float">
            <text:p>0</text:p>
          </table:table-cell>
          <table:table-cell office:value-type="float" office:value="0.00026216" calcext:value-type="float">
            <text:p>0.00026216</text:p>
          </table:table-cell>
          <table:table-cell office:value-type="float" office:value="-0.00861208" calcext:value-type="float">
            <text:p>-0.008612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497689732" calcext:value-type="float">
            <text:p>-0.0497689732</text:p>
          </table:table-cell>
          <table:table-cell office:value-type="float" office:value="-3.7274391556" calcext:value-type="float">
            <text:p>-3.727439155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[.H20]/[.I20]" office:value-type="float" office:value="0.0133520551570181" calcext:value-type="float">
            <text:p>0.0133520552</text:p>
          </table:table-cell>
          <table:table-cell table:formula="of:=[.D20]/[.L20]" office:value-type="float" office:value="0.0196344305739483" calcext:value-type="float">
            <text:p>0.019634430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-0.0013036977" calcext:value-type="float">
            <text:p>-0.0013036977</text:p>
          </table:table-cell>
          <table:table-cell office:value-type="float" office:value="0" calcext:value-type="float">
            <text:p>0</text:p>
          </table:table-cell>
          <table:table-cell office:value-type="float" office:value="0.00024905" calcext:value-type="float">
            <text:p>0.00024905</text:p>
          </table:table-cell>
          <table:table-cell office:value-type="float" office:value="-0.00830454" calcext:value-type="float">
            <text:p>-0.008304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05203953" calcext:value-type="float">
            <text:p>-0.0505203953</text:p>
          </table:table-cell>
          <table:table-cell office:value-type="float" office:value="-3.9238347626" calcext:value-type="float">
            <text:p>-3.923834762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H21]/[.I21]" office:value-type="float" office:value="0.0128752606459209" calcext:value-type="float">
            <text:p>0.0128752606</text:p>
          </table:table-cell>
          <table:table-cell table:formula="of:=[.D21]/[.L21]" office:value-type="float" office:value="0.0193432977280273" calcext:value-type="float">
            <text:p>0.0193432977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-0.0019515813" calcext:value-type="float">
            <text:p>-0.0019515813</text:p>
          </table:table-cell>
          <table:table-cell office:value-type="float" office:value="0" calcext:value-type="float">
            <text:p>0</text:p>
          </table:table-cell>
          <table:table-cell office:value-type="float" office:value="0.00028169" calcext:value-type="float">
            <text:p>0.00028169</text:p>
          </table:table-cell>
          <table:table-cell office:value-type="float" office:value="-0.00869273" calcext:value-type="float">
            <text:p>-0.008692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55311122" calcext:value-type="float">
            <text:p>-0.0555311122</text:p>
          </table:table-cell>
          <table:table-cell office:value-type="float" office:value="-4.1204057503" calcext:value-type="float">
            <text:p>-4.120405750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[.H22]/[.I22]" office:value-type="float" office:value="0.0134770980251051" calcext:value-type="float">
            <text:p>0.013477098</text:p>
          </table:table-cell>
          <table:table-cell table:formula="of:=[.D22]/[.L22]" office:value-type="float" office:value="0.0209013839236954" calcext:value-type="float">
            <text:p>0.020901383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-0.0012253935" calcext:value-type="float">
            <text:p>-0.0012253935</text:p>
          </table:table-cell>
          <table:table-cell office:value-type="float" office:value="0" calcext:value-type="float">
            <text:p>0</text:p>
          </table:table-cell>
          <table:table-cell office:value-type="float" office:value="0.00028827" calcext:value-type="float">
            <text:p>0.00028827</text:p>
          </table:table-cell>
          <table:table-cell office:value-type="float" office:value="-0.00832147" calcext:value-type="float">
            <text:p>-0.008321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57030289" calcext:value-type="float">
            <text:p>-0.0557030289</text:p>
          </table:table-cell>
          <table:table-cell office:value-type="float" office:value="-4.3175605202" calcext:value-type="float">
            <text:p>-4.317560520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[.H23]/[.I23]" office:value-type="float" office:value="0.0129015050604131" calcext:value-type="float">
            <text:p>0.0129015051</text:p>
          </table:table-cell>
          <table:table-cell table:formula="of:=[.D23]/[.L23]" office:value-type="float" office:value="0.0223439047343807" calcext:value-type="float">
            <text:p>0.0223439047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-0.0021343285" calcext:value-type="float">
            <text:p>-0.0021343285</text:p>
          </table:table-cell>
          <table:table-cell office:value-type="float" office:value="0" calcext:value-type="float">
            <text:p>0</text:p>
          </table:table-cell>
          <table:table-cell office:value-type="float" office:value="0.00027573" calcext:value-type="float">
            <text:p>0.00027573</text:p>
          </table:table-cell>
          <table:table-cell office:value-type="float" office:value="-0.00790986" calcext:value-type="float">
            <text:p>-0.007909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53842942" calcext:value-type="float">
            <text:p>-0.0553842942</text:p>
          </table:table-cell>
          <table:table-cell office:value-type="float" office:value="-4.5162450409" calcext:value-type="float">
            <text:p>-4.516245040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H24]/[.I24]" office:value-type="float" office:value="0.0122633501279113" calcext:value-type="float">
            <text:p>0.0122633501</text:p>
          </table:table-cell>
          <table:table-cell table:formula="of:=[.D24]/[.L24]" office:value-type="float" office:value="0.0224840681481025" calcext:value-type="float">
            <text:p>0.0224840681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-0.0015672427" calcext:value-type="float">
            <text:p>-0.0015672427</text:p>
          </table:table-cell>
          <table:table-cell office:value-type="float" office:value="0" calcext:value-type="float">
            <text:p>0</text:p>
          </table:table-cell>
          <table:table-cell office:value-type="float" office:value="0.00032618" calcext:value-type="float">
            <text:p>0.00032618</text:p>
          </table:table-cell>
          <table:table-cell office:value-type="float" office:value="-0.0079026" calcext:value-type="float">
            <text:p>-0.00790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77223454" calcext:value-type="float">
            <text:p>-0.0577223454</text:p>
          </table:table-cell>
          <table:table-cell office:value-type="float" office:value="-4.7112249947" calcext:value-type="float">
            <text:p>-4.711224994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[.H25]/[.I25]" office:value-type="float" office:value="0.0122520884621168" calcext:value-type="float">
            <text:p>0.0122520885</text:p>
          </table:table-cell>
          <table:table-cell table:formula="of:=[.D25]/[.L25]" office:value-type="float" office:value="0.0266224000102956" calcext:value-type="float">
            <text:p>0.026622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-0.0017457879" calcext:value-type="float">
            <text:p>-0.0017457879</text:p>
          </table:table-cell>
          <table:table-cell office:value-type="float" office:value="0" calcext:value-type="float">
            <text:p>0</text:p>
          </table:table-cell>
          <table:table-cell office:value-type="float" office:value="0.00031313" calcext:value-type="float">
            <text:p>0.00031313</text:p>
          </table:table-cell>
          <table:table-cell office:value-type="float" office:value="-0.00782272" calcext:value-type="float">
            <text:p>-0.007822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952815" calcext:value-type="float">
            <text:p>-0.05952815</text:p>
          </table:table-cell>
          <table:table-cell office:value-type="float" office:value="-4.9082221413" calcext:value-type="float">
            <text:p>-4.9082221413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[.H26]/[.I26]" office:value-type="float" office:value="0.0121282509809618" calcext:value-type="float">
            <text:p>0.012128251</text:p>
          </table:table-cell>
          <table:table-cell table:formula="of:=[.D26]/[.L26]" office:value-type="float" office:value="0.0258182321994765" calcext:value-type="float">
            <text:p>0.0258182322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-0.002306025" calcext:value-type="float">
            <text:p>-0.002306025</text:p>
          </table:table-cell>
          <table:table-cell office:value-type="float" office:value="0" calcext:value-type="float">
            <text:p>0</text:p>
          </table:table-cell>
          <table:table-cell office:value-type="float" office:value="0.00033845" calcext:value-type="float">
            <text:p>0.00033845</text:p>
          </table:table-cell>
          <table:table-cell office:value-type="float" office:value="-0.00749167" calcext:value-type="float">
            <text:p>-0.007491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59300381" calcext:value-type="float">
            <text:p>-0.059300381</text:p>
          </table:table-cell>
          <table:table-cell office:value-type="float" office:value="-5.1055059814" calcext:value-type="float">
            <text:p>-5.105505981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[.H27]/[.I27]" office:value-type="float" office:value="0.0116149860985451" calcext:value-type="float">
            <text:p>0.0116149861</text:p>
          </table:table-cell>
          <table:table-cell table:formula="of:=[.D27]/[.L27]" office:value-type="float" office:value="0.0291390792144292" calcext:value-type="float">
            <text:p>0.029139079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-0.0016477767" calcext:value-type="float">
            <text:p>-0.0016477767</text:p>
          </table:table-cell>
          <table:table-cell office:value-type="float" office:value="0" calcext:value-type="float">
            <text:p>0</text:p>
          </table:table-cell>
          <table:table-cell office:value-type="float" office:value="0.00033959" calcext:value-type="float">
            <text:p>0.00033959</text:p>
          </table:table-cell>
          <table:table-cell office:value-type="float" office:value="-0.0078533" calcext:value-type="float">
            <text:p>-0.00785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45545782" calcext:value-type="float">
            <text:p>-0.0645545782</text:p>
          </table:table-cell>
          <table:table-cell office:value-type="float" office:value="-5.3019404602" calcext:value-type="float">
            <text:p>-5.301940460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[.H28]/[.I28]" office:value-type="float" office:value="0.0121756512892951" calcext:value-type="float">
            <text:p>0.0121756513</text:p>
          </table:table-cell>
          <table:table-cell table:formula="of:=[.D28]/[.L28]" office:value-type="float" office:value="0.027890910468056" calcext:value-type="float">
            <text:p>0.0278909105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-0.0024233302" calcext:value-type="float">
            <text:p>-0.0024233302</text:p>
          </table:table-cell>
          <table:table-cell office:value-type="float" office:value="0" calcext:value-type="float">
            <text:p>0</text:p>
          </table:table-cell>
          <table:table-cell office:value-type="float" office:value="0.00032746" calcext:value-type="float">
            <text:p>0.00032746</text:p>
          </table:table-cell>
          <table:table-cell office:value-type="float" office:value="-0.00786364" calcext:value-type="float">
            <text:p>-0.007863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670320393" calcext:value-type="float">
            <text:p>-0.0670320393</text:p>
          </table:table-cell>
          <table:table-cell office:value-type="float" office:value="-5.4981780434" calcext:value-type="float">
            <text:p>-5.4981780434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[.H29]/[.I29]" office:value-type="float" office:value="0.0121916821846948" calcext:value-type="float">
            <text:p>0.0121916822</text:p>
          </table:table-cell>
          <table:table-cell table:formula="of:=[.D29]/[.L29]" office:value-type="float" office:value="0.0268592959559827" calcext:value-type="float">
            <text:p>0.026859296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-0.0018905163" calcext:value-type="float">
            <text:p>-0.0018905163</text:p>
          </table:table-cell>
          <table:table-cell office:value-type="float" office:value="0" calcext:value-type="float">
            <text:p>0</text:p>
          </table:table-cell>
          <table:table-cell office:value-type="float" office:value="0.00034596" calcext:value-type="float">
            <text:p>0.00034596</text:p>
          </table:table-cell>
          <table:table-cell office:value-type="float" office:value="-0.00802526" calcext:value-type="float">
            <text:p>-0.008025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08468957" calcext:value-type="float">
            <text:p>-0.0708468957</text:p>
          </table:table-cell>
          <table:table-cell office:value-type="float" office:value="-5.6940523529" calcext:value-type="float">
            <text:p>-5.694052352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H30]/[.I30]" office:value-type="float" office:value="0.0124422627874009" calcext:value-type="float">
            <text:p>0.0124422628</text:p>
          </table:table-cell>
          <table:table-cell table:formula="of:=[.D30]/[.L30]" office:value-type="float" office:value="0.0278052317260428" calcext:value-type="float">
            <text:p>0.0278052317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-0.0020662369" calcext:value-type="float">
            <text:p>-0.0020662369</text:p>
          </table:table-cell>
          <table:table-cell office:value-type="float" office:value="0" calcext:value-type="float">
            <text:p>0</text:p>
          </table:table-cell>
          <table:table-cell office:value-type="float" office:value="0.00034636" calcext:value-type="float">
            <text:p>0.00034636</text:p>
          </table:table-cell>
          <table:table-cell office:value-type="float" office:value="-0.00786917" calcext:value-type="float">
            <text:p>-0.007869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18756662" calcext:value-type="float">
            <text:p>-0.0718756662</text:p>
          </table:table-cell>
          <table:table-cell office:value-type="float" office:value="-5.8913183212" calcext:value-type="float">
            <text:p>-5.891318321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H31]/[.I31]" office:value-type="float" office:value="0.0122002686463833" calcext:value-type="float">
            <text:p>0.0122002686</text:p>
          </table:table-cell>
          <table:table-cell table:formula="of:=[.D31]/[.L31]" office:value-type="float" office:value="0.028389538791236" calcext:value-type="float">
            <text:p>0.028389538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-0.0022302608" calcext:value-type="float">
            <text:p>-0.0022302608</text:p>
          </table:table-cell>
          <table:table-cell office:value-type="float" office:value="0" calcext:value-type="float">
            <text:p>0</text:p>
          </table:table-cell>
          <table:table-cell office:value-type="float" office:value="0.00033518" calcext:value-type="float">
            <text:p>0.00033518</text:p>
          </table:table-cell>
          <table:table-cell office:value-type="float" office:value="-0.00791211" calcext:value-type="float">
            <text:p>-0.007912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4679834" calcext:value-type="float">
            <text:p>-0.074679834</text:p>
          </table:table-cell>
          <table:table-cell office:value-type="float" office:value="-6.0879435539" calcext:value-type="float">
            <text:p>-6.087943553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[.H32]/[.I32]" office:value-type="float" office:value="0.0122668407383901" calcext:value-type="float">
            <text:p>0.0122668407</text:p>
          </table:table-cell>
          <table:table-cell table:formula="of:=[.D32]/[.L32]" office:value-type="float" office:value="0.0273240687759992" calcext:value-type="float">
            <text:p>0.0273240688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-0.0020700376" calcext:value-type="float">
            <text:p>-0.0020700376</text:p>
          </table:table-cell>
          <table:table-cell office:value-type="float" office:value="0" calcext:value-type="float">
            <text:p>0</text:p>
          </table:table-cell>
          <table:table-cell office:value-type="float" office:value="0.00035705" calcext:value-type="float">
            <text:p>0.00035705</text:p>
          </table:table-cell>
          <table:table-cell office:value-type="float" office:value="-0.00788913" calcext:value-type="float">
            <text:p>-0.007889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68588663" calcext:value-type="float">
            <text:p>-0.0768588663</text:p>
          </table:table-cell>
          <table:table-cell office:value-type="float" office:value="-6.2838308144" calcext:value-type="float">
            <text:p>-6.283830814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H33]/[.I33]" office:value-type="float" office:value="0.0122312119103956" calcext:value-type="float">
            <text:p>0.0122312119</text:p>
          </table:table-cell>
          <table:table-cell table:formula="of:=[.D33]/[.L33]" office:value-type="float" office:value="0.0291917107328126" calcext:value-type="float">
            <text:p>0.0291917107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-0.0020410852" calcext:value-type="float">
            <text:p>-0.0020410852</text:p>
          </table:table-cell>
          <table:table-cell office:value-type="float" office:value="0" calcext:value-type="float">
            <text:p>0</text:p>
          </table:table-cell>
          <table:table-cell office:value-type="float" office:value="0.00034623" calcext:value-type="float">
            <text:p>0.00034623</text:p>
          </table:table-cell>
          <table:table-cell office:value-type="float" office:value="-0.00777115" calcext:value-type="float">
            <text:p>-0.0077711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780839272" calcext:value-type="float">
            <text:p>-0.0780839272</text:p>
          </table:table-cell>
          <table:table-cell office:value-type="float" office:value="-6.4809100342" calcext:value-type="float">
            <text:p>-6.480910034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[.H34]/[.I34]" office:value-type="float" office:value="0.0120482967342469" calcext:value-type="float">
            <text:p>0.0120482967</text:p>
          </table:table-cell>
          <table:table-cell table:formula="of:=[.D34]/[.L34]" office:value-type="float" office:value="0.0287368420314426" calcext:value-type="float">
            <text:p>0.028736842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-0.0023596655" calcext:value-type="float">
            <text:p>-0.0023596655</text:p>
          </table:table-cell>
          <table:table-cell office:value-type="float" office:value="0" calcext:value-type="float">
            <text:p>0</text:p>
          </table:table-cell>
          <table:table-cell office:value-type="float" office:value="0.00035348" calcext:value-type="float">
            <text:p>0.00035348</text:p>
          </table:table-cell>
          <table:table-cell office:value-type="float" office:value="-0.00802541" calcext:value-type="float">
            <text:p>-0.008025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30581229" calcext:value-type="float">
            <text:p>-0.0830581229</text:p>
          </table:table-cell>
          <table:table-cell office:value-type="float" office:value="-6.6753613853" calcext:value-type="float">
            <text:p>-6.675361385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[.H35]/[.I35]" office:value-type="float" office:value="0.0124424908414554" calcext:value-type="float">
            <text:p>0.0124424908</text:p>
          </table:table-cell>
          <table:table-cell table:formula="of:=[.D35]/[.L35]" office:value-type="float" office:value="0.0284091026872441" calcext:value-type="float">
            <text:p>0.0284091027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-0.0019639574" calcext:value-type="float">
            <text:p>-0.0019639574</text:p>
          </table:table-cell>
          <table:table-cell office:value-type="float" office:value="0" calcext:value-type="float">
            <text:p>0</text:p>
          </table:table-cell>
          <table:table-cell office:value-type="float" office:value="0.00034338" calcext:value-type="float">
            <text:p>0.00034338</text:p>
          </table:table-cell>
          <table:table-cell office:value-type="float" office:value="-0.00810068" calcext:value-type="float">
            <text:p>-0.008100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63006436" calcext:value-type="float">
            <text:p>-0.0863006436</text:p>
          </table:table-cell>
          <table:table-cell office:value-type="float" office:value="-6.8715146828" calcext:value-type="float">
            <text:p>-6.8715146828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[.H36]/[.I36]" office:value-type="float" office:value="0.0125591878332179" calcext:value-type="float">
            <text:p>0.0125591878</text:p>
          </table:table-cell>
          <table:table-cell table:formula="of:=[.D36]/[.L36]" office:value-type="float" office:value="0.0273409399206365" calcext:value-type="float">
            <text:p>0.0273409399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-0.0023349433" calcext:value-type="float">
            <text:p>-0.0023349433</text:p>
          </table:table-cell>
          <table:table-cell office:value-type="float" office:value="0" calcext:value-type="float">
            <text:p>0</text:p>
          </table:table-cell>
          <table:table-cell office:value-type="float" office:value="0.00033384" calcext:value-type="float">
            <text:p>0.00033384</text:p>
          </table:table-cell>
          <table:table-cell office:value-type="float" office:value="-0.00803244" calcext:value-type="float">
            <text:p>-0.0080324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880137447" calcext:value-type="float">
            <text:p>-0.0880137447</text:p>
          </table:table-cell>
          <table:table-cell office:value-type="float" office:value="-7.0674476433" calcext:value-type="float">
            <text:p>-7.067447643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[.H37]/[.I37]" office:value-type="float" office:value="0.0124533988990266" calcext:value-type="float">
            <text:p>0.0124533989</text:p>
          </table:table-cell>
          <table:table-cell table:formula="of:=[.D37]/[.L37]" office:value-type="float" office:value="0.0268071393767123" calcext:value-type="float">
            <text:p>0.026807139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-0.0019616897" calcext:value-type="float">
            <text:p>-0.0019616897</text:p>
          </table:table-cell>
          <table:table-cell office:value-type="float" office:value="0" calcext:value-type="float">
            <text:p>0</text:p>
          </table:table-cell>
          <table:table-cell office:value-type="float" office:value="0.00033566" calcext:value-type="float">
            <text:p>0.00033566</text:p>
          </table:table-cell>
          <table:table-cell office:value-type="float" office:value="-0.00822448" calcext:value-type="float">
            <text:p>-0.008224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26060119" calcext:value-type="float">
            <text:p>-0.0926060119</text:p>
          </table:table-cell>
          <table:table-cell office:value-type="float" office:value="-7.2625688171" calcext:value-type="float">
            <text:p>-7.262568817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H38]/[.I38]" office:value-type="float" office:value="0.0127511372672925" calcext:value-type="float">
            <text:p>0.0127511373</text:p>
          </table:table-cell>
          <table:table-cell table:formula="of:=[.D38]/[.L38]" office:value-type="float" office:value="0.0263239264830903" calcext:value-type="float">
            <text:p>0.0263239265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-0.0020989792" calcext:value-type="float">
            <text:p>-0.0020989792</text:p>
          </table:table-cell>
          <table:table-cell office:value-type="float" office:value="0" calcext:value-type="float">
            <text:p>0</text:p>
          </table:table-cell>
          <table:table-cell office:value-type="float" office:value="0.00032683" calcext:value-type="float">
            <text:p>0.00032683</text:p>
          </table:table-cell>
          <table:table-cell office:value-type="float" office:value="-0.00806273" calcext:value-type="float">
            <text:p>-0.008062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32480798" calcext:value-type="float">
            <text:p>-0.0932480798</text:p>
          </table:table-cell>
          <table:table-cell office:value-type="float" office:value="-7.4596306992" calcext:value-type="float">
            <text:p>-7.4596306992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H39]/[.I39]" office:value-type="float" office:value="0.0125003614200366" calcext:value-type="float">
            <text:p>0.0125003614</text:p>
          </table:table-cell>
          <table:table-cell table:formula="of:=[.D39]/[.L39]" office:value-type="float" office:value="0.0261456440352302" calcext:value-type="float">
            <text:p>0.02614564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-0.0020647789" calcext:value-type="float">
            <text:p>-0.0020647789</text:p>
          </table:table-cell>
          <table:table-cell office:value-type="float" office:value="0" calcext:value-type="float">
            <text:p>0</text:p>
          </table:table-cell>
          <table:table-cell office:value-type="float" office:value="0.00031844" calcext:value-type="float">
            <text:p>0.00031844</text:p>
          </table:table-cell>
          <table:table-cell office:value-type="float" office:value="-0.00825307" calcext:value-type="float">
            <text:p>-0.008253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79349966" calcext:value-type="float">
            <text:p>-0.0979349966</text:p>
          </table:table-cell>
          <table:table-cell office:value-type="float" office:value="-7.653883419" calcext:value-type="float">
            <text:p>-7.65388341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[.H40]/[.I40]" office:value-type="float" office:value="0.0127954648952303" calcext:value-type="float">
            <text:p>0.0127954649</text:p>
          </table:table-cell>
          <table:table-cell table:formula="of:=[.D40]/[.L40]" office:value-type="float" office:value="0.0248869425696836" calcext:value-type="float">
            <text:p>0.0248869426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-0.0019631817" calcext:value-type="float">
            <text:p>-0.0019631817</text:p>
          </table:table-cell>
          <table:table-cell office:value-type="float" office:value="0" calcext:value-type="float">
            <text:p>0</text:p>
          </table:table-cell>
          <table:table-cell office:value-type="float" office:value="0.0003105" calcext:value-type="float">
            <text:p>0.0003105</text:p>
          </table:table-cell>
          <table:table-cell office:value-type="float" office:value="-0.00819062" calcext:value-type="float">
            <text:p>-0.008190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996892738" calcext:value-type="float">
            <text:p>-0.0996892738</text:p>
          </table:table-cell>
          <table:table-cell office:value-type="float" office:value="-7.8503929329" calcext:value-type="float">
            <text:p>-7.850392932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H41]/[.I41]" office:value-type="float" office:value="0.0126986349157397" calcext:value-type="float">
            <text:p>0.0126986349</text:p>
          </table:table-cell>
          <table:table-cell table:formula="of:=[.D41]/[.L41]" office:value-type="float" office:value="0.0244514471091016" calcext:value-type="float">
            <text:p>0.0244514471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-0.0019505479" calcext:value-type="float">
            <text:p>-0.0019505479</text:p>
          </table:table-cell>
          <table:table-cell office:value-type="float" office:value="0" calcext:value-type="float">
            <text:p>0</text:p>
          </table:table-cell>
          <table:table-cell office:value-type="float" office:value="0.00030293" calcext:value-type="float">
            <text:p>0.00030293</text:p>
          </table:table-cell>
          <table:table-cell office:value-type="float" office:value="-0.00811958" calcext:value-type="float">
            <text:p>-0.008119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12946696" calcext:value-type="float">
            <text:p>-0.1012946696</text:p>
          </table:table-cell>
          <table:table-cell office:value-type="float" office:value="-8.0466066933" calcext:value-type="float">
            <text:p>-8.046606693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[.H42]/[.I42]" office:value-type="float" office:value="0.0125884951832358" calcext:value-type="float">
            <text:p>0.0125884952</text:p>
          </table:table-cell>
          <table:table-cell table:formula="of:=[.D42]/[.L42]" office:value-type="float" office:value="0.0240640358987001" calcext:value-type="float">
            <text:p>0.0240640359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-0.0018792961" calcext:value-type="float">
            <text:p>-0.0018792961</text:p>
          </table:table-cell>
          <table:table-cell office:value-type="float" office:value="0" calcext:value-type="float">
            <text:p>0</text:p>
          </table:table-cell>
          <table:table-cell office:value-type="float" office:value="0.00028906" calcext:value-type="float">
            <text:p>0.00028906</text:p>
          </table:table-cell>
          <table:table-cell office:value-type="float" office:value="-0.00804818" calcext:value-type="float">
            <text:p>-0.008048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2855907" calcext:value-type="float">
            <text:p>-0.102855907</text:p>
          </table:table-cell>
          <table:table-cell office:value-type="float" office:value="-8.2431116867" calcext:value-type="float">
            <text:p>-8.2431116867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[.H43]/[.I43]" office:value-type="float" office:value="0.012477800969985" calcext:value-type="float">
            <text:p>0.012477801</text:p>
          </table:table-cell>
          <table:table-cell table:formula="of:=[.D43]/[.L43]" office:value-type="float" office:value="0.023165940913413" calcext:value-type="float">
            <text:p>0.0231659409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-0.0018477765" calcext:value-type="float">
            <text:p>-0.0018477765</text:p>
          </table:table-cell>
          <table:table-cell office:value-type="float" office:value="0" calcext:value-type="float">
            <text:p>0</text:p>
          </table:table-cell>
          <table:table-cell office:value-type="float" office:value="0.00027701" calcext:value-type="float">
            <text:p>0.00027701</text:p>
          </table:table-cell>
          <table:table-cell office:value-type="float" office:value="-0.00804981" calcext:value-type="float">
            <text:p>-0.008049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53275434" calcext:value-type="float">
            <text:p>-0.1053275434</text:p>
          </table:table-cell>
          <table:table-cell office:value-type="float" office:value="-8.4394892311" calcext:value-type="float">
            <text:p>-8.4394892311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[.H44]/[.I44]" office:value-type="float" office:value="0.0124803220332176" calcext:value-type="float">
            <text:p>0.012480322</text:p>
          </table:table-cell>
          <table:table-cell table:formula="of:=[.D44]/[.L44]" office:value-type="float" office:value="0.0221957413649031" calcext:value-type="float">
            <text:p>0.0221957414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-0.0017146653" calcext:value-type="float">
            <text:p>-0.0017146653</text:p>
          </table:table-cell>
          <table:table-cell office:value-type="float" office:value="0" calcext:value-type="float">
            <text:p>0</text:p>
          </table:table-cell>
          <table:table-cell office:value-type="float" office:value="0.00027072" calcext:value-type="float">
            <text:p>0.00027072</text:p>
          </table:table-cell>
          <table:table-cell office:value-type="float" office:value="-0.00791039" calcext:value-type="float">
            <text:p>-0.007910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59260842" calcext:value-type="float">
            <text:p>-0.1059260842</text:p>
          </table:table-cell>
          <table:table-cell office:value-type="float" office:value="-8.6370359612" calcext:value-type="float">
            <text:p>-8.6370359612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[.H45]/[.I45]" office:value-type="float" office:value="0.0122641707960752" calcext:value-type="float">
            <text:p>0.0122641708</text:p>
          </table:table-cell>
          <table:table-cell table:formula="of:=[.D45]/[.L45]" office:value-type="float" office:value="0.022074056575161" calcext:value-type="float">
            <text:p>0.0220740566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-0.0016828581" calcext:value-type="float">
            <text:p>-0.0016828581</text:p>
          </table:table-cell>
          <table:table-cell office:value-type="float" office:value="0" calcext:value-type="float">
            <text:p>0</text:p>
          </table:table-cell>
          <table:table-cell office:value-type="float" office:value="0.0002526" calcext:value-type="float">
            <text:p>0.0002526</text:p>
          </table:table-cell>
          <table:table-cell office:value-type="float" office:value="-0.00778644" calcext:value-type="float">
            <text:p>-0.0077864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66592395" calcext:value-type="float">
            <text:p>-0.1066592395</text:p>
          </table:table-cell>
          <table:table-cell office:value-type="float" office:value="-8.8352562523" calcext:value-type="float">
            <text:p>-8.835256252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[.H46]/[.I46]" office:value-type="float" office:value="0.0120720029452722" calcext:value-type="float">
            <text:p>0.0120720029</text:p>
          </table:table-cell>
          <table:table-cell table:formula="of:=[.D46]/[.L46]" office:value-type="float" office:value="0.0209244481752655" calcext:value-type="float">
            <text:p>0.0209244482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-0.0016528965" calcext:value-type="float">
            <text:p>-0.0016528965</text:p>
          </table:table-cell>
          <table:table-cell office:value-type="float" office:value="0" calcext:value-type="float">
            <text:p>0</text:p>
          </table:table-cell>
          <table:table-cell office:value-type="float" office:value="0.0002471" calcext:value-type="float">
            <text:p>0.0002471</text:p>
          </table:table-cell>
          <table:table-cell office:value-type="float" office:value="-0.00780156" calcext:value-type="float">
            <text:p>-0.007801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92340791" calcext:value-type="float">
            <text:p>-0.1092340791</text:p>
          </table:table-cell>
          <table:table-cell office:value-type="float" office:value="-9.0310120773" calcext:value-type="float">
            <text:p>-9.0310120773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formula="of:=[.H47]/[.I47]" office:value-type="float" office:value="0.0120954415922626" calcext:value-type="float">
            <text:p>0.0120954416</text:p>
          </table:table-cell>
          <table:table-cell table:formula="of:=[.D47]/[.L47]" office:value-type="float" office:value="0.0204291838470841" calcext:value-type="float">
            <text:p>0.0204291838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-0.0014599459" calcext:value-type="float">
            <text:p>-0.0014599459</text:p>
          </table:table-cell>
          <table:table-cell office:value-type="float" office:value="0" calcext:value-type="float">
            <text:p>0</text:p>
          </table:table-cell>
          <table:table-cell office:value-type="float" office:value="0.00022251" calcext:value-type="float">
            <text:p>0.00022251</text:p>
          </table:table-cell>
          <table:table-cell office:value-type="float" office:value="-0.00756793" calcext:value-type="float">
            <text:p>-0.007567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082900148" calcext:value-type="float">
            <text:p>-0.1082900148</text:p>
          </table:table-cell>
          <table:table-cell office:value-type="float" office:value="-9.2293449783" calcext:value-type="float">
            <text:p>-9.229344978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formula="of:=[.H48]/[.I48]" office:value-type="float" office:value="0.0117332286369846" calcext:value-type="float">
            <text:p>0.0117332286</text:p>
          </table:table-cell>
          <table:table-cell table:formula="of:=[.D48]/[.L48]" office:value-type="float" office:value="0.0189640896708192" calcext:value-type="float">
            <text:p>0.0189640897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-0.001558796" calcext:value-type="float">
            <text:p>-0.001558796</text:p>
          </table:table-cell>
          <table:table-cell office:value-type="float" office:value="0" calcext:value-type="float">
            <text:p>0</text:p>
          </table:table-cell>
          <table:table-cell office:value-type="float" office:value="0.00021787" calcext:value-type="float">
            <text:p>0.00021787</text:p>
          </table:table-cell>
          <table:table-cell office:value-type="float" office:value="-0.00777146" calcext:value-type="float">
            <text:p>-0.007771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35522675" calcext:value-type="float">
            <text:p>-0.1135522675</text:p>
          </table:table-cell>
          <table:table-cell office:value-type="float" office:value="-9.4243819046" calcext:value-type="float">
            <text:p>-9.424381904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[.H49]/[.I49]" office:value-type="float" office:value="0.0120487761053673" calcext:value-type="float">
            <text:p>0.0120487761</text:p>
          </table:table-cell>
          <table:table-cell table:formula="of:=[.D49]/[.L49]" office:value-type="float" office:value="0.0180823345122122" calcext:value-type="float">
            <text:p>0.0180823345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-0.0012034125" calcext:value-type="float">
            <text:p>-0.0012034125</text:p>
          </table:table-cell>
          <table:table-cell office:value-type="float" office:value="0" calcext:value-type="float">
            <text:p>0</text:p>
          </table:table-cell>
          <table:table-cell office:value-type="float" office:value="0.00021343" calcext:value-type="float">
            <text:p>0.00021343</text:p>
          </table:table-cell>
          <table:table-cell office:value-type="float" office:value="-0.00779617" calcext:value-type="float">
            <text:p>-0.007796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162760356" calcext:value-type="float">
            <text:p>-0.1162760356</text:p>
          </table:table-cell>
          <table:table-cell office:value-type="float" office:value="-9.6198537827" calcext:value-type="float">
            <text:p>-9.6198537827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formula="of:=[.H50]/[.I50]" office:value-type="float" office:value="0.0120870897028712" calcext:value-type="float">
            <text:p>0.0120870897</text:p>
          </table:table-cell>
          <table:table-cell table:formula="of:=[.D50]/[.L50]" office:value-type="float" office:value="0.0176576831351968" calcext:value-type="float">
            <text:p>0.017657683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-0.0014287612" calcext:value-type="float">
            <text:p>-0.0014287612</text:p>
          </table:table-cell>
          <table:table-cell office:value-type="float" office:value="0" calcext:value-type="float">
            <text:p>0</text:p>
          </table:table-cell>
          <table:table-cell office:value-type="float" office:value="0.00019249" calcext:value-type="float">
            <text:p>0.00019249</text:p>
          </table:table-cell>
          <table:table-cell office:value-type="float" office:value="-0.00811071" calcext:value-type="float">
            <text:p>-0.008110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34142366" calcext:value-type="float">
            <text:p>-0.1234142366</text:p>
          </table:table-cell>
          <table:table-cell office:value-type="float" office:value="-9.8144479179" calcext:value-type="float">
            <text:p>-9.8144479179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H51]/[.I51]" office:value-type="float" office:value="0.0125747507788912" calcext:value-type="float">
            <text:p>0.0125747508</text:p>
          </table:table-cell>
          <table:table-cell table:formula="of:=[.D51]/[.L51]" office:value-type="float" office:value="0.0153076592438815" calcext:value-type="float">
            <text:p>0.0153076592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-0.0012408582" calcext:value-type="float">
            <text:p>-0.0012408582</text:p>
          </table:table-cell>
          <table:table-cell office:value-type="float" office:value="0" calcext:value-type="float">
            <text:p>0</text:p>
          </table:table-cell>
          <table:table-cell office:value-type="float" office:value="0.00019249" calcext:value-type="float">
            <text:p>0.00019249</text:p>
          </table:table-cell>
          <table:table-cell office:value-type="float" office:value="-0.00819819" calcext:value-type="float">
            <text:p>-0.008198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7260347" calcext:value-type="float">
            <text:p>-0.1247260347</text:p>
          </table:table-cell>
          <table:table-cell office:value-type="float" office:value="-9.8129378319" calcext:value-type="float">
            <text:p>-9.812937831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[.H52]/[.I52]" office:value-type="float" office:value="0.0127103663384618" calcext:value-type="float">
            <text:p>0.0127103663</text:p>
          </table:table-cell>
          <table:table-cell table:formula="of:=[.D52]/[.L52]" office:value-type="float" office:value="0.0151443313964541" calcext:value-type="float">
            <text:p>0.0151443314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-0.0011053431" calcext:value-type="float">
            <text:p>-0.0011053431</text:p>
          </table:table-cell>
          <table:table-cell office:value-type="float" office:value="0" calcext:value-type="float">
            <text:p>0</text:p>
          </table:table-cell>
          <table:table-cell office:value-type="float" office:value="0.00019249" calcext:value-type="float">
            <text:p>0.00019249</text:p>
          </table:table-cell>
          <table:table-cell office:value-type="float" office:value="-0.00833787" calcext:value-type="float">
            <text:p>-0.0083378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68441927" calcext:value-type="float">
            <text:p>-0.1268441927</text:p>
          </table:table-cell>
          <table:table-cell office:value-type="float" office:value="-9.812403183" calcext:value-type="float">
            <text:p>-9.81240318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[.H53]/[.I53]" office:value-type="float" office:value="0.012926924254372" calcext:value-type="float">
            <text:p>0.0129269243</text:p>
          </table:table-cell>
          <table:table-cell table:formula="of:=[.D53]/[.L53]" office:value-type="float" office:value="0.0148906264330355" calcext:value-type="float">
            <text:p>0.0148906264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-0.0012484108" calcext:value-type="float">
            <text:p>-0.0012484108</text:p>
          </table:table-cell>
          <table:table-cell office:value-type="float" office:value="0" calcext:value-type="float">
            <text:p>0</text:p>
          </table:table-cell>
          <table:table-cell office:value-type="float" office:value="0.00017456" calcext:value-type="float">
            <text:p>0.00017456</text:p>
          </table:table-cell>
          <table:table-cell office:value-type="float" office:value="-0.00829641" calcext:value-type="float">
            <text:p>-0.008296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62183332" calcext:value-type="float">
            <text:p>-0.1262183332</text:p>
          </table:table-cell>
          <table:table-cell office:value-type="float" office:value="-9.8127744675" calcext:value-type="float">
            <text:p>-9.812774467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formula="of:=[.H54]/[.I54]" office:value-type="float" office:value="0.0128626550643792" calcext:value-type="float">
            <text:p>0.0128626551</text:p>
          </table:table-cell>
          <table:table-cell table:formula="of:=[.D54]/[.L54]" office:value-type="float" office:value="0.0135710706013887" calcext:value-type="float">
            <text:p>0.0135710706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office:value-type="float" office:value="-0.0011497327" calcext:value-type="float">
            <text:p>-0.0011497327</text:p>
          </table:table-cell>
          <table:table-cell office:value-type="float" office:value="0" calcext:value-type="float">
            <text:p>0</text:p>
          </table:table-cell>
          <table:table-cell office:value-type="float" office:value="0.00017456" calcext:value-type="float">
            <text:p>0.00017456</text:p>
          </table:table-cell>
          <table:table-cell office:value-type="float" office:value="-0.00827471" calcext:value-type="float">
            <text:p>-0.008274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5889332" calcext:value-type="float">
            <text:p>-0.125889332</text:p>
          </table:table-cell>
          <table:table-cell office:value-type="float" office:value="-9.8128671074" calcext:value-type="float">
            <text:p>-9.812867107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[.H55]/[.I55]" office:value-type="float" office:value="0.012829006102107" calcext:value-type="float">
            <text:p>0.0128290061</text:p>
          </table:table-cell>
          <table:table-cell table:formula="of:=[.D55]/[.L55]" office:value-type="float" office:value="0.0136066659108791" calcext:value-type="float">
            <text:p>0.0136066659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-0.0009892135" calcext:value-type="float">
            <text:p>-0.0009892135</text:p>
          </table:table-cell>
          <table:table-cell office:value-type="float" office:value="0" calcext:value-type="float">
            <text:p>0</text:p>
          </table:table-cell>
          <table:table-cell office:value-type="float" office:value="0.00015916" calcext:value-type="float">
            <text:p>0.00015916</text:p>
          </table:table-cell>
          <table:table-cell office:value-type="float" office:value="-0.00801638" calcext:value-type="float">
            <text:p>-0.0080163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19595101" calcext:value-type="float">
            <text:p>-0.1219595101</text:p>
          </table:table-cell>
          <table:table-cell office:value-type="float" office:value="-9.8128878021" calcext:value-type="float">
            <text:p>-9.812887802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[.H56]/[.I56]" office:value-type="float" office:value="0.0124285034700896" calcext:value-type="float">
            <text:p>0.0124285035</text:p>
          </table:table-cell>
          <table:table-cell table:formula="of:=[.D56]/[.L56]" office:value-type="float" office:value="0.0128060470339839" calcext:value-type="float">
            <text:p>0.012806047</text:p>
          </table:table-cell>
        </table:table-row>
        <table:table-row table:style-name="ro1">
          <table:table-cell office:value-type="float" office:value="2.71" calcext:value-type="float">
            <text:p>2.71</text:p>
          </table:table-cell>
          <table:table-cell office:value-type="float" office:value="-0.0011392486" calcext:value-type="float">
            <text:p>-0.0011392486</text:p>
          </table:table-cell>
          <table:table-cell office:value-type="float" office:value="0" calcext:value-type="float">
            <text:p>0</text:p>
          </table:table-cell>
          <table:table-cell office:value-type="float" office:value="0.00015916" calcext:value-type="float">
            <text:p>0.00015916</text:p>
          </table:table-cell>
          <table:table-cell office:value-type="float" office:value="-0.00791783" calcext:value-type="float">
            <text:p>-0.007917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04631859" calcext:value-type="float">
            <text:p>-0.1204631859</text:p>
          </table:table-cell>
          <table:table-cell office:value-type="float" office:value="-9.8131424904" calcext:value-type="float">
            <text:p>-9.813142490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formula="of:=[.H57]/[.I57]" office:value-type="float" office:value="0.0122756992490272" calcext:value-type="float">
            <text:p>0.0122756992</text:p>
          </table:table-cell>
          <table:table-cell table:formula="of:=[.D57]/[.L57]" office:value-type="float" office:value="0.0129654528651484" calcext:value-type="float">
            <text:p>0.0129654529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-0.0008490845" calcext:value-type="float">
            <text:p>-0.0008490845</text:p>
          </table:table-cell>
          <table:table-cell office:value-type="float" office:value="0" calcext:value-type="float">
            <text:p>0</text:p>
          </table:table-cell>
          <table:table-cell office:value-type="float" office:value="0.00015916" calcext:value-type="float">
            <text:p>0.00015916</text:p>
          </table:table-cell>
          <table:table-cell office:value-type="float" office:value="-0.00816636" calcext:value-type="float">
            <text:p>-0.008166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2198606" calcext:value-type="float">
            <text:p>-0.1242198606</text:p>
          </table:table-cell>
          <table:table-cell office:value-type="float" office:value="-9.8111969566" calcext:value-type="float">
            <text:p>-9.8111969566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formula="of:=[.H58]/[.I58]" office:value-type="float" office:value="0.0126610301627303" calcext:value-type="float">
            <text:p>0.0126610302</text:p>
          </table:table-cell>
          <table:table-cell table:formula="of:=[.D58]/[.L58]" office:value-type="float" office:value="0.0125708570277727" calcext:value-type="float">
            <text:p>0.012570857</text:p>
          </table:table-cell>
        </table:table-row>
        <table:table-row table:style-name="ro1">
          <table:table-cell office:value-type="float" office:value="2.81" calcext:value-type="float">
            <text:p>2.81</text:p>
          </table:table-cell>
          <table:table-cell office:value-type="float" office:value="-0.0010687931" calcext:value-type="float">
            <text:p>-0.0010687931</text:p>
          </table:table-cell>
          <table:table-cell office:value-type="float" office:value="0" calcext:value-type="float">
            <text:p>0</text:p>
          </table:table-cell>
          <table:table-cell office:value-type="float" office:value="0.00014808" calcext:value-type="float">
            <text:p>0.00014808</text:p>
          </table:table-cell>
          <table:table-cell office:value-type="float" office:value="-0.00807272" calcext:value-type="float">
            <text:p>-0.008072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8204007" calcext:value-type="float">
            <text:p>-0.1228204007</text:p>
          </table:table-cell>
          <table:table-cell office:value-type="float" office:value="-9.813193264" calcext:value-type="float">
            <text:p>-9.813193264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formula="of:=[.H59]/[.I59]" office:value-type="float" office:value="0.0125158444754747" calcext:value-type="float">
            <text:p>0.0125158445</text:p>
          </table:table-cell>
          <table:table-cell table:formula="of:=[.D59]/[.L59]" office:value-type="float" office:value="0.0118314030100141" calcext:value-type="float">
            <text:p>0.011831403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-0.0009301218" calcext:value-type="float">
            <text:p>-0.0009301218</text:p>
          </table:table-cell>
          <table:table-cell office:value-type="float" office:value="0" calcext:value-type="float">
            <text:p>0</text:p>
          </table:table-cell>
          <table:table-cell office:value-type="float" office:value="0.00014808" calcext:value-type="float">
            <text:p>0.00014808</text:p>
          </table:table-cell>
          <table:table-cell office:value-type="float" office:value="-0.00802989" calcext:value-type="float">
            <text:p>-0.008029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1553625" calcext:value-type="float">
            <text:p>-0.1221553625</text:p>
          </table:table-cell>
          <table:table-cell office:value-type="float" office:value="-9.812121067" calcext:value-type="float">
            <text:p>-9.81212106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[.H60]/[.I60]" office:value-type="float" office:value="0.0124494349046336" calcext:value-type="float">
            <text:p>0.0124494349</text:p>
          </table:table-cell>
          <table:table-cell table:formula="of:=[.D60]/[.L60]" office:value-type="float" office:value="0.0118945157860046" calcext:value-type="float">
            <text:p>0.0118945158</text:p>
          </table:table-cell>
        </table:table-row>
        <table:table-row table:style-name="ro1">
          <table:table-cell office:value-type="float" office:value="2.91" calcext:value-type="float">
            <text:p>2.91</text:p>
          </table:table-cell>
          <table:table-cell office:value-type="float" office:value="-0.0008754993" calcext:value-type="float">
            <text:p>-0.0008754993</text:p>
          </table:table-cell>
          <table:table-cell office:value-type="float" office:value="0" calcext:value-type="float">
            <text:p>0</text:p>
          </table:table-cell>
          <table:table-cell office:value-type="float" office:value="0.00014921" calcext:value-type="float">
            <text:p>0.00014921</text:p>
          </table:table-cell>
          <table:table-cell office:value-type="float" office:value="-0.00818234" calcext:value-type="float">
            <text:p>-0.008182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4654314" calcext:value-type="float">
            <text:p>-0.1244654314</text:p>
          </table:table-cell>
          <table:table-cell office:value-type="float" office:value="-9.8113984299" calcext:value-type="float">
            <text:p>-9.811398429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formula="of:=[.H61]/[.I61]" office:value-type="float" office:value="0.0126857993067221" calcext:value-type="float">
            <text:p>0.0126857993</text:p>
          </table:table-cell>
          <table:table-cell table:formula="of:=[.D61]/[.L61]" office:value-type="float" office:value="0.0117619707195694" calcext:value-type="float">
            <text:p>0.0117619707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-0.0009430357" calcext:value-type="float">
            <text:p>-0.0009430357</text:p>
          </table:table-cell>
          <table:table-cell office:value-type="float" office:value="0" calcext:value-type="float">
            <text:p>0</text:p>
          </table:table-cell>
          <table:table-cell office:value-type="float" office:value="0.00014309" calcext:value-type="float">
            <text:p>0.00014309</text:p>
          </table:table-cell>
          <table:table-cell office:value-type="float" office:value="-0.00805594" calcext:value-type="float">
            <text:p>-0.008055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5469737" calcext:value-type="float">
            <text:p>-0.1225469737</text:p>
          </table:table-cell>
          <table:table-cell office:value-type="float" office:value="-9.8117469788" calcext:value-type="float">
            <text:p>-9.8117469788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[.H62]/[.I62]" office:value-type="float" office:value="0.0124898220433919" calcext:value-type="float">
            <text:p>0.012489822</text:p>
          </table:table-cell>
          <table:table-cell table:formula="of:=[.D62]/[.L62]" office:value-type="float" office:value="0.0114565283238528" calcext:value-type="float">
            <text:p>0.0114565283</text:p>
          </table:table-cell>
        </table:table-row>
        <table:table-row table:style-name="ro1">
          <table:table-cell office:value-type="float" office:value="3.01" calcext:value-type="float">
            <text:p>3.01</text:p>
          </table:table-cell>
          <table:table-cell office:value-type="float" office:value="-0.0009089" calcext:value-type="float">
            <text:p>-0.0009089</text:p>
          </table:table-cell>
          <table:table-cell office:value-type="float" office:value="0" calcext:value-type="float">
            <text:p>0</text:p>
          </table:table-cell>
          <table:table-cell office:value-type="float" office:value="0.00014309" calcext:value-type="float">
            <text:p>0.00014309</text:p>
          </table:table-cell>
          <table:table-cell office:value-type="float" office:value="-0.00801198" calcext:value-type="float">
            <text:p>-0.008011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18708964" calcext:value-type="float">
            <text:p>-0.1218708964</text:p>
          </table:table-cell>
          <table:table-cell office:value-type="float" office:value="-9.8111511803" calcext:value-type="float">
            <text:p>-9.8111511803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formula="of:=[.H63]/[.I63]" office:value-type="float" office:value="0.0124216714389956" calcext:value-type="float">
            <text:p>0.0124216714</text:p>
          </table:table-cell>
          <table:table-cell table:formula="of:=[.D63]/[.L63]" office:value-type="float" office:value="0.011519383740162" calcext:value-type="float">
            <text:p>0.0115193837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-0.0008516299" calcext:value-type="float">
            <text:p>-0.0008516299</text:p>
          </table:table-cell>
          <table:table-cell office:value-type="float" office:value="0" calcext:value-type="float">
            <text:p>0</text:p>
          </table:table-cell>
          <table:table-cell office:value-type="float" office:value="0.0001406" calcext:value-type="float">
            <text:p>0.0001406</text:p>
          </table:table-cell>
          <table:table-cell office:value-type="float" office:value="-0.00820365" calcext:value-type="float">
            <text:p>-0.008203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763248" calcext:value-type="float">
            <text:p>-0.124763248</text:p>
          </table:table-cell>
          <table:table-cell office:value-type="float" office:value="-9.8093329048" calcext:value-type="float">
            <text:p>-9.8093329048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[.H64]/[.I64]" office:value-type="float" office:value="0.0127188310572016" calcext:value-type="float">
            <text:p>0.0127188311</text:p>
          </table:table-cell>
          <table:table-cell table:formula="of:=[.D64]/[.L64]" office:value-type="float" office:value="0.0110544750038479" calcext:value-type="float">
            <text:p>0.011054475</text:p>
          </table:table-cell>
        </table:table-row>
        <table:table-row table:style-name="ro1">
          <table:table-cell office:value-type="float" office:value="3.11" calcext:value-type="float">
            <text:p>3.11</text:p>
          </table:table-cell>
          <table:table-cell office:value-type="float" office:value="-0.0009049916" calcext:value-type="float">
            <text:p>-0.0009049916</text:p>
          </table:table-cell>
          <table:table-cell office:value-type="float" office:value="0" calcext:value-type="float">
            <text:p>0</text:p>
          </table:table-cell>
          <table:table-cell office:value-type="float" office:value="0.0001406" calcext:value-type="float">
            <text:p>0.0001406</text:p>
          </table:table-cell>
          <table:table-cell office:value-type="float" office:value="-0.00797409" calcext:value-type="float">
            <text:p>-0.007974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12967762" calcext:value-type="float">
            <text:p>-0.1212967762</text:p>
          </table:table-cell>
          <table:table-cell office:value-type="float" office:value="-9.8113339233" calcext:value-type="float">
            <text:p>-9.811333923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[.H65]/[.I65]" office:value-type="float" office:value="0.0123629240578535" calcext:value-type="float">
            <text:p>0.0123629241</text:p>
          </table:table-cell>
          <table:table-cell table:formula="of:=[.D65]/[.L65]" office:value-type="float" office:value="0.0113727140393364" calcext:value-type="float">
            <text:p>0.011372714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-0.0008385334" calcext:value-type="float">
            <text:p>-0.0008385334</text:p>
          </table:table-cell>
          <table:table-cell office:value-type="float" office:value="0" calcext:value-type="float">
            <text:p>0</text:p>
          </table:table-cell>
          <table:table-cell office:value-type="float" office:value="0.00014302" calcext:value-type="float">
            <text:p>0.00014302</text:p>
          </table:table-cell>
          <table:table-cell office:value-type="float" office:value="-0.00791267" calcext:value-type="float">
            <text:p>-0.007912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03740301" calcext:value-type="float">
            <text:p>-0.1203740301</text:p>
          </table:table-cell>
          <table:table-cell office:value-type="float" office:value="-9.8122736931" calcext:value-type="float">
            <text:p>-9.8122736931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[.H66]/[.I66]" office:value-type="float" office:value="0.012267700011736" calcext:value-type="float">
            <text:p>0.0122677</text:p>
          </table:table-cell>
          <table:table-cell table:formula="of:=[.D66]/[.L66]" office:value-type="float" office:value="0.0116582570378456" calcext:value-type="float">
            <text:p>0.011658257</text:p>
          </table:table-cell>
        </table:table-row>
        <table:table-row table:style-name="ro1">
          <table:table-cell office:value-type="float" office:value="3.21" calcext:value-type="float">
            <text:p>3.21</text:p>
          </table:table-cell>
          <table:table-cell office:value-type="float" office:value="-0.0008858754" calcext:value-type="float">
            <text:p>-0.0008858754</text:p>
          </table:table-cell>
          <table:table-cell office:value-type="float" office:value="0" calcext:value-type="float">
            <text:p>0</text:p>
          </table:table-cell>
          <table:table-cell office:value-type="float" office:value="0.00014549" calcext:value-type="float">
            <text:p>0.00014549</text:p>
          </table:table-cell>
          <table:table-cell office:value-type="float" office:value="-0.00808344" calcext:value-type="float">
            <text:p>-0.0080834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2962346" calcext:value-type="float">
            <text:p>-0.122962346</text:p>
          </table:table-cell>
          <table:table-cell office:value-type="float" office:value="-9.811501236" calcext:value-type="float">
            <text:p>-9.81150123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H67]/[.I67]" office:value-type="float" office:value="0.0125324701126094" calcext:value-type="float">
            <text:p>0.0125324701</text:p>
          </table:table-cell>
          <table:table-cell table:formula="of:=[.D67]/[.L67]" office:value-type="float" office:value="0.0116090442420938" calcext:value-type="float">
            <text:p>0.0116090442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-0.0008864314" calcext:value-type="float">
            <text:p>-0.0008864314</text:p>
          </table:table-cell>
          <table:table-cell office:value-type="float" office:value="0" calcext:value-type="float">
            <text:p>0</text:p>
          </table:table-cell>
          <table:table-cell office:value-type="float" office:value="0.00014549" calcext:value-type="float">
            <text:p>0.00014549</text:p>
          </table:table-cell>
          <table:table-cell office:value-type="float" office:value="-0.00817567" calcext:value-type="float">
            <text:p>-0.008175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43582987" calcext:value-type="float">
            <text:p>-0.1243582987</text:p>
          </table:table-cell>
          <table:table-cell office:value-type="float" office:value="-9.8109506798" calcext:value-type="float">
            <text:p>-9.8109506798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formula="of:=[.H68]/[.I68]" office:value-type="float" office:value="0.0126754585522527" calcext:value-type="float">
            <text:p>0.0126754586</text:p>
          </table:table-cell>
          <table:table-cell table:formula="of:=[.D68]/[.L68]" office:value-type="float" office:value="0.0114780857355369" calcext:value-type="float">
            <text:p>0.0114780857</text:p>
          </table:table-cell>
        </table:table-row>
        <table:table-row table:style-name="ro1">
          <table:table-cell office:value-type="float" office:value="3.31" calcext:value-type="float">
            <text:p>3.31</text:p>
          </table:table-cell>
          <table:table-cell office:value-type="float" office:value="-0.0009090307" calcext:value-type="float">
            <text:p>-0.0009090307</text:p>
          </table:table-cell>
          <table:table-cell office:value-type="float" office:value="0" calcext:value-type="float">
            <text:p>0</text:p>
          </table:table-cell>
          <table:table-cell office:value-type="float" office:value="0.00014926" calcext:value-type="float">
            <text:p>0.00014926</text:p>
          </table:table-cell>
          <table:table-cell office:value-type="float" office:value="-0.00826487" calcext:value-type="float">
            <text:p>-0.0082648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57056028" calcext:value-type="float">
            <text:p>-0.1257056028</text:p>
          </table:table-cell>
          <table:table-cell office:value-type="float" office:value="-9.8102054977" calcext:value-type="float">
            <text:p>-9.8102054977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formula="of:=[.H69]/[.I69]" office:value-type="float" office:value="0.012813758369228" calcext:value-type="float">
            <text:p>0.0128137584</text:p>
          </table:table-cell>
          <table:table-cell table:formula="of:=[.D69]/[.L69]" office:value-type="float" office:value="0.0116484169358496" calcext:value-type="float">
            <text:p>0.0116484169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-0.0008899991" calcext:value-type="float">
            <text:p>-0.0008899991</text:p>
          </table:table-cell>
          <table:table-cell office:value-type="float" office:value="0" calcext:value-type="float">
            <text:p>0</text:p>
          </table:table-cell>
          <table:table-cell office:value-type="float" office:value="0.00014926" calcext:value-type="float">
            <text:p>0.00014926</text:p>
          </table:table-cell>
          <table:table-cell office:value-type="float" office:value="-0.00853726" calcext:value-type="float">
            <text:p>-0.008537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9844508" calcext:value-type="float">
            <text:p>-0.129844508</text:p>
          </table:table-cell>
          <table:table-cell office:value-type="float" office:value="-9.8099077797" calcext:value-type="float">
            <text:p>-9.809907779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formula="of:=[.H70]/[.I70]" office:value-type="float" office:value="0.013236057964652" calcext:value-type="float">
            <text:p>0.013236058</text:p>
          </table:table-cell>
          <table:table-cell table:formula="of:=[.D70]/[.L70]" office:value-type="float" office:value="0.0112767714072129" calcext:value-type="float">
            <text:p>0.0112767714</text:p>
          </table:table-cell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float" office:value="-0.0009487828" calcext:value-type="float">
            <text:p>-0.0009487828</text:p>
          </table:table-cell>
          <table:table-cell office:value-type="float" office:value="0" calcext:value-type="float">
            <text:p>0</text:p>
          </table:table-cell>
          <table:table-cell office:value-type="float" office:value="0.00015168" calcext:value-type="float">
            <text:p>0.00015168</text:p>
          </table:table-cell>
          <table:table-cell office:value-type="float" office:value="-0.00871093" calcext:value-type="float">
            <text:p>-0.008710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24774251" calcext:value-type="float">
            <text:p>-0.1324774251</text:p>
          </table:table-cell>
          <table:table-cell office:value-type="float" office:value="-9.8092805862" calcext:value-type="float">
            <text:p>-9.809280586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[.H71]/[.I71]" office:value-type="float" office:value="0.0135053150876705" calcext:value-type="float">
            <text:p>0.0135053151</text:p>
          </table:table-cell>
          <table:table-cell table:formula="of:=[.D71]/[.L71]" office:value-type="float" office:value="0.0112311337436677" calcext:value-type="float">
            <text:p>0.0112311337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-0.0009024905" calcext:value-type="float">
            <text:p>-0.0009024905</text:p>
          </table:table-cell>
          <table:table-cell office:value-type="float" office:value="0" calcext:value-type="float">
            <text:p>0</text:p>
          </table:table-cell>
          <table:table-cell office:value-type="float" office:value="0.00015725" calcext:value-type="float">
            <text:p>0.00015725</text:p>
          </table:table-cell>
          <table:table-cell office:value-type="float" office:value="-0.00836048" calcext:value-type="float">
            <text:p>-0.008360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71589138" calcext:value-type="float">
            <text:p>-0.1271589138</text:p>
          </table:table-cell>
          <table:table-cell office:value-type="float" office:value="-9.8101446915" calcext:value-type="float">
            <text:p>-9.810144691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[.H72]/[.I72]" office:value-type="float" office:value="0.0129619814792515" calcext:value-type="float">
            <text:p>0.0129619815</text:p>
          </table:table-cell>
          <table:table-cell table:formula="of:=[.D72]/[.L72]" office:value-type="float" office:value="0.0121316328257152" calcext:value-type="float">
            <text:p>0.0121316328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-0.0009618967" calcext:value-type="float">
            <text:p>-0.0009618967</text:p>
          </table:table-cell>
          <table:table-cell office:value-type="float" office:value="0" calcext:value-type="float">
            <text:p>0</text:p>
          </table:table-cell>
          <table:table-cell office:value-type="float" office:value="0.00015725" calcext:value-type="float">
            <text:p>0.00015725</text:p>
          </table:table-cell>
          <table:table-cell office:value-type="float" office:value="-0.00851936" calcext:value-type="float">
            <text:p>-0.008519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95647013" calcext:value-type="float">
            <text:p>-0.1295647013</text:p>
          </table:table-cell>
          <table:table-cell office:value-type="float" office:value="-9.8093272209" calcext:value-type="float">
            <text:p>-9.8093272209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formula="of:=[.H73]/[.I73]" office:value-type="float" office:value="0.0132083167767047" calcext:value-type="float">
            <text:p>0.0132083168</text:p>
          </table:table-cell>
          <table:table-cell table:formula="of:=[.D73]/[.L73]" office:value-type="float" office:value="0.0119053776994006" calcext:value-type="float">
            <text:p>0.0119053777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-0.0009879045" calcext:value-type="float">
            <text:p>-0.0009879045</text:p>
          </table:table-cell>
          <table:table-cell office:value-type="float" office:value="0" calcext:value-type="float">
            <text:p>0</text:p>
          </table:table-cell>
          <table:table-cell office:value-type="float" office:value="0.00015914" calcext:value-type="float">
            <text:p>0.00015914</text:p>
          </table:table-cell>
          <table:table-cell office:value-type="float" office:value="-0.00865278" calcext:value-type="float">
            <text:p>-0.008652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15708825" calcext:value-type="float">
            <text:p>-0.1315708825</text:p>
          </table:table-cell>
          <table:table-cell office:value-type="float" office:value="-9.8076243401" calcext:value-type="float">
            <text:p>-9.8076243401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formula="of:=[.H74]/[.I74]" office:value-type="float" office:value="0.0134151633400203" calcext:value-type="float">
            <text:p>0.0134151633</text:p>
          </table:table-cell>
          <table:table-cell table:formula="of:=[.D74]/[.L74]" office:value-type="float" office:value="0.0118626956650801" calcext:value-type="float">
            <text:p>0.0118626957</text:p>
          </table:table-cell>
        </table:table-row>
        <table:table-row table:style-name="ro1">
          <table:table-cell office:value-type="float" office:value="3.61" calcext:value-type="float">
            <text:p>3.61</text:p>
          </table:table-cell>
          <table:table-cell office:value-type="float" office:value="-0.0009567863" calcext:value-type="float">
            <text:p>-0.0009567863</text:p>
          </table:table-cell>
          <table:table-cell office:value-type="float" office:value="0" calcext:value-type="float">
            <text:p>0</text:p>
          </table:table-cell>
          <table:table-cell office:value-type="float" office:value="0.00016471" calcext:value-type="float">
            <text:p>0.00016471</text:p>
          </table:table-cell>
          <table:table-cell office:value-type="float" office:value="-0.00865073" calcext:value-type="float">
            <text:p>-0.008650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15623231" calcext:value-type="float">
            <text:p>-0.1315623231</text:p>
          </table:table-cell>
          <table:table-cell office:value-type="float" office:value="-9.8093114281" calcext:value-type="float">
            <text:p>-9.809311428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formula="of:=[.H75]/[.I75]" office:value-type="float" office:value="0.0134119835081516" calcext:value-type="float">
            <text:p>0.0134119835</text:p>
          </table:table-cell>
          <table:table-cell table:formula="of:=[.D75]/[.L75]" office:value-type="float" office:value="0.0122808084203125" calcext:value-type="float">
            <text:p>0.012280808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-0.0010020204" calcext:value-type="float">
            <text:p>-0.0010020204</text:p>
          </table:table-cell>
          <table:table-cell office:value-type="float" office:value="0" calcext:value-type="float">
            <text:p>0</text:p>
          </table:table-cell>
          <table:table-cell office:value-type="float" office:value="0.000166" calcext:value-type="float">
            <text:p>0.000166</text:p>
          </table:table-cell>
          <table:table-cell office:value-type="float" office:value="-0.00886928" calcext:value-type="float">
            <text:p>-0.0088692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48630333" calcext:value-type="float">
            <text:p>-0.1348630333</text:p>
          </table:table-cell>
          <table:table-cell office:value-type="float" office:value="-9.8076324654" calcext:value-type="float">
            <text:p>-9.8076324654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formula="of:=[.H76]/[.I76]" office:value-type="float" office:value="0.0137508245517742" calcext:value-type="float">
            <text:p>0.0137508246</text:p>
          </table:table-cell>
          <table:table-cell table:formula="of:=[.D76]/[.L76]" office:value-type="float" office:value="0.0120720033460526" calcext:value-type="float">
            <text:p>0.0120720033</text:p>
          </table:table-cell>
        </table:table-row>
        <table:table-row table:style-name="ro1">
          <table:table-cell office:value-type="float" office:value="3.71" calcext:value-type="float">
            <text:p>3.71</text:p>
          </table:table-cell>
          <table:table-cell office:value-type="float" office:value="-0.00103754" calcext:value-type="float">
            <text:p>-0.00103754</text:p>
          </table:table-cell>
          <table:table-cell office:value-type="float" office:value="0" calcext:value-type="float">
            <text:p>0</text:p>
          </table:table-cell>
          <table:table-cell office:value-type="float" office:value="0.0001746" calcext:value-type="float">
            <text:p>0.0001746</text:p>
          </table:table-cell>
          <table:table-cell office:value-type="float" office:value="-0.0090506" calcext:value-type="float">
            <text:p>-0.00905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76094629" calcext:value-type="float">
            <text:p>-0.1376094629</text:p>
          </table:table-cell>
          <table:table-cell office:value-type="float" office:value="-9.806872921" calcext:value-type="float">
            <text:p>-9.80687292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formula="of:=[.H77]/[.I77]" office:value-type="float" office:value="0.0140319410691383" calcext:value-type="float">
            <text:p>0.0140319411</text:p>
          </table:table-cell>
          <table:table-cell table:formula="of:=[.D77]/[.L77]" office:value-type="float" office:value="0.0124430397148698" calcext:value-type="float">
            <text:p>0.0124430397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-0.0010165606" calcext:value-type="float">
            <text:p>-0.0010165606</text:p>
          </table:table-cell>
          <table:table-cell office:value-type="float" office:value="0" calcext:value-type="float">
            <text:p>0</text:p>
          </table:table-cell>
          <table:table-cell office:value-type="float" office:value="0.0001746" calcext:value-type="float">
            <text:p>0.0001746</text:p>
          </table:table-cell>
          <table:table-cell office:value-type="float" office:value="-0.00884226" calcext:value-type="float">
            <text:p>-0.008842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44388834" calcext:value-type="float">
            <text:p>-0.1344388834</text:p>
          </table:table-cell>
          <table:table-cell office:value-type="float" office:value="-9.8066622734" calcext:value-type="float">
            <text:p>-9.8066622734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[.H78]/[.I78]" office:value-type="float" office:value="0.0137089337485046" calcext:value-type="float">
            <text:p>0.0137089337</text:p>
          </table:table-cell>
          <table:table-cell table:formula="of:=[.D78]/[.L78]" office:value-type="float" office:value="0.0127362202781851" calcext:value-type="float">
            <text:p>0.0127362203</text:p>
          </table:table-cell>
        </table:table-row>
        <table:table-row table:style-name="ro1">
          <table:table-cell office:value-type="float" office:value="3.81" calcext:value-type="float">
            <text:p>3.81</text:p>
          </table:table-cell>
          <table:table-cell office:value-type="float" office:value="-0.0011344005" calcext:value-type="float">
            <text:p>-0.0011344005</text:p>
          </table:table-cell>
          <table:table-cell office:value-type="float" office:value="0" calcext:value-type="float">
            <text:p>0</text:p>
          </table:table-cell>
          <table:table-cell office:value-type="float" office:value="0.00017702" calcext:value-type="float">
            <text:p>0.00017702</text:p>
          </table:table-cell>
          <table:table-cell office:value-type="float" office:value="-0.00894329" calcext:value-type="float">
            <text:p>-0.0089432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59767333" calcext:value-type="float">
            <text:p>-0.1359767333</text:p>
          </table:table-cell>
          <table:table-cell office:value-type="float" office:value="-9.8067896843" calcext:value-type="float">
            <text:p>-9.8067896843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formula="of:=[.H79]/[.I79]" office:value-type="float" office:value="0.0138655704544872" calcext:value-type="float">
            <text:p>0.0138655705</text:p>
          </table:table-cell>
          <table:table-cell table:formula="of:=[.D79]/[.L79]" office:value-type="float" office:value="0.0127668746540978" calcext:value-type="float">
            <text:p>0.0127668747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-0.001038908" calcext:value-type="float">
            <text:p>-0.001038908</text:p>
          </table:table-cell>
          <table:table-cell office:value-type="float" office:value="0" calcext:value-type="float">
            <text:p>0</text:p>
          </table:table-cell>
          <table:table-cell office:value-type="float" office:value="0.00018259" calcext:value-type="float">
            <text:p>0.00018259</text:p>
          </table:table-cell>
          <table:table-cell office:value-type="float" office:value="-0.00881158" calcext:value-type="float">
            <text:p>-0.008811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39716793" calcext:value-type="float">
            <text:p>-0.1339716793</text:p>
          </table:table-cell>
          <table:table-cell office:value-type="float" office:value="-9.8066091537" calcext:value-type="float">
            <text:p>-9.806609153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[.H80]/[.I80]" office:value-type="float" office:value="0.0136613662480321" calcext:value-type="float">
            <text:p>0.0136613662</text:p>
          </table:table-cell>
          <table:table-cell table:formula="of:=[.D80]/[.L80]" office:value-type="float" office:value="0.0133654274898238" calcext:value-type="float">
            <text:p>0.0133654275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 office:value-type="float" office:value="-0.0011303019" calcext:value-type="float">
            <text:p>-0.0011303019</text:p>
          </table:table-cell>
          <table:table-cell office:value-type="float" office:value="0" calcext:value-type="float">
            <text:p>0</text:p>
          </table:table-cell>
          <table:table-cell office:value-type="float" office:value="0.00018259" calcext:value-type="float">
            <text:p>0.00018259</text:p>
          </table:table-cell>
          <table:table-cell office:value-type="float" office:value="-0.0087455" calcext:value-type="float">
            <text:p>-0.00874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29680079" calcext:value-type="float">
            <text:p>-0.1329680079</text:p>
          </table:table-cell>
          <table:table-cell office:value-type="float" office:value="-9.806686573" calcext:value-type="float">
            <text:p>-9.806686573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[.H81]/[.I81]" office:value-type="float" office:value="0.0135589127795815" calcext:value-type="float">
            <text:p>0.0135589128</text:p>
          </table:table-cell>
          <table:table-cell table:formula="of:=[.D81]/[.L81]" office:value-type="float" office:value="0.0134664189502689" calcext:value-type="float">
            <text:p>0.013466419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-0.0011372512" calcext:value-type="float">
            <text:p>-0.0011372512</text:p>
          </table:table-cell>
          <table:table-cell office:value-type="float" office:value="0" calcext:value-type="float">
            <text:p>0</text:p>
          </table:table-cell>
          <table:table-cell office:value-type="float" office:value="0.00018871" calcext:value-type="float">
            <text:p>0.00018871</text:p>
          </table:table-cell>
          <table:table-cell office:value-type="float" office:value="-0.00896041" calcext:value-type="float">
            <text:p>-0.008960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62030053" calcext:value-type="float">
            <text:p>-0.1362030053</text:p>
          </table:table-cell>
          <table:table-cell office:value-type="float" office:value="-9.8043462753" calcext:value-type="float">
            <text:p>-9.8043462753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formula="of:=[.H82]/[.I82]" office:value-type="float" office:value="0.0138921047335032" calcext:value-type="float">
            <text:p>0.0138921047</text:p>
          </table:table-cell>
          <table:table-cell table:formula="of:=[.D82]/[.L82]" office:value-type="float" office:value="0.0135839747554518" calcext:value-type="float">
            <text:p>0.0135839748</text:p>
          </table:table-cell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-0.0011170926" calcext:value-type="float">
            <text:p>-0.0011170926</text:p>
          </table:table-cell>
          <table:table-cell office:value-type="float" office:value="0" calcext:value-type="float">
            <text:p>0</text:p>
          </table:table-cell>
          <table:table-cell office:value-type="float" office:value="0.00018871" calcext:value-type="float">
            <text:p>0.00018871</text:p>
          </table:table-cell>
          <table:table-cell office:value-type="float" office:value="-0.00897798" calcext:value-type="float">
            <text:p>-0.008977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64848858" calcext:value-type="float">
            <text:p>-0.1364848858</text:p>
          </table:table-cell>
          <table:table-cell office:value-type="float" office:value="-9.8054097748" calcext:value-type="float">
            <text:p>-9.805409774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formula="of:=[.H83]/[.I83]" office:value-type="float" office:value="0.0139193454363088" calcext:value-type="float">
            <text:p>0.0139193454</text:p>
          </table:table-cell>
          <table:table-cell table:formula="of:=[.D83]/[.L83]" office:value-type="float" office:value="0.0135573903861706" calcext:value-type="float">
            <text:p>0.0135573904</text:p>
          </table:table-cell>
        </table:table-row>
        <table:table-row table:style-name="ro1">
          <table:table-cell office:value-type="float" office:value="4.07" calcext:value-type="float">
            <text:p>4.07</text:p>
          </table:table-cell>
          <table:table-cell office:value-type="float" office:value="-0.0012082121" calcext:value-type="float">
            <text:p>-0.0012082121</text:p>
          </table:table-cell>
          <table:table-cell office:value-type="float" office:value="0" calcext:value-type="float">
            <text:p>0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-0.00923855" calcext:value-type="float">
            <text:p>-0.009238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404237388" calcext:value-type="float">
            <text:p>-0.1404237388</text:p>
          </table:table-cell>
          <table:table-cell office:value-type="float" office:value="-9.8038472366" calcext:value-type="float">
            <text:p>-9.8038472366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H84]/[.I84]" office:value-type="float" office:value="0.0143233299551799" calcext:value-type="float">
            <text:p>0.01432333</text:p>
          </table:table-cell>
          <table:table-cell table:formula="of:=[.D84]/[.L84]" office:value-type="float" office:value="0.0132650717811111" calcext:value-type="float">
            <text:p>0.0132650718</text:p>
          </table:table-cell>
        </table:table-row>
        <table:table-row table:style-name="ro1">
          <table:table-cell office:value-type="float" office:value="4.11" calcext:value-type="float">
            <text:p>4.11</text:p>
          </table:table-cell>
          <table:table-cell office:value-type="float" office:value="-0.00113499" calcext:value-type="float">
            <text:p>-0.00113499</text:p>
          </table:table-cell>
          <table:table-cell office:value-type="float" office:value="0" calcext:value-type="float">
            <text:p>0</text:p>
          </table:table-cell>
          <table:table-cell office:value-type="float" office:value="0.00019248" calcext:value-type="float">
            <text:p>0.00019248</text:p>
          </table:table-cell>
          <table:table-cell office:value-type="float" office:value="-0.00902165" calcext:value-type="float">
            <text:p>-0.009021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71564462" calcext:value-type="float">
            <text:p>-0.1371564462</text:p>
          </table:table-cell>
          <table:table-cell office:value-type="float" office:value="-9.8059531021" calcext:value-type="float">
            <text:p>-9.805953102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[.H85]/[.I85]" office:value-type="float" office:value="0.0139870591641548" calcext:value-type="float">
            <text:p>0.0139870592</text:p>
          </table:table-cell>
          <table:table-cell table:formula="of:=[.D85]/[.L85]" office:value-type="float" office:value="0.0137612916154152" calcext:value-type="float">
            <text:p>0.0137612916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-0.0011979704" calcext:value-type="float">
            <text:p>-0.0011979704</text:p>
          </table:table-cell>
          <table:table-cell office:value-type="float" office:value="0" calcext:value-type="float">
            <text:p>0</text:p>
          </table:table-cell>
          <table:table-cell office:value-type="float" office:value="0.00019248" calcext:value-type="float">
            <text:p>0.00019248</text:p>
          </table:table-cell>
          <table:table-cell office:value-type="float" office:value="-0.00873539" calcext:value-type="float">
            <text:p>-0.008735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2836632" calcext:value-type="float">
            <text:p>-0.132836632</text:p>
          </table:table-cell>
          <table:table-cell office:value-type="float" office:value="-9.8083295631" calcext:value-type="float">
            <text:p>-9.8083295631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formula="of:=[.H86]/[.I86]" office:value-type="float" office:value="0.0135432472109977" calcext:value-type="float">
            <text:p>0.0135432472</text:p>
          </table:table-cell>
          <table:table-cell table:formula="of:=[.D86]/[.L86]" office:value-type="float" office:value="0.0142122488795522" calcext:value-type="float">
            <text:p>0.0142122489</text:p>
          </table:table-cell>
        </table:table-row>
        <table:table-row table:style-name="ro1">
          <table:table-cell office:value-type="float" office:value="4.21" calcext:value-type="float">
            <text:p>4.21</text:p>
          </table:table-cell>
          <table:table-cell office:value-type="float" office:value="-0.0011871714" calcext:value-type="float">
            <text:p>-0.0011871714</text:p>
          </table:table-cell>
          <table:table-cell office:value-type="float" office:value="0" calcext:value-type="float">
            <text:p>0</text:p>
          </table:table-cell>
          <table:table-cell office:value-type="float" office:value="0.00019248" calcext:value-type="float">
            <text:p>0.00019248</text:p>
          </table:table-cell>
          <table:table-cell office:value-type="float" office:value="-0.00867263" calcext:value-type="float">
            <text:p>-0.008672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19065221" calcext:value-type="float">
            <text:p>-0.1319065221</text:p>
          </table:table-cell>
          <table:table-cell office:value-type="float" office:value="-9.8101358795" calcext:value-type="float">
            <text:p>-9.810135879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[.H87]/[.I87]" office:value-type="float" office:value="0.0134459424130548" calcext:value-type="float">
            <text:p>0.0134459424</text:p>
          </table:table-cell>
          <table:table-cell table:formula="of:=[.D87]/[.L87]" office:value-type="float" office:value="0.0143150992386461" calcext:value-type="float">
            <text:p>0.0143150992</text:p>
          </table:table-cell>
        </table:table-row>
        <table:table-row table:style-name="ro1">
          <table:table-cell office:value-type="float" office:value="4.27" calcext:value-type="float">
            <text:p>4.27</text:p>
          </table:table-cell>
          <table:table-cell office:value-type="float" office:value="-0.001186347" calcext:value-type="float">
            <text:p>-0.001186347</text:p>
          </table:table-cell>
          <table:table-cell office:value-type="float" office:value="0" calcext:value-type="float">
            <text:p>0</text:p>
          </table:table-cell>
          <table:table-cell office:value-type="float" office:value="0.00019743" calcext:value-type="float">
            <text:p>0.00019743</text:p>
          </table:table-cell>
          <table:table-cell office:value-type="float" office:value="-0.00850835" calcext:value-type="float">
            <text:p>-0.008508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94065538" calcext:value-type="float">
            <text:p>-0.1294065538</text:p>
          </table:table-cell>
          <table:table-cell office:value-type="float" office:value="-9.8100346184" calcext:value-type="float">
            <text:p>-9.8100346184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formula="of:=[.H88]/[.I88]" office:value-type="float" office:value="0.0131912433374375" calcext:value-type="float">
            <text:p>0.0131912433</text:p>
          </table:table-cell>
          <table:table-cell table:formula="of:=[.D88]/[.L88]" office:value-type="float" office:value="0.0149667468751549" calcext:value-type="float">
            <text:p>0.0149667469</text:p>
          </table:table-cell>
        </table:table-row>
        <table:table-row table:style-name="ro1">
          <table:table-cell office:value-type="float" office:value="4.31" calcext:value-type="float">
            <text:p>4.31</text:p>
          </table:table-cell>
          <table:table-cell office:value-type="float" office:value="-0.0011887316" calcext:value-type="float">
            <text:p>-0.0011887316</text:p>
          </table:table-cell>
          <table:table-cell office:value-type="float" office:value="0" calcext:value-type="float">
            <text:p>0</text:p>
          </table:table-cell>
          <table:table-cell office:value-type="float" office:value="0.00019743" calcext:value-type="float">
            <text:p>0.00019743</text:p>
          </table:table-cell>
          <table:table-cell office:value-type="float" office:value="-0.0087898" calcext:value-type="float">
            <text:p>-0.00878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36570131" calcext:value-type="float">
            <text:p>-0.1336570131</text:p>
          </table:table-cell>
          <table:table-cell office:value-type="float" office:value="-9.8078173256" calcext:value-type="float">
            <text:p>-9.8078173256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formula="of:=[.H89]/[.I89]" office:value-type="float" office:value="0.0136276001747232" calcext:value-type="float">
            <text:p>0.0136276002</text:p>
          </table:table-cell>
          <table:table-cell table:formula="of:=[.D89]/[.L89]" office:value-type="float" office:value="0.014487510454423" calcext:value-type="float">
            <text:p>0.0144875105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-0.0012478649" calcext:value-type="float">
            <text:p>-0.0012478649</text:p>
          </table:table-cell>
          <table:table-cell office:value-type="float" office:value="0" calcext:value-type="float">
            <text:p>0</text:p>
          </table:table-cell>
          <table:table-cell office:value-type="float" office:value="0.00020169" calcext:value-type="float">
            <text:p>0.00020169</text:p>
          </table:table-cell>
          <table:table-cell office:value-type="float" office:value="-0.00853972" calcext:value-type="float">
            <text:p>-0.008539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298979639" calcext:value-type="float">
            <text:p>-0.1298979639</text:p>
          </table:table-cell>
          <table:table-cell office:value-type="float" office:value="-9.8111141014" calcext:value-type="float">
            <text:p>-9.8111141014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[.H90]/[.I90]" office:value-type="float" office:value="0.013239879034886" calcext:value-type="float">
            <text:p>0.013239879</text:p>
          </table:table-cell>
          <table:table-cell table:formula="of:=[.D90]/[.L90]" office:value-type="float" office:value="0.0152335228644132" calcext:value-type="float">
            <text:p>0.0152335229</text:p>
          </table:table-cell>
        </table:table-row>
        <table:table-row table:style-name="ro1">
          <table:table-cell office:value-type="float" office:value="4.41" calcext:value-type="float">
            <text:p>4.41</text:p>
          </table:table-cell>
          <table:table-cell office:value-type="float" office:value="-0.0011979209" calcext:value-type="float">
            <text:p>-0.0011979209</text:p>
          </table:table-cell>
          <table:table-cell office:value-type="float" office:value="0" calcext:value-type="float">
            <text:p>0</text:p>
          </table:table-cell>
          <table:table-cell office:value-type="float" office:value="0.00020169" calcext:value-type="float">
            <text:p>0.00020169</text:p>
          </table:table-cell>
          <table:table-cell office:value-type="float" office:value="-0.00867078" calcext:value-type="float">
            <text:p>-0.008670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18726135" calcext:value-type="float">
            <text:p>-0.1318726135</text:p>
          </table:table-cell>
          <table:table-cell office:value-type="float" office:value="-9.8097086716" calcext:value-type="float">
            <text:p>-9.809708671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[.H91]/[.I91]" office:value-type="float" office:value="0.0134430713403124" calcext:value-type="float">
            <text:p>0.0134430713</text:p>
          </table:table-cell>
          <table:table-cell table:formula="of:=[.D91]/[.L91]" office:value-type="float" office:value="0.0150032678466254" calcext:value-type="float">
            <text:p>0.0150032678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-0.0012829416" calcext:value-type="float">
            <text:p>-0.0012829416</text:p>
          </table:table-cell>
          <table:table-cell office:value-type="float" office:value="0" calcext:value-type="float">
            <text:p>0</text:p>
          </table:table-cell>
          <table:table-cell office:value-type="float" office:value="0.00020116" calcext:value-type="float">
            <text:p>0.00020116</text:p>
          </table:table-cell>
          <table:table-cell office:value-type="float" office:value="-0.00881686" calcext:value-type="float">
            <text:p>-0.008816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4091781" calcext:value-type="float">
            <text:p>-0.134091781</text:p>
          </table:table-cell>
          <table:table-cell office:value-type="float" office:value="-9.8095186043" calcext:value-type="float">
            <text:p>-9.8095186043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[.H92]/[.I92]" office:value-type="float" office:value="0.0136695577437634" calcext:value-type="float">
            <text:p>0.0136695577</text:p>
          </table:table-cell>
          <table:table-cell table:formula="of:=[.D92]/[.L92]" office:value-type="float" office:value="0.0147159113535899" calcext:value-type="float">
            <text:p>0.0147159114</text:p>
          </table:table-cell>
        </table:table-row>
        <table:table-row table:style-name="ro1">
          <table:table-cell office:value-type="float" office:value="4.51" calcext:value-type="float">
            <text:p>4.51</text:p>
          </table:table-cell>
          <table:table-cell office:value-type="float" office:value="-0.0012195031" calcext:value-type="float">
            <text:p>-0.0012195031</text:p>
          </table:table-cell>
          <table:table-cell office:value-type="float" office:value="0" calcext:value-type="float">
            <text:p>0</text:p>
          </table:table-cell>
          <table:table-cell office:value-type="float" office:value="0.00020612" calcext:value-type="float">
            <text:p>0.00020612</text:p>
          </table:table-cell>
          <table:table-cell office:value-type="float" office:value="-0.00898505" calcext:value-type="float">
            <text:p>-0.008985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66388665" calcext:value-type="float">
            <text:p>-0.1366388665</text:p>
          </table:table-cell>
          <table:table-cell office:value-type="float" office:value="-9.8087507057" calcext:value-type="float">
            <text:p>-9.8087507057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formula="of:=[.H93]/[.I93]" office:value-type="float" office:value="0.0139303027061945" calcext:value-type="float">
            <text:p>0.0139303027</text:p>
          </table:table-cell>
          <table:table-cell table:formula="of:=[.D93]/[.L93]" office:value-type="float" office:value="0.0147965198134814" calcext:value-type="float">
            <text:p>0.0147965198</text:p>
          </table:table-cell>
        </table:table-row>
        <table:table-row table:style-name="ro1">
          <table:table-cell office:value-type="float" office:value="4.57" calcext:value-type="float">
            <text:p>4.57</text:p>
          </table:table-cell>
          <table:table-cell office:value-type="float" office:value="-0.0012528254" calcext:value-type="float">
            <text:p>-0.0012528254</text:p>
          </table:table-cell>
          <table:table-cell office:value-type="float" office:value="0" calcext:value-type="float">
            <text:p>0</text:p>
          </table:table-cell>
          <table:table-cell office:value-type="float" office:value="0.00020914" calcext:value-type="float">
            <text:p>0.00020914</text:p>
          </table:table-cell>
          <table:table-cell office:value-type="float" office:value="-0.00884646" calcext:value-type="float">
            <text:p>-0.008846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45348178" calcext:value-type="float">
            <text:p>-0.1345348178</text:p>
          </table:table-cell>
          <table:table-cell office:value-type="float" office:value="-9.8090026474" calcext:value-type="float">
            <text:p>-9.809002647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[.H94]/[.I94]" office:value-type="float" office:value="0.0137154431124208" calcext:value-type="float">
            <text:p>0.0137154431</text:p>
          </table:table-cell>
          <table:table-cell table:formula="of:=[.D94]/[.L94]" office:value-type="float" office:value="0.015248504790239" calcext:value-type="float">
            <text:p>0.0152485048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-0.0012958668" calcext:value-type="float">
            <text:p>-0.0012958668</text:p>
          </table:table-cell>
          <table:table-cell office:value-type="float" office:value="0" calcext:value-type="float">
            <text:p>0</text:p>
          </table:table-cell>
          <table:table-cell office:value-type="float" office:value="0.00020914" calcext:value-type="float">
            <text:p>0.00020914</text:p>
          </table:table-cell>
          <table:table-cell office:value-type="float" office:value="-0.00879924" calcext:value-type="float">
            <text:p>-0.008799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38164998" calcext:value-type="float">
            <text:p>-0.1338164998</text:p>
          </table:table-cell>
          <table:table-cell office:value-type="float" office:value="-9.8089891052" calcext:value-type="float">
            <text:p>-9.808989105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[.H95]/[.I95]" office:value-type="float" office:value="0.0136422314638988" calcext:value-type="float">
            <text:p>0.0136422315</text:p>
          </table:table-cell>
          <table:table-cell table:formula="of:=[.D95]/[.L95]" office:value-type="float" office:value="0.0153303365767868" calcext:value-type="float">
            <text:p>0.0153303366</text:p>
          </table:table-cell>
        </table:table-row>
        <table:table-row table:style-name="ro1">
          <table:table-cell office:value-type="float" office:value="4.67" calcext:value-type="float">
            <text:p>4.67</text:p>
          </table:table-cell>
          <table:table-cell office:value-type="float" office:value="-0.0012917973" calcext:value-type="float">
            <text:p>-0.0012917973</text:p>
          </table:table-cell>
          <table:table-cell office:value-type="float" office:value="0" calcext:value-type="float">
            <text:p>0</text:p>
          </table:table-cell>
          <table:table-cell office:value-type="float" office:value="0.0002141" calcext:value-type="float">
            <text:p>0.0002141</text:p>
          </table:table-cell>
          <table:table-cell office:value-type="float" office:value="-0.00903647" calcext:value-type="float">
            <text:p>-0.009036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73820002" calcext:value-type="float">
            <text:p>-0.1373820002</text:p>
          </table:table-cell>
          <table:table-cell office:value-type="float" office:value="-9.8059773636" calcext:value-type="float">
            <text:p>-9.8059773636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formula="of:=[.H96]/[.I96]" office:value-type="float" office:value="0.0140100262427655" calcext:value-type="float">
            <text:p>0.0140100262</text:p>
          </table:table-cell>
          <table:table-cell table:formula="of:=[.D96]/[.L96]" office:value-type="float" office:value="0.0152819128451353" calcext:value-type="float">
            <text:p>0.0152819128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-0.0012884586" calcext:value-type="float">
            <text:p>-0.0012884586</text:p>
          </table:table-cell>
          <table:table-cell office:value-type="float" office:value="0" calcext:value-type="float">
            <text:p>0</text:p>
          </table:table-cell>
          <table:table-cell office:value-type="float" office:value="0.00021713" calcext:value-type="float">
            <text:p>0.00021713</text:p>
          </table:table-cell>
          <table:table-cell office:value-type="float" office:value="-0.00885371" calcext:value-type="float">
            <text:p>-0.008853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46041077" calcext:value-type="float">
            <text:p>-0.1346041077</text:p>
          </table:table-cell>
          <table:table-cell office:value-type="float" office:value="-9.806021328" calcext:value-type="float">
            <text:p>-9.806021328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formula="of:=[.H97]/[.I97]" office:value-type="float" office:value="0.0137266790676513" calcext:value-type="float">
            <text:p>0.0137266791</text:p>
          </table:table-cell>
          <table:table-cell table:formula="of:=[.D97]/[.L97]" office:value-type="float" office:value="0.0158181012996577" calcext:value-type="float">
            <text:p>0.0158181013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-0.0013529158" calcext:value-type="float">
            <text:p>-0.0013529158</text:p>
          </table:table-cell>
          <table:table-cell office:value-type="float" office:value="0" calcext:value-type="float">
            <text:p>0</text:p>
          </table:table-cell>
          <table:table-cell office:value-type="float" office:value="0.00022209" calcext:value-type="float">
            <text:p>0.00022209</text:p>
          </table:table-cell>
          <table:table-cell office:value-type="float" office:value="-0.00894258" calcext:value-type="float">
            <text:p>-0.008942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59121528" calcext:value-type="float">
            <text:p>-0.1359121528</text:p>
          </table:table-cell>
          <table:table-cell office:value-type="float" office:value="-9.8029147148" calcext:value-type="float">
            <text:p>-9.802914714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formula="of:=[.H98]/[.I98]" office:value-type="float" office:value="0.0138644634533855" calcext:value-type="float">
            <text:p>0.0138644635</text:p>
          </table:table-cell>
          <table:table-cell table:formula="of:=[.D98]/[.L98]" office:value-type="float" office:value="0.0160186509017605" calcext:value-type="float">
            <text:p>0.0160186509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-0.0013366546" calcext:value-type="float">
            <text:p>-0.0013366546</text:p>
          </table:table-cell>
          <table:table-cell office:value-type="float" office:value="0" calcext:value-type="float">
            <text:p>0</text:p>
          </table:table-cell>
          <table:table-cell office:value-type="float" office:value="0.00022398" calcext:value-type="float">
            <text:p>0.00022398</text:p>
          </table:table-cell>
          <table:table-cell office:value-type="float" office:value="-0.00880966" calcext:value-type="float">
            <text:p>-0.0088096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38973325" calcext:value-type="float">
            <text:p>-0.1338973325</text:p>
          </table:table-cell>
          <table:table-cell office:value-type="float" office:value="-9.8033094215" calcext:value-type="float">
            <text:p>-9.8033094215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formula="of:=[.H99]/[.I99]" office:value-type="float" office:value="0.0136583807307301" calcext:value-type="float">
            <text:p>0.0136583807</text:p>
          </table:table-cell>
          <table:table-cell table:formula="of:=[.D99]/[.L99]" office:value-type="float" office:value="0.0163987228366" calcext:value-type="float">
            <text:p>0.0163987228</text:p>
          </table:table-cell>
        </table:table-row>
        <table:table-row table:style-name="ro1">
          <table:table-cell office:value-type="float" office:value="4.87" calcext:value-type="float">
            <text:p>4.87</text:p>
          </table:table-cell>
          <table:table-cell office:value-type="float" office:value="-0.0014012033" calcext:value-type="float">
            <text:p>-0.0014012033</text:p>
          </table:table-cell>
          <table:table-cell office:value-type="float" office:value="0" calcext:value-type="float">
            <text:p>0</text:p>
          </table:table-cell>
          <table:table-cell office:value-type="float" office:value="0.00022398" calcext:value-type="float">
            <text:p>0.00022398</text:p>
          </table:table-cell>
          <table:table-cell office:value-type="float" office:value="-0.00874791" calcext:value-type="float">
            <text:p>-0.008747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1329761629" calcext:value-type="float">
            <text:p>-0.1329761629</text:p>
          </table:table-cell>
          <table:table-cell office:value-type="float" office:value="-9.8045897675" calcext:value-type="float">
            <text:p>-9.804589767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formula="of:=[.H100]/[.I100]" office:value-type="float" office:value="0.0135626442363541" calcext:value-type="float">
            <text:p>0.0135626442</text:p>
          </table:table-cell>
          <table:table-cell table:formula="of:=[.D100]/[.L100]" office:value-type="float" office:value="0.0165144787474135" calcext:value-type="float">
            <text:p>0.0165144787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-0.0013729398" calcext:value-type="float">
            <text:p>-0.0013729398</text:p>
          </table:table-cell>
          <table:table-cell office:value-type="float" office:value="0" calcext:value-type="float">
            <text:p>0</text:p>
          </table:table-cell>
          <table:table-cell office:value-type="float" office:value="0.00022956" calcext:value-type="float">
            <text:p>0.00022956</text:p>
          </table:table-cell>
          <table:table-cell office:value-type="float" office:value="-0" calcext:value-type="float">
            <text:p>0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0000073" calcext:value-type="float">
            <text:p>-7.3E-09</text:p>
          </table:table-cell>
          <table:table-cell office:value-type="float" office:value="-9.8069870377" calcext:value-type="float">
            <text:p>-9.8069870377</text:p>
          </table:table-cell>
          <table:table-cell office:value-type="float" office:value="-0.1275438517" calcext:value-type="float">
            <text:p>-0.1275438517</text:p>
          </table:table-cell>
          <table:table-cell office:value-type="float" office:value="100" calcext:value-type="float">
            <text:p>100</text:p>
          </table:table-cell>
          <table:table-cell table:formula="of:=[.H101]/[.I101]" office:value-type="float" office:value="0.000000000744367252851192" calcext:value-type="float">
            <text:p>7.44367252851192E-10</text:p>
          </table:table-cell>
          <table:table-cell table:formula="of:=[.D101]/[.L101]" office:value-type="float" office:value="308396.156763618" calcext:value-type="float">
            <text:p>308396.156763618</text:p>
          </table:table-cell>
        </table:table-row>
        <table:table-row table:style-name="ro1">
          <table:table-cell office:value-type="float" office:value="4.97" calcext:value-type="float">
            <text:p>4.97</text:p>
          </table:table-cell>
          <table:table-cell office:value-type="float" office:value="-0.0013865095" calcext:value-type="float">
            <text:p>-0.0013865095</text:p>
          </table:table-cell>
          <table:table-cell office:value-type="float" office:value="0" calcext:value-type="float">
            <text:p>0</text:p>
          </table:table-cell>
          <table:table-cell office:value-type="float" office:value="0.00023145" calcext:value-type="float">
            <text:p>0.00023145</text:p>
          </table:table-cell>
          <table:table-cell office:value-type="float" office:value="0.00025945" calcext:value-type="float">
            <text:p>0.000259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9462951" calcext:value-type="float">
            <text:p>0.0039462951</text:p>
          </table:table-cell>
          <table:table-cell office:value-type="float" office:value="-9.8104384041" calcext:value-type="float">
            <text:p>-9.8104384041</text:p>
          </table:table-cell>
          <table:table-cell office:value-type="float" office:value="-0.1235975549" calcext:value-type="float">
            <text:p>-0.1235975549</text:p>
          </table:table-cell>
          <table:table-cell office:value-type="float" office:value="101" calcext:value-type="float">
            <text:p>101</text:p>
          </table:table-cell>
          <table:table-cell table:formula="of:=[.H102]/[.I102]" office:value-type="float" office:value="-0.000402254714565127" calcext:value-type="float">
            <text:p>-0.0004022547</text:p>
          </table:table-cell>
          <table:table-cell table:formula="of:=[.D102]/[.L102]" office:value-type="float" office:value="-0.575381696272269" calcext:value-type="float">
            <text:p>-0.5753816963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-0.0014482569" calcext:value-type="float">
            <text:p>-0.0014482569</text:p>
          </table:table-cell>
          <table:table-cell office:value-type="float" office:value="0" calcext:value-type="float">
            <text:p>0</text:p>
          </table:table-cell>
          <table:table-cell office:value-type="float" office:value="0.00023525" calcext:value-type="float">
            <text:p>0.00023525</text:p>
          </table:table-cell>
          <table:table-cell office:value-type="float" office:value="0.00047268" calcext:value-type="float">
            <text:p>0.000472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71922533" calcext:value-type="float">
            <text:p>0.0071922533</text:p>
          </table:table-cell>
          <table:table-cell office:value-type="float" office:value="-9.8143426323" calcext:value-type="float">
            <text:p>-9.8143426323</text:p>
          </table:table-cell>
          <table:table-cell office:value-type="float" office:value="-0.1200014353" calcext:value-type="float">
            <text:p>-0.1200014353</text:p>
          </table:table-cell>
          <table:table-cell office:value-type="float" office:value="102" calcext:value-type="float">
            <text:p>102</text:p>
          </table:table-cell>
          <table:table-cell table:formula="of:=[.H103]/[.I103]" office:value-type="float" office:value="-0.00073283087512449" calcext:value-type="float">
            <text:p>-0.0007328309</text:p>
          </table:table-cell>
          <table:table-cell table:formula="of:=[.D103]/[.L103]" office:value-type="float" office:value="-0.321015404761756" calcext:value-type="float">
            <text:p>-0.3210154048</text:p>
          </table:table-cell>
        </table:table-row>
        <table:table-row table:style-name="ro1">
          <table:table-cell office:value-type="float" office:value="5.07" calcext:value-type="float">
            <text:p>5.07</text:p>
          </table:table-cell>
          <table:table-cell office:value-type="float" office:value="-0.0014177207" calcext:value-type="float">
            <text:p>-0.0014177207</text:p>
          </table:table-cell>
          <table:table-cell office:value-type="float" office:value="0" calcext:value-type="float">
            <text:p>0</text:p>
          </table:table-cell>
          <table:table-cell office:value-type="float" office:value="0.00023828" calcext:value-type="float">
            <text:p>0.00023828</text:p>
          </table:table-cell>
          <table:table-cell office:value-type="float" office:value="0.00058196" calcext:value-type="float">
            <text:p>0.000581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88565122" calcext:value-type="float">
            <text:p>0.0088565122</text:p>
          </table:table-cell>
          <table:table-cell office:value-type="float" office:value="-9.8158867836" calcext:value-type="float">
            <text:p>-9.8158867836</text:p>
          </table:table-cell>
          <table:table-cell office:value-type="float" office:value="-0.1170492694" calcext:value-type="float">
            <text:p>-0.1170492694</text:p>
          </table:table-cell>
          <table:table-cell office:value-type="float" office:value="103" calcext:value-type="float">
            <text:p>103</text:p>
          </table:table-cell>
          <table:table-cell table:formula="of:=[.H104]/[.I104]" office:value-type="float" office:value="-0.000902263075690432" calcext:value-type="float">
            <text:p>-0.0009022631</text:p>
          </table:table-cell>
          <table:table-cell table:formula="of:=[.D104]/[.L104]" office:value-type="float" office:value="-0.264091489965565" calcext:value-type="float">
            <text:p>-0.26409149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-0.0014803587" calcext:value-type="float">
            <text:p>-0.0014803587</text:p>
          </table:table-cell>
          <table:table-cell office:value-type="float" office:value="0" calcext:value-type="float">
            <text:p>0</text:p>
          </table:table-cell>
          <table:table-cell office:value-type="float" office:value="0.00023828" calcext:value-type="float">
            <text:p>0.00023828</text:p>
          </table:table-cell>
          <table:table-cell office:value-type="float" office:value="0.00044065" calcext:value-type="float">
            <text:p>0.000440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67059979" calcext:value-type="float">
            <text:p>0.0067059979</text:p>
          </table:table-cell>
          <table:table-cell office:value-type="float" office:value="-9.8159411812" calcext:value-type="float">
            <text:p>-9.8159411812</text:p>
          </table:table-cell>
          <table:table-cell office:value-type="float" office:value="-0.115372777" calcext:value-type="float">
            <text:p>-0.115372777</text:p>
          </table:table-cell>
          <table:table-cell office:value-type="float" office:value="104" calcext:value-type="float">
            <text:p>104</text:p>
          </table:table-cell>
          <table:table-cell table:formula="of:=[.H105]/[.I105]" office:value-type="float" office:value="-0.000683174213884215" calcext:value-type="float">
            <text:p>-0.0006831742</text:p>
          </table:table-cell>
          <table:table-cell table:formula="of:=[.D105]/[.L105]" office:value-type="float" office:value="-0.348783655994932" calcext:value-type="float">
            <text:p>-0.348783656</text:p>
          </table:table-cell>
        </table:table-row>
        <table:table-row table:style-name="ro1">
          <table:table-cell office:value-type="float" office:value="5.17" calcext:value-type="float">
            <text:p>5.17</text:p>
          </table:table-cell>
          <table:table-cell office:value-type="float" office:value="-0.001469905" calcext:value-type="float">
            <text:p>-0.001469905</text:p>
          </table:table-cell>
          <table:table-cell office:value-type="float" office:value="0" calcext:value-type="float">
            <text:p>0</text:p>
          </table:table-cell>
          <table:table-cell office:value-type="float" office:value="0.00024386" calcext:value-type="float">
            <text:p>0.00024386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2218389" calcext:value-type="float">
            <text:p>0.0022218389</text:p>
          </table:table-cell>
          <table:table-cell office:value-type="float" office:value="-9.8157376671" calcext:value-type="float">
            <text:p>-9.8157376671</text:p>
          </table:table-cell>
          <table:table-cell office:value-type="float" office:value="-0.114928402" calcext:value-type="float">
            <text:p>-0.114928402</text:p>
          </table:table-cell>
          <table:table-cell office:value-type="float" office:value="105" calcext:value-type="float">
            <text:p>105</text:p>
          </table:table-cell>
          <table:table-cell table:formula="of:=[.H106]/[.I106]" office:value-type="float" office:value="-0.000226354755531729" calcext:value-type="float">
            <text:p>-0.0002263548</text:p>
          </table:table-cell>
          <table:table-cell table:formula="of:=[.D106]/[.L106]" office:value-type="float" office:value="-1.07733543935116" calcext:value-type="float">
            <text:p>-1.0773354394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-0.0014688447" calcext:value-type="float">
            <text:p>-0.0014688447</text:p>
          </table:table-cell>
          <table:table-cell office:value-type="float" office:value="0" calcext:value-type="float">
            <text:p>0</text:p>
          </table:table-cell>
          <table:table-cell office:value-type="float" office:value="0.00024515" calcext:value-type="float">
            <text:p>0.00024515</text:p>
          </table:table-cell>
          <table:table-cell office:value-type="float" office:value="0.00037189" calcext:value-type="float">
            <text:p>0.000371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660758" calcext:value-type="float">
            <text:p>0.005660758</text:p>
          </table:table-cell>
          <table:table-cell office:value-type="float" office:value="-9.8179593849" calcext:value-type="float">
            <text:p>-9.8179593849</text:p>
          </table:table-cell>
          <table:table-cell office:value-type="float" office:value="-0.1139849424" calcext:value-type="float">
            <text:p>-0.1139849424</text:p>
          </table:table-cell>
          <table:table-cell office:value-type="float" office:value="106" calcext:value-type="float">
            <text:p>106</text:p>
          </table:table-cell>
          <table:table-cell table:formula="of:=[.H107]/[.I107]" office:value-type="float" office:value="-0.000576571747557464" calcext:value-type="float">
            <text:p>-0.0005765717</text:p>
          </table:table-cell>
          <table:table-cell table:formula="of:=[.D107]/[.L107]" office:value-type="float" office:value="-0.425185592319657" calcext:value-type="float">
            <text:p>-0.4251855923</text:p>
          </table:table-cell>
        </table:table-row>
        <table:table-row table:style-name="ro1">
          <table:table-cell office:value-type="float" office:value="5.27" calcext:value-type="float">
            <text:p>5.27</text:p>
          </table:table-cell>
          <table:table-cell office:value-type="float" office:value="-0.001540086" calcext:value-type="float">
            <text:p>-0.001540086</text:p>
          </table:table-cell>
          <table:table-cell office:value-type="float" office:value="0" calcext:value-type="float">
            <text:p>0</text:p>
          </table:table-cell>
          <table:table-cell office:value-type="float" office:value="0.00024763" calcext:value-type="float">
            <text:p>0.00024763</text:p>
          </table:table-cell>
          <table:table-cell office:value-type="float" office:value="0.00034825" calcext:value-type="float">
            <text:p>0.000348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3010585" calcext:value-type="float">
            <text:p>0.0053010585</text:p>
          </table:table-cell>
          <table:table-cell office:value-type="float" office:value="-9.8182815361" calcext:value-type="float">
            <text:p>-9.8182815361</text:p>
          </table:table-cell>
          <table:table-cell office:value-type="float" office:value="-0.1132276505" calcext:value-type="float">
            <text:p>-0.1132276505</text:p>
          </table:table-cell>
          <table:table-cell office:value-type="float" office:value="107" calcext:value-type="float">
            <text:p>107</text:p>
          </table:table-cell>
          <table:table-cell table:formula="of:=[.H108]/[.I108]" office:value-type="float" office:value="-0.00053991714135605" calcext:value-type="float">
            <text:p>-0.0005399171</text:p>
          </table:table-cell>
          <table:table-cell table:formula="of:=[.D108]/[.L108]" office:value-type="float" office:value="-0.458644449365055" calcext:value-type="float">
            <text:p>-0.458644449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-0.0014964624" calcext:value-type="float">
            <text:p>-0.0014964624</text:p>
          </table:table-cell>
          <table:table-cell office:value-type="float" office:value="0" calcext:value-type="float">
            <text:p>0</text:p>
          </table:table-cell>
          <table:table-cell office:value-type="float" office:value="0.00024763" calcext:value-type="float">
            <text:p>0.00024763</text:p>
          </table:table-cell>
          <table:table-cell office:value-type="float" office:value="0.00011237" calcext:value-type="float">
            <text:p>0.0001123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7100185" calcext:value-type="float">
            <text:p>0.0017100185</text:p>
          </table:table-cell>
          <table:table-cell office:value-type="float" office:value="-9.8155580711" calcext:value-type="float">
            <text:p>-9.8155580711</text:p>
          </table:table-cell>
          <table:table-cell office:value-type="float" office:value="-0.1130139008" calcext:value-type="float">
            <text:p>-0.1130139008</text:p>
          </table:table-cell>
          <table:table-cell office:value-type="float" office:value="108" calcext:value-type="float">
            <text:p>108</text:p>
          </table:table-cell>
          <table:table-cell table:formula="of:=[.H109]/[.I109]" office:value-type="float" office:value="-0.000174215107038571" calcext:value-type="float">
            <text:p>-0.0001742151</text:p>
          </table:table-cell>
          <table:table-cell table:formula="of:=[.D109]/[.L109]" office:value-type="float" office:value="-1.42140371296948" calcext:value-type="float">
            <text:p>-1.421403713</text:p>
          </table:table-cell>
        </table:table-row>
        <table:table-row table:style-name="ro1">
          <table:table-cell office:value-type="float" office:value="5.37" calcext:value-type="float">
            <text:p>5.37</text:p>
          </table:table-cell>
          <table:table-cell office:value-type="float" office:value="-0.0015523888" calcext:value-type="float">
            <text:p>-0.0015523888</text:p>
          </table:table-cell>
          <table:table-cell office:value-type="float" office:value="0" calcext:value-type="float">
            <text:p>0</text:p>
          </table:table-cell>
          <table:table-cell office:value-type="float" office:value="0.00025066" calcext:value-type="float">
            <text:p>0.00025066</text:p>
          </table:table-cell>
          <table:table-cell office:value-type="float" office:value="0.0003058" calcext:value-type="float">
            <text:p>0.00030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6544496" calcext:value-type="float">
            <text:p>0.0046544496</text:p>
          </table:table-cell>
          <table:table-cell office:value-type="float" office:value="-9.8171272659" calcext:value-type="float">
            <text:p>-9.8171272659</text:p>
          </table:table-cell>
          <table:table-cell office:value-type="float" office:value="-0.1124967486" calcext:value-type="float">
            <text:p>-0.1124967486</text:p>
          </table:table-cell>
          <table:table-cell office:value-type="float" office:value="109" calcext:value-type="float">
            <text:p>109</text:p>
          </table:table-cell>
          <table:table-cell table:formula="of:=[.H110]/[.I110]" office:value-type="float" office:value="-0.000474115234928993" calcext:value-type="float">
            <text:p>-0.0004741152</text:p>
          </table:table-cell>
          <table:table-cell table:formula="of:=[.D110]/[.L110]" office:value-type="float" office:value="-0.528690034686484" calcext:value-type="float">
            <text:p>-0.528690034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-0.0015123482" calcext:value-type="float">
            <text:p>-0.0015123482</text:p>
          </table:table-cell>
          <table:table-cell office:value-type="float" office:value="0" calcext:value-type="float">
            <text:p>0</text:p>
          </table:table-cell>
          <table:table-cell office:value-type="float" office:value="0.00025625" calcext:value-type="float">
            <text:p>0.00025625</text:p>
          </table:table-cell>
          <table:table-cell office:value-type="float" office:value="0.00016872" calcext:value-type="float">
            <text:p>0.000168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5677578" calcext:value-type="float">
            <text:p>0.0025677578</text:p>
          </table:table-cell>
          <table:table-cell office:value-type="float" office:value="-9.8162499046" calcext:value-type="float">
            <text:p>-9.8162499046</text:p>
          </table:table-cell>
          <table:table-cell office:value-type="float" office:value="-0.1122399643" calcext:value-type="float">
            <text:p>-0.1122399643</text:p>
          </table:table-cell>
          <table:table-cell office:value-type="float" office:value="110" calcext:value-type="float">
            <text:p>110</text:p>
          </table:table-cell>
          <table:table-cell table:formula="of:=[.H111]/[.I111]" office:value-type="float" office:value="-0.000261582358329806" calcext:value-type="float">
            <text:p>-0.0002615824</text:p>
          </table:table-cell>
          <table:table-cell table:formula="of:=[.D111]/[.L111]" office:value-type="float" office:value="-0.979614992525288" calcext:value-type="float">
            <text:p>-0.9796149925</text:p>
          </table:table-cell>
        </table:table-row>
        <table:table-row table:style-name="ro1">
          <table:table-cell office:value-type="float" office:value="5.47" calcext:value-type="float">
            <text:p>5.47</text:p>
          </table:table-cell>
          <table:table-cell office:value-type="float" office:value="-0.0015744484" calcext:value-type="float">
            <text:p>-0.0015744484</text:p>
          </table:table-cell>
          <table:table-cell office:value-type="float" office:value="0" calcext:value-type="float">
            <text:p>0</text:p>
          </table:table-cell>
          <table:table-cell office:value-type="float" office:value="0.00025754" calcext:value-type="float">
            <text:p>0.00025754</text:p>
          </table:table-cell>
          <table:table-cell office:value-type="float" office:value="0.00011351" calcext:value-type="float">
            <text:p>0.000113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7274526" calcext:value-type="float">
            <text:p>0.0017274526</text:p>
          </table:table-cell>
          <table:table-cell office:value-type="float" office:value="-9.8159321785" calcext:value-type="float">
            <text:p>-9.8159321785</text:p>
          </table:table-cell>
          <table:table-cell office:value-type="float" office:value="-0.1120829284" calcext:value-type="float">
            <text:p>-0.1120829284</text:p>
          </table:table-cell>
          <table:table-cell office:value-type="float" office:value="111" calcext:value-type="float">
            <text:p>111</text:p>
          </table:table-cell>
          <table:table-cell table:formula="of:=[.H112]/[.I112]" office:value-type="float" office:value="-0.000175984569635034" calcext:value-type="float">
            <text:p>-0.0001759846</text:p>
          </table:table-cell>
          <table:table-cell table:formula="of:=[.D112]/[.L112]" office:value-type="float" office:value="-1.46342375660605" calcext:value-type="float">
            <text:p>-1.4634237566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-0.001597412" calcext:value-type="float">
            <text:p>-0.001597412</text:p>
          </table:table-cell>
          <table:table-cell office:value-type="float" office:value="0" calcext:value-type="float">
            <text:p>0</text:p>
          </table:table-cell>
          <table:table-cell office:value-type="float" office:value="0.00025754" calcext:value-type="float">
            <text:p>0.00025754</text:p>
          </table:table-cell>
          <table:table-cell office:value-type="float" office:value="0.00004086" calcext:value-type="float">
            <text:p>0.000040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6219481" calcext:value-type="float">
            <text:p>0.0006219481</text:p>
          </table:table-cell>
          <table:table-cell office:value-type="float" office:value="-9.8173531342" calcext:value-type="float">
            <text:p>-9.8173531342</text:p>
          </table:table-cell>
          <table:table-cell office:value-type="float" office:value="-0.1120311022" calcext:value-type="float">
            <text:p>-0.1120311022</text:p>
          </table:table-cell>
          <table:table-cell office:value-type="float" office:value="112" calcext:value-type="float">
            <text:p>112</text:p>
          </table:table-cell>
          <table:table-cell table:formula="of:=[.H113]/[.I113]" office:value-type="float" office:value="-0.0000633519128321222" calcext:value-type="float">
            <text:p>-6.33519128321222E-05</text:p>
          </table:table-cell>
          <table:table-cell table:formula="of:=[.D113]/[.L113]" office:value-type="float" office:value="-4.06522847514426" calcext:value-type="float">
            <text:p>-4.0652284751</text:p>
          </table:table-cell>
        </table:table-row>
        <table:table-row table:style-name="ro1">
          <table:table-cell office:value-type="float" office:value="5.57" calcext:value-type="float">
            <text:p>5.57</text:p>
          </table:table-cell>
          <table:table-cell office:value-type="float" office:value="-0.0015843131" calcext:value-type="float">
            <text:p>-0.0015843131</text:p>
          </table:table-cell>
          <table:table-cell office:value-type="float" office:value="0" calcext:value-type="float">
            <text:p>0</text:p>
          </table:table-cell>
          <table:table-cell office:value-type="float" office:value="0.00025816" calcext:value-type="float">
            <text:p>0.00025816</text:p>
          </table:table-cell>
          <table:table-cell office:value-type="float" office:value="-0.00014401" calcext:value-type="float">
            <text:p>-0.0001440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1915289" calcext:value-type="float">
            <text:p>-0.0021915289</text:p>
          </table:table-cell>
          <table:table-cell office:value-type="float" office:value="-9.8158228111" calcext:value-type="float">
            <text:p>-9.8158228111</text:p>
          </table:table-cell>
          <table:table-cell office:value-type="float" office:value="-0.112199679" calcext:value-type="float">
            <text:p>-0.112199679</text:p>
          </table:table-cell>
          <table:table-cell office:value-type="float" office:value="113" calcext:value-type="float">
            <text:p>113</text:p>
          </table:table-cell>
          <table:table-cell table:formula="of:=[.H114]/[.I114]" office:value-type="float" office:value="0.000223264920544588" calcext:value-type="float">
            <text:p>0.0002232649</text:p>
          </table:table-cell>
          <table:table-cell table:formula="of:=[.D114]/[.L114]" office:value-type="float" office:value="1.15629450148414" calcext:value-type="float">
            <text:p>1.1562945015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-0.0015916922" calcext:value-type="float">
            <text:p>-0.0015916922</text:p>
          </table:table-cell>
          <table:table-cell office:value-type="float" office:value="0" calcext:value-type="float">
            <text:p>0</text:p>
          </table:table-cell>
          <table:table-cell office:value-type="float" office:value="0.00025816" calcext:value-type="float">
            <text:p>0.00025816</text:p>
          </table:table-cell>
          <table:table-cell office:value-type="float" office:value="-0.00038847" calcext:value-type="float">
            <text:p>-0.0003884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9106323" calcext:value-type="float">
            <text:p>-0.0059106323</text:p>
          </table:table-cell>
          <table:table-cell office:value-type="float" office:value="-9.8138854408" calcext:value-type="float">
            <text:p>-9.8138854408</text:p>
          </table:table-cell>
          <table:table-cell office:value-type="float" office:value="-0.1126218736" calcext:value-type="float">
            <text:p>-0.1126218736</text:p>
          </table:table-cell>
          <table:table-cell office:value-type="float" office:value="114" calcext:value-type="float">
            <text:p>114</text:p>
          </table:table-cell>
          <table:table-cell table:formula="of:=[.H115]/[.I115]" office:value-type="float" office:value="0.000602272396152831" calcext:value-type="float">
            <text:p>0.0006022724</text:p>
          </table:table-cell>
          <table:table-cell table:formula="of:=[.D115]/[.L115]" office:value-type="float" office:value="0.428643254529118" calcext:value-type="float">
            <text:p>0.4286432545</text:p>
          </table:table-cell>
        </table:table-row>
        <table:table-row table:style-name="ro1">
          <table:table-cell office:value-type="float" office:value="5.67" calcext:value-type="float">
            <text:p>5.67</text:p>
          </table:table-cell>
          <table:table-cell office:value-type="float" office:value="-0.0015952478" calcext:value-type="float">
            <text:p>-0.0015952478</text:p>
          </table:table-cell>
          <table:table-cell office:value-type="float" office:value="0" calcext:value-type="float">
            <text:p>0</text:p>
          </table:table-cell>
          <table:table-cell office:value-type="float" office:value="0.00025948" calcext:value-type="float">
            <text:p>0.00025948</text:p>
          </table:table-cell>
          <table:table-cell office:value-type="float" office:value="-0.00039402" calcext:value-type="float">
            <text:p>-0.000394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9950352" calcext:value-type="float">
            <text:p>-0.0059950352</text:p>
          </table:table-cell>
          <table:table-cell office:value-type="float" office:value="-9.8137526894" calcext:value-type="float">
            <text:p>-9.8137526894</text:p>
          </table:table-cell>
          <table:table-cell office:value-type="float" office:value="-0.1130215377" calcext:value-type="float">
            <text:p>-0.1130215377</text:p>
          </table:table-cell>
          <table:table-cell office:value-type="float" office:value="115" calcext:value-type="float">
            <text:p>115</text:p>
          </table:table-cell>
          <table:table-cell table:formula="of:=[.H116]/[.I116]" office:value-type="float" office:value="0.00061088101460671" calcext:value-type="float">
            <text:p>0.000610881</text:p>
          </table:table-cell>
          <table:table-cell table:formula="of:=[.D116]/[.L116]" office:value-type="float" office:value="0.424763569002149" calcext:value-type="float">
            <text:p>0.424763569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-0.00159111" calcext:value-type="float">
            <text:p>-0.00159111</text:p>
          </table:table-cell>
          <table:table-cell office:value-type="float" office:value="0" calcext:value-type="float">
            <text:p>0</text:p>
          </table:table-cell>
          <table:table-cell office:value-type="float" office:value="0.00025948" calcext:value-type="float">
            <text:p>0.00025948</text:p>
          </table:table-cell>
          <table:table-cell office:value-type="float" office:value="-0.00046117" calcext:value-type="float">
            <text:p>-0.000461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0156503" calcext:value-type="float">
            <text:p>-0.0070156503</text:p>
          </table:table-cell>
          <table:table-cell office:value-type="float" office:value="-9.8121992111" calcext:value-type="float">
            <text:p>-9.8121992111</text:p>
          </table:table-cell>
          <table:table-cell office:value-type="float" office:value="-0.1134600118" calcext:value-type="float">
            <text:p>-0.1134600118</text:p>
          </table:table-cell>
          <table:table-cell office:value-type="float" office:value="116" calcext:value-type="float">
            <text:p>116</text:p>
          </table:table-cell>
          <table:table-cell table:formula="of:=[.H117]/[.I117]" office:value-type="float" office:value="0.000714992648341626" calcext:value-type="float">
            <text:p>0.0007149926</text:p>
          </table:table-cell>
          <table:table-cell table:formula="of:=[.D117]/[.L117]" office:value-type="float" office:value="0.362912822393133" calcext:value-type="float">
            <text:p>0.3629128224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-0.0016102318" calcext:value-type="float">
            <text:p>-0.0016102318</text:p>
          </table:table-cell>
          <table:table-cell office:value-type="float" office:value="0" calcext:value-type="float">
            <text:p>0</text:p>
          </table:table-cell>
          <table:table-cell office:value-type="float" office:value="0.00025948" calcext:value-type="float">
            <text:p>0.00025948</text:p>
          </table:table-cell>
          <table:table-cell office:value-type="float" office:value="-0.00045663" calcext:value-type="float">
            <text:p>-0.000456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9461328" calcext:value-type="float">
            <text:p>-0.0069461328</text:p>
          </table:table-cell>
          <table:table-cell office:value-type="float" office:value="-9.8116281509" calcext:value-type="float">
            <text:p>-9.8116281509</text:p>
          </table:table-cell>
          <table:table-cell office:value-type="float" office:value="-0.1138686091" calcext:value-type="float">
            <text:p>-0.1138686091</text:p>
          </table:table-cell>
          <table:table-cell office:value-type="float" office:value="117" calcext:value-type="float">
            <text:p>117</text:p>
          </table:table-cell>
          <table:table-cell table:formula="of:=[.H118]/[.I118]" office:value-type="float" office:value="0.000707949047107217" calcext:value-type="float">
            <text:p>0.000707949</text:p>
          </table:table-cell>
          <table:table-cell table:formula="of:=[.D118]/[.L118]" office:value-type="float" office:value="0.366523552874706" calcext:value-type="float">
            <text:p>0.3665235529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-0.0015948514" calcext:value-type="float">
            <text:p>-0.0015948514</text:p>
          </table:table-cell>
          <table:table-cell office:value-type="float" office:value="0" calcext:value-type="float">
            <text:p>0</text:p>
          </table:table-cell>
          <table:table-cell office:value-type="float" office:value="0.00025816" calcext:value-type="float">
            <text:p>0.00025816</text:p>
          </table:table-cell>
          <table:table-cell office:value-type="float" office:value="-0.0005041" calcext:value-type="float">
            <text:p>-0.00050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668321" calcext:value-type="float">
            <text:p>-0.007668321</text:p>
          </table:table-cell>
          <table:table-cell office:value-type="float" office:value="-9.8116974831" calcext:value-type="float">
            <text:p>-9.8116974831</text:p>
          </table:table-cell>
          <table:table-cell office:value-type="float" office:value="-0.1142946258" calcext:value-type="float">
            <text:p>-0.1142946258</text:p>
          </table:table-cell>
          <table:table-cell office:value-type="float" office:value="118" calcext:value-type="float">
            <text:p>118</text:p>
          </table:table-cell>
          <table:table-cell table:formula="of:=[.H119]/[.I119]" office:value-type="float" office:value="0.000781548861775261" calcext:value-type="float">
            <text:p>0.0007815489</text:p>
          </table:table-cell>
          <table:table-cell table:formula="of:=[.D119]/[.L119]" office:value-type="float" office:value="0.330318438969508" calcext:value-type="float">
            <text:p>0.330318439</text:p>
          </table:table-cell>
        </table:table-row>
        <table:table-row table:style-name="ro1">
          <table:table-cell office:value-type="float" office:value="5.87" calcext:value-type="float">
            <text:p>5.87</text:p>
          </table:table-cell>
          <table:table-cell office:value-type="float" office:value="-0.0016047456" calcext:value-type="float">
            <text:p>-0.0016047456</text:p>
          </table:table-cell>
          <table:table-cell office:value-type="float" office:value="0" calcext:value-type="float">
            <text:p>0</text:p>
          </table:table-cell>
          <table:table-cell office:value-type="float" office:value="0.00025816" calcext:value-type="float">
            <text:p>0.00025816</text:p>
          </table:table-cell>
          <table:table-cell office:value-type="float" office:value="-0.0004283" calcext:value-type="float">
            <text:p>-0.00042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5152533" calcext:value-type="float">
            <text:p>-0.0065152533</text:p>
          </table:table-cell>
          <table:table-cell office:value-type="float" office:value="-9.8117811394" calcext:value-type="float">
            <text:p>-9.8117811394</text:p>
          </table:table-cell>
          <table:table-cell office:value-type="float" office:value="-0.1146375388" calcext:value-type="float">
            <text:p>-0.1146375388</text:p>
          </table:table-cell>
          <table:table-cell office:value-type="float" office:value="119" calcext:value-type="float">
            <text:p>119</text:p>
          </table:table-cell>
          <table:table-cell table:formula="of:=[.H120]/[.I120]" office:value-type="float" office:value="0.00066402350474752" calcext:value-type="float">
            <text:p>0.0006640235</text:p>
          </table:table-cell>
          <table:table-cell table:formula="of:=[.D120]/[.L120]" office:value-type="float" office:value="0.388781418359821" calcext:value-type="float">
            <text:p>0.3887814184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-0.0015826527" calcext:value-type="float">
            <text:p>-0.0015826527</text:p>
          </table:table-cell>
          <table:table-cell office:value-type="float" office:value="0" calcext:value-type="float">
            <text:p>0</text:p>
          </table:table-cell>
          <table:table-cell office:value-type="float" office:value="0.00025816" calcext:value-type="float">
            <text:p>0.00025816</text:p>
          </table:table-cell>
          <table:table-cell office:value-type="float" office:value="-0.00041724" calcext:value-type="float">
            <text:p>-0.000417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3471089" calcext:value-type="float">
            <text:p>-0.0063471089</text:p>
          </table:table-cell>
          <table:table-cell office:value-type="float" office:value="-9.811883831" calcext:value-type="float">
            <text:p>-9.811883831</text:p>
          </table:table-cell>
          <table:table-cell office:value-type="float" office:value="-0.1149549037" calcext:value-type="float">
            <text:p>-0.1149549037</text:p>
          </table:table-cell>
          <table:table-cell office:value-type="float" office:value="120" calcext:value-type="float">
            <text:p>120</text:p>
          </table:table-cell>
          <table:table-cell table:formula="of:=[.H121]/[.I121]" office:value-type="float" office:value="0.000646879743923051" calcext:value-type="float">
            <text:p>0.0006468797</text:p>
          </table:table-cell>
          <table:table-cell table:formula="of:=[.D121]/[.L121]" office:value-type="float" office:value="0.399084995975248" calcext:value-type="float">
            <text:p>0.399084996</text:p>
          </table:table-cell>
        </table:table-row>
        <table:table-row table:style-name="ro1">
          <table:table-cell office:value-type="float" office:value="5.97" calcext:value-type="float">
            <text:p>5.97</text:p>
          </table:table-cell>
          <table:table-cell office:value-type="float" office:value="-0.001599621" calcext:value-type="float">
            <text:p>-0.001599621</text:p>
          </table:table-cell>
          <table:table-cell office:value-type="float" office:value="0" calcext:value-type="float">
            <text:p>0</text:p>
          </table:table-cell>
          <table:table-cell office:value-type="float" office:value="0.00025326" calcext:value-type="float">
            <text:p>0.00025326</text:p>
          </table:table-cell>
          <table:table-cell office:value-type="float" office:value="-0.00055133" calcext:value-type="float">
            <text:p>-0.0005513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3862102" calcext:value-type="float">
            <text:p>-0.0083862102</text:p>
          </table:table-cell>
          <table:table-cell office:value-type="float" office:value="-9.81096138" calcext:value-type="float">
            <text:p>-9.81096138</text:p>
          </table:table-cell>
          <table:table-cell office:value-type="float" office:value="-0.1153542474" calcext:value-type="float">
            <text:p>-0.1153542474</text:p>
          </table:table-cell>
          <table:table-cell office:value-type="float" office:value="121" calcext:value-type="float">
            <text:p>121</text:p>
          </table:table-cell>
          <table:table-cell table:formula="of:=[.H122]/[.I122]" office:value-type="float" office:value="0.000854779656670099" calcext:value-type="float">
            <text:p>0.0008547797</text:p>
          </table:table-cell>
          <table:table-cell table:formula="of:=[.D122]/[.L122]" office:value-type="float" office:value="0.296286882851899" calcext:value-type="float">
            <text:p>0.2962868829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-0.0015888617" calcext:value-type="float">
            <text:p>-0.0015888617</text:p>
          </table:table-cell>
          <table:table-cell office:value-type="float" office:value="0" calcext:value-type="float">
            <text:p>0</text:p>
          </table:table-cell>
          <table:table-cell office:value-type="float" office:value="0.00025326" calcext:value-type="float">
            <text:p>0.00025326</text:p>
          </table:table-cell>
          <table:table-cell office:value-type="float" office:value="-0.00056913" calcext:value-type="float">
            <text:p>-0.000569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6560217" calcext:value-type="float">
            <text:p>-0.0086560217</text:p>
          </table:table-cell>
          <table:table-cell office:value-type="float" office:value="-9.8100034714" calcext:value-type="float">
            <text:p>-9.8100034714</text:p>
          </table:table-cell>
          <table:table-cell office:value-type="float" office:value="-0.1157476977" calcext:value-type="float">
            <text:p>-0.1157476977</text:p>
          </table:table-cell>
          <table:table-cell office:value-type="float" office:value="122" calcext:value-type="float">
            <text:p>122</text:p>
          </table:table-cell>
          <table:table-cell table:formula="of:=[.H123]/[.I123]" office:value-type="float" office:value="0.000882366833532291" calcext:value-type="float">
            <text:p>0.0008823668</text:p>
          </table:table-cell>
          <table:table-cell table:formula="of:=[.D123]/[.L123]" office:value-type="float" office:value="0.287023480910031" calcext:value-type="float">
            <text:p>0.2870234809</text:p>
          </table:table-cell>
        </table:table-row>
        <table:table-row table:style-name="ro1">
          <table:table-cell office:value-type="float" office:value="6.07" calcext:value-type="float">
            <text:p>6.07</text:p>
          </table:table-cell>
          <table:table-cell office:value-type="float" office:value="-0.0015348416" calcext:value-type="float">
            <text:p>-0.0015348416</text:p>
          </table:table-cell>
          <table:table-cell office:value-type="float" office:value="0" calcext:value-type="float">
            <text:p>0</text:p>
          </table:table-cell>
          <table:table-cell office:value-type="float" office:value="0.00025078" calcext:value-type="float">
            <text:p>0.00025078</text:p>
          </table:table-cell>
          <table:table-cell office:value-type="float" office:value="-0.00060188" calcext:value-type="float">
            <text:p>-0.000601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1527674" calcext:value-type="float">
            <text:p>-0.0091527674</text:p>
          </table:table-cell>
          <table:table-cell office:value-type="float" office:value="-9.8084922409" calcext:value-type="float">
            <text:p>-9.8084922409</text:p>
          </table:table-cell>
          <table:table-cell office:value-type="float" office:value="-0.1161456481" calcext:value-type="float">
            <text:p>-0.1161456481</text:p>
          </table:table-cell>
          <table:table-cell office:value-type="float" office:value="123" calcext:value-type="float">
            <text:p>123</text:p>
          </table:table-cell>
          <table:table-cell table:formula="of:=[.H124]/[.I124]" office:value-type="float" office:value="0.000933147233560963" calcext:value-type="float">
            <text:p>0.0009331472</text:p>
          </table:table-cell>
          <table:table-cell table:formula="of:=[.D124]/[.L124]" office:value-type="float" office:value="0.268746443198469" calcext:value-type="float">
            <text:p>0.2687464432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-0.001581813" calcext:value-type="float">
            <text:p>-0.001581813</text:p>
          </table:table-cell>
          <table:table-cell office:value-type="float" office:value="0" calcext:value-type="float">
            <text:p>0</text:p>
          </table:table-cell>
          <table:table-cell office:value-type="float" office:value="0.00024775" calcext:value-type="float">
            <text:p>0.00024775</text:p>
          </table:table-cell>
          <table:table-cell office:value-type="float" office:value="-0.00040783" calcext:value-type="float">
            <text:p>-0.000407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2023893" calcext:value-type="float">
            <text:p>-0.0062023893</text:p>
          </table:table-cell>
          <table:table-cell office:value-type="float" office:value="-9.8093035889" calcext:value-type="float">
            <text:p>-9.8093035889</text:p>
          </table:table-cell>
          <table:table-cell office:value-type="float" office:value="-0.1164040864" calcext:value-type="float">
            <text:p>-0.1164040864</text:p>
          </table:table-cell>
          <table:table-cell office:value-type="float" office:value="124" calcext:value-type="float">
            <text:p>124</text:p>
          </table:table-cell>
          <table:table-cell table:formula="of:=[.H125]/[.I125]" office:value-type="float" office:value="0.000632296599222242" calcext:value-type="float">
            <text:p>0.0006322966</text:p>
          </table:table-cell>
          <table:table-cell table:formula="of:=[.D125]/[.L125]" office:value-type="float" office:value="0.391825608906873" calcext:value-type="float">
            <text:p>0.3918256089</text:p>
          </table:table-cell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float" office:value="-0.0015203737" calcext:value-type="float">
            <text:p>-0.0015203737</text:p>
          </table:table-cell>
          <table:table-cell office:value-type="float" office:value="0" calcext:value-type="float">
            <text:p>0</text:p>
          </table:table-cell>
          <table:table-cell office:value-type="float" office:value="0.00024775" calcext:value-type="float">
            <text:p>0.00024775</text:p>
          </table:table-cell>
          <table:table-cell office:value-type="float" office:value="-0.00016517" calcext:value-type="float">
            <text:p>-0.000165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5121915" calcext:value-type="float">
            <text:p>-0.0025121915</text:p>
          </table:table-cell>
          <table:table-cell office:value-type="float" office:value="-9.810105114" calcext:value-type="float">
            <text:p>-9.810105114</text:p>
          </table:table-cell>
          <table:table-cell office:value-type="float" office:value="-0.1165045798" calcext:value-type="float">
            <text:p>-0.1165045798</text:p>
          </table:table-cell>
          <table:table-cell office:value-type="float" office:value="125" calcext:value-type="float">
            <text:p>125</text:p>
          </table:table-cell>
          <table:table-cell table:formula="of:=[.H126]/[.I126]" office:value-type="float" office:value="0.00025608201653363" calcext:value-type="float">
            <text:p>0.000256082</text:p>
          </table:table-cell>
          <table:table-cell table:formula="of:=[.D126]/[.L126]" office:value-type="float" office:value="0.967463484369524" calcext:value-type="float">
            <text:p>0.9674634844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-0.0015271934" calcext:value-type="float">
            <text:p>-0.0015271934</text:p>
          </table:table-cell>
          <table:table-cell office:value-type="float" office:value="0" calcext:value-type="float">
            <text:p>0</text:p>
          </table:table-cell>
          <table:table-cell office:value-type="float" office:value="0.00024222" calcext:value-type="float">
            <text:p>0.00024222</text:p>
          </table:table-cell>
          <table:table-cell office:value-type="float" office:value="-0.00034655" calcext:value-type="float">
            <text:p>-0.000346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2687177" calcext:value-type="float">
            <text:p>-0.0052687177</text:p>
          </table:table-cell>
          <table:table-cell office:value-type="float" office:value="-9.8060272026" calcext:value-type="float">
            <text:p>-9.8060272026</text:p>
          </table:table-cell>
          <table:table-cell office:value-type="float" office:value="-0.1167072207" calcext:value-type="float">
            <text:p>-0.1167072207</text:p>
          </table:table-cell>
          <table:table-cell office:value-type="float" office:value="126" calcext:value-type="float">
            <text:p>126</text:p>
          </table:table-cell>
          <table:table-cell table:formula="of:=[.H127]/[.I127]" office:value-type="float" office:value="0.000537293808302208" calcext:value-type="float">
            <text:p>0.0005372938</text:p>
          </table:table-cell>
          <table:table-cell table:formula="of:=[.D127]/[.L127]" office:value-type="float" office:value="0.450814798639481" calcext:value-type="float">
            <text:p>0.4508147986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-0.0015311119" calcext:value-type="float">
            <text:p>-0.0015311119</text:p>
          </table:table-cell>
          <table:table-cell office:value-type="float" office:value="0" calcext:value-type="float">
            <text:p>0</text:p>
          </table:table-cell>
          <table:table-cell office:value-type="float" office:value="0.00024222" calcext:value-type="float">
            <text:p>0.00024222</text:p>
          </table:table-cell>
          <table:table-cell office:value-type="float" office:value="-0.0005366" calcext:value-type="float">
            <text:p>-0.000536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1566207" calcext:value-type="float">
            <text:p>-0.0081566207</text:p>
          </table:table-cell>
          <table:table-cell office:value-type="float" office:value="-9.8043157959" calcext:value-type="float">
            <text:p>-9.8043157959</text:p>
          </table:table-cell>
          <table:table-cell office:value-type="float" office:value="-0.1170093194" calcext:value-type="float">
            <text:p>-0.1170093194</text:p>
          </table:table-cell>
          <table:table-cell office:value-type="float" office:value="127" calcext:value-type="float">
            <text:p>127</text:p>
          </table:table-cell>
          <table:table-cell table:formula="of:=[.H128]/[.I128]" office:value-type="float" office:value="0.0008319418580347" calcext:value-type="float">
            <text:p>0.0008319419</text:p>
          </table:table-cell>
          <table:table-cell table:formula="of:=[.D128]/[.L128]" office:value-type="float" office:value="0.291150153896809" calcext:value-type="float">
            <text:p>0.2911501539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-0.0014586981" calcext:value-type="float">
            <text:p>-0.0014586981</text:p>
          </table:table-cell>
          <table:table-cell office:value-type="float" office:value="0" calcext:value-type="float">
            <text:p>0</text:p>
          </table:table-cell>
          <table:table-cell office:value-type="float" office:value="0.00023664" calcext:value-type="float">
            <text:p>0.00023664</text:p>
          </table:table-cell>
          <table:table-cell office:value-type="float" office:value="-0.00015773" calcext:value-type="float">
            <text:p>-0.000157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3980017" calcext:value-type="float">
            <text:p>-0.0023980017</text:p>
          </table:table-cell>
          <table:table-cell office:value-type="float" office:value="-9.8059348488" calcext:value-type="float">
            <text:p>-9.8059348488</text:p>
          </table:table-cell>
          <table:table-cell office:value-type="float" office:value="-0.1170949638" calcext:value-type="float">
            <text:p>-0.1170949638</text:p>
          </table:table-cell>
          <table:table-cell office:value-type="float" office:value="128" calcext:value-type="float">
            <text:p>128</text:p>
          </table:table-cell>
          <table:table-cell table:formula="of:=[.H129]/[.I129]" office:value-type="float" office:value="0.000244545954768755" calcext:value-type="float">
            <text:p>0.000244546</text:p>
          </table:table-cell>
          <table:table-cell table:formula="of:=[.D129]/[.L129]" office:value-type="float" office:value="0.967670883060688" calcext:value-type="float">
            <text:p>0.9676708831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-0.0015187864" calcext:value-type="float">
            <text:p>-0.0015187864</text:p>
          </table:table-cell>
          <table:table-cell office:value-type="float" office:value="0" calcext:value-type="float">
            <text:p>0</text:p>
          </table:table-cell>
          <table:table-cell office:value-type="float" office:value="0.00023361" calcext:value-type="float">
            <text:p>0.00023361</text:p>
          </table:table-cell>
          <table:table-cell office:value-type="float" office:value="-0.00013359" calcext:value-type="float">
            <text:p>-0.000133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20310919" calcext:value-type="float">
            <text:p>-0.0020310919</text:p>
          </table:table-cell>
          <table:table-cell office:value-type="float" office:value="-9.8063584137" calcext:value-type="float">
            <text:p>-9.8063584137</text:p>
          </table:table-cell>
          <table:table-cell office:value-type="float" office:value="-0.1171649992" calcext:value-type="float">
            <text:p>-0.1171649992</text:p>
          </table:table-cell>
          <table:table-cell office:value-type="float" office:value="129" calcext:value-type="float">
            <text:p>129</text:p>
          </table:table-cell>
          <table:table-cell table:formula="of:=[.H130]/[.I130]" office:value-type="float" office:value="0.000207119892452886" calcext:value-type="float">
            <text:p>0.0002071199</text:p>
          </table:table-cell>
          <table:table-cell table:formula="of:=[.D130]/[.L130]" office:value-type="float" office:value="1.12789745703996" calcext:value-type="float">
            <text:p>1.127897457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-0.0014110535" calcext:value-type="float">
            <text:p>-0.0014110535</text:p>
          </table:table-cell>
          <table:table-cell office:value-type="float" office:value="0" calcext:value-type="float">
            <text:p>0</text:p>
          </table:table-cell>
          <table:table-cell office:value-type="float" office:value="0.00023361" calcext:value-type="float">
            <text:p>0.00023361</text:p>
          </table:table-cell>
          <table:table-cell office:value-type="float" office:value="-0.00030991" calcext:value-type="float">
            <text:p>-0.000309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7112142" calcext:value-type="float">
            <text:p>-0.0047112142</text:p>
          </table:table-cell>
          <table:table-cell office:value-type="float" office:value="-9.8051628304" calcext:value-type="float">
            <text:p>-9.8051628304</text:p>
          </table:table-cell>
          <table:table-cell office:value-type="float" office:value="-0.1173220426" calcext:value-type="float">
            <text:p>-0.1173220426</text:p>
          </table:table-cell>
          <table:table-cell office:value-type="float" office:value="130" calcext:value-type="float">
            <text:p>130</text:p>
          </table:table-cell>
          <table:table-cell table:formula="of:=[.H131]/[.I131]" office:value-type="float" office:value="0.000480483015069706" calcext:value-type="float">
            <text:p>0.000480483</text:p>
          </table:table-cell>
          <table:table-cell table:formula="of:=[.D131]/[.L131]" office:value-type="float" office:value="0.486198247748902" calcext:value-type="float">
            <text:p>0.4861982477</text:p>
          </table:table-cell>
        </table:table-row>
        <table:table-row table:style-name="ro1">
          <table:table-cell office:value-type="float" office:value="6.47" calcext:value-type="float">
            <text:p>6.47</text:p>
          </table:table-cell>
          <table:table-cell office:value-type="float" office:value="-0.0014546688" calcext:value-type="float">
            <text:p>-0.0014546688</text:p>
          </table:table-cell>
          <table:table-cell office:value-type="float" office:value="0" calcext:value-type="float">
            <text:p>0</text:p>
          </table:table-cell>
          <table:table-cell office:value-type="float" office:value="0.00023052" calcext:value-type="float">
            <text:p>0.00023052</text:p>
          </table:table-cell>
          <table:table-cell office:value-type="float" office:value="0.00008017" calcext:value-type="float">
            <text:p>0.000080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2189788" calcext:value-type="float">
            <text:p>0.0012189788</text:p>
          </table:table-cell>
          <table:table-cell office:value-type="float" office:value="-9.8070124054" calcext:value-type="float">
            <text:p>-9.8070124054</text:p>
          </table:table-cell>
          <table:table-cell office:value-type="float" office:value="-0.1172827259" calcext:value-type="float">
            <text:p>-0.1172827259</text:p>
          </table:table-cell>
          <table:table-cell office:value-type="float" office:value="131" calcext:value-type="float">
            <text:p>131</text:p>
          </table:table-cell>
          <table:table-cell table:formula="of:=[.H132]/[.I132]" office:value-type="float" office:value="-0.000124296651172665" calcext:value-type="float">
            <text:p>-0.0001242967</text:p>
          </table:table-cell>
          <table:table-cell table:formula="of:=[.D132]/[.L132]" office:value-type="float" office:value="-1.85459542011133" calcext:value-type="float">
            <text:p>-1.8545954201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-0.0014350025" calcext:value-type="float">
            <text:p>-0.0014350025</text:p>
          </table:table-cell>
          <table:table-cell office:value-type="float" office:value="0" calcext:value-type="float">
            <text:p>0</text:p>
          </table:table-cell>
          <table:table-cell office:value-type="float" office:value="0.00023052" calcext:value-type="float">
            <text:p>0.00023052</text:p>
          </table:table-cell>
          <table:table-cell office:value-type="float" office:value="0.00002456" calcext:value-type="float">
            <text:p>0.000024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3734171" calcext:value-type="float">
            <text:p>0.0003734171</text:p>
          </table:table-cell>
          <table:table-cell office:value-type="float" office:value="-9.8054455566" calcext:value-type="float">
            <text:p>-9.8054455566</text:p>
          </table:table-cell>
          <table:table-cell office:value-type="float" office:value="-0.1172710583" calcext:value-type="float">
            <text:p>-0.1172710583</text:p>
          </table:table-cell>
          <table:table-cell office:value-type="float" office:value="132" calcext:value-type="float">
            <text:p>132</text:p>
          </table:table-cell>
          <table:table-cell table:formula="of:=[.H133]/[.I133]" office:value-type="float" office:value="-0.0000380826243789253" calcext:value-type="float">
            <text:p>-3.80826243789253E-05</text:p>
          </table:table-cell>
          <table:table-cell table:formula="of:=[.D133]/[.L133]" office:value-type="float" office:value="-6.0531542602292" calcext:value-type="float">
            <text:p>-6.0531542602</text:p>
          </table:table-cell>
        </table:table-row>
        <table:table-row table:style-name="ro1">
          <table:table-cell office:value-type="float" office:value="6.57" calcext:value-type="float">
            <text:p>6.57</text:p>
          </table:table-cell>
          <table:table-cell office:value-type="float" office:value="-0.0014066834" calcext:value-type="float">
            <text:p>-0.0014066834</text:p>
          </table:table-cell>
          <table:table-cell office:value-type="float" office:value="0" calcext:value-type="float">
            <text:p>0</text:p>
          </table:table-cell>
          <table:table-cell office:value-type="float" office:value="0.00022742" calcext:value-type="float">
            <text:p>0.00022742</text:p>
          </table:table-cell>
          <table:table-cell office:value-type="float" office:value="0.00019546" calcext:value-type="float">
            <text:p>0.000195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971769" calcext:value-type="float">
            <text:p>0.002971769</text:p>
          </table:table-cell>
          <table:table-cell office:value-type="float" office:value="-9.8064537048" calcext:value-type="float">
            <text:p>-9.8064537048</text:p>
          </table:table-cell>
          <table:table-cell office:value-type="float" office:value="-0.1171810031" calcext:value-type="float">
            <text:p>-0.1171810031</text:p>
          </table:table-cell>
          <table:table-cell office:value-type="float" office:value="133" calcext:value-type="float">
            <text:p>133</text:p>
          </table:table-cell>
          <table:table-cell table:formula="of:=[.H134]/[.I134]" office:value-type="float" office:value="-0.000303042168908155" calcext:value-type="float">
            <text:p>-0.0003030422</text:p>
          </table:table-cell>
          <table:table-cell table:formula="of:=[.D134]/[.L134]" office:value-type="float" office:value="-0.750456614072499" calcext:value-type="float">
            <text:p>-0.7504566141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-0.001433507" calcext:value-type="float">
            <text:p>-0.001433507</text:p>
          </table:table-cell>
          <table:table-cell office:value-type="float" office:value="0" calcext:value-type="float">
            <text:p>0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37107" calcext:value-type="float">
            <text:p>0.000371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6425069" calcext:value-type="float">
            <text:p>0.0056425069</text:p>
          </table:table-cell>
          <table:table-cell office:value-type="float" office:value="-9.8077945137" calcext:value-type="float">
            <text:p>-9.8077945137</text:p>
          </table:table-cell>
          <table:table-cell office:value-type="float" office:value="-0.1170150489" calcext:value-type="float">
            <text:p>-0.1170150489</text:p>
          </table:table-cell>
          <table:table-cell office:value-type="float" office:value="134" calcext:value-type="float">
            <text:p>134</text:p>
          </table:table-cell>
          <table:table-cell table:formula="of:=[.H135]/[.I135]" office:value-type="float" office:value="-0.000575308433727713" calcext:value-type="float">
            <text:p>-0.0005753084</text:p>
          </table:table-cell>
          <table:table-cell table:formula="of:=[.D135]/[.L135]" office:value-type="float" office:value="-0.391094562167483" calcext:value-type="float">
            <text:p>-0.3910945622</text:p>
          </table:table-cell>
        </table:table-row>
        <table:table-row table:style-name="ro1">
          <table:table-cell office:value-type="float" office:value="6.67" calcext:value-type="float">
            <text:p>6.67</text:p>
          </table:table-cell>
          <table:table-cell office:value-type="float" office:value="-0.0013772855" calcext:value-type="float">
            <text:p>-0.0013772855</text:p>
          </table:table-cell>
          <table:table-cell office:value-type="float" office:value="0" calcext:value-type="float">
            <text:p>0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30889" calcext:value-type="float">
            <text:p>0.000308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6962782" calcext:value-type="float">
            <text:p>0.0046962782</text:p>
          </table:table-cell>
          <table:table-cell office:value-type="float" office:value="-9.8063593292" calcext:value-type="float">
            <text:p>-9.8063593292</text:p>
          </table:table-cell>
          <table:table-cell office:value-type="float" office:value="-0.1168808639" calcext:value-type="float">
            <text:p>-0.1168808639</text:p>
          </table:table-cell>
          <table:table-cell office:value-type="float" office:value="135" calcext:value-type="float">
            <text:p>135</text:p>
          </table:table-cell>
          <table:table-cell table:formula="of:=[.H136]/[.I136]" office:value-type="float" office:value="-0.000478901296836644" calcext:value-type="float">
            <text:p>-0.0004789013</text:p>
          </table:table-cell>
          <table:table-cell table:formula="of:=[.D136]/[.L136]" office:value-type="float" office:value="-0.469825413892644" calcext:value-type="float">
            <text:p>-0.4698254139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-0.0013903601" calcext:value-type="float">
            <text:p>-0.0013903601</text:p>
          </table:table-cell>
          <table:table-cell office:value-type="float" office:value="0" calcext:value-type="float">
            <text:p>0</text:p>
          </table:table-cell>
          <table:table-cell office:value-type="float" office:value="0.00022252" calcext:value-type="float">
            <text:p>0.00022252</text:p>
          </table:table-cell>
          <table:table-cell office:value-type="float" office:value="0.00000124" calcext:value-type="float">
            <text:p>0.000001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0189183" calcext:value-type="float">
            <text:p>1.89183E-05</text:p>
          </table:table-cell>
          <table:table-cell office:value-type="float" office:value="-9.8035676384" calcext:value-type="float">
            <text:p>-9.8035676384</text:p>
          </table:table-cell>
          <table:table-cell office:value-type="float" office:value="-0.1168803424" calcext:value-type="float">
            <text:p>-0.1168803424</text:p>
          </table:table-cell>
          <table:table-cell office:value-type="float" office:value="136" calcext:value-type="float">
            <text:p>136</text:p>
          </table:table-cell>
          <table:table-cell table:formula="of:=[.H137]/[.I137]" office:value-type="float" office:value="-0.00000192973626518352" calcext:value-type="float">
            <text:p>-1.92973626518352E-06</text:p>
          </table:table-cell>
          <table:table-cell table:formula="of:=[.D137]/[.L137]" office:value-type="float" office:value="-115.311094067478" calcext:value-type="float">
            <text:p>-115.3110940675</text:p>
          </table:table-cell>
        </table:table-row>
        <table:table-row table:style-name="ro1">
          <table:table-cell office:value-type="float" office:value="6.77" calcext:value-type="float">
            <text:p>6.77</text:p>
          </table:table-cell>
          <table:table-cell office:value-type="float" office:value="-0.001388217" calcext:value-type="float">
            <text:p>-0.001388217</text:p>
          </table:table-cell>
          <table:table-cell office:value-type="float" office:value="0" calcext:value-type="float">
            <text:p>0</text:p>
          </table:table-cell>
          <table:table-cell office:value-type="float" office:value="0.00022252" calcext:value-type="float">
            <text:p>0.00022252</text:p>
          </table:table-cell>
          <table:table-cell office:value-type="float" office:value="-0.00025155" calcext:value-type="float">
            <text:p>-0.000251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8232825" calcext:value-type="float">
            <text:p>-0.0038232825</text:p>
          </table:table-cell>
          <table:table-cell office:value-type="float" office:value="-9.8033149529" calcext:value-type="float">
            <text:p>-9.8033149529</text:p>
          </table:table-cell>
          <table:table-cell office:value-type="float" office:value="-0.1169836745" calcext:value-type="float">
            <text:p>-0.1169836745</text:p>
          </table:table-cell>
          <table:table-cell office:value-type="float" office:value="137" calcext:value-type="float">
            <text:p>137</text:p>
          </table:table-cell>
          <table:table-cell table:formula="of:=[.H138]/[.I138]" office:value-type="float" office:value="0.000389998946108429" calcext:value-type="float">
            <text:p>0.0003899989</text:p>
          </table:table-cell>
          <table:table-cell table:formula="of:=[.D138]/[.L138]" office:value-type="float" office:value="0.570565644395701" calcext:value-type="float">
            <text:p>0.5705656444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-0.0013574559" calcext:value-type="float">
            <text:p>-0.0013574559</text:p>
          </table:table-cell>
          <table:table-cell office:value-type="float" office:value="0" calcext:value-type="float">
            <text:p>0</text:p>
          </table:table-cell>
          <table:table-cell office:value-type="float" office:value="0.00022252" calcext:value-type="float">
            <text:p>0.00022252</text:p>
          </table:table-cell>
          <table:table-cell office:value-type="float" office:value="0.00012525" calcext:value-type="float">
            <text:p>0.0001252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9040178" calcext:value-type="float">
            <text:p>0.0019040178</text:p>
          </table:table-cell>
          <table:table-cell office:value-type="float" office:value="-9.804733696" calcext:value-type="float">
            <text:p>-9.804733696</text:p>
          </table:table-cell>
          <table:table-cell office:value-type="float" office:value="-0.1169335693" calcext:value-type="float">
            <text:p>-0.1169335693</text:p>
          </table:table-cell>
          <table:table-cell office:value-type="float" office:value="138" calcext:value-type="float">
            <text:p>138</text:p>
          </table:table-cell>
          <table:table-cell table:formula="of:=[.H139]/[.I139]" office:value-type="float" office:value="-0.00019419372917561" calcext:value-type="float">
            <text:p>-0.0001941937</text:p>
          </table:table-cell>
          <table:table-cell table:formula="of:=[.D139]/[.L139]" office:value-type="float" office:value="-1.14586604286678" calcext:value-type="float">
            <text:p>-1.1458660429</text:p>
          </table:table-cell>
        </table:table-row>
        <table:table-row table:style-name="ro1">
          <table:table-cell office:value-type="float" office:value="6.87" calcext:value-type="float">
            <text:p>6.87</text:p>
          </table:table-cell>
          <table:table-cell office:value-type="float" office:value="-0.0013835783" calcext:value-type="float">
            <text:p>-0.0013835783</text:p>
          </table:table-cell>
          <table:table-cell office:value-type="float" office:value="0" calcext:value-type="float">
            <text:p>0</text:p>
          </table:table-cell>
          <table:table-cell office:value-type="float" office:value="0.00021942" calcext:value-type="float">
            <text:p>0.00021942</text:p>
          </table:table-cell>
          <table:table-cell office:value-type="float" office:value="0.00013471" calcext:value-type="float">
            <text:p>0.000134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0478203" calcext:value-type="float">
            <text:p>0.0020478203</text:p>
          </table:table-cell>
          <table:table-cell office:value-type="float" office:value="-9.8052102852" calcext:value-type="float">
            <text:p>-9.8052102852</text:p>
          </table:table-cell>
          <table:table-cell office:value-type="float" office:value="-0.1168810576" calcext:value-type="float">
            <text:p>-0.1168810576</text:p>
          </table:table-cell>
          <table:table-cell office:value-type="float" office:value="139" calcext:value-type="float">
            <text:p>139</text:p>
          </table:table-cell>
          <table:table-cell table:formula="of:=[.H140]/[.I140]" office:value-type="float" office:value="-0.000208850217428889" calcext:value-type="float">
            <text:p>-0.0002088502</text:p>
          </table:table-cell>
          <table:table-cell table:formula="of:=[.D140]/[.L140]" office:value-type="float" office:value="-1.05060939222967" calcext:value-type="float">
            <text:p>-1.0506093922</text:p>
          </table:table-cell>
        </table:table-row>
        <table:table-row table:style-name="ro1">
          <table:table-cell office:value-type="float" office:value="6.93" calcext:value-type="float">
            <text:p>6.93</text:p>
          </table:table-cell>
          <table:table-cell office:value-type="float" office:value="-0.0013665045" calcext:value-type="float">
            <text:p>-0.0013665045</text:p>
          </table:table-cell>
          <table:table-cell office:value-type="float" office:value="0" calcext:value-type="float">
            <text:p>0</text:p>
          </table:table-cell>
          <table:table-cell office:value-type="float" office:value="0.00021942" calcext:value-type="float">
            <text:p>0.00021942</text:p>
          </table:table-cell>
          <table:table-cell office:value-type="float" office:value="0.0001188" calcext:value-type="float">
            <text:p>0.000118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8058702" calcext:value-type="float">
            <text:p>0.0018058702</text:p>
          </table:table-cell>
          <table:table-cell office:value-type="float" office:value="-9.8047339821" calcext:value-type="float">
            <text:p>-9.8047339821</text:p>
          </table:table-cell>
          <table:table-cell office:value-type="float" office:value="-0.1168359071" calcext:value-type="float">
            <text:p>-0.1168359071</text:p>
          </table:table-cell>
          <table:table-cell office:value-type="float" office:value="140" calcext:value-type="float">
            <text:p>140</text:p>
          </table:table-cell>
          <table:table-cell table:formula="of:=[.H141]/[.I141]" office:value-type="float" office:value="-0.000184183497818185" calcext:value-type="float">
            <text:p>-0.0001841835</text:p>
          </table:table-cell>
          <table:table-cell table:formula="of:=[.D141]/[.L141]" office:value-type="float" office:value="-1.19131193944747" calcext:value-type="float">
            <text:p>-1.1913119394</text:p>
          </table:table-cell>
        </table:table-row>
        <table:table-row table:style-name="ro1">
          <table:table-cell office:value-type="float" office:value="6.97" calcext:value-type="float">
            <text:p>6.97</text:p>
          </table:table-cell>
          <table:table-cell office:value-type="float" office:value="-0.0013385548" calcext:value-type="float">
            <text:p>-0.0013385548</text:p>
          </table:table-cell>
          <table:table-cell office:value-type="float" office:value="0" calcext:value-type="float">
            <text:p>0</text:p>
          </table:table-cell>
          <table:table-cell office:value-type="float" office:value="0.00021942" calcext:value-type="float">
            <text:p>0.00021942</text:p>
          </table:table-cell>
          <table:table-cell office:value-type="float" office:value="0.00031127" calcext:value-type="float">
            <text:p>0.000311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7321318" calcext:value-type="float">
            <text:p>0.0047321318</text:p>
          </table:table-cell>
          <table:table-cell office:value-type="float" office:value="-9.8056765556" calcext:value-type="float">
            <text:p>-9.8056765556</text:p>
          </table:table-cell>
          <table:table-cell office:value-type="float" office:value="-0.1167204976" calcext:value-type="float">
            <text:p>-0.1167204976</text:p>
          </table:table-cell>
          <table:table-cell office:value-type="float" office:value="141" calcext:value-type="float">
            <text:p>141</text:p>
          </table:table-cell>
          <table:table-cell table:formula="of:=[.H142]/[.I142]" office:value-type="float" office:value="-0.000482591055616401" calcext:value-type="float">
            <text:p>-0.0004825911</text:p>
          </table:table-cell>
          <table:table-cell table:formula="of:=[.D142]/[.L142]" office:value-type="float" office:value="-0.454670672915271" calcext:value-type="float">
            <text:p>-0.4546706729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-0.001364662" calcext:value-type="float">
            <text:p>-0.001364662</text:p>
          </table:table-cell>
          <table:table-cell office:value-type="float" office:value="0" calcext:value-type="float">
            <text:p>0</text:p>
          </table:table-cell>
          <table:table-cell office:value-type="float" office:value="0.00021942" calcext:value-type="float">
            <text:p>0.00021942</text:p>
          </table:table-cell>
          <table:table-cell office:value-type="float" office:value="0.00030416" calcext:value-type="float">
            <text:p>0.0003041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6239595" calcext:value-type="float">
            <text:p>0.0046239595</text:p>
          </table:table-cell>
          <table:table-cell office:value-type="float" office:value="-9.8053855324" calcext:value-type="float">
            <text:p>-9.8053855324</text:p>
          </table:table-cell>
          <table:table-cell office:value-type="float" office:value="-0.1166104078" calcext:value-type="float">
            <text:p>-0.1166104078</text:p>
          </table:table-cell>
          <table:table-cell office:value-type="float" office:value="142" calcext:value-type="float">
            <text:p>142</text:p>
          </table:table-cell>
          <table:table-cell table:formula="of:=[.H143]/[.I143]" office:value-type="float" office:value="-0.000471573451622174" calcext:value-type="float">
            <text:p>-0.0004715735</text:p>
          </table:table-cell>
          <table:table-cell table:formula="of:=[.D143]/[.L143]" office:value-type="float" office:value="-0.465293368923151" calcext:value-type="float">
            <text:p>-0.4652933689</text:p>
          </table:table-cell>
        </table:table-row>
        <table:table-row table:style-name="ro1">
          <table:table-cell office:value-type="float" office:value="7.07" calcext:value-type="float">
            <text:p>7.07</text:p>
          </table:table-cell>
          <table:table-cell office:value-type="float" office:value="-0.0013471602" calcext:value-type="float">
            <text:p>-0.0013471602</text:p>
          </table:table-cell>
          <table:table-cell office:value-type="float" office:value="0" calcext:value-type="float">
            <text:p>0</text:p>
          </table:table-cell>
          <table:table-cell office:value-type="float" office:value="0.00021942" calcext:value-type="float">
            <text:p>0.00021942</text:p>
          </table:table-cell>
          <table:table-cell office:value-type="float" office:value="0.0002363" calcext:value-type="float">
            <text:p>0.000236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5928027" calcext:value-type="float">
            <text:p>0.0035928027</text:p>
          </table:table-cell>
          <table:table-cell office:value-type="float" office:value="-9.8069916725" calcext:value-type="float">
            <text:p>-9.8069916725</text:p>
          </table:table-cell>
          <table:table-cell office:value-type="float" office:value="-0.1165268496" calcext:value-type="float">
            <text:p>-0.1165268496</text:p>
          </table:table-cell>
          <table:table-cell office:value-type="float" office:value="143" calcext:value-type="float">
            <text:p>143</text:p>
          </table:table-cell>
          <table:table-cell table:formula="of:=[.H144]/[.I144]" office:value-type="float" office:value="-0.000366351152318672" calcext:value-type="float">
            <text:p>-0.0003663512</text:p>
          </table:table-cell>
          <table:table-cell table:formula="of:=[.D144]/[.L144]" office:value-type="float" office:value="-0.598933560359424" calcext:value-type="float">
            <text:p>-0.5989335604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-0.0013577373" calcext:value-type="float">
            <text:p>-0.0013577373</text:p>
          </table:table-cell>
          <table:table-cell office:value-type="float" office:value="0" calcext:value-type="float">
            <text:p>0</text:p>
          </table:table-cell>
          <table:table-cell office:value-type="float" office:value="0.00022494" calcext:value-type="float">
            <text:p>0.00022494</text:p>
          </table:table-cell>
          <table:table-cell office:value-type="float" office:value="0.00004613" calcext:value-type="float">
            <text:p>0.000046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7012429" calcext:value-type="float">
            <text:p>0.0007012429</text:p>
          </table:table-cell>
          <table:table-cell office:value-type="float" office:value="-9.8059844971" calcext:value-type="float">
            <text:p>-9.8059844971</text:p>
          </table:table-cell>
          <table:table-cell office:value-type="float" office:value="-0.1165109128" calcext:value-type="float">
            <text:p>-0.1165109128</text:p>
          </table:table-cell>
          <table:table-cell office:value-type="float" office:value="144" calcext:value-type="float">
            <text:p>144</text:p>
          </table:table-cell>
          <table:table-cell table:formula="of:=[.H145]/[.I145]" office:value-type="float" office:value="-0.0000715117283947761" calcext:value-type="float">
            <text:p>-7.15117283947761E-05</text:p>
          </table:table-cell>
          <table:table-cell table:formula="of:=[.D145]/[.L145]" office:value-type="float" office:value="-3.14549801898554" calcext:value-type="float">
            <text:p>-3.145498019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-0.0013516155" calcext:value-type="float">
            <text:p>-0.0013516155</text:p>
          </table:table-cell>
          <table:table-cell office:value-type="float" office:value="0" calcext:value-type="float">
            <text:p>0</text:p>
          </table:table-cell>
          <table:table-cell office:value-type="float" office:value="0.00022494" calcext:value-type="float">
            <text:p>0.00022494</text:p>
          </table:table-cell>
          <table:table-cell office:value-type="float" office:value="0.00023307" calcext:value-type="float">
            <text:p>0.000233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5438972" calcext:value-type="float">
            <text:p>0.0035438972</text:p>
          </table:table-cell>
          <table:table-cell office:value-type="float" office:value="-9.80737854" calcext:value-type="float">
            <text:p>-9.80737854</text:p>
          </table:table-cell>
          <table:table-cell office:value-type="float" office:value="-0.1164321601" calcext:value-type="float">
            <text:p>-0.1164321601</text:p>
          </table:table-cell>
          <table:table-cell office:value-type="float" office:value="145" calcext:value-type="float">
            <text:p>145</text:p>
          </table:table-cell>
          <table:table-cell table:formula="of:=[.H146]/[.I146]" office:value-type="float" office:value="-0.000361350098351562" calcext:value-type="float">
            <text:p>-0.0003613501</text:p>
          </table:table-cell>
          <table:table-cell table:formula="of:=[.D146]/[.L146]" office:value-type="float" office:value="-0.622498792794441" calcext:value-type="float">
            <text:p>-0.6224987928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-0.0014231021" calcext:value-type="float">
            <text:p>-0.0014231021</text:p>
          </table:table-cell>
          <table:table-cell office:value-type="float" office:value="0" calcext:value-type="float">
            <text:p>0</text:p>
          </table:table-cell>
          <table:table-cell office:value-type="float" office:value="0.00022737" calcext:value-type="float">
            <text:p>0.00022737</text:p>
          </table:table-cell>
          <table:table-cell office:value-type="float" office:value="-0.00021681" calcext:value-type="float">
            <text:p>-0.000216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2959076" calcext:value-type="float">
            <text:p>-0.0032959076</text:p>
          </table:table-cell>
          <table:table-cell office:value-type="float" office:value="-9.8051026535" calcext:value-type="float">
            <text:p>-9.8051026535</text:p>
          </table:table-cell>
          <table:table-cell office:value-type="float" office:value="-0.1165038049" calcext:value-type="float">
            <text:p>-0.1165038049</text:p>
          </table:table-cell>
          <table:table-cell office:value-type="float" office:value="146" calcext:value-type="float">
            <text:p>146</text:p>
          </table:table-cell>
          <table:table-cell table:formula="of:=[.H147]/[.I147]" office:value-type="float" office:value="0.000336142079942784" calcext:value-type="float">
            <text:p>0.0003361421</text:p>
          </table:table-cell>
          <table:table-cell table:formula="of:=[.D147]/[.L147]" office:value-type="float" office:value="0.676410403715898" calcext:value-type="float">
            <text:p>0.6764104037</text:p>
          </table:table-cell>
        </table:table-row>
        <table:table-row table:style-name="ro1">
          <table:table-cell office:value-type="float" office:value="7.27" calcext:value-type="float">
            <text:p>7.27</text:p>
          </table:table-cell>
          <table:table-cell office:value-type="float" office:value="-0.0013641365" calcext:value-type="float">
            <text:p>-0.0013641365</text:p>
          </table:table-cell>
          <table:table-cell office:value-type="float" office:value="0" calcext:value-type="float">
            <text:p>0</text:p>
          </table:table-cell>
          <table:table-cell office:value-type="float" office:value="0.00022737" calcext:value-type="float">
            <text:p>0.00022737</text:p>
          </table:table-cell>
          <table:table-cell office:value-type="float" office:value="-0.00060261" calcext:value-type="float">
            <text:p>-0.000602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1601374" calcext:value-type="float">
            <text:p>-0.0091601374</text:p>
          </table:table-cell>
          <table:table-cell office:value-type="float" office:value="-9.8045555115" calcext:value-type="float">
            <text:p>-9.8045555115</text:p>
          </table:table-cell>
          <table:table-cell office:value-type="float" office:value="-0.1166987047" calcext:value-type="float">
            <text:p>-0.1166987047</text:p>
          </table:table-cell>
          <table:table-cell office:value-type="float" office:value="147" calcext:value-type="float">
            <text:p>147</text:p>
          </table:table-cell>
          <table:table-cell table:formula="of:=[.H148]/[.I148]" office:value-type="float" office:value="0.000934273602638677" calcext:value-type="float">
            <text:p>0.0009342736</text:p>
          </table:table-cell>
          <table:table-cell table:formula="of:=[.D148]/[.L148]" office:value-type="float" office:value="0.243365540199185" calcext:value-type="float">
            <text:p>0.2433655402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-0.0014321802" calcext:value-type="float">
            <text:p>-0.0014321802</text:p>
          </table:table-cell>
          <table:table-cell office:value-type="float" office:value="0" calcext:value-type="float">
            <text:p>0</text:p>
          </table:table-cell>
          <table:table-cell office:value-type="float" office:value="0.00022737" calcext:value-type="float">
            <text:p>0.00022737</text:p>
          </table:table-cell>
          <table:table-cell office:value-type="float" office:value="-0.00049054" calcext:value-type="float">
            <text:p>-0.000490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457739" calcext:value-type="float">
            <text:p>-0.007457739</text:p>
          </table:table-cell>
          <table:table-cell office:value-type="float" office:value="-9.806063633" calcext:value-type="float">
            <text:p>-9.806063633</text:p>
          </table:table-cell>
          <table:table-cell office:value-type="float" office:value="-0.1168540716" calcext:value-type="float">
            <text:p>-0.1168540716</text:p>
          </table:table-cell>
          <table:table-cell office:value-type="float" office:value="148" calcext:value-type="float">
            <text:p>148</text:p>
          </table:table-cell>
          <table:table-cell table:formula="of:=[.H149]/[.I149]" office:value-type="float" office:value="0.000760523210853205" calcext:value-type="float">
            <text:p>0.0007605232</text:p>
          </table:table-cell>
          <table:table-cell table:formula="of:=[.D149]/[.L149]" office:value-type="float" office:value="0.29896523440083" calcext:value-type="float">
            <text:p>0.2989652344</text:p>
          </table:table-cell>
        </table:table-row>
        <table:table-row table:style-name="ro1">
          <table:table-cell office:value-type="float" office:value="7.37" calcext:value-type="float">
            <text:p>7.37</text:p>
          </table:table-cell>
          <table:table-cell office:value-type="float" office:value="-0.0013843881" calcext:value-type="float">
            <text:p>-0.0013843881</text:p>
          </table:table-cell>
          <table:table-cell office:value-type="float" office:value="0" calcext:value-type="float">
            <text:p>0</text:p>
          </table:table-cell>
          <table:table-cell office:value-type="float" office:value="0.0002335" calcext:value-type="float">
            <text:p>0.0002335</text:p>
          </table:table-cell>
          <table:table-cell office:value-type="float" office:value="-0.00059805" calcext:value-type="float">
            <text:p>-0.000598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092306" calcext:value-type="float">
            <text:p>-0.009092306</text:p>
          </table:table-cell>
          <table:table-cell office:value-type="float" office:value="-9.8060499001" calcext:value-type="float">
            <text:p>-9.8060499001</text:p>
          </table:table-cell>
          <table:table-cell office:value-type="float" office:value="-0.1170396358" calcext:value-type="float">
            <text:p>-0.1170396358</text:p>
          </table:table-cell>
          <table:table-cell office:value-type="float" office:value="149" calcext:value-type="float">
            <text:p>149</text:p>
          </table:table-cell>
          <table:table-cell table:formula="of:=[.H150]/[.I150]" office:value-type="float" office:value="0.000927213923305375" calcext:value-type="float">
            <text:p>0.0009272139</text:p>
          </table:table-cell>
          <table:table-cell table:formula="of:=[.D150]/[.L150]" office:value-type="float" office:value="0.251829695533053" calcext:value-type="float">
            <text:p>0.2518296955</text:p>
          </table:table-cell>
        </table:table-row>
        <table:table-row table:style-name="ro1">
          <table:table-cell office:value-type="float" office:value="7.43" calcext:value-type="float">
            <text:p>7.43</text:p>
          </table:table-cell>
          <table:table-cell office:value-type="float" office:value="-0.00141378" calcext:value-type="float">
            <text:p>-0.00141378</text:p>
          </table:table-cell>
          <table:table-cell office:value-type="float" office:value="0" calcext:value-type="float">
            <text:p>0</text:p>
          </table:table-cell>
          <table:table-cell office:value-type="float" office:value="0.0002335" calcext:value-type="float">
            <text:p>0.0002335</text:p>
          </table:table-cell>
          <table:table-cell office:value-type="float" office:value="-0.00057439" calcext:value-type="float">
            <text:p>-0.000574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7312356" calcext:value-type="float">
            <text:p>-0.0087312356</text:p>
          </table:table-cell>
          <table:table-cell office:value-type="float" office:value="-9.8045034599" calcext:value-type="float">
            <text:p>-9.8045034599</text:p>
          </table:table-cell>
          <table:table-cell office:value-type="float" office:value="-0.1172142625" calcext:value-type="float">
            <text:p>-0.1172142625</text:p>
          </table:table-cell>
          <table:table-cell office:value-type="float" office:value="150" calcext:value-type="float">
            <text:p>150</text:p>
          </table:table-cell>
          <table:table-cell table:formula="of:=[.H151]/[.I151]" office:value-type="float" office:value="0.000890533175464763" calcext:value-type="float">
            <text:p>0.0008905332</text:p>
          </table:table-cell>
          <table:table-cell table:formula="of:=[.D151]/[.L151]" office:value-type="float" office:value="0.262202471994531" calcext:value-type="float">
            <text:p>0.262202472</text:p>
          </table:table-cell>
        </table:table-row>
        <table:table-row table:style-name="ro1">
          <table:table-cell office:value-type="float" office:value="7.47" calcext:value-type="float">
            <text:p>7.47</text:p>
          </table:table-cell>
          <table:table-cell office:value-type="float" office:value="-0.0014720906" calcext:value-type="float">
            <text:p>-0.0014720906</text:p>
          </table:table-cell>
          <table:table-cell office:value-type="float" office:value="0" calcext:value-type="float">
            <text:p>0</text:p>
          </table:table-cell>
          <table:table-cell office:value-type="float" office:value="0.0002335" calcext:value-type="float">
            <text:p>0.0002335</text:p>
          </table:table-cell>
          <table:table-cell office:value-type="float" office:value="-0.00054779" calcext:value-type="float">
            <text:p>-0.000547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327476" calcext:value-type="float">
            <text:p>-0.008327476</text:p>
          </table:table-cell>
          <table:table-cell office:value-type="float" office:value="-9.8052712822" calcext:value-type="float">
            <text:p>-9.8052712822</text:p>
          </table:table-cell>
          <table:table-cell office:value-type="float" office:value="-0.1173775494" calcext:value-type="float">
            <text:p>-0.1173775494</text:p>
          </table:table-cell>
          <table:table-cell office:value-type="float" office:value="151" calcext:value-type="float">
            <text:p>151</text:p>
          </table:table-cell>
          <table:table-cell table:formula="of:=[.H152]/[.I152]" office:value-type="float" office:value="0.000849285630181113" calcext:value-type="float">
            <text:p>0.0008492856</text:p>
          </table:table-cell>
          <table:table-cell table:formula="of:=[.D152]/[.L152]" office:value-type="float" office:value="0.274936949009964" calcext:value-type="float">
            <text:p>0.274936949</text:p>
          </table:table-cell>
        </table:table-row>
        <table:table-row table:style-name="ro1">
          <table:table-cell office:value-type="float" office:value="7.53" calcext:value-type="float">
            <text:p>7.53</text:p>
          </table:table-cell>
          <table:table-cell office:value-type="float" office:value="-0.0014186007" calcext:value-type="float">
            <text:p>-0.0014186007</text:p>
          </table:table-cell>
          <table:table-cell office:value-type="float" office:value="0" calcext:value-type="float">
            <text:p>0</text:p>
          </table:table-cell>
          <table:table-cell office:value-type="float" office:value="0.0002384" calcext:value-type="float">
            <text:p>0.0002384</text:p>
          </table:table-cell>
          <table:table-cell office:value-type="float" office:value="-0.00070572" calcext:value-type="float">
            <text:p>-0.000705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7261287" calcext:value-type="float">
            <text:p>-0.0107261287</text:p>
          </table:table-cell>
          <table:table-cell office:value-type="float" office:value="-9.8032059479" calcext:value-type="float">
            <text:p>-9.8032059479</text:p>
          </table:table-cell>
          <table:table-cell office:value-type="float" office:value="-0.1175838113" calcext:value-type="float">
            <text:p>-0.1175838113</text:p>
          </table:table-cell>
          <table:table-cell office:value-type="float" office:value="152" calcext:value-type="float">
            <text:p>152</text:p>
          </table:table-cell>
          <table:table-cell table:formula="of:=[.H153]/[.I153]" office:value-type="float" office:value="0.00109414499266923" calcext:value-type="float">
            <text:p>0.001094145</text:p>
          </table:table-cell>
          <table:table-cell table:formula="of:=[.D153]/[.L153]" office:value-type="float" office:value="0.217887027402474" calcext:value-type="float">
            <text:p>0.2178870274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-0.0014542955" calcext:value-type="float">
            <text:p>-0.0014542955</text:p>
          </table:table-cell>
          <table:table-cell office:value-type="float" office:value="0" calcext:value-type="float">
            <text:p>0</text:p>
          </table:table-cell>
          <table:table-cell office:value-type="float" office:value="0.0002384" calcext:value-type="float">
            <text:p>0.0002384</text:p>
          </table:table-cell>
          <table:table-cell office:value-type="float" office:value="-0.00067136" calcext:value-type="float">
            <text:p>-0.000671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2035015" calcext:value-type="float">
            <text:p>-0.0102035015</text:p>
          </table:table-cell>
          <table:table-cell office:value-type="float" office:value="-9.8028162384" calcext:value-type="float">
            <text:p>-9.8028162384</text:p>
          </table:table-cell>
          <table:table-cell office:value-type="float" office:value="-0.1177763343" calcext:value-type="float">
            <text:p>-0.1177763343</text:p>
          </table:table-cell>
          <table:table-cell office:value-type="float" office:value="153" calcext:value-type="float">
            <text:p>153</text:p>
          </table:table-cell>
          <table:table-cell table:formula="of:=[.H154]/[.I154]" office:value-type="float" office:value="0.00104087450502545" calcext:value-type="float">
            <text:p>0.0010408745</text:p>
          </table:table-cell>
          <table:table-cell table:formula="of:=[.D154]/[.L154]" office:value-type="float" office:value="0.229038177848512" calcext:value-type="float">
            <text:p>0.2290381778</text:p>
          </table:table-cell>
        </table:table-row>
        <table:table-row table:style-name="ro1">
          <table:table-cell office:value-type="float" office:value="7.63" calcext:value-type="float">
            <text:p>7.63</text:p>
          </table:table-cell>
          <table:table-cell office:value-type="float" office:value="-0.0014931344" calcext:value-type="float">
            <text:p>-0.0014931344</text:p>
          </table:table-cell>
          <table:table-cell office:value-type="float" office:value="0" calcext:value-type="float">
            <text:p>0</text:p>
          </table:table-cell>
          <table:table-cell office:value-type="float" office:value="0.00024035" calcext:value-type="float">
            <text:p>0.00024035</text:p>
          </table:table-cell>
          <table:table-cell office:value-type="float" office:value="-0.00050093" calcext:value-type="float">
            <text:p>-0.000500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6135856" calcext:value-type="float">
            <text:p>-0.0076135856</text:p>
          </table:table-cell>
          <table:table-cell office:value-type="float" office:value="-9.8033458328" calcext:value-type="float">
            <text:p>-9.8033458328</text:p>
          </table:table-cell>
          <table:table-cell office:value-type="float" office:value="-0.1179173216" calcext:value-type="float">
            <text:p>-0.1179173216</text:p>
          </table:table-cell>
          <table:table-cell office:value-type="float" office:value="154" calcext:value-type="float">
            <text:p>154</text:p>
          </table:table-cell>
          <table:table-cell table:formula="of:=[.H155]/[.I155]" office:value-type="float" office:value="0.000776631338917627" calcext:value-type="float">
            <text:p>0.0007766313</text:p>
          </table:table-cell>
          <table:table-cell table:formula="of:=[.D155]/[.L155]" office:value-type="float" office:value="0.309477596326425" calcext:value-type="float">
            <text:p>0.3094775963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-0.0014549786" calcext:value-type="float">
            <text:p>-0.0014549786</text:p>
          </table:table-cell>
          <table:table-cell office:value-type="float" office:value="0" calcext:value-type="float">
            <text:p>0</text:p>
          </table:table-cell>
          <table:table-cell office:value-type="float" office:value="0.00024035" calcext:value-type="float">
            <text:p>0.00024035</text:p>
          </table:table-cell>
          <table:table-cell office:value-type="float" office:value="-0.00022093" calcext:value-type="float">
            <text:p>-0.000220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3586445" calcext:value-type="float">
            <text:p>-0.0033586445</text:p>
          </table:table-cell>
          <table:table-cell office:value-type="float" office:value="-9.8056659508" calcext:value-type="float">
            <text:p>-9.8056659508</text:p>
          </table:table-cell>
          <table:table-cell office:value-type="float" office:value="-0.1179783866" calcext:value-type="float">
            <text:p>-0.1179783866</text:p>
          </table:table-cell>
          <table:table-cell office:value-type="float" office:value="155" calcext:value-type="float">
            <text:p>155</text:p>
          </table:table-cell>
          <table:table-cell table:formula="of:=[.H156]/[.I156]" office:value-type="float" office:value="0.000342520795308755" calcext:value-type="float">
            <text:p>0.0003425208</text:p>
          </table:table-cell>
          <table:table-cell table:formula="of:=[.D156]/[.L156]" office:value-type="float" office:value="0.701709219679183" calcext:value-type="float">
            <text:p>0.7017092197</text:p>
          </table:table-cell>
        </table:table-row>
        <table:table-row table:style-name="ro1">
          <table:table-cell office:value-type="float" office:value="7.73" calcext:value-type="float">
            <text:p>7.73</text:p>
          </table:table-cell>
          <table:table-cell office:value-type="float" office:value="-0.0015049254" calcext:value-type="float">
            <text:p>-0.0015049254</text:p>
          </table:table-cell>
          <table:table-cell office:value-type="float" office:value="0" calcext:value-type="float">
            <text:p>0</text:p>
          </table:table-cell>
          <table:table-cell office:value-type="float" office:value="0.00024278" calcext:value-type="float">
            <text:p>0.00024278</text:p>
          </table:table-cell>
          <table:table-cell office:value-type="float" office:value="-0.00033035" calcext:value-type="float">
            <text:p>-0.0003303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0210697" calcext:value-type="float">
            <text:p>-0.0050210697</text:p>
          </table:table-cell>
          <table:table-cell office:value-type="float" office:value="-9.8035416031" calcext:value-type="float">
            <text:p>-9.8035416031</text:p>
          </table:table-cell>
          <table:table-cell office:value-type="float" office:value="-0.1180680543" calcext:value-type="float">
            <text:p>-0.1180680543</text:p>
          </table:table-cell>
          <table:table-cell office:value-type="float" office:value="156" calcext:value-type="float">
            <text:p>156</text:p>
          </table:table-cell>
          <table:table-cell table:formula="of:=[.H157]/[.I157]" office:value-type="float" office:value="0.000512168959267973" calcext:value-type="float">
            <text:p>0.000512169</text:p>
          </table:table-cell>
          <table:table-cell table:formula="of:=[.D157]/[.L157]" office:value-type="float" office:value="0.474023260501765" calcext:value-type="float">
            <text:p>0.4740232605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-0.0014690401" calcext:value-type="float">
            <text:p>-0.0014690401</text:p>
          </table:table-cell>
          <table:table-cell office:value-type="float" office:value="0" calcext:value-type="float">
            <text:p>0</text:p>
          </table:table-cell>
          <table:table-cell office:value-type="float" office:value="0.0002434" calcext:value-type="float">
            <text:p>0.0002434</text:p>
          </table:table-cell>
          <table:table-cell office:value-type="float" office:value="-0.00000786" calcext:value-type="float">
            <text:p>-0.0000078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1195575" calcext:value-type="float">
            <text:p>-0.0001195575</text:p>
          </table:table-cell>
          <table:table-cell office:value-type="float" office:value="-9.8059042168" calcext:value-type="float">
            <text:p>-9.8059042168</text:p>
          </table:table-cell>
          <table:table-cell office:value-type="float" office:value="-0.1180701479" calcext:value-type="float">
            <text:p>-0.1180701479</text:p>
          </table:table-cell>
          <table:table-cell office:value-type="float" office:value="157" calcext:value-type="float">
            <text:p>157</text:p>
          </table:table-cell>
          <table:table-cell table:formula="of:=[.H158]/[.I158]" office:value-type="float" office:value="0.0000121923993296985" calcext:value-type="float">
            <text:p>1.21923993296985E-05</text:p>
          </table:table-cell>
          <table:table-cell table:formula="of:=[.D158]/[.L158]" office:value-type="float" office:value="19.9632568962141" calcext:value-type="float">
            <text:p>19.9632568962</text:p>
          </table:table-cell>
        </table:table-row>
        <table:table-row table:style-name="ro1">
          <table:table-cell office:value-type="float" office:value="7.83" calcext:value-type="float">
            <text:p>7.83</text:p>
          </table:table-cell>
          <table:table-cell office:value-type="float" office:value="-0.0015211256" calcext:value-type="float">
            <text:p>-0.0015211256</text:p>
          </table:table-cell>
          <table:table-cell office:value-type="float" office:value="0" calcext:value-type="float">
            <text:p>0</text:p>
          </table:table-cell>
          <table:table-cell office:value-type="float" office:value="0.0002434" calcext:value-type="float">
            <text:p>0.0002434</text:p>
          </table:table-cell>
          <table:table-cell office:value-type="float" office:value="0.00029813" calcext:value-type="float">
            <text:p>0.000298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5337588" calcext:value-type="float">
            <text:p>0.0045337588</text:p>
          </table:table-cell>
          <table:table-cell office:value-type="float" office:value="-9.8085942841" calcext:value-type="float">
            <text:p>-9.8085942841</text:p>
          </table:table-cell>
          <table:table-cell office:value-type="float" office:value="-0.1179919839" calcext:value-type="float">
            <text:p>-0.1179919839</text:p>
          </table:table-cell>
          <table:table-cell office:value-type="float" office:value="158" calcext:value-type="float">
            <text:p>158</text:p>
          </table:table-cell>
          <table:table-cell table:formula="of:=[.H159]/[.I159]" office:value-type="float" office:value="-0.000462223094225576" calcext:value-type="float">
            <text:p>-0.0004622231</text:p>
          </table:table-cell>
          <table:table-cell table:formula="of:=[.D159]/[.L159]" office:value-type="float" office:value="-0.526585545033834" calcext:value-type="float">
            <text:p>-0.526585545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-0.0014907437" calcext:value-type="float">
            <text:p>-0.0014907437</text:p>
          </table:table-cell>
          <table:table-cell office:value-type="float" office:value="0" calcext:value-type="float">
            <text:p>0</text:p>
          </table:table-cell>
          <table:table-cell office:value-type="float" office:value="0.00024588" calcext:value-type="float">
            <text:p>0.00024588</text:p>
          </table:table-cell>
          <table:table-cell office:value-type="float" office:value="0.00034934" calcext:value-type="float">
            <text:p>0.0003493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3125595" calcext:value-type="float">
            <text:p>0.0053125595</text:p>
          </table:table-cell>
          <table:table-cell office:value-type="float" office:value="-9.8086704636" calcext:value-type="float">
            <text:p>-9.8086704636</text:p>
          </table:table-cell>
          <table:table-cell office:value-type="float" office:value="-0.1179019362" calcext:value-type="float">
            <text:p>-0.1179019362</text:p>
          </table:table-cell>
          <table:table-cell office:value-type="float" office:value="159" calcext:value-type="float">
            <text:p>159</text:p>
          </table:table-cell>
          <table:table-cell table:formula="of:=[.H160]/[.I160]" office:value-type="float" office:value="-0.000541618715779567" calcext:value-type="float">
            <text:p>-0.0005416187</text:p>
          </table:table-cell>
          <table:table-cell table:formula="of:=[.D160]/[.L160]" office:value-type="float" office:value="-0.453972495477927" calcext:value-type="float">
            <text:p>-0.4539724955</text:p>
          </table:table-cell>
        </table:table-row>
        <table:table-row table:style-name="ro1">
          <table:table-cell office:value-type="float" office:value="7.93" calcext:value-type="float">
            <text:p>7.93</text:p>
          </table:table-cell>
          <table:table-cell office:value-type="float" office:value="-0.0015080437" calcext:value-type="float">
            <text:p>-0.0015080437</text:p>
          </table:table-cell>
          <table:table-cell office:value-type="float" office:value="0" calcext:value-type="float">
            <text:p>0</text:p>
          </table:table-cell>
          <table:table-cell office:value-type="float" office:value="0.00024588" calcext:value-type="float">
            <text:p>0.00024588</text:p>
          </table:table-cell>
          <table:table-cell office:value-type="float" office:value="0.00019403" calcext:value-type="float">
            <text:p>0.0001940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9504167" calcext:value-type="float">
            <text:p>0.0029504167</text:p>
          </table:table-cell>
          <table:table-cell office:value-type="float" office:value="-9.8080945206" calcext:value-type="float">
            <text:p>-9.8080945206</text:p>
          </table:table-cell>
          <table:table-cell office:value-type="float" office:value="-0.1178527623" calcext:value-type="float">
            <text:p>-0.1178527623</text:p>
          </table:table-cell>
          <table:table-cell office:value-type="float" office:value="160" calcext:value-type="float">
            <text:p>160</text:p>
          </table:table-cell>
          <table:table-cell table:formula="of:=[.H161]/[.I161]" office:value-type="float" office:value="-0.000300814464400116" calcext:value-type="float">
            <text:p>-0.0003008145</text:p>
          </table:table-cell>
          <table:table-cell table:formula="of:=[.D161]/[.L161]" office:value-type="float" office:value="-0.817380907830791" calcext:value-type="float">
            <text:p>-0.8173809078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-0.0015288363" calcext:value-type="float">
            <text:p>-0.0015288363</text:p>
          </table:table-cell>
          <table:table-cell office:value-type="float" office:value="0" calcext:value-type="float">
            <text:p>0</text:p>
          </table:table-cell>
          <table:table-cell office:value-type="float" office:value="0.00024588" calcext:value-type="float">
            <text:p>0.00024588</text:p>
          </table:table-cell>
          <table:table-cell office:value-type="float" office:value="0.00027796" calcext:value-type="float">
            <text:p>0.0002779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2269317" calcext:value-type="float">
            <text:p>0.0042269317</text:p>
          </table:table-cell>
          <table:table-cell office:value-type="float" office:value="-9.8084043884" calcext:value-type="float">
            <text:p>-9.8084043884</text:p>
          </table:table-cell>
          <table:table-cell office:value-type="float" office:value="-0.1177834719" calcext:value-type="float">
            <text:p>-0.1177834719</text:p>
          </table:table-cell>
          <table:table-cell office:value-type="float" office:value="161" calcext:value-type="float">
            <text:p>161</text:p>
          </table:table-cell>
          <table:table-cell table:formula="of:=[.H162]/[.I162]" office:value-type="float" office:value="-0.00043094998254752" calcext:value-type="float">
            <text:p>-0.00043095</text:p>
          </table:table-cell>
          <table:table-cell table:formula="of:=[.D162]/[.L162]" office:value-type="float" office:value="-0.570553451578078" calcext:value-type="float">
            <text:p>-0.5705534516</text:p>
          </table:table-cell>
        </table:table-row>
        <table:table-row table:style-name="ro1">
          <table:table-cell office:value-type="float" office:value="8.03" calcext:value-type="float">
            <text:p>8.03</text:p>
          </table:table-cell>
          <table:table-cell office:value-type="float" office:value="-0.0015086933" calcext:value-type="float">
            <text:p>-0.0015086933</text:p>
          </table:table-cell>
          <table:table-cell office:value-type="float" office:value="0" calcext:value-type="float">
            <text:p>0</text:p>
          </table:table-cell>
          <table:table-cell office:value-type="float" office:value="0.00024462" calcext:value-type="float">
            <text:p>0.00024462</text:p>
          </table:table-cell>
          <table:table-cell office:value-type="float" office:value="0.00025229" calcext:value-type="float">
            <text:p>0.0002522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38363356" calcext:value-type="float">
            <text:p>0.0038363356</text:p>
          </table:table-cell>
          <table:table-cell office:value-type="float" office:value="-9.8079236603" calcext:value-type="float">
            <text:p>-9.8079236603</text:p>
          </table:table-cell>
          <table:table-cell office:value-type="float" office:value="-0.1177215949" calcext:value-type="float">
            <text:p>-0.1177215949</text:p>
          </table:table-cell>
          <table:table-cell office:value-type="float" office:value="162" calcext:value-type="float">
            <text:p>162</text:p>
          </table:table-cell>
          <table:table-cell table:formula="of:=[.H163]/[.I163]" office:value-type="float" office:value="-0.000391146559952186" calcext:value-type="float">
            <text:p>-0.0003911466</text:p>
          </table:table-cell>
          <table:table-cell table:formula="of:=[.D163]/[.L163]" office:value-type="float" office:value="-0.625392180439737" calcext:value-type="float">
            <text:p>-0.6253921804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-0.0015223179" calcext:value-type="float">
            <text:p>-0.0015223179</text:p>
          </table:table-cell>
          <table:table-cell office:value-type="float" office:value="0" calcext:value-type="float">
            <text:p>0</text:p>
          </table:table-cell>
          <table:table-cell office:value-type="float" office:value="0.00024462" calcext:value-type="float">
            <text:p>0.00024462</text:p>
          </table:table-cell>
          <table:table-cell office:value-type="float" office:value="0.00038497" calcext:value-type="float">
            <text:p>0.000384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8542779" calcext:value-type="float">
            <text:p>0.0058542779</text:p>
          </table:table-cell>
          <table:table-cell office:value-type="float" office:value="-9.8084613228" calcext:value-type="float">
            <text:p>-9.8084613228</text:p>
          </table:table-cell>
          <table:table-cell office:value-type="float" office:value="-0.1176286712" calcext:value-type="float">
            <text:p>-0.1176286712</text:p>
          </table:table-cell>
          <table:table-cell office:value-type="float" office:value="163" calcext:value-type="float">
            <text:p>163</text:p>
          </table:table-cell>
          <table:table-cell table:formula="of:=[.H164]/[.I164]" office:value-type="float" office:value="-0.000596859966852456" calcext:value-type="float">
            <text:p>-0.00059686</text:p>
          </table:table-cell>
          <table:table-cell table:formula="of:=[.D164]/[.L164]" office:value-type="float" office:value="-0.409844877501175" calcext:value-type="float">
            <text:p>-0.4098448775</text:p>
          </table:table-cell>
        </table:table-row>
        <table:table-row table:style-name="ro1">
          <table:table-cell office:value-type="float" office:value="8.13" calcext:value-type="float">
            <text:p>8.13</text:p>
          </table:table-cell>
          <table:table-cell office:value-type="float" office:value="-0.0014985501" calcext:value-type="float">
            <text:p>-0.0014985501</text:p>
          </table:table-cell>
          <table:table-cell office:value-type="float" office:value="0" calcext:value-type="float">
            <text:p>0</text:p>
          </table:table-cell>
          <table:table-cell office:value-type="float" office:value="0.00024106" calcext:value-type="float">
            <text:p>0.00024106</text:p>
          </table:table-cell>
          <table:table-cell office:value-type="float" office:value="0.00037842" calcext:value-type="float">
            <text:p>0.0003784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7539168" calcext:value-type="float">
            <text:p>0.0057539168</text:p>
          </table:table-cell>
          <table:table-cell office:value-type="float" office:value="-9.8072115898" calcext:value-type="float">
            <text:p>-9.8072115898</text:p>
          </table:table-cell>
          <table:table-cell office:value-type="float" office:value="-0.1175387651" calcext:value-type="float">
            <text:p>-0.1175387651</text:p>
          </table:table-cell>
          <table:table-cell office:value-type="float" office:value="164" calcext:value-type="float">
            <text:p>164</text:p>
          </table:table-cell>
          <table:table-cell table:formula="of:=[.H165]/[.I165]" office:value-type="float" office:value="-0.000586702626665501" calcext:value-type="float">
            <text:p>-0.0005867026</text:p>
          </table:table-cell>
          <table:table-cell table:formula="of:=[.D165]/[.L165]" office:value-type="float" office:value="-0.410872542654282" calcext:value-type="float">
            <text:p>-0.4108725427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-0.0015163373" calcext:value-type="float">
            <text:p>-0.0015163373</text:p>
          </table:table-cell>
          <table:table-cell office:value-type="float" office:value="0" calcext:value-type="float">
            <text:p>0</text:p>
          </table:table-cell>
          <table:table-cell office:value-type="float" office:value="0.00024106" calcext:value-type="float">
            <text:p>0.00024106</text:p>
          </table:table-cell>
          <table:table-cell office:value-type="float" office:value="0.00062153" calcext:value-type="float">
            <text:p>0.000621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94516253" calcext:value-type="float">
            <text:p>0.0094516253</text:p>
          </table:table-cell>
          <table:table-cell office:value-type="float" office:value="-9.8085329628" calcext:value-type="float">
            <text:p>-9.8085329628</text:p>
          </table:table-cell>
          <table:table-cell office:value-type="float" office:value="-0.1173933595" calcext:value-type="float">
            <text:p>-0.1173933595</text:p>
          </table:table-cell>
          <table:table-cell office:value-type="float" office:value="165" calcext:value-type="float">
            <text:p>165</text:p>
          </table:table-cell>
          <table:table-cell table:formula="of:=[.H166]/[.I166]" office:value-type="float" office:value="-0.000963612533683313" calcext:value-type="float">
            <text:p>-0.0009636125</text:p>
          </table:table-cell>
          <table:table-cell table:formula="of:=[.D166]/[.L166]" office:value-type="float" office:value="-0.250162790098394" calcext:value-type="float">
            <text:p>-0.2501627901</text:p>
          </table:table-cell>
        </table:table-row>
        <table:table-row table:style-name="ro1">
          <table:table-cell office:value-type="float" office:value="8.23" calcext:value-type="float">
            <text:p>8.23</text:p>
          </table:table-cell>
          <table:table-cell office:value-type="float" office:value="-0.0014613707" calcext:value-type="float">
            <text:p>-0.0014613707</text:p>
          </table:table-cell>
          <table:table-cell office:value-type="float" office:value="0" calcext:value-type="float">
            <text:p>0</text:p>
          </table:table-cell>
          <table:table-cell office:value-type="float" office:value="0.00024106" calcext:value-type="float">
            <text:p>0.00024106</text:p>
          </table:table-cell>
          <table:table-cell office:value-type="float" office:value="0.0008213" calcext:value-type="float">
            <text:p>0.00082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24919637" calcext:value-type="float">
            <text:p>0.0124919637</text:p>
          </table:table-cell>
          <table:table-cell office:value-type="float" office:value="-9.8104402924" calcext:value-type="float">
            <text:p>-9.8104402924</text:p>
          </table:table-cell>
          <table:table-cell office:value-type="float" office:value="-0.117204085" calcext:value-type="float">
            <text:p>-0.117204085</text:p>
          </table:table-cell>
          <table:table-cell office:value-type="float" office:value="166" calcext:value-type="float">
            <text:p>166</text:p>
          </table:table-cell>
          <table:table-cell table:formula="of:=[.H167]/[.I167]" office:value-type="float" office:value="-0.00127333364534896" calcext:value-type="float">
            <text:p>-0.0012733336</text:p>
          </table:table-cell>
          <table:table-cell table:formula="of:=[.D167]/[.L167]" office:value-type="float" office:value="-0.189314089736423" calcext:value-type="float">
            <text:p>-0.1893140897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-0.0015046585" calcext:value-type="float">
            <text:p>-0.0015046585</text:p>
          </table:table-cell>
          <table:table-cell office:value-type="float" office:value="0" calcext:value-type="float">
            <text:p>0</text:p>
          </table:table-cell>
          <table:table-cell office:value-type="float" office:value="0.00023493" calcext:value-type="float">
            <text:p>0.00023493</text:p>
          </table:table-cell>
          <table:table-cell office:value-type="float" office:value="0.00109302" calcext:value-type="float">
            <text:p>0.001093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66294157" calcext:value-type="float">
            <text:p>0.0166294157</text:p>
          </table:table-cell>
          <table:table-cell office:value-type="float" office:value="-9.8131431389" calcext:value-type="float">
            <text:p>-9.8131431389</text:p>
          </table:table-cell>
          <table:table-cell office:value-type="float" office:value="-0.1169558838" calcext:value-type="float">
            <text:p>-0.1169558838</text:p>
          </table:table-cell>
          <table:table-cell office:value-type="float" office:value="167" calcext:value-type="float">
            <text:p>167</text:p>
          </table:table-cell>
          <table:table-cell table:formula="of:=[.H168]/[.I168]" office:value-type="float" office:value="-0.00169460645428475" calcext:value-type="float">
            <text:p>-0.0016946065</text:p>
          </table:table-cell>
          <table:table-cell table:formula="of:=[.D168]/[.L168]" office:value-type="float" office:value="-0.138633957994193" calcext:value-type="float">
            <text:p>-0.138633958</text:p>
          </table:table-cell>
        </table:table-row>
        <table:table-row table:style-name="ro1">
          <table:table-cell office:value-type="float" office:value="8.33" calcext:value-type="float">
            <text:p>8.33</text:p>
          </table:table-cell>
          <table:table-cell office:value-type="float" office:value="-0.0014769916" calcext:value-type="float">
            <text:p>-0.0014769916</text:p>
          </table:table-cell>
          <table:table-cell office:value-type="float" office:value="0" calcext:value-type="float">
            <text:p>0</text:p>
          </table:table-cell>
          <table:table-cell office:value-type="float" office:value="0.00023493" calcext:value-type="float">
            <text:p>0.00023493</text:p>
          </table:table-cell>
          <table:table-cell office:value-type="float" office:value="0.00112943" calcext:value-type="float">
            <text:p>0.0011294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71799696" calcext:value-type="float">
            <text:p>0.0171799696</text:p>
          </table:table-cell>
          <table:table-cell office:value-type="float" office:value="-9.811201992" calcext:value-type="float">
            <text:p>-9.811201992</text:p>
          </table:table-cell>
          <table:table-cell office:value-type="float" office:value="-0.1167032421" calcext:value-type="float">
            <text:p>-0.1167032421</text:p>
          </table:table-cell>
          <table:table-cell office:value-type="float" office:value="168" calcext:value-type="float">
            <text:p>168</text:p>
          </table:table-cell>
          <table:table-cell table:formula="of:=[.H169]/[.I169]" office:value-type="float" office:value="-0.0017510565590239" calcext:value-type="float">
            <text:p>-0.0017510566</text:p>
          </table:table-cell>
          <table:table-cell table:formula="of:=[.D169]/[.L169]" office:value-type="float" office:value="-0.134164712606975" calcext:value-type="float">
            <text:p>-0.1341647126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-0.0014179242" calcext:value-type="float">
            <text:p>-0.0014179242</text:p>
          </table:table-cell>
          <table:table-cell office:value-type="float" office:value="0" calcext:value-type="float">
            <text:p>0</text:p>
          </table:table-cell>
          <table:table-cell office:value-type="float" office:value="0.00023364" calcext:value-type="float">
            <text:p>0.00023364</text:p>
          </table:table-cell>
          <table:table-cell office:value-type="float" office:value="0.00123507" calcext:value-type="float">
            <text:p>0.001235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87855135" calcext:value-type="float">
            <text:p>0.0187855135</text:p>
          </table:table-cell>
          <table:table-cell office:value-type="float" office:value="-9.8104842377" calcext:value-type="float">
            <text:p>-9.8104842377</text:p>
          </table:table-cell>
          <table:table-cell office:value-type="float" office:value="-0.1164309904" calcext:value-type="float">
            <text:p>-0.1164309904</text:p>
          </table:table-cell>
          <table:table-cell office:value-type="float" office:value="169" calcext:value-type="float">
            <text:p>169</text:p>
          </table:table-cell>
          <table:table-cell table:formula="of:=[.H170]/[.I170]" office:value-type="float" office:value="-0.00191484059755282" calcext:value-type="float">
            <text:p>-0.0019148406</text:p>
          </table:table-cell>
          <table:table-cell table:formula="of:=[.D170]/[.L170]" office:value-type="float" office:value="-0.122015378355041" calcext:value-type="float">
            <text:p>-0.1220153784</text:p>
          </table:table-cell>
        </table:table-row>
        <table:table-row table:style-name="ro1">
          <table:table-cell office:value-type="float" office:value="8.43" calcext:value-type="float">
            <text:p>8.43</text:p>
          </table:table-cell>
          <table:table-cell office:value-type="float" office:value="-0.001471778" calcext:value-type="float">
            <text:p>-0.001471778</text:p>
          </table:table-cell>
          <table:table-cell office:value-type="float" office:value="0" calcext:value-type="float">
            <text:p>0</text:p>
          </table:table-cell>
          <table:table-cell office:value-type="float" office:value="0.00023232" calcext:value-type="float">
            <text:p>0.00023232</text:p>
          </table:table-cell>
          <table:table-cell office:value-type="float" office:value="0.00112405" calcext:value-type="float">
            <text:p>0.001124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7094029" calcext:value-type="float">
            <text:p>0.017094029</text:p>
          </table:table-cell>
          <table:table-cell office:value-type="float" office:value="-9.8088752747" calcext:value-type="float">
            <text:p>-9.8088752747</text:p>
          </table:table-cell>
          <table:table-cell office:value-type="float" office:value="-0.1161867902" calcext:value-type="float">
            <text:p>-0.1161867902</text:p>
          </table:table-cell>
          <table:table-cell office:value-type="float" office:value="170" calcext:value-type="float">
            <text:p>170</text:p>
          </table:table-cell>
          <table:table-cell table:formula="of:=[.H171]/[.I171]" office:value-type="float" office:value="-0.00174271040473831" calcext:value-type="float">
            <text:p>-0.0017427104</text:p>
          </table:table-cell>
          <table:table-cell table:formula="of:=[.D171]/[.L171]" office:value-type="float" office:value="-0.133309584523245" calcext:value-type="float">
            <text:p>-0.1333095845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-0.0014199897" calcext:value-type="float">
            <text:p>-0.0014199897</text:p>
          </table:table-cell>
          <table:table-cell office:value-type="float" office:value="0" calcext:value-type="float">
            <text:p>0</text:p>
          </table:table-cell>
          <table:table-cell office:value-type="float" office:value="0.00023232" calcext:value-type="float">
            <text:p>0.00023232</text:p>
          </table:table-cell>
          <table:table-cell office:value-type="float" office:value="0.00098023" calcext:value-type="float">
            <text:p>0.000980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49042477" calcext:value-type="float">
            <text:p>0.0149042477</text:p>
          </table:table-cell>
          <table:table-cell office:value-type="float" office:value="-9.8071348381" calcext:value-type="float">
            <text:p>-9.8071348381</text:p>
          </table:table-cell>
          <table:table-cell office:value-type="float" office:value="-0.1159768626" calcext:value-type="float">
            <text:p>-0.1159768626</text:p>
          </table:table-cell>
          <table:table-cell office:value-type="float" office:value="171" calcext:value-type="float">
            <text:p>171</text:p>
          </table:table-cell>
          <table:table-cell table:formula="of:=[.H172]/[.I172]" office:value-type="float" office:value="-0.00151973516690095" calcext:value-type="float">
            <text:p>-0.0015197352</text:p>
          </table:table-cell>
          <table:table-cell table:formula="of:=[.D172]/[.L172]" office:value-type="float" office:value="-0.152868739935622" calcext:value-type="float">
            <text:p>-0.1528687399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-0.0014387518" calcext:value-type="float">
            <text:p>-0.0014387518</text:p>
          </table:table-cell>
          <table:table-cell office:value-type="float" office:value="0" calcext:value-type="float">
            <text:p>0</text:p>
          </table:table-cell>
          <table:table-cell office:value-type="float" office:value="0.00022748" calcext:value-type="float">
            <text:p>0.00022748</text:p>
          </table:table-cell>
          <table:table-cell office:value-type="float" office:value="0.00097897" calcext:value-type="float">
            <text:p>0.000978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48863871" calcext:value-type="float">
            <text:p>0.0148863871</text:p>
          </table:table-cell>
          <table:table-cell office:value-type="float" office:value="-9.8079541016" calcext:value-type="float">
            <text:p>-9.8079541016</text:p>
          </table:table-cell>
          <table:table-cell office:value-type="float" office:value="-0.1157701015" calcext:value-type="float">
            <text:p>-0.1157701015</text:p>
          </table:table-cell>
          <table:table-cell office:value-type="float" office:value="172" calcext:value-type="float">
            <text:p>172</text:p>
          </table:table-cell>
          <table:table-cell table:formula="of:=[.H173]/[.I173]" office:value-type="float" office:value="-0.00151778719045714" calcext:value-type="float">
            <text:p>-0.0015177872</text:p>
          </table:table-cell>
          <table:table-cell table:formula="of:=[.D173]/[.L173]" office:value-type="float" office:value="-0.149876083702806" calcext:value-type="float">
            <text:p>-0.1498760837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-0.0014311458" calcext:value-type="float">
            <text:p>-0.0014311458</text:p>
          </table:table-cell>
          <table:table-cell office:value-type="float" office:value="0" calcext:value-type="float">
            <text:p>0</text:p>
          </table:table-cell>
          <table:table-cell office:value-type="float" office:value="0.00022438" calcext:value-type="float">
            <text:p>0.00022438</text:p>
          </table:table-cell>
          <table:table-cell office:value-type="float" office:value="0.00082251" calcext:value-type="float">
            <text:p>0.000822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25070597" calcext:value-type="float">
            <text:p>0.0125070597</text:p>
          </table:table-cell>
          <table:table-cell office:value-type="float" office:value="-9.8079021835" calcext:value-type="float">
            <text:p>-9.8079021835</text:p>
          </table:table-cell>
          <table:table-cell office:value-type="float" office:value="-0.115598768" calcext:value-type="float">
            <text:p>-0.115598768</text:p>
          </table:table-cell>
          <table:table-cell office:value-type="float" office:value="173" calcext:value-type="float">
            <text:p>173</text:p>
          </table:table-cell>
          <table:table-cell table:formula="of:=[.H174]/[.I174]" office:value-type="float" office:value="-0.00127520232828594" calcext:value-type="float">
            <text:p>-0.0012752023</text:p>
          </table:table-cell>
          <table:table-cell table:formula="of:=[.D174]/[.L174]" office:value-type="float" office:value="-0.175956391407785" calcext:value-type="float">
            <text:p>-0.1759563914</text:p>
          </table:table-cell>
        </table:table-row>
        <table:table-row table:style-name="ro1">
          <table:table-cell office:value-type="float" office:value="8.63" calcext:value-type="float">
            <text:p>8.63</text:p>
          </table:table-cell>
          <table:table-cell office:value-type="float" office:value="-0.0013748948" calcext:value-type="float">
            <text:p>-0.0013748948</text:p>
          </table:table-cell>
          <table:table-cell office:value-type="float" office:value="0" calcext:value-type="float">
            <text:p>0</text:p>
          </table:table-cell>
          <table:table-cell office:value-type="float" office:value="0.00022438" calcext:value-type="float">
            <text:p>0.00022438</text:p>
          </table:table-cell>
          <table:table-cell office:value-type="float" office:value="0.00067744" calcext:value-type="float">
            <text:p>0.0006774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03002929" calcext:value-type="float">
            <text:p>0.0103002929</text:p>
          </table:table-cell>
          <table:table-cell office:value-type="float" office:value="-9.8070282364" calcext:value-type="float">
            <text:p>-9.8070282364</text:p>
          </table:table-cell>
          <table:table-cell office:value-type="float" office:value="-0.1154595688" calcext:value-type="float">
            <text:p>-0.1154595688</text:p>
          </table:table-cell>
          <table:table-cell office:value-type="float" office:value="174" calcext:value-type="float">
            <text:p>174</text:p>
          </table:table-cell>
          <table:table-cell table:formula="of:=[.H175]/[.I175]" office:value-type="float" office:value="-0.00105029705754993" calcext:value-type="float">
            <text:p>-0.0010502971</text:p>
          </table:table-cell>
          <table:table-cell table:formula="of:=[.D175]/[.L175]" office:value-type="float" office:value="-0.213634798257381" calcext:value-type="float">
            <text:p>-0.2136347983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-0.0013850761" calcext:value-type="float">
            <text:p>-0.0013850761</text:p>
          </table:table-cell>
          <table:table-cell office:value-type="float" office:value="0" calcext:value-type="float">
            <text:p>0</text:p>
          </table:table-cell>
          <table:table-cell office:value-type="float" office:value="0.00021825" calcext:value-type="float">
            <text:p>0.00021825</text:p>
          </table:table-cell>
          <table:table-cell office:value-type="float" office:value="0.0007624" calcext:value-type="float">
            <text:p>0.00076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15937935" calcext:value-type="float">
            <text:p>0.0115937935</text:p>
          </table:table-cell>
          <table:table-cell office:value-type="float" office:value="-9.8085400963" calcext:value-type="float">
            <text:p>-9.8085400963</text:p>
          </table:table-cell>
          <table:table-cell office:value-type="float" office:value="-0.1153049842" calcext:value-type="float">
            <text:p>-0.1153049842</text:p>
          </table:table-cell>
          <table:table-cell office:value-type="float" office:value="175" calcext:value-type="float">
            <text:p>175</text:p>
          </table:table-cell>
          <table:table-cell table:formula="of:=[.H176]/[.I176]" office:value-type="float" office:value="-0.00118201010406976" calcext:value-type="float">
            <text:p>-0.0011820101</text:p>
          </table:table-cell>
          <table:table-cell table:formula="of:=[.D176]/[.L176]" office:value-type="float" office:value="-0.184643091669476" calcext:value-type="float">
            <text:p>-0.1846430917</text:p>
          </table:table-cell>
        </table:table-row>
        <table:table-row table:style-name="ro1">
          <table:table-cell office:value-type="float" office:value="8.73" calcext:value-type="float">
            <text:p>8.73</text:p>
          </table:table-cell>
          <table:table-cell office:value-type="float" office:value="-0.0013853631" calcext:value-type="float">
            <text:p>-0.0013853631</text:p>
          </table:table-cell>
          <table:table-cell office:value-type="float" office:value="0" calcext:value-type="float">
            <text:p>0</text:p>
          </table:table-cell>
          <table:table-cell office:value-type="float" office:value="0.00021825" calcext:value-type="float">
            <text:p>0.00021825</text:p>
          </table:table-cell>
          <table:table-cell office:value-type="float" office:value="0.00083401" calcext:value-type="float">
            <text:p>0.0008340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26862158" calcext:value-type="float">
            <text:p>0.0126862158</text:p>
          </table:table-cell>
          <table:table-cell office:value-type="float" office:value="-9.8111166954" calcext:value-type="float">
            <text:p>-9.8111166954</text:p>
          </table:table-cell>
          <table:table-cell office:value-type="float" office:value="-0.1151380688" calcext:value-type="float">
            <text:p>-0.1151380688</text:p>
          </table:table-cell>
          <table:table-cell office:value-type="float" office:value="176" calcext:value-type="float">
            <text:p>176</text:p>
          </table:table-cell>
          <table:table-cell table:formula="of:=[.H177]/[.I177]" office:value-type="float" office:value="-0.00129304504205398" calcext:value-type="float">
            <text:p>-0.001293045</text:p>
          </table:table-cell>
          <table:table-cell table:formula="of:=[.D177]/[.L177]" office:value-type="float" office:value="-0.168787623711324" calcext:value-type="float">
            <text:p>-0.1687876237</text:p>
          </table:table-cell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-0.0013081003" calcext:value-type="float">
            <text:p>-0.0013081003</text:p>
          </table:table-cell>
          <table:table-cell office:value-type="float" office:value="0" calcext:value-type="float">
            <text:p>0</text:p>
          </table:table-cell>
          <table:table-cell office:value-type="float" office:value="0.00021696" calcext:value-type="float">
            <text:p>0.00021696</text:p>
          </table:table-cell>
          <table:table-cell office:value-type="float" office:value="0.00125424" calcext:value-type="float">
            <text:p>0.001254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90844322" calcext:value-type="float">
            <text:p>0.0190844322</text:p>
          </table:table-cell>
          <table:table-cell office:value-type="float" office:value="-9.814302597" calcext:value-type="float">
            <text:p>-9.814302597</text:p>
          </table:table-cell>
          <table:table-cell office:value-type="float" office:value="-0.1148902178" calcext:value-type="float">
            <text:p>-0.1148902178</text:p>
          </table:table-cell>
          <table:table-cell office:value-type="float" office:value="177" calcext:value-type="float">
            <text:p>177</text:p>
          </table:table-cell>
          <table:table-cell table:formula="of:=[.H178]/[.I178]" office:value-type="float" office:value="-0.0019445530654245" calcext:value-type="float">
            <text:p>-0.0019445531</text:p>
          </table:table-cell>
          <table:table-cell table:formula="of:=[.D178]/[.L178]" office:value-type="float" office:value="-0.111573195845204" calcext:value-type="float">
            <text:p>-0.1115731958</text:p>
          </table:table-cell>
        </table:table-row>
        <table:table-row table:style-name="ro1">
          <table:table-cell office:value-type="float" office:value="8.83" calcext:value-type="float">
            <text:p>8.83</text:p>
          </table:table-cell>
          <table:table-cell office:value-type="float" office:value="-0.0013728229" calcext:value-type="float">
            <text:p>-0.0013728229</text:p>
          </table:table-cell>
          <table:table-cell office:value-type="float" office:value="0" calcext:value-type="float">
            <text:p>0</text:p>
          </table:table-cell>
          <table:table-cell office:value-type="float" office:value="0.00021448" calcext:value-type="float">
            <text:p>0.00021448</text:p>
          </table:table-cell>
          <table:table-cell office:value-type="float" office:value="0.00078992" calcext:value-type="float">
            <text:p>0.000789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120149614" calcext:value-type="float">
            <text:p>0.0120149614</text:p>
          </table:table-cell>
          <table:table-cell office:value-type="float" office:value="-9.8107247353" calcext:value-type="float">
            <text:p>-9.8107247353</text:p>
          </table:table-cell>
          <table:table-cell office:value-type="float" office:value="-0.1147361845" calcext:value-type="float">
            <text:p>-0.1147361845</text:p>
          </table:table-cell>
          <table:table-cell office:value-type="float" office:value="178" calcext:value-type="float">
            <text:p>178</text:p>
          </table:table-cell>
          <table:table-cell table:formula="of:=[.H179]/[.I179]" office:value-type="float" office:value="-0.00122467623179447" calcext:value-type="float">
            <text:p>-0.0012246762</text:p>
          </table:table-cell>
          <table:table-cell table:formula="of:=[.D179]/[.L179]" office:value-type="float" office:value="-0.175132001774649" calcext:value-type="float">
            <text:p>-0.1751320018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-0.0013147657" calcext:value-type="float">
            <text:p>-0.0013147657</text:p>
          </table:table-cell>
          <table:table-cell office:value-type="float" office:value="0" calcext:value-type="float">
            <text:p>0</text:p>
          </table:table-cell>
          <table:table-cell office:value-type="float" office:value="0.00021448" calcext:value-type="float">
            <text:p>0.00021448</text:p>
          </table:table-cell>
          <table:table-cell office:value-type="float" office:value="0.00059255" calcext:value-type="float">
            <text:p>0.0005925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90130396" calcext:value-type="float">
            <text:p>0.0090130396</text:p>
          </table:table-cell>
          <table:table-cell office:value-type="float" office:value="-9.8107877922" calcext:value-type="float">
            <text:p>-9.8107877922</text:p>
          </table:table-cell>
          <table:table-cell office:value-type="float" office:value="-0.1146220937" calcext:value-type="float">
            <text:p>-0.1146220937</text:p>
          </table:table-cell>
          <table:table-cell office:value-type="float" office:value="179" calcext:value-type="float">
            <text:p>179</text:p>
          </table:table-cell>
          <table:table-cell table:formula="of:=[.H180]/[.I180]" office:value-type="float" office:value="-0.000918686632603118" calcext:value-type="float">
            <text:p>-0.0009186866</text:p>
          </table:table-cell>
          <table:table-cell table:formula="of:=[.D180]/[.L180]" office:value-type="float" office:value="-0.233463721347797" calcext:value-type="float">
            <text:p>-0.2334637213</text:p>
          </table:table-cell>
        </table:table-row>
        <table:table-row table:style-name="ro1">
          <table:table-cell office:value-type="float" office:value="8.93" calcext:value-type="float">
            <text:p>8.93</text:p>
          </table:table-cell>
          <table:table-cell office:value-type="float" office:value="-0.0013227534" calcext:value-type="float">
            <text:p>-0.0013227534</text:p>
          </table:table-cell>
          <table:table-cell office:value-type="float" office:value="0" calcext:value-type="float">
            <text:p>0</text:p>
          </table:table-cell>
          <table:table-cell office:value-type="float" office:value="0.00021258" calcext:value-type="float">
            <text:p>0.00021258</text:p>
          </table:table-cell>
          <table:table-cell office:value-type="float" office:value="0.00027302" calcext:value-type="float">
            <text:p>0.000273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41521595" calcext:value-type="float">
            <text:p>0.0041521595</text:p>
          </table:table-cell>
          <table:table-cell office:value-type="float" office:value="-9.8092478752" calcext:value-type="float">
            <text:p>-9.8092478752</text:p>
          </table:table-cell>
          <table:table-cell office:value-type="float" office:value="-0.114570193" calcext:value-type="float">
            <text:p>-0.114570193</text:p>
          </table:table-cell>
          <table:table-cell office:value-type="float" office:value="180" calcext:value-type="float">
            <text:p>180</text:p>
          </table:table-cell>
          <table:table-cell table:formula="of:=[.H181]/[.I181]" office:value-type="float" office:value="-0.000423290302460151" calcext:value-type="float">
            <text:p>-0.0004232903</text:p>
          </table:table-cell>
          <table:table-cell table:formula="of:=[.D181]/[.L181]" office:value-type="float" office:value="-0.502208528672855" calcext:value-type="float">
            <text:p>-0.5022085287</text:p>
          </table:table-cell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-0.0013251624" calcext:value-type="float">
            <text:p>-0.0013251624</text:p>
          </table:table-cell>
          <table:table-cell office:value-type="float" office:value="0" calcext:value-type="float">
            <text:p>0</text:p>
          </table:table-cell>
          <table:table-cell office:value-type="float" office:value="0.00020832" calcext:value-type="float">
            <text:p>0.00020832</text:p>
          </table:table-cell>
          <table:table-cell office:value-type="float" office:value="0.00006302" calcext:value-type="float">
            <text:p>0.0000630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9582942" calcext:value-type="float">
            <text:p>0.0009582942</text:p>
          </table:table-cell>
          <table:table-cell office:value-type="float" office:value="-9.8079195404" calcext:value-type="float">
            <text:p>-9.8079195404</text:p>
          </table:table-cell>
          <table:table-cell office:value-type="float" office:value="-0.1145583615" calcext:value-type="float">
            <text:p>-0.1145583615</text:p>
          </table:table-cell>
          <table:table-cell office:value-type="float" office:value="181" calcext:value-type="float">
            <text:p>181</text:p>
          </table:table-cell>
          <table:table-cell table:formula="of:=[.H182]/[.I182]" office:value-type="float" office:value="-0.0000977061644982579" calcext:value-type="float">
            <text:p>-9.77061644982579E-05</text:p>
          </table:table-cell>
          <table:table-cell table:formula="of:=[.D182]/[.L182]" office:value-type="float" office:value="-2.13210702794207" calcext:value-type="float">
            <text:p>-2.1321070279</text:p>
          </table:table-cell>
        </table:table-row>
        <table:table-row table:style-name="ro1">
          <table:table-cell office:value-type="float" office:value="9.03" calcext:value-type="float">
            <text:p>9.03</text:p>
          </table:table-cell>
          <table:table-cell office:value-type="float" office:value="-0.0012986058" calcext:value-type="float">
            <text:p>-0.0012986058</text:p>
          </table:table-cell>
          <table:table-cell office:value-type="float" office:value="0" calcext:value-type="float">
            <text:p>0</text:p>
          </table:table-cell>
          <table:table-cell office:value-type="float" office:value="0.0002059" calcext:value-type="float">
            <text:p>0.0002059</text:p>
          </table:table-cell>
          <table:table-cell office:value-type="float" office:value="0.00006523" calcext:value-type="float">
            <text:p>0.0000652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9919195" calcext:value-type="float">
            <text:p>0.0009919195</text:p>
          </table:table-cell>
          <table:table-cell office:value-type="float" office:value="-9.807581768" calcext:value-type="float">
            <text:p>-9.807581768</text:p>
          </table:table-cell>
          <table:table-cell office:value-type="float" office:value="-0.1145462617" calcext:value-type="float">
            <text:p>-0.1145462617</text:p>
          </table:table-cell>
          <table:table-cell office:value-type="float" office:value="182" calcext:value-type="float">
            <text:p>182</text:p>
          </table:table-cell>
          <table:table-cell table:formula="of:=[.H183]/[.I183]" office:value-type="float" office:value="-0.000101138030093862" calcext:value-type="float">
            <text:p>-0.000101138</text:p>
          </table:table-cell>
          <table:table-cell table:formula="of:=[.D183]/[.L183]" office:value-type="float" office:value="-2.03583162346461" calcext:value-type="float">
            <text:p>-2.0358316235</text:p>
          </table:table-cell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-0.0012680392" calcext:value-type="float">
            <text:p>-0.0012680392</text:p>
          </table:table-cell>
          <table:table-cell office:value-type="float" office:value="0" calcext:value-type="float">
            <text:p>0</text:p>
          </table:table-cell>
          <table:table-cell office:value-type="float" office:value="0.0002028" calcext:value-type="float">
            <text:p>0.0002028</text:p>
          </table:table-cell>
          <table:table-cell office:value-type="float" office:value="-0.00008589" calcext:value-type="float">
            <text:p>-0.000085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3057662" calcext:value-type="float">
            <text:p>-0.0013057662</text:p>
          </table:table-cell>
          <table:table-cell office:value-type="float" office:value="-9.8055084801" calcext:value-type="float">
            <text:p>-9.8055084801</text:p>
          </table:table-cell>
          <table:table-cell office:value-type="float" office:value="-0.1145619899" calcext:value-type="float">
            <text:p>-0.1145619899</text:p>
          </table:table-cell>
          <table:table-cell office:value-type="float" office:value="183" calcext:value-type="float">
            <text:p>183</text:p>
          </table:table-cell>
          <table:table-cell table:formula="of:=[.H184]/[.I184]" office:value-type="float" office:value="0.000133166597392681" calcext:value-type="float">
            <text:p>0.0001331666</text:p>
          </table:table-cell>
          <table:table-cell table:formula="of:=[.D184]/[.L184]" office:value-type="float" office:value="1.52290442175964" calcext:value-type="float">
            <text:p>1.5229044218</text:p>
          </table:table-cell>
        </table:table-row>
        <table:table-row table:style-name="ro1">
          <table:table-cell office:value-type="float" office:value="9.13" calcext:value-type="float">
            <text:p>9.13</text:p>
          </table:table-cell>
          <table:table-cell office:value-type="float" office:value="-0.0012679909" calcext:value-type="float">
            <text:p>-0.0012679909</text:p>
          </table:table-cell>
          <table:table-cell office:value-type="float" office:value="0" calcext:value-type="float">
            <text:p>0</text:p>
          </table:table-cell>
          <table:table-cell office:value-type="float" office:value="0.0002028" calcext:value-type="float">
            <text:p>0.0002028</text:p>
          </table:table-cell>
          <table:table-cell office:value-type="float" office:value="-0.00028536" calcext:value-type="float">
            <text:p>-0.0002853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3376712" calcext:value-type="float">
            <text:p>-0.0043376712</text:p>
          </table:table-cell>
          <table:table-cell office:value-type="float" office:value="-9.8046114922" calcext:value-type="float">
            <text:p>-9.8046114922</text:p>
          </table:table-cell>
          <table:table-cell office:value-type="float" office:value="-0.1146136224" calcext:value-type="float">
            <text:p>-0.1146136224</text:p>
          </table:table-cell>
          <table:table-cell office:value-type="float" office:value="184" calcext:value-type="float">
            <text:p>184</text:p>
          </table:table-cell>
          <table:table-cell table:formula="of:=[.H185]/[.I185]" office:value-type="float" office:value="0.000442411328939531" calcext:value-type="float">
            <text:p>0.0004424113</text:p>
          </table:table-cell>
          <table:table-cell table:formula="of:=[.D185]/[.L185]" office:value-type="float" office:value="0.458396941339897" calcext:value-type="float">
            <text:p>0.4583969413</text:p>
          </table:table-cell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-0.0012346881" calcext:value-type="float">
            <text:p>-0.0012346881</text:p>
          </table:table-cell>
          <table:table-cell office:value-type="float" office:value="0" calcext:value-type="float">
            <text:p>0</text:p>
          </table:table-cell>
          <table:table-cell office:value-type="float" office:value="0.00020393" calcext:value-type="float">
            <text:p>0.00020393</text:p>
          </table:table-cell>
          <table:table-cell office:value-type="float" office:value="-0.00063238" calcext:value-type="float">
            <text:p>-0.0006323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6109589" calcext:value-type="float">
            <text:p>-0.0096109589</text:p>
          </table:table-cell>
          <table:table-cell office:value-type="float" office:value="-9.8026976013" calcext:value-type="float">
            <text:p>-9.8026976013</text:p>
          </table:table-cell>
          <table:table-cell office:value-type="float" office:value="-0.114726685" calcext:value-type="float">
            <text:p>-0.114726685</text:p>
          </table:table-cell>
          <table:table-cell office:value-type="float" office:value="185" calcext:value-type="float">
            <text:p>185</text:p>
          </table:table-cell>
          <table:table-cell table:formula="of:=[.H186]/[.I186]" office:value-type="float" office:value="0.000980440210531989" calcext:value-type="float">
            <text:p>0.0009804402</text:p>
          </table:table-cell>
          <table:table-cell table:formula="of:=[.D186]/[.L186]" office:value-type="float" office:value="0.207998405011711" calcext:value-type="float">
            <text:p>0.207998405</text:p>
          </table:table-cell>
        </table:table-row>
        <table:table-row table:style-name="ro1">
          <table:table-cell office:value-type="float" office:value="9.23" calcext:value-type="float">
            <text:p>9.23</text:p>
          </table:table-cell>
          <table:table-cell office:value-type="float" office:value="-0.0012626128" calcext:value-type="float">
            <text:p>-0.0012626128</text:p>
          </table:table-cell>
          <table:table-cell office:value-type="float" office:value="0" calcext:value-type="float">
            <text:p>0</text:p>
          </table:table-cell>
          <table:table-cell office:value-type="float" office:value="0.00020145" calcext:value-type="float">
            <text:p>0.00020145</text:p>
          </table:table-cell>
          <table:table-cell office:value-type="float" office:value="-0.00055626" calcext:value-type="float">
            <text:p>-0.000556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4541573" calcext:value-type="float">
            <text:p>-0.0084541573</text:p>
          </table:table-cell>
          <table:table-cell office:value-type="float" office:value="-9.8027713394" calcext:value-type="float">
            <text:p>-9.8027713394</text:p>
          </table:table-cell>
          <table:table-cell office:value-type="float" office:value="-0.1148249954" calcext:value-type="float">
            <text:p>-0.1148249954</text:p>
          </table:table-cell>
          <table:table-cell office:value-type="float" office:value="186" calcext:value-type="float">
            <text:p>186</text:p>
          </table:table-cell>
          <table:table-cell table:formula="of:=[.H187]/[.I187]" office:value-type="float" office:value="0.000862425227243693" calcext:value-type="float">
            <text:p>0.0008624252</text:p>
          </table:table-cell>
          <table:table-cell table:formula="of:=[.D187]/[.L187]" office:value-type="float" office:value="0.233585467628114" calcext:value-type="float">
            <text:p>0.2335854676</text:p>
          </table:table-cell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-0.0012583449" calcext:value-type="float">
            <text:p>-0.0012583449</text:p>
          </table:table-cell>
          <table:table-cell office:value-type="float" office:value="0" calcext:value-type="float">
            <text:p>0</text:p>
          </table:table-cell>
          <table:table-cell office:value-type="float" office:value="0.00019843" calcext:value-type="float">
            <text:p>0.00019843</text:p>
          </table:table-cell>
          <table:table-cell office:value-type="float" office:value="-0.00028707" calcext:value-type="float">
            <text:p>-0.000287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3634905" calcext:value-type="float">
            <text:p>-0.0043634905</text:p>
          </table:table-cell>
          <table:table-cell office:value-type="float" office:value="-9.8039406013" calcext:value-type="float">
            <text:p>-9.8039406013</text:p>
          </table:table-cell>
          <table:table-cell office:value-type="float" office:value="-0.1148751527" calcext:value-type="float">
            <text:p>-0.1148751527</text:p>
          </table:table-cell>
          <table:table-cell office:value-type="float" office:value="187" calcext:value-type="float">
            <text:p>187</text:p>
          </table:table-cell>
          <table:table-cell table:formula="of:=[.H188]/[.I188]" office:value-type="float" office:value="0.000445075166961069" calcext:value-type="float">
            <text:p>0.0004450752</text:p>
          </table:table-cell>
          <table:table-cell table:formula="of:=[.D188]/[.L188]" office:value-type="float" office:value="0.4458348043879" calcext:value-type="float">
            <text:p>0.4458348044</text:p>
          </table:table-cell>
        </table:table-row>
        <table:table-row table:style-name="ro1">
          <table:table-cell office:value-type="float" office:value="9.33" calcext:value-type="float">
            <text:p>9.33</text:p>
          </table:table-cell>
          <table:table-cell office:value-type="float" office:value="-0.0012270359" calcext:value-type="float">
            <text:p>-0.0012270359</text:p>
          </table:table-cell>
          <table:table-cell office:value-type="float" office:value="0" calcext:value-type="float">
            <text:p>0</text:p>
          </table:table-cell>
          <table:table-cell office:value-type="float" office:value="0.00019843" calcext:value-type="float">
            <text:p>0.00019843</text:p>
          </table:table-cell>
          <table:table-cell office:value-type="float" office:value="-0.00053358" calcext:value-type="float">
            <text:p>-0.000533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1102948" calcext:value-type="float">
            <text:p>-0.0081102948</text:p>
          </table:table-cell>
          <table:table-cell office:value-type="float" office:value="-9.803872776" calcext:value-type="float">
            <text:p>-9.803872776</text:p>
          </table:table-cell>
          <table:table-cell office:value-type="float" office:value="-0.1149673164" calcext:value-type="float">
            <text:p>-0.1149673164</text:p>
          </table:table-cell>
          <table:table-cell office:value-type="float" office:value="188" calcext:value-type="float">
            <text:p>188</text:p>
          </table:table-cell>
          <table:table-cell table:formula="of:=[.H189]/[.I189]" office:value-type="float" office:value="0.000827254186718345" calcext:value-type="float">
            <text:p>0.0008272542</text:p>
          </table:table-cell>
          <table:table-cell table:formula="of:=[.D189]/[.L189]" office:value-type="float" office:value="0.239865815351333" calcext:value-type="float">
            <text:p>0.2398658154</text:p>
          </table:table-cell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-0.0012167484" calcext:value-type="float">
            <text:p>-0.0012167484</text:p>
          </table:table-cell>
          <table:table-cell office:value-type="float" office:value="0" calcext:value-type="float">
            <text:p>0</text:p>
          </table:table-cell>
          <table:table-cell office:value-type="float" office:value="0.00019843" calcext:value-type="float">
            <text:p>0.00019843</text:p>
          </table:table-cell>
          <table:table-cell office:value-type="float" office:value="-0.00091032" calcext:value-type="float">
            <text:p>-0.000910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8320311" calcext:value-type="float">
            <text:p>-0.0138320311</text:p>
          </table:table-cell>
          <table:table-cell office:value-type="float" office:value="-9.8006224632" calcext:value-type="float">
            <text:p>-9.8006224632</text:p>
          </table:table-cell>
          <table:table-cell office:value-type="float" office:value="-0.115122728" calcext:value-type="float">
            <text:p>-0.115122728</text:p>
          </table:table-cell>
          <table:table-cell office:value-type="float" office:value="189" calcext:value-type="float">
            <text:p>189</text:p>
          </table:table-cell>
          <table:table-cell table:formula="of:=[.H190]/[.I190]" office:value-type="float" office:value="0.00141134210117137" calcext:value-type="float">
            <text:p>0.0014113421</text:p>
          </table:table-cell>
          <table:table-cell table:formula="of:=[.D190]/[.L190]" office:value-type="float" office:value="0.140596670244096" calcext:value-type="float">
            <text:p>0.1405966702</text:p>
          </table:table-cell>
        </table:table-row>
        <table:table-row table:style-name="ro1">
          <table:table-cell office:value-type="float" office:value="9.43" calcext:value-type="float">
            <text:p>9.43</text:p>
          </table:table-cell>
          <table:table-cell office:value-type="float" office:value="-0.0012302822" calcext:value-type="float">
            <text:p>-0.0012302822</text:p>
          </table:table-cell>
          <table:table-cell office:value-type="float" office:value="0" calcext:value-type="float">
            <text:p>0</text:p>
          </table:table-cell>
          <table:table-cell office:value-type="float" office:value="0.00019956" calcext:value-type="float">
            <text:p>0.00019956</text:p>
          </table:table-cell>
          <table:table-cell office:value-type="float" office:value="-0.0007209" calcext:value-type="float">
            <text:p>-0.00072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957046" calcext:value-type="float">
            <text:p>-0.010957046</text:p>
          </table:table-cell>
          <table:table-cell office:value-type="float" office:value="-9.8034552193" calcext:value-type="float">
            <text:p>-9.8034552193</text:p>
          </table:table-cell>
          <table:table-cell office:value-type="float" office:value="-0.115244478" calcext:value-type="float">
            <text:p>-0.115244478</text:p>
          </table:table-cell>
          <table:table-cell office:value-type="float" office:value="190" calcext:value-type="float">
            <text:p>190</text:p>
          </table:table-cell>
          <table:table-cell table:formula="of:=[.H191]/[.I191]" office:value-type="float" office:value="0.00111767185700292" calcext:value-type="float">
            <text:p>0.0011176719</text:p>
          </table:table-cell>
          <table:table-cell table:formula="of:=[.D191]/[.L191]" office:value-type="float" office:value="0.178549722577007" calcext:value-type="float">
            <text:p>0.1785497226</text:p>
          </table:table-cell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-0.0012205505" calcext:value-type="float">
            <text:p>-0.0012205505</text:p>
          </table:table-cell>
          <table:table-cell office:value-type="float" office:value="0" calcext:value-type="float">
            <text:p>0</text:p>
          </table:table-cell>
          <table:table-cell office:value-type="float" office:value="0.00019956" calcext:value-type="float">
            <text:p>0.00019956</text:p>
          </table:table-cell>
          <table:table-cell office:value-type="float" office:value="-0.0009484" calcext:value-type="float">
            <text:p>-0.000948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4130088" calcext:value-type="float">
            <text:p>-0.0144130088</text:p>
          </table:table-cell>
          <table:table-cell office:value-type="float" office:value="-9.802184124" calcext:value-type="float">
            <text:p>-9.802184124</text:p>
          </table:table-cell>
          <table:table-cell office:value-type="float" office:value="-0.1154028624" calcext:value-type="float">
            <text:p>-0.1154028624</text:p>
          </table:table-cell>
          <table:table-cell office:value-type="float" office:value="191" calcext:value-type="float">
            <text:p>191</text:p>
          </table:table-cell>
          <table:table-cell table:formula="of:=[.H192]/[.I192]" office:value-type="float" office:value="0.00147038747871617" calcext:value-type="float">
            <text:p>0.0014703875</text:p>
          </table:table-cell>
          <table:table-cell table:formula="of:=[.D192]/[.L192]" office:value-type="float" office:value="0.135719327652491" calcext:value-type="float">
            <text:p>0.1357193277</text:p>
          </table:table-cell>
        </table:table-row>
        <table:table-row table:style-name="ro1">
          <table:table-cell office:value-type="float" office:value="9.53" calcext:value-type="float">
            <text:p>9.53</text:p>
          </table:table-cell>
          <table:table-cell office:value-type="float" office:value="-0.001240504" calcext:value-type="float">
            <text:p>-0.001240504</text:p>
          </table:table-cell>
          <table:table-cell office:value-type="float" office:value="0" calcext:value-type="float">
            <text:p>0</text:p>
          </table:table-cell>
          <table:table-cell office:value-type="float" office:value="0.00019956" calcext:value-type="float">
            <text:p>0.00019956</text:p>
          </table:table-cell>
          <table:table-cell office:value-type="float" office:value="-0.00075079" calcext:value-type="float">
            <text:p>-0.000750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4098906" calcext:value-type="float">
            <text:p>-0.0114098906</text:p>
          </table:table-cell>
          <table:table-cell office:value-type="float" office:value="-9.8021263695" calcext:value-type="float">
            <text:p>-9.8021263695</text:p>
          </table:table-cell>
          <table:table-cell office:value-type="float" office:value="-0.1155268848" calcext:value-type="float">
            <text:p>-0.1155268848</text:p>
          </table:table-cell>
          <table:table-cell office:value-type="float" office:value="192" calcext:value-type="float">
            <text:p>192</text:p>
          </table:table-cell>
          <table:table-cell table:formula="of:=[.H193]/[.I193]" office:value-type="float" office:value="0.0011640219856278" calcext:value-type="float">
            <text:p>0.001164022</text:p>
          </table:table-cell>
          <table:table-cell table:formula="of:=[.D193]/[.L193]" office:value-type="float" office:value="0.171440060809822" calcext:value-type="float">
            <text:p>0.1714400608</text:p>
          </table:table-cell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-0.0012253036" calcext:value-type="float">
            <text:p>-0.0012253036</text:p>
          </table:table-cell>
          <table:table-cell office:value-type="float" office:value="0" calcext:value-type="float">
            <text:p>0</text:p>
          </table:table-cell>
          <table:table-cell office:value-type="float" office:value="0.00019956" calcext:value-type="float">
            <text:p>0.00019956</text:p>
          </table:table-cell>
          <table:table-cell office:value-type="float" office:value="-0.00066829" calcext:value-type="float">
            <text:p>-0.0006682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1542523" calcext:value-type="float">
            <text:p>-0.0101542523</text:p>
          </table:table-cell>
          <table:table-cell office:value-type="float" office:value="-9.8003672409" calcext:value-type="float">
            <text:p>-9.8003672409</text:p>
          </table:table-cell>
          <table:table-cell office:value-type="float" office:value="-0.1156360731" calcext:value-type="float">
            <text:p>-0.1156360731</text:p>
          </table:table-cell>
          <table:table-cell office:value-type="float" office:value="193" calcext:value-type="float">
            <text:p>193</text:p>
          </table:table-cell>
          <table:table-cell table:formula="of:=[.H194]/[.I194]" office:value-type="float" office:value="0.00103610936716975" calcext:value-type="float">
            <text:p>0.0010361094</text:p>
          </table:table-cell>
          <table:table-cell table:formula="of:=[.D194]/[.L194]" office:value-type="float" office:value="0.192605149922659" calcext:value-type="float">
            <text:p>0.1926051499</text:p>
          </table:table-cell>
        </table:table-row>
        <table:table-row table:style-name="ro1">
          <table:table-cell office:value-type="float" office:value="9.63" calcext:value-type="float">
            <text:p>9.63</text:p>
          </table:table-cell>
          <table:table-cell office:value-type="float" office:value="-0.0012349164" calcext:value-type="float">
            <text:p>-0.0012349164</text:p>
          </table:table-cell>
          <table:table-cell office:value-type="float" office:value="0" calcext:value-type="float">
            <text:p>0</text:p>
          </table:table-cell>
          <table:table-cell office:value-type="float" office:value="0.00019956" calcext:value-type="float">
            <text:p>0.00019956</text:p>
          </table:table-cell>
          <table:table-cell office:value-type="float" office:value="-0.00069292" calcext:value-type="float">
            <text:p>-0.000692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5279639" calcext:value-type="float">
            <text:p>-0.0105279639</text:p>
          </table:table-cell>
          <table:table-cell office:value-type="float" office:value="-9.7998490143" calcext:value-type="float">
            <text:p>-9.7998490143</text:p>
          </table:table-cell>
          <table:table-cell office:value-type="float" office:value="-0.1157480776" calcext:value-type="float">
            <text:p>-0.1157480776</text:p>
          </table:table-cell>
          <table:table-cell office:value-type="float" office:value="194" calcext:value-type="float">
            <text:p>194</text:p>
          </table:table-cell>
          <table:table-cell table:formula="of:=[.H195]/[.I195]" office:value-type="float" office:value="0.00107429858201259" calcext:value-type="float">
            <text:p>0.0010742986</text:p>
          </table:table-cell>
          <table:table-cell table:formula="of:=[.D195]/[.L195]" office:value-type="float" office:value="0.185758413295253" calcext:value-type="float">
            <text:p>0.1857584133</text:p>
          </table:table-cell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-0.0012292421" calcext:value-type="float">
            <text:p>-0.0012292421</text:p>
          </table:table-cell>
          <table:table-cell office:value-type="float" office:value="0" calcext:value-type="float">
            <text:p>0</text:p>
          </table:table-cell>
          <table:table-cell office:value-type="float" office:value="0.00019956" calcext:value-type="float">
            <text:p>0.00019956</text:p>
          </table:table-cell>
          <table:table-cell office:value-type="float" office:value="-0.00092008" calcext:value-type="float">
            <text:p>-0.000920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9767783" calcext:value-type="float">
            <text:p>-0.0139767783</text:p>
          </table:table-cell>
          <table:table-cell office:value-type="float" office:value="-9.7981319427" calcext:value-type="float">
            <text:p>-9.7981319427</text:p>
          </table:table-cell>
          <table:table-cell office:value-type="float" office:value="-0.1158952042" calcext:value-type="float">
            <text:p>-0.1158952042</text:p>
          </table:table-cell>
          <table:table-cell office:value-type="float" office:value="195" calcext:value-type="float">
            <text:p>195</text:p>
          </table:table-cell>
          <table:table-cell table:formula="of:=[.H196]/[.I196]" office:value-type="float" office:value="0.00142647377905676" calcext:value-type="float">
            <text:p>0.0014264738</text:p>
          </table:table-cell>
          <table:table-cell table:formula="of:=[.D196]/[.L196]" office:value-type="float" office:value="0.139897419027188" calcext:value-type="float">
            <text:p>0.139897419</text:p>
          </table:table-cell>
        </table:table-row>
        <table:table-row table:style-name="ro1">
          <table:table-cell office:value-type="float" office:value="9.73" calcext:value-type="float">
            <text:p>9.73</text:p>
          </table:table-cell>
          <table:table-cell office:value-type="float" office:value="-0.0012324912" calcext:value-type="float">
            <text:p>-0.0012324912</text:p>
          </table:table-cell>
          <table:table-cell office:value-type="float" office:value="0" calcext:value-type="float">
            <text:p>0</text:p>
          </table:table-cell>
          <table:table-cell office:value-type="float" office:value="0.00020088" calcext:value-type="float">
            <text:p>0.00020088</text:p>
          </table:table-cell>
          <table:table-cell office:value-type="float" office:value="-0.0004999" calcext:value-type="float">
            <text:p>-0.000499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5964418" calcext:value-type="float">
            <text:p>-0.0075964418</text:p>
          </table:table-cell>
          <table:table-cell office:value-type="float" office:value="-9.8013300133" calcext:value-type="float">
            <text:p>-9.8013300133</text:p>
          </table:table-cell>
          <table:table-cell office:value-type="float" office:value="-0.1159743294" calcext:value-type="float">
            <text:p>-0.1159743294</text:p>
          </table:table-cell>
          <table:table-cell office:value-type="float" office:value="196" calcext:value-type="float">
            <text:p>196</text:p>
          </table:table-cell>
          <table:table-cell table:formula="of:=[.H197]/[.I197]" office:value-type="float" office:value="0.00077504193713424" calcext:value-type="float">
            <text:p>0.0007750419</text:p>
          </table:table-cell>
          <table:table-cell table:formula="of:=[.D197]/[.L197]" office:value-type="float" office:value="0.25918597481675" calcext:value-type="float">
            <text:p>0.2591859748</text:p>
          </table:table-cell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-0.0012306573" calcext:value-type="float">
            <text:p>-0.0012306573</text:p>
          </table:table-cell>
          <table:table-cell office:value-type="float" office:value="0" calcext:value-type="float">
            <text:p>0</text:p>
          </table:table-cell>
          <table:table-cell office:value-type="float" office:value="0.00020028" calcext:value-type="float">
            <text:p>0.00020028</text:p>
          </table:table-cell>
          <table:table-cell office:value-type="float" office:value="-0.00004942" calcext:value-type="float">
            <text:p>-0.0000494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7512234" calcext:value-type="float">
            <text:p>-0.0007512234</text:p>
          </table:table-cell>
          <table:table-cell office:value-type="float" office:value="-9.8042708397" calcext:value-type="float">
            <text:p>-9.8042708397</text:p>
          </table:table-cell>
          <table:table-cell office:value-type="float" office:value="-0.115982078" calcext:value-type="float">
            <text:p>-0.115982078</text:p>
          </table:table-cell>
          <table:table-cell office:value-type="float" office:value="197" calcext:value-type="float">
            <text:p>197</text:p>
          </table:table-cell>
          <table:table-cell table:formula="of:=[.H198]/[.I198]" office:value-type="float" office:value="0.0000766220570894578" calcext:value-type="float">
            <text:p>7.66220570894578E-05</text:p>
          </table:table-cell>
          <table:table-cell table:formula="of:=[.D198]/[.L198]" office:value-type="float" office:value="2.61386874234098" calcext:value-type="float">
            <text:p>2.6138687423</text:p>
          </table:table-cell>
        </table:table-row>
        <table:table-row table:style-name="ro1">
          <table:table-cell office:value-type="float" office:value="9.83" calcext:value-type="float">
            <text:p>9.83</text:p>
          </table:table-cell>
          <table:table-cell office:value-type="float" office:value="-0.0012478675" calcext:value-type="float">
            <text:p>-0.0012478675</text:p>
          </table:table-cell>
          <table:table-cell office:value-type="float" office:value="0" calcext:value-type="float">
            <text:p>0</text:p>
          </table:table-cell>
          <table:table-cell office:value-type="float" office:value="0.00020028" calcext:value-type="float">
            <text:p>0.00020028</text:p>
          </table:table-cell>
          <table:table-cell office:value-type="float" office:value="-0.00031897" calcext:value-type="float">
            <text:p>-0.0003189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8470365" calcext:value-type="float">
            <text:p>-0.0048470365</text:p>
          </table:table-cell>
          <table:table-cell office:value-type="float" office:value="-9.8013213539" calcext:value-type="float">
            <text:p>-9.8013213539</text:p>
          </table:table-cell>
          <table:table-cell office:value-type="float" office:value="-0.1160315275" calcext:value-type="float">
            <text:p>-0.1160315275</text:p>
          </table:table-cell>
          <table:table-cell office:value-type="float" office:value="198" calcext:value-type="float">
            <text:p>198</text:p>
          </table:table-cell>
          <table:table-cell table:formula="of:=[.H199]/[.I199]" office:value-type="float" office:value="0.000494528882891013" calcext:value-type="float">
            <text:p>0.0004945289</text:p>
          </table:table-cell>
          <table:table-cell table:formula="of:=[.D199]/[.L199]" office:value-type="float" office:value="0.404991511980381" calcext:value-type="float">
            <text:p>0.404991512</text:p>
          </table:table-cell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-0.0012263391" calcext:value-type="float">
            <text:p>-0.0012263391</text:p>
          </table:table-cell>
          <table:table-cell office:value-type="float" office:value="0" calcext:value-type="float">
            <text:p>0</text:p>
          </table:table-cell>
          <table:table-cell office:value-type="float" office:value="0.00020206" calcext:value-type="float">
            <text:p>0.00020206</text:p>
          </table:table-cell>
          <table:table-cell office:value-type="float" office:value="-0.00007226" calcext:value-type="float">
            <text:p>-0.000072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0980437" calcext:value-type="float">
            <text:p>-0.0010980437</text:p>
          </table:table-cell>
          <table:table-cell office:value-type="float" office:value="-9.8011526299" calcext:value-type="float">
            <text:p>-9.8011526299</text:p>
          </table:table-cell>
          <table:table-cell office:value-type="float" office:value="-0.1160426214" calcext:value-type="float">
            <text:p>-0.1160426214</text:p>
          </table:table-cell>
          <table:table-cell office:value-type="float" office:value="199" calcext:value-type="float">
            <text:p>199</text:p>
          </table:table-cell>
          <table:table-cell table:formula="of:=[.H200]/[.I200]" office:value-type="float" office:value="0.000112032098821749" calcext:value-type="float">
            <text:p>0.0001120321</text:p>
          </table:table-cell>
          <table:table-cell table:formula="of:=[.D200]/[.L200]" office:value-type="float" office:value="1.80359023998553" calcext:value-type="float">
            <text:p>1.80359024</text:p>
          </table:table-cell>
        </table:table-row>
        <table:table-row table:style-name="ro1">
          <table:table-cell office:value-type="float" office:value="9.93" calcext:value-type="float">
            <text:p>9.93</text:p>
          </table:table-cell>
          <table:table-cell office:value-type="float" office:value="-0.0012416869" calcext:value-type="float">
            <text:p>-0.0012416869</text:p>
          </table:table-cell>
          <table:table-cell office:value-type="float" office:value="0" calcext:value-type="float">
            <text:p>0</text:p>
          </table:table-cell>
          <table:table-cell office:value-type="float" office:value="0.00020206" calcext:value-type="float">
            <text:p>0.00020206</text:p>
          </table:table-cell>
          <table:table-cell office:value-type="float" office:value="-0.00022729" calcext:value-type="float">
            <text:p>-0.0002272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4537137" calcext:value-type="float">
            <text:p>-0.0034537137</text:p>
          </table:table-cell>
          <table:table-cell office:value-type="float" office:value="-9.8009054184" calcext:value-type="float">
            <text:p>-9.8009054184</text:p>
          </table:table-cell>
          <table:table-cell office:value-type="float" office:value="-0.1160771623" calcext:value-type="float">
            <text:p>-0.1160771623</text:p>
          </table:table-cell>
          <table:table-cell office:value-type="float" office:value="200" calcext:value-type="float">
            <text:p>200</text:p>
          </table:table-cell>
          <table:table-cell table:formula="of:=[.H201]/[.I201]" office:value-type="float" office:value="0.000352387208381388" calcext:value-type="float">
            <text:p>0.0003523872</text:p>
          </table:table-cell>
          <table:table-cell table:formula="of:=[.D201]/[.L201]" office:value-type="float" office:value="0.573403333588972" calcext:value-type="float">
            <text:p>0.5734033336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-0.0012541235" calcext:value-type="float">
            <text:p>-0.0012541235</text:p>
          </table:table-cell>
          <table:table-cell office:value-type="float" office:value="0" calcext:value-type="float">
            <text:p>0</text:p>
          </table:table-cell>
          <table:table-cell office:value-type="float" office:value="0.00020454" calcext:value-type="float">
            <text:p>0.00020454</text:p>
          </table:table-cell>
          <table:table-cell office:value-type="float" office:value="-0.00028416" calcext:value-type="float">
            <text:p>-0.0002841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317399" calcext:value-type="float">
            <text:p>-0.004317399</text:p>
          </table:table-cell>
          <table:table-cell office:value-type="float" office:value="-9.7998576736" calcext:value-type="float">
            <text:p>-9.7998576736</text:p>
          </table:table-cell>
          <table:table-cell office:value-type="float" office:value="-0.1161199063" calcext:value-type="float">
            <text:p>-0.1161199063</text:p>
          </table:table-cell>
          <table:table-cell office:value-type="float" office:value="201" calcext:value-type="float">
            <text:p>201</text:p>
          </table:table-cell>
          <table:table-cell table:formula="of:=[.H202]/[.I202]" office:value-type="float" office:value="0.000440557316626211" calcext:value-type="float">
            <text:p>0.0004405573</text:p>
          </table:table-cell>
          <table:table-cell table:formula="of:=[.D202]/[.L202]" office:value-type="float" office:value="0.464275571601824" calcext:value-type="float">
            <text:p>0.4642755716</text:p>
          </table:table-cell>
        </table:table-row>
        <table:table-row table:style-name="ro1">
          <table:table-cell office:value-type="float" office:value="10.03" calcext:value-type="float">
            <text:p>10.03</text:p>
          </table:table-cell>
          <table:table-cell office:value-type="float" office:value="-0.0012412912" calcext:value-type="float">
            <text:p>-0.0012412912</text:p>
          </table:table-cell>
          <table:table-cell office:value-type="float" office:value="0" calcext:value-type="float">
            <text:p>0</text:p>
          </table:table-cell>
          <table:table-cell office:value-type="float" office:value="0.00020454" calcext:value-type="float">
            <text:p>0.00020454</text:p>
          </table:table-cell>
          <table:table-cell office:value-type="float" office:value="-0.00050021" calcext:value-type="float">
            <text:p>-0.0005002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76000436" calcext:value-type="float">
            <text:p>-0.0076000436</text:p>
          </table:table-cell>
          <table:table-cell office:value-type="float" office:value="-9.8000205994" calcext:value-type="float">
            <text:p>-9.8000205994</text:p>
          </table:table-cell>
          <table:table-cell office:value-type="float" office:value="-0.1161944196" calcext:value-type="float">
            <text:p>-0.1161944196</text:p>
          </table:table-cell>
          <table:table-cell office:value-type="float" office:value="202" calcext:value-type="float">
            <text:p>202</text:p>
          </table:table-cell>
          <table:table-cell table:formula="of:=[.H203]/[.I203]" office:value-type="float" office:value="0.000775513022948677" calcext:value-type="float">
            <text:p>0.000775513</text:p>
          </table:table-cell>
          <table:table-cell table:formula="of:=[.D203]/[.L203]" office:value-type="float" office:value="0.263747988682759" calcext:value-type="float">
            <text:p>0.2637479887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-0.0012806165" calcext:value-type="float">
            <text:p>-0.0012806165</text:p>
          </table:table-cell>
          <table:table-cell office:value-type="float" office:value="0" calcext:value-type="float">
            <text:p>0</text:p>
          </table:table-cell>
          <table:table-cell office:value-type="float" office:value="0.00020454" calcext:value-type="float">
            <text:p>0.00020454</text:p>
          </table:table-cell>
          <table:table-cell office:value-type="float" office:value="-0.00084317" calcext:value-type="float">
            <text:p>-0.0008431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8086689" calcext:value-type="float">
            <text:p>-0.0128086689</text:p>
          </table:table-cell>
          <table:table-cell office:value-type="float" office:value="-9.7982473946" calcext:value-type="float">
            <text:p>-9.7982473946</text:p>
          </table:table-cell>
          <table:table-cell office:value-type="float" office:value="-0.1163187772" calcext:value-type="float">
            <text:p>-0.1163187772</text:p>
          </table:table-cell>
          <table:table-cell office:value-type="float" office:value="203" calcext:value-type="float">
            <text:p>203</text:p>
          </table:table-cell>
          <table:table-cell table:formula="of:=[.H204]/[.I204]" office:value-type="float" office:value="0.0013072408140112" calcext:value-type="float">
            <text:p>0.0013072408</text:p>
          </table:table-cell>
          <table:table-cell table:formula="of:=[.D204]/[.L204]" office:value-type="float" office:value="0.156466962940348" calcext:value-type="float">
            <text:p>0.1564669629</text:p>
          </table:table-cell>
        </table:table-row>
        <table:table-row table:style-name="ro1">
          <table:table-cell office:value-type="float" office:value="10.13" calcext:value-type="float">
            <text:p>10.13</text:p>
          </table:table-cell>
          <table:table-cell office:value-type="float" office:value="-0.0012496634" calcext:value-type="float">
            <text:p>-0.0012496634</text:p>
          </table:table-cell>
          <table:table-cell office:value-type="float" office:value="0" calcext:value-type="float">
            <text:p>0</text:p>
          </table:table-cell>
          <table:table-cell office:value-type="float" office:value="0.00020701" calcext:value-type="float">
            <text:p>0.00020701</text:p>
          </table:table-cell>
          <table:table-cell office:value-type="float" office:value="-0.00090194" calcext:value-type="float">
            <text:p>-0.000901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700559" calcext:value-type="float">
            <text:p>-0.013700559</text:p>
          </table:table-cell>
          <table:table-cell office:value-type="float" office:value="-9.797600956" calcext:value-type="float">
            <text:p>-9.797600956</text:p>
          </table:table-cell>
          <table:table-cell office:value-type="float" office:value="-0.1164505109" calcext:value-type="float">
            <text:p>-0.1164505109</text:p>
          </table:table-cell>
          <table:table-cell office:value-type="float" office:value="204" calcext:value-type="float">
            <text:p>204</text:p>
          </table:table-cell>
          <table:table-cell table:formula="of:=[.H205]/[.I205]" office:value-type="float" office:value="0.00139835854323194" calcext:value-type="float">
            <text:p>0.0013983585</text:p>
          </table:table-cell>
          <table:table-cell table:formula="of:=[.D205]/[.L205]" office:value-type="float" office:value="0.148037855528491" calcext:value-type="float">
            <text:p>0.1480378555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-0.0012694434" calcext:value-type="float">
            <text:p>-0.0012694434</text:p>
          </table:table-cell>
          <table:table-cell office:value-type="float" office:value="0" calcext:value-type="float">
            <text:p>0</text:p>
          </table:table-cell>
          <table:table-cell office:value-type="float" office:value="0.00020648" calcext:value-type="float">
            <text:p>0.00020648</text:p>
          </table:table-cell>
          <table:table-cell office:value-type="float" office:value="-0.00117354" calcext:value-type="float">
            <text:p>-0.001173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8192642" calcext:value-type="float">
            <text:p>-0.0178192642</text:p>
          </table:table-cell>
          <table:table-cell office:value-type="float" office:value="-9.7937842941" calcext:value-type="float">
            <text:p>-9.7937842941</text:p>
          </table:table-cell>
          <table:table-cell office:value-type="float" office:value="-0.1166202202" calcext:value-type="float">
            <text:p>-0.1166202202</text:p>
          </table:table-cell>
          <table:table-cell office:value-type="float" office:value="205" calcext:value-type="float">
            <text:p>205</text:p>
          </table:table-cell>
          <table:table-cell table:formula="of:=[.H206]/[.I206]" office:value-type="float" office:value="0.00181944625947446" calcext:value-type="float">
            <text:p>0.0018194463</text:p>
          </table:table-cell>
          <table:table-cell table:formula="of:=[.D206]/[.L206]" office:value-type="float" office:value="0.11348507762996" calcext:value-type="float">
            <text:p>0.1134850776</text:p>
          </table:table-cell>
        </table:table-row>
        <table:table-row table:style-name="ro1">
          <table:table-cell office:value-type="float" office:value="10.23" calcext:value-type="float">
            <text:p>10.23</text:p>
          </table:table-cell>
          <table:table-cell office:value-type="float" office:value="-0.0012882067" calcext:value-type="float">
            <text:p>-0.0012882067</text:p>
          </table:table-cell>
          <table:table-cell office:value-type="float" office:value="0" calcext:value-type="float">
            <text:p>0</text:p>
          </table:table-cell>
          <table:table-cell office:value-type="float" office:value="0.00020648" calcext:value-type="float">
            <text:p>0.00020648</text:p>
          </table:table-cell>
          <table:table-cell office:value-type="float" office:value="-0.0011177" calcext:value-type="float">
            <text:p>-0.001117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9729229" calcext:value-type="float">
            <text:p>-0.0169729229</text:p>
          </table:table-cell>
          <table:table-cell office:value-type="float" office:value="-9.7946799469" calcext:value-type="float">
            <text:p>-9.7946799469</text:p>
          </table:table-cell>
          <table:table-cell office:value-type="float" office:value="-0.1167803332" calcext:value-type="float">
            <text:p>-0.1167803332</text:p>
          </table:table-cell>
          <table:table-cell office:value-type="float" office:value="206" calcext:value-type="float">
            <text:p>206</text:p>
          </table:table-cell>
          <table:table-cell table:formula="of:=[.H207]/[.I207]" office:value-type="float" office:value="0.00173287161928879" calcext:value-type="float">
            <text:p>0.0017328716</text:p>
          </table:table-cell>
          <table:table-cell table:formula="of:=[.D207]/[.L207]" office:value-type="float" office:value="0.119154816607098" calcext:value-type="float">
            <text:p>0.1191548166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-0.0012628582" calcext:value-type="float">
            <text:p>-0.0012628582</text:p>
          </table:table-cell>
          <table:table-cell office:value-type="float" office:value="0" calcext:value-type="float">
            <text:p>0</text:p>
          </table:table-cell>
          <table:table-cell office:value-type="float" office:value="0.00020958" calcext:value-type="float">
            <text:p>0.00020958</text:p>
          </table:table-cell>
          <table:table-cell office:value-type="float" office:value="-0.00100053" calcext:value-type="float">
            <text:p>-0.001000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1939436" calcext:value-type="float">
            <text:p>-0.0151939436</text:p>
          </table:table-cell>
          <table:table-cell office:value-type="float" office:value="-9.7949337578" calcext:value-type="float">
            <text:p>-9.7949337578</text:p>
          </table:table-cell>
          <table:table-cell office:value-type="float" office:value="-0.1169223338" calcext:value-type="float">
            <text:p>-0.1169223338</text:p>
          </table:table-cell>
          <table:table-cell office:value-type="float" office:value="207" calcext:value-type="float">
            <text:p>207</text:p>
          </table:table-cell>
          <table:table-cell table:formula="of:=[.H208]/[.I208]" office:value-type="float" office:value="0.00155120432416407" calcext:value-type="float">
            <text:p>0.0015512043</text:p>
          </table:table-cell>
          <table:table-cell table:formula="of:=[.D208]/[.L208]" office:value-type="float" office:value="0.135107926618849" calcext:value-type="float">
            <text:p>0.1351079266</text:p>
          </table:table-cell>
        </table:table-row>
        <table:table-row table:style-name="ro1">
          <table:table-cell office:value-type="float" office:value="10.33" calcext:value-type="float">
            <text:p>10.33</text:p>
          </table:table-cell>
          <table:table-cell office:value-type="float" office:value="-0.0012811647" calcext:value-type="float">
            <text:p>-0.0012811647</text:p>
          </table:table-cell>
          <table:table-cell office:value-type="float" office:value="0" calcext:value-type="float">
            <text:p>0</text:p>
          </table:table-cell>
          <table:table-cell office:value-type="float" office:value="0.00020958" calcext:value-type="float">
            <text:p>0.00020958</text:p>
          </table:table-cell>
          <table:table-cell office:value-type="float" office:value="-0.00112382" calcext:value-type="float">
            <text:p>-0.0011238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0644063" calcext:value-type="float">
            <text:p>-0.0170644063</text:p>
          </table:table-cell>
          <table:table-cell office:value-type="float" office:value="-9.7938227081" calcext:value-type="float">
            <text:p>-9.7938227081</text:p>
          </table:table-cell>
          <table:table-cell office:value-type="float" office:value="-0.1170803383" calcext:value-type="float">
            <text:p>-0.1170803383</text:p>
          </table:table-cell>
          <table:table-cell office:value-type="float" office:value="208" calcext:value-type="float">
            <text:p>208</text:p>
          </table:table-cell>
          <table:table-cell table:formula="of:=[.H209]/[.I209]" office:value-type="float" office:value="0.0017423642237149" calcext:value-type="float">
            <text:p>0.0017423642</text:p>
          </table:table-cell>
          <table:table-cell table:formula="of:=[.D209]/[.L209]" office:value-type="float" office:value="0.120284838926016" calcext:value-type="float">
            <text:p>0.1202848389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-0.0013079195" calcext:value-type="float">
            <text:p>-0.0013079195</text:p>
          </table:table-cell>
          <table:table-cell office:value-type="float" office:value="0" calcext:value-type="float">
            <text:p>0</text:p>
          </table:table-cell>
          <table:table-cell office:value-type="float" office:value="0.00021206" calcext:value-type="float">
            <text:p>0.00021206</text:p>
          </table:table-cell>
          <table:table-cell office:value-type="float" office:value="-0.00135848" calcext:value-type="float">
            <text:p>-0.0013584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06265456" calcext:value-type="float">
            <text:p>-0.0206265456</text:p>
          </table:table-cell>
          <table:table-cell office:value-type="float" office:value="-9.793371582" calcext:value-type="float">
            <text:p>-9.793371582</text:p>
          </table:table-cell>
          <table:table-cell office:value-type="float" office:value="-0.1172695756" calcext:value-type="float">
            <text:p>-0.1172695756</text:p>
          </table:table-cell>
          <table:table-cell office:value-type="float" office:value="209" calcext:value-type="float">
            <text:p>209</text:p>
          </table:table-cell>
          <table:table-cell table:formula="of:=[.H210]/[.I210]" office:value-type="float" office:value="0.00210617410227864" calcext:value-type="float">
            <text:p>0.0021061741</text:p>
          </table:table-cell>
          <table:table-cell table:formula="of:=[.D210]/[.L210]" office:value-type="float" office:value="0.100684933771892" calcext:value-type="float">
            <text:p>0.1006849338</text:p>
          </table:table-cell>
        </table:table-row>
        <table:table-row table:style-name="ro1">
          <table:table-cell office:value-type="float" office:value="10.43" calcext:value-type="float">
            <text:p>10.43</text:p>
          </table:table-cell>
          <table:table-cell office:value-type="float" office:value="-0.0012826205" calcext:value-type="float">
            <text:p>-0.0012826205</text:p>
          </table:table-cell>
          <table:table-cell office:value-type="float" office:value="0" calcext:value-type="float">
            <text:p>0</text:p>
          </table:table-cell>
          <table:table-cell office:value-type="float" office:value="0.00021206" calcext:value-type="float">
            <text:p>0.00021206</text:p>
          </table:table-cell>
          <table:table-cell office:value-type="float" office:value="-0.00101245" calcext:value-type="float">
            <text:p>-0.001012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3775633" calcext:value-type="float">
            <text:p>-0.0153775633</text:p>
          </table:table-cell>
          <table:table-cell office:value-type="float" office:value="-9.7965407944" calcext:value-type="float">
            <text:p>-9.7965407944</text:p>
          </table:table-cell>
          <table:table-cell office:value-type="float" office:value="-0.1174093708" calcext:value-type="float">
            <text:p>-0.1174093708</text:p>
          </table:table-cell>
          <table:table-cell office:value-type="float" office:value="210" calcext:value-type="float">
            <text:p>210</text:p>
          </table:table-cell>
          <table:table-cell table:formula="of:=[.H211]/[.I211]" office:value-type="float" office:value="0.00156969318280084" calcext:value-type="float">
            <text:p>0.0015696932</text:p>
          </table:table-cell>
          <table:table-cell table:formula="of:=[.D211]/[.L211]" office:value-type="float" office:value="0.135096464916549" calcext:value-type="float">
            <text:p>0.1350964649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-0.0013301567" calcext:value-type="float">
            <text:p>-0.0013301567</text:p>
          </table:table-cell>
          <table:table-cell office:value-type="float" office:value="0" calcext:value-type="float">
            <text:p>0</text:p>
          </table:table-cell>
          <table:table-cell office:value-type="float" office:value="0.00021206" calcext:value-type="float">
            <text:p>0.00021206</text:p>
          </table:table-cell>
          <table:table-cell office:value-type="float" office:value="-0.00114085" calcext:value-type="float">
            <text:p>-0.0011408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3271403" calcext:value-type="float">
            <text:p>-0.0173271403</text:p>
          </table:table-cell>
          <table:table-cell office:value-type="float" office:value="-9.7961932373" calcext:value-type="float">
            <text:p>-9.7961932373</text:p>
          </table:table-cell>
          <table:table-cell office:value-type="float" office:value="-0.117565468" calcext:value-type="float">
            <text:p>-0.117565468</text:p>
          </table:table-cell>
          <table:table-cell office:value-type="float" office:value="211" calcext:value-type="float">
            <text:p>211</text:p>
          </table:table-cell>
          <table:table-cell table:formula="of:=[.H212]/[.I212]" office:value-type="float" office:value="0.00176876260811446" calcext:value-type="float">
            <text:p>0.0017687626</text:p>
          </table:table-cell>
          <table:table-cell table:formula="of:=[.D212]/[.L212]" office:value-type="float" office:value="0.119891724885603" calcext:value-type="float">
            <text:p>0.1198917249</text:p>
          </table:table-cell>
        </table:table-row>
        <table:table-row table:style-name="ro1">
          <table:table-cell office:value-type="float" office:value="10.53" calcext:value-type="float">
            <text:p>10.53</text:p>
          </table:table-cell>
          <table:table-cell office:value-type="float" office:value="-0.0012942756" calcext:value-type="float">
            <text:p>-0.0012942756</text:p>
          </table:table-cell>
          <table:table-cell office:value-type="float" office:value="0" calcext:value-type="float">
            <text:p>0</text:p>
          </table:table-cell>
          <table:table-cell office:value-type="float" office:value="0.00021454" calcext:value-type="float">
            <text:p>0.00021454</text:p>
          </table:table-cell>
          <table:table-cell office:value-type="float" office:value="-0.00107911" calcext:value-type="float">
            <text:p>-0.001079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386361" calcext:value-type="float">
            <text:p>-0.016386361</text:p>
          </table:table-cell>
          <table:table-cell office:value-type="float" office:value="-9.7944023132" calcext:value-type="float">
            <text:p>-9.7944023132</text:p>
          </table:table-cell>
          <table:table-cell office:value-type="float" office:value="-0.117711775" calcext:value-type="float">
            <text:p>-0.117711775</text:p>
          </table:table-cell>
          <table:table-cell office:value-type="float" office:value="212" calcext:value-type="float">
            <text:p>212</text:p>
          </table:table-cell>
          <table:table-cell table:formula="of:=[.H213]/[.I213]" office:value-type="float" office:value="0.00167303327717261" calcext:value-type="float">
            <text:p>0.0016730333</text:p>
          </table:table-cell>
          <table:table-cell table:formula="of:=[.D213]/[.L213]" office:value-type="float" office:value="0.128234149868536" calcext:value-type="float">
            <text:p>0.1282341499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-0.0013168991" calcext:value-type="float">
            <text:p>-0.0013168991</text:p>
          </table:table-cell>
          <table:table-cell office:value-type="float" office:value="0" calcext:value-type="float">
            <text:p>0</text:p>
          </table:table-cell>
          <table:table-cell office:value-type="float" office:value="0.00021341" calcext:value-type="float">
            <text:p>0.00021341</text:p>
          </table:table-cell>
          <table:table-cell office:value-type="float" office:value="-0.00109418" calcext:value-type="float">
            <text:p>-0.001094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6164361" calcext:value-type="float">
            <text:p>-0.0166164361</text:p>
          </table:table-cell>
          <table:table-cell office:value-type="float" office:value="-9.7950822449" calcext:value-type="float">
            <text:p>-9.7950822449</text:p>
          </table:table-cell>
          <table:table-cell office:value-type="float" office:value="-0.1178588271" calcext:value-type="float">
            <text:p>-0.1178588271</text:p>
          </table:table-cell>
          <table:table-cell office:value-type="float" office:value="213" calcext:value-type="float">
            <text:p>213</text:p>
          </table:table-cell>
          <table:table-cell table:formula="of:=[.H214]/[.I214]" office:value-type="float" office:value="0.00169640598052678" calcext:value-type="float">
            <text:p>0.001696406</text:p>
          </table:table-cell>
          <table:table-cell table:formula="of:=[.D214]/[.L214]" office:value-type="float" office:value="0.125801254210228" calcext:value-type="float">
            <text:p>0.1258012542</text:p>
          </table:table-cell>
        </table:table-row>
        <table:table-row table:style-name="ro1">
          <table:table-cell office:value-type="float" office:value="10.63" calcext:value-type="float">
            <text:p>10.63</text:p>
          </table:table-cell>
          <table:table-cell office:value-type="float" office:value="-0.0013340688" calcext:value-type="float">
            <text:p>-0.0013340688</text:p>
          </table:table-cell>
          <table:table-cell office:value-type="float" office:value="0" calcext:value-type="float">
            <text:p>0</text:p>
          </table:table-cell>
          <table:table-cell office:value-type="float" office:value="0.00021341" calcext:value-type="float">
            <text:p>0.00021341</text:p>
          </table:table-cell>
          <table:table-cell office:value-type="float" office:value="-0.00091449" calcext:value-type="float">
            <text:p>-0.000914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8901836" calcext:value-type="float">
            <text:p>-0.0138901836</text:p>
          </table:table-cell>
          <table:table-cell office:value-type="float" office:value="-9.7968580246" calcext:value-type="float">
            <text:p>-9.7968580246</text:p>
          </table:table-cell>
          <table:table-cell office:value-type="float" office:value="-0.1179806739" calcext:value-type="float">
            <text:p>-0.1179806739</text:p>
          </table:table-cell>
          <table:table-cell office:value-type="float" office:value="214" calcext:value-type="float">
            <text:p>214</text:p>
          </table:table-cell>
          <table:table-cell table:formula="of:=[.H215]/[.I215]" office:value-type="float" office:value="0.00141782024044052" calcext:value-type="float">
            <text:p>0.0014178202</text:p>
          </table:table-cell>
          <table:table-cell table:formula="of:=[.D215]/[.L215]" office:value-type="float" office:value="0.150519786580063" calcext:value-type="float">
            <text:p>0.1505197866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-0.0013022097" calcext:value-type="float">
            <text:p>-0.0013022097</text:p>
          </table:table-cell>
          <table:table-cell office:value-type="float" office:value="0" calcext:value-type="float">
            <text:p>0</text:p>
          </table:table-cell>
          <table:table-cell office:value-type="float" office:value="0.00021341" calcext:value-type="float">
            <text:p>0.00021341</text:p>
          </table:table-cell>
          <table:table-cell office:value-type="float" office:value="-0.00119012" calcext:value-type="float">
            <text:p>-0.0011901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80734863" calcext:value-type="float">
            <text:p>-0.0180734863</text:p>
          </table:table-cell>
          <table:table-cell office:value-type="float" office:value="-9.7951704216" calcext:value-type="float">
            <text:p>-9.7951704216</text:p>
          </table:table-cell>
          <table:table-cell office:value-type="float" office:value="-0.1181378365" calcext:value-type="float">
            <text:p>-0.1181378365</text:p>
          </table:table-cell>
          <table:table-cell office:value-type="float" office:value="215" calcext:value-type="float">
            <text:p>215</text:p>
          </table:table-cell>
          <table:table-cell table:formula="of:=[.H216]/[.I216]" office:value-type="float" office:value="0.00184514260825365" calcext:value-type="float">
            <text:p>0.0018451426</text:p>
          </table:table-cell>
          <table:table-cell table:formula="of:=[.D216]/[.L216]" office:value-type="float" office:value="0.115660436784333" calcext:value-type="float">
            <text:p>0.1156604368</text:p>
          </table:table-cell>
        </table:table-row>
        <table:table-row table:style-name="ro1">
          <table:table-cell office:value-type="float" office:value="10.73" calcext:value-type="float">
            <text:p>10.73</text:p>
          </table:table-cell>
          <table:table-cell office:value-type="float" office:value="-0.0013262238" calcext:value-type="float">
            <text:p>-0.0013262238</text:p>
          </table:table-cell>
          <table:table-cell office:value-type="float" office:value="0" calcext:value-type="float">
            <text:p>0</text:p>
          </table:table-cell>
          <table:table-cell office:value-type="float" office:value="0.00021341" calcext:value-type="float">
            <text:p>0.00021341</text:p>
          </table:table-cell>
          <table:table-cell office:value-type="float" office:value="-0.00100118" calcext:value-type="float">
            <text:p>-0.0010011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2056683" calcext:value-type="float">
            <text:p>-0.0152056683</text:p>
          </table:table-cell>
          <table:table-cell office:value-type="float" office:value="-9.79608078" calcext:value-type="float">
            <text:p>-9.79608078</text:p>
          </table:table-cell>
          <table:table-cell office:value-type="float" office:value="-0.1182689145" calcext:value-type="float">
            <text:p>-0.1182689145</text:p>
          </table:table-cell>
          <table:table-cell office:value-type="float" office:value="216" calcext:value-type="float">
            <text:p>216</text:p>
          </table:table-cell>
          <table:table-cell table:formula="of:=[.H217]/[.I217]" office:value-type="float" office:value="0.00155221957040661" calcext:value-type="float">
            <text:p>0.0015522196</text:p>
          </table:table-cell>
          <table:table-cell table:formula="of:=[.D217]/[.L217]" office:value-type="float" office:value="0.137486992219855" calcext:value-type="float">
            <text:p>0.1374869922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-0.0013110896" calcext:value-type="float">
            <text:p>-0.0013110896</text:p>
          </table:table-cell>
          <table:table-cell office:value-type="float" office:value="0" calcext:value-type="float">
            <text:p>0</text:p>
          </table:table-cell>
          <table:table-cell office:value-type="float" office:value="0.00021341" calcext:value-type="float">
            <text:p>0.00021341</text:p>
          </table:table-cell>
          <table:table-cell office:value-type="float" office:value="-0.00139221" calcext:value-type="float">
            <text:p>-0.0013922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11376961" calcext:value-type="float">
            <text:p>-0.0211376961</text:p>
          </table:table-cell>
          <table:table-cell office:value-type="float" office:value="-9.7929292488" calcext:value-type="float">
            <text:p>-9.7929292488</text:p>
          </table:table-cell>
          <table:table-cell office:value-type="float" office:value="-0.1184495836" calcext:value-type="float">
            <text:p>-0.1184495836</text:p>
          </table:table-cell>
          <table:table-cell office:value-type="float" office:value="217" calcext:value-type="float">
            <text:p>217</text:p>
          </table:table-cell>
          <table:table-cell table:formula="of:=[.H218]/[.I218]" office:value-type="float" office:value="0.00215846510915926" calcext:value-type="float">
            <text:p>0.0021584651</text:p>
          </table:table-cell>
          <table:table-cell table:formula="of:=[.D218]/[.L218]" office:value-type="float" office:value="0.0988711835528001" calcext:value-type="float">
            <text:p>0.0988711836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float" office:value="-0.0013200103" calcext:value-type="float">
            <text:p>-0.0013200103</text:p>
          </table:table-cell>
          <table:table-cell office:value-type="float" office:value="0" calcext:value-type="float">
            <text:p>0</text:p>
          </table:table-cell>
          <table:table-cell office:value-type="float" office:value="0.00021341" calcext:value-type="float">
            <text:p>0.00021341</text:p>
          </table:table-cell>
          <table:table-cell office:value-type="float" office:value="-0.00159664" calcext:value-type="float">
            <text:p>-0.001596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42406438" calcext:value-type="float">
            <text:p>-0.0242406438</text:p>
          </table:table-cell>
          <table:table-cell office:value-type="float" office:value="-9.7925592995" calcext:value-type="float">
            <text:p>-9.7925592995</text:p>
          </table:table-cell>
          <table:table-cell office:value-type="float" office:value="-0.1186550111" calcext:value-type="float">
            <text:p>-0.1186550111</text:p>
          </table:table-cell>
          <table:table-cell office:value-type="float" office:value="218" calcext:value-type="float">
            <text:p>218</text:p>
          </table:table-cell>
          <table:table-cell table:formula="of:=[.H219]/[.I219]" office:value-type="float" office:value="0.0024754145528879" calcext:value-type="float">
            <text:p>0.0024754146</text:p>
          </table:table-cell>
          <table:table-cell table:formula="of:=[.D219]/[.L219]" office:value-type="float" office:value="0.0862118224808161" calcext:value-type="float">
            <text:p>0.0862118225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-0.0013149057" calcext:value-type="float">
            <text:p>-0.0013149057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168357" calcext:value-type="float">
            <text:p>-0.0016835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5562646" calcext:value-type="float">
            <text:p>-0.025562646</text:p>
          </table:table-cell>
          <table:table-cell office:value-type="float" office:value="-9.7934121513" calcext:value-type="float">
            <text:p>-9.7934121513</text:p>
          </table:table-cell>
          <table:table-cell office:value-type="float" office:value="-0.1188698187" calcext:value-type="float">
            <text:p>-0.1188698187</text:p>
          </table:table-cell>
          <table:table-cell office:value-type="float" office:value="219" calcext:value-type="float">
            <text:p>219</text:p>
          </table:table-cell>
          <table:table-cell table:formula="of:=[.H220]/[.I220]" office:value-type="float" office:value="0.00261018791051357" calcext:value-type="float">
            <text:p>0.0026101879</text:p>
          </table:table-cell>
          <table:table-cell table:formula="of:=[.D220]/[.L220]" office:value-type="float" office:value="0.082472989447585" calcext:value-type="float">
            <text:p>0.0824729894</text:p>
          </table:table-cell>
        </table:table-row>
        <table:table-row table:style-name="ro1">
          <table:table-cell office:value-type="float" office:value="10.93" calcext:value-type="float">
            <text:p>10.93</text:p>
          </table:table-cell>
          <table:table-cell office:value-type="float" office:value="-0.0013177858" calcext:value-type="float">
            <text:p>-0.0013177858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146179" calcext:value-type="float">
            <text:p>-0.001461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21988373" calcext:value-type="float">
            <text:p>-0.0221988373</text:p>
          </table:table-cell>
          <table:table-cell office:value-type="float" office:value="-9.7949839973" calcext:value-type="float">
            <text:p>-9.7949839973</text:p>
          </table:table-cell>
          <table:table-cell office:value-type="float" office:value="-0.1190548092" calcext:value-type="float">
            <text:p>-0.1190548092</text:p>
          </table:table-cell>
          <table:table-cell office:value-type="float" office:value="220" calcext:value-type="float">
            <text:p>220</text:p>
          </table:table-cell>
          <table:table-cell table:formula="of:=[.H221]/[.I221]" office:value-type="float" office:value="0.00226634748011014" calcext:value-type="float">
            <text:p>0.0022663475</text:p>
          </table:table-cell>
          <table:table-cell table:formula="of:=[.D221]/[.L221]" office:value-type="float" office:value="0.0949854344442973" calcext:value-type="float">
            <text:p>0.0949854344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-0.0013390495" calcext:value-type="float">
            <text:p>-0.0013390495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109827" calcext:value-type="float">
            <text:p>-0.001098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6827977" calcext:value-type="float">
            <text:p>-0.0166827977</text:p>
          </table:table-cell>
          <table:table-cell office:value-type="float" office:value="-9.7976275253" calcext:value-type="float">
            <text:p>-9.7976275253</text:p>
          </table:table-cell>
          <table:table-cell office:value-type="float" office:value="-0.1191926897" calcext:value-type="float">
            <text:p>-0.1191926897</text:p>
          </table:table-cell>
          <table:table-cell office:value-type="float" office:value="221" calcext:value-type="float">
            <text:p>221</text:p>
          </table:table-cell>
          <table:table-cell table:formula="of:=[.H222]/[.I222]" office:value-type="float" office:value="0.00170273851061604" calcext:value-type="float">
            <text:p>0.0017027385</text:p>
          </table:table-cell>
          <table:table-cell table:formula="of:=[.D222]/[.L222]" office:value-type="float" office:value="0.126425753959201" calcext:value-type="float">
            <text:p>0.126425754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-0.0013207729" calcext:value-type="float">
            <text:p>-0.0013207729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117404" calcext:value-type="float">
            <text:p>-0.001174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8315866" calcext:value-type="float">
            <text:p>-0.0178315866</text:p>
          </table:table-cell>
          <table:table-cell office:value-type="float" office:value="-9.7964453697" calcext:value-type="float">
            <text:p>-9.7964453697</text:p>
          </table:table-cell>
          <table:table-cell office:value-type="float" office:value="-0.1193388477" calcext:value-type="float">
            <text:p>-0.1193388477</text:p>
          </table:table-cell>
          <table:table-cell office:value-type="float" office:value="222" calcext:value-type="float">
            <text:p>222</text:p>
          </table:table-cell>
          <table:table-cell table:formula="of:=[.H223]/[.I223]" office:value-type="float" office:value="0.00182020987481361" calcext:value-type="float">
            <text:p>0.0018202099</text:p>
          </table:table-cell>
          <table:table-cell table:formula="of:=[.D223]/[.L223]" office:value-type="float" office:value="0.118266581770986" calcext:value-type="float">
            <text:p>0.1182665818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-0.0013327592" calcext:value-type="float">
            <text:p>-0.0013327592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102024" calcext:value-type="float">
            <text:p>-0.001020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49781" calcext:value-type="float">
            <text:p>-0.01549781</text:p>
          </table:table-cell>
          <table:table-cell office:value-type="float" office:value="-9.7977534866" calcext:value-type="float">
            <text:p>-9.7977534866</text:p>
          </table:table-cell>
          <table:table-cell office:value-type="float" office:value="-0.1194648519" calcext:value-type="float">
            <text:p>-0.1194648519</text:p>
          </table:table-cell>
          <table:table-cell office:value-type="float" office:value="223" calcext:value-type="float">
            <text:p>223</text:p>
          </table:table-cell>
          <table:table-cell table:formula="of:=[.H224]/[.I224]" office:value-type="float" office:value="0.00158177178280672" calcext:value-type="float">
            <text:p>0.0015817718</text:p>
          </table:table-cell>
          <table:table-cell table:formula="of:=[.D224]/[.L224]" office:value-type="float" office:value="0.136094221897183" calcext:value-type="float">
            <text:p>0.1360942219</text:p>
          </table:table-cell>
        </table:table-row>
        <table:table-row table:style-name="ro1">
          <table:table-cell office:value-type="float" office:value="11.13" calcext:value-type="float">
            <text:p>11.13</text:p>
          </table:table-cell>
          <table:table-cell office:value-type="float" office:value="-0.0013255776" calcext:value-type="float">
            <text:p>-0.0013255776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093592" calcext:value-type="float">
            <text:p>-0.0009359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2169803" calcext:value-type="float">
            <text:p>-0.0142169803</text:p>
          </table:table-cell>
          <table:table-cell office:value-type="float" office:value="-9.7978181839" calcext:value-type="float">
            <text:p>-9.7978181839</text:p>
          </table:table-cell>
          <table:table-cell office:value-type="float" office:value="-0.1195795089" calcext:value-type="float">
            <text:p>-0.1195795089</text:p>
          </table:table-cell>
          <table:table-cell office:value-type="float" office:value="224" calcext:value-type="float">
            <text:p>224</text:p>
          </table:table-cell>
          <table:table-cell table:formula="of:=[.H225]/[.I225]" office:value-type="float" office:value="0.0014510353257383" calcext:value-type="float">
            <text:p>0.0014510353</text:p>
          </table:table-cell>
          <table:table-cell table:formula="of:=[.D225]/[.L225]" office:value-type="float" office:value="0.148356140048119" calcext:value-type="float">
            <text:p>0.14835614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-0.0013297179" calcext:value-type="float">
            <text:p>-0.0013297179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085281" calcext:value-type="float">
            <text:p>-0.000852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9559734" calcext:value-type="float">
            <text:p>-0.0129559734</text:p>
          </table:table-cell>
          <table:table-cell office:value-type="float" office:value="-9.7989510345" calcext:value-type="float">
            <text:p>-9.7989510345</text:p>
          </table:table-cell>
          <table:table-cell office:value-type="float" office:value="-0.1196831539" calcext:value-type="float">
            <text:p>-0.1196831539</text:p>
          </table:table-cell>
          <table:table-cell office:value-type="float" office:value="225" calcext:value-type="float">
            <text:p>225</text:p>
          </table:table-cell>
          <table:table-cell table:formula="of:=[.H226]/[.I226]" office:value-type="float" office:value="0.00132217962457255" calcext:value-type="float">
            <text:p>0.0013221796</text:p>
          </table:table-cell>
          <table:table-cell table:formula="of:=[.D226]/[.L226]" office:value-type="float" office:value="0.16281448904463" calcext:value-type="float">
            <text:p>0.162814489</text:p>
          </table:table-cell>
        </table:table-row>
        <table:table-row table:style-name="ro1">
          <table:table-cell office:value-type="float" office:value="11.23" calcext:value-type="float">
            <text:p>11.23</text:p>
          </table:table-cell>
          <table:table-cell office:value-type="float" office:value="-0.0013273734" calcext:value-type="float">
            <text:p>-0.0013273734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073487" calcext:value-type="float">
            <text:p>-0.0007348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11662274" calcext:value-type="float">
            <text:p>-0.0111662274</text:p>
          </table:table-cell>
          <table:table-cell office:value-type="float" office:value="-9.8006433678" calcext:value-type="float">
            <text:p>-9.8006433678</text:p>
          </table:table-cell>
          <table:table-cell office:value-type="float" office:value="-0.1197717711" calcext:value-type="float">
            <text:p>-0.1197717711</text:p>
          </table:table-cell>
          <table:table-cell office:value-type="float" office:value="226" calcext:value-type="float">
            <text:p>226</text:p>
          </table:table-cell>
          <table:table-cell table:formula="of:=[.H227]/[.I227]" office:value-type="float" office:value="0.00113933616202041" calcext:value-type="float">
            <text:p>0.0011393362</text:p>
          </table:table-cell>
          <table:table-cell table:formula="of:=[.D227]/[.L227]" office:value-type="float" office:value="0.188943357698976" calcext:value-type="float">
            <text:p>0.1889433577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-0.0013286895" calcext:value-type="float">
            <text:p>-0.0013286895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100504" calcext:value-type="float">
            <text:p>-0.001005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269671" calcext:value-type="float">
            <text:p>-0.015269671</text:p>
          </table:table-cell>
          <table:table-cell office:value-type="float" office:value="-9.7995692444" calcext:value-type="float">
            <text:p>-9.7995692444</text:p>
          </table:table-cell>
          <table:table-cell office:value-type="float" office:value="-0.1198920012" calcext:value-type="float">
            <text:p>-0.1198920012</text:p>
          </table:table-cell>
          <table:table-cell office:value-type="float" office:value="227" calcext:value-type="float">
            <text:p>227</text:p>
          </table:table-cell>
          <table:table-cell table:formula="of:=[.H228]/[.I228]" office:value-type="float" office:value="0.00155819818393813" calcext:value-type="float">
            <text:p>0.0015581982</text:p>
          </table:table-cell>
          <table:table-cell table:formula="of:=[.D228]/[.L228]" office:value-type="float" office:value="0.138153158063588" calcext:value-type="float">
            <text:p>0.1381531581</text:p>
          </table:table-cell>
        </table:table-row>
        <table:table-row table:style-name="ro1">
          <table:table-cell office:value-type="float" office:value="11.33" calcext:value-type="float">
            <text:p>11.33</text:p>
          </table:table-cell>
          <table:table-cell office:value-type="float" office:value="-0.001327954" calcext:value-type="float">
            <text:p>-0.001327954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090574" calcext:value-type="float">
            <text:p>-0.000905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7627506" calcext:value-type="float">
            <text:p>-0.0137627506</text:p>
          </table:table-cell>
          <table:table-cell office:value-type="float" office:value="-9.80084095" calcext:value-type="float">
            <text:p>-9.80084095</text:p>
          </table:table-cell>
          <table:table-cell office:value-type="float" office:value="-0.1199995205" calcext:value-type="float">
            <text:p>-0.1199995205</text:p>
          </table:table-cell>
          <table:table-cell office:value-type="float" office:value="228" calcext:value-type="float">
            <text:p>228</text:p>
          </table:table-cell>
          <table:table-cell table:formula="of:=[.H229]/[.I229]" office:value-type="float" office:value="0.00140424180641356" calcext:value-type="float">
            <text:p>0.0014042418</text:p>
          </table:table-cell>
          <table:table-cell table:formula="of:=[.D229]/[.L229]" office:value-type="float" office:value="0.153299808492243" calcext:value-type="float">
            <text:p>0.1532998085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-0.0013283641" calcext:value-type="float">
            <text:p>-0.0013283641</text:p>
          </table:table-cell>
          <table:table-cell office:value-type="float" office:value="0" calcext:value-type="float">
            <text:p>0</text:p>
          </table:table-cell>
          <table:table-cell office:value-type="float" office:value="0.00021527" calcext:value-type="float">
            <text:p>0.00021527</text:p>
          </table:table-cell>
          <table:table-cell office:value-type="float" office:value="-0.00092316" calcext:value-type="float">
            <text:p>-0.0009231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0267053" calcext:value-type="float">
            <text:p>-0.0140267053</text:p>
          </table:table-cell>
          <table:table-cell office:value-type="float" office:value="-9.8003104591" calcext:value-type="float">
            <text:p>-9.8003104591</text:p>
          </table:table-cell>
          <table:table-cell office:value-type="float" office:value="-0.1201082617" calcext:value-type="float">
            <text:p>-0.1201082617</text:p>
          </table:table-cell>
          <table:table-cell office:value-type="float" office:value="229" calcext:value-type="float">
            <text:p>229</text:p>
          </table:table-cell>
          <table:table-cell table:formula="of:=[.H230]/[.I230]" office:value-type="float" office:value="0.00143125111786389" calcext:value-type="float">
            <text:p>0.0014312511</text:p>
          </table:table-cell>
          <table:table-cell table:formula="of:=[.D230]/[.L230]" office:value-type="float" office:value="0.150406869425742" calcext:value-type="float">
            <text:p>0.1504068694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-0.0013281357" calcext:value-type="float">
            <text:p>-0.0013281357</text:p>
          </table:table-cell>
          <table:table-cell office:value-type="float" office:value="0" calcext:value-type="float">
            <text:p>0</text:p>
          </table:table-cell>
          <table:table-cell office:value-type="float" office:value="0.00021465" calcext:value-type="float">
            <text:p>0.00021465</text:p>
          </table:table-cell>
          <table:table-cell office:value-type="float" office:value="-0.00068909" calcext:value-type="float">
            <text:p>-0.000689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4719483" calcext:value-type="float">
            <text:p>-0.0104719483</text:p>
          </table:table-cell>
          <table:table-cell office:value-type="float" office:value="-9.8018719864" calcext:value-type="float">
            <text:p>-9.8018719864</text:p>
          </table:table-cell>
          <table:table-cell office:value-type="float" office:value="-0.1201888174" calcext:value-type="float">
            <text:p>-0.1201888174</text:p>
          </table:table-cell>
          <table:table-cell office:value-type="float" office:value="230" calcext:value-type="float">
            <text:p>230</text:p>
          </table:table-cell>
          <table:table-cell table:formula="of:=[.H231]/[.I231]" office:value-type="float" office:value="0.00106836207558411" calcext:value-type="float">
            <text:p>0.0010683621</text:p>
          </table:table-cell>
          <table:table-cell table:formula="of:=[.D231]/[.L231]" office:value-type="float" office:value="0.200915031435054" calcext:value-type="float">
            <text:p>0.2009150314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-0.0013282627" calcext:value-type="float">
            <text:p>-0.0013282627</text:p>
          </table:table-cell>
          <table:table-cell office:value-type="float" office:value="0" calcext:value-type="float">
            <text:p>0</text:p>
          </table:table-cell>
          <table:table-cell office:value-type="float" office:value="0.00021465" calcext:value-type="float">
            <text:p>0.00021465</text:p>
          </table:table-cell>
          <table:table-cell office:value-type="float" office:value="-0.00060767" calcext:value-type="float">
            <text:p>-0.000607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2371507" calcext:value-type="float">
            <text:p>-0.0092371507</text:p>
          </table:table-cell>
          <table:table-cell office:value-type="float" office:value="-9.8045948792" calcext:value-type="float">
            <text:p>-9.8045948792</text:p>
          </table:table-cell>
          <table:table-cell office:value-type="float" office:value="-0.1202593297" calcext:value-type="float">
            <text:p>-0.1202593297</text:p>
          </table:table-cell>
          <table:table-cell office:value-type="float" office:value="231" calcext:value-type="float">
            <text:p>231</text:p>
          </table:table-cell>
          <table:table-cell table:formula="of:=[.H232]/[.I232]" office:value-type="float" office:value="0.000942124668465006" calcext:value-type="float">
            <text:p>0.0009421247</text:p>
          </table:table-cell>
          <table:table-cell table:formula="of:=[.D232]/[.L232]" office:value-type="float" office:value="0.227836089197969" calcext:value-type="float">
            <text:p>0.2278360892</text:p>
          </table:table-cell>
        </table:table-row>
        <table:table-row table:style-name="ro1">
          <table:table-cell office:value-type="float" office:value="11.53" calcext:value-type="float">
            <text:p>11.53</text:p>
          </table:table-cell>
          <table:table-cell office:value-type="float" office:value="-0.0013205681" calcext:value-type="float">
            <text:p>-0.0013205681</text:p>
          </table:table-cell>
          <table:table-cell office:value-type="float" office:value="0" calcext:value-type="float">
            <text:p>0</text:p>
          </table:table-cell>
          <table:table-cell office:value-type="float" office:value="0.00021465" calcext:value-type="float">
            <text:p>0.00021465</text:p>
          </table:table-cell>
          <table:table-cell office:value-type="float" office:value="-0.00040724" calcext:value-type="float">
            <text:p>-0.0004072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1922175" calcext:value-type="float">
            <text:p>-0.0061922175</text:p>
          </table:table-cell>
          <table:table-cell office:value-type="float" office:value="-9.8074681854" calcext:value-type="float">
            <text:p>-9.8074681854</text:p>
          </table:table-cell>
          <table:table-cell office:value-type="float" office:value="-0.120306246" calcext:value-type="float">
            <text:p>-0.120306246</text:p>
          </table:table-cell>
          <table:table-cell office:value-type="float" office:value="232" calcext:value-type="float">
            <text:p>232</text:p>
          </table:table-cell>
          <table:table-cell table:formula="of:=[.H233]/[.I233]" office:value-type="float" office:value="0.000631377780987158" calcext:value-type="float">
            <text:p>0.0006313778</text:p>
          </table:table-cell>
          <table:table-cell table:formula="of:=[.D233]/[.L233]" office:value-type="float" office:value="0.339970785263294" calcext:value-type="float">
            <text:p>0.3399707853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-0.0013269985" calcext:value-type="float">
            <text:p>-0.0013269985</text:p>
          </table:table-cell>
          <table:table-cell office:value-type="float" office:value="0" calcext:value-type="float">
            <text:p>0</text:p>
          </table:table-cell>
          <table:table-cell office:value-type="float" office:value="0.00021465" calcext:value-type="float">
            <text:p>0.00021465</text:p>
          </table:table-cell>
          <table:table-cell office:value-type="float" office:value="-0.00021868" calcext:value-type="float">
            <text:p>-0.0002186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33257789" calcext:value-type="float">
            <text:p>-0.0033257789</text:p>
          </table:table-cell>
          <table:table-cell office:value-type="float" office:value="-9.8094341469" calcext:value-type="float">
            <text:p>-9.8094341469</text:p>
          </table:table-cell>
          <table:table-cell office:value-type="float" office:value="-0.1203312501" calcext:value-type="float">
            <text:p>-0.1203312501</text:p>
          </table:table-cell>
          <table:table-cell office:value-type="float" office:value="233" calcext:value-type="float">
            <text:p>233</text:p>
          </table:table-cell>
          <table:table-cell table:formula="of:=[.H234]/[.I234]" office:value-type="float" office:value="0.000339038812045139" calcext:value-type="float">
            <text:p>0.0003390388</text:p>
          </table:table-cell>
          <table:table-cell table:formula="of:=[.D234]/[.L234]" office:value-type="float" office:value="0.633113355681006" calcext:value-type="float">
            <text:p>0.6331133557</text:p>
          </table:table-cell>
        </table:table-row>
        <table:table-row table:style-name="ro1">
          <table:table-cell office:value-type="float" office:value="11.63" calcext:value-type="float">
            <text:p>11.63</text:p>
          </table:table-cell>
          <table:table-cell office:value-type="float" office:value="-0.0013228148" calcext:value-type="float">
            <text:p>-0.0013228148</text:p>
          </table:table-cell>
          <table:table-cell office:value-type="float" office:value="0" calcext:value-type="float">
            <text:p>0</text:p>
          </table:table-cell>
          <table:table-cell office:value-type="float" office:value="0.00021465" calcext:value-type="float">
            <text:p>0.00021465</text:p>
          </table:table-cell>
          <table:table-cell office:value-type="float" office:value="-0.00003091" calcext:value-type="float">
            <text:p>-0.0000309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04701513" calcext:value-type="float">
            <text:p>-0.0004701513</text:p>
          </table:table-cell>
          <table:table-cell office:value-type="float" office:value="-9.8113936234" calcext:value-type="float">
            <text:p>-9.8113936234</text:p>
          </table:table-cell>
          <table:table-cell office:value-type="float" office:value="-0.1203347668" calcext:value-type="float">
            <text:p>-0.1203347668</text:p>
          </table:table-cell>
          <table:table-cell office:value-type="float" office:value="234" calcext:value-type="float">
            <text:p>234</text:p>
          </table:table-cell>
          <table:table-cell table:formula="of:=[.H235]/[.I235]" office:value-type="float" office:value="0.0000479189112216125" calcext:value-type="float">
            <text:p>4.79189112216125E-05</text:p>
          </table:table-cell>
          <table:table-cell table:formula="of:=[.D235]/[.L235]" office:value-type="float" office:value="4.47944234390676" calcext:value-type="float">
            <text:p>4.4794423439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-0.0013253135" calcext:value-type="float">
            <text:p>-0.0013253135</text:p>
          </table:table-cell>
          <table:table-cell office:value-type="float" office:value="0" calcext:value-type="float">
            <text:p>0</text:p>
          </table:table-cell>
          <table:table-cell office:value-type="float" office:value="0.00021713" calcext:value-type="float">
            <text:p>0.00021713</text:p>
          </table:table-cell>
          <table:table-cell office:value-type="float" office:value="0.00000345" calcext:value-type="float">
            <text:p>0.0000034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0524048" calcext:value-type="float">
            <text:p>5.24048E-05</text:p>
          </table:table-cell>
          <table:table-cell office:value-type="float" office:value="-9.8106130409" calcext:value-type="float">
            <text:p>-9.8106130409</text:p>
          </table:table-cell>
          <table:table-cell office:value-type="float" office:value="-0.1203343719" calcext:value-type="float">
            <text:p>-0.1203343719</text:p>
          </table:table-cell>
          <table:table-cell office:value-type="float" office:value="235" calcext:value-type="float">
            <text:p>235</text:p>
          </table:table-cell>
          <table:table-cell table:formula="of:=[.H236]/[.I236]" office:value-type="float" office:value="-0.00000534164376696204" calcext:value-type="float">
            <text:p>-5.34164376696204E-06</text:p>
          </table:table-cell>
          <table:table-cell table:formula="of:=[.D236]/[.L236]" office:value-type="float" office:value="-40.648536194597" calcext:value-type="float">
            <text:p>-40.6485361946</text:p>
          </table:table-cell>
        </table:table-row>
        <table:table-row table:style-name="ro1">
          <table:table-cell office:value-type="float" office:value="11.73" calcext:value-type="float">
            <text:p>11.73</text:p>
          </table:table-cell>
          <table:table-cell office:value-type="float" office:value="-0.001323875" calcext:value-type="float">
            <text:p>-0.001323875</text:p>
          </table:table-cell>
          <table:table-cell office:value-type="float" office:value="0" calcext:value-type="float">
            <text:p>0</text:p>
          </table:table-cell>
          <table:table-cell office:value-type="float" office:value="0.00021713" calcext:value-type="float">
            <text:p>0.00021713</text:p>
          </table:table-cell>
          <table:table-cell office:value-type="float" office:value="0.00010959" calcext:value-type="float">
            <text:p>0.0001095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6669521" calcext:value-type="float">
            <text:p>0.0016669521</text:p>
          </table:table-cell>
          <table:table-cell office:value-type="float" office:value="-9.8111628723" calcext:value-type="float">
            <text:p>-9.8111628723</text:p>
          </table:table-cell>
          <table:table-cell office:value-type="float" office:value="-0.1203221083" calcext:value-type="float">
            <text:p>-0.1203221083</text:p>
          </table:table-cell>
          <table:table-cell office:value-type="float" office:value="236" calcext:value-type="float">
            <text:p>236</text:p>
          </table:table-cell>
          <table:table-cell table:formula="of:=[.H237]/[.I237]" office:value-type="float" office:value="-0.000169903621180964" calcext:value-type="float">
            <text:p>-0.0001699036</text:p>
          </table:table-cell>
          <table:table-cell table:formula="of:=[.D237]/[.L237]" office:value-type="float" office:value="-1.27795981327988" calcext:value-type="float">
            <text:p>-1.2779598133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-0.0013551904" calcext:value-type="float">
            <text:p>-0.0013551904</text:p>
          </table:table-cell>
          <table:table-cell office:value-type="float" office:value="0" calcext:value-type="float">
            <text:p>0</text:p>
          </table:table-cell>
          <table:table-cell office:value-type="float" office:value="0.00021713" calcext:value-type="float">
            <text:p>0.00021713</text:p>
          </table:table-cell>
          <table:table-cell office:value-type="float" office:value="0.00003371" calcext:value-type="float">
            <text:p>0.000033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512715" calcext:value-type="float">
            <text:p>0.000512715</text:p>
          </table:table-cell>
          <table:table-cell office:value-type="float" office:value="-9.8108954239" calcext:value-type="float">
            <text:p>-9.8108954239</text:p>
          </table:table-cell>
          <table:table-cell office:value-type="float" office:value="-0.1203183681" calcext:value-type="float">
            <text:p>-0.1203183681</text:p>
          </table:table-cell>
          <table:table-cell office:value-type="float" office:value="237" calcext:value-type="float">
            <text:p>237</text:p>
          </table:table-cell>
          <table:table-cell table:formula="of:=[.H238]/[.I238]" office:value-type="float" office:value="-0.00005225975589863" calcext:value-type="float">
            <text:p>-5.225975589863E-05</text:p>
          </table:table-cell>
          <table:table-cell table:formula="of:=[.D238]/[.L238]" office:value-type="float" office:value="-4.15482231530462" calcext:value-type="float">
            <text:p>-4.1548223153</text:p>
          </table:table-cell>
        </table:table-row>
        <table:table-row table:style-name="ro1">
          <table:table-cell office:value-type="float" office:value="11.83" calcext:value-type="float">
            <text:p>11.83</text:p>
          </table:table-cell>
          <table:table-cell office:value-type="float" office:value="-0.001329165" calcext:value-type="float">
            <text:p>-0.001329165</text:p>
          </table:table-cell>
          <table:table-cell office:value-type="float" office:value="0" calcext:value-type="float">
            <text:p>0</text:p>
          </table:table-cell>
          <table:table-cell office:value-type="float" office:value="0.00021775" calcext:value-type="float">
            <text:p>0.00021775</text:p>
          </table:table-cell>
          <table:table-cell office:value-type="float" office:value="0.00019378" calcext:value-type="float">
            <text:p>0.0001937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9477745" calcext:value-type="float">
            <text:p>0.0029477745</text:p>
          </table:table-cell>
          <table:table-cell office:value-type="float" office:value="-9.8119519043" calcext:value-type="float">
            <text:p>-9.8119519043</text:p>
          </table:table-cell>
          <table:table-cell office:value-type="float" office:value="-0.1202970147" calcext:value-type="float">
            <text:p>-0.1202970147</text:p>
          </table:table-cell>
          <table:table-cell office:value-type="float" office:value="238" calcext:value-type="float">
            <text:p>238</text:p>
          </table:table-cell>
          <table:table-cell table:formula="of:=[.H239]/[.I239]" office:value-type="float" office:value="-0.000300426921039856" calcext:value-type="float">
            <text:p>-0.0003004269</text:p>
          </table:table-cell>
          <table:table-cell table:formula="of:=[.D239]/[.L239]" office:value-type="float" office:value="-0.724801889412275" calcext:value-type="float">
            <text:p>-0.7248018894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-0.0013460704" calcext:value-type="float">
            <text:p>-0.0013460704</text:p>
          </table:table-cell>
          <table:table-cell office:value-type="float" office:value="0" calcext:value-type="float">
            <text:p>0</text:p>
          </table:table-cell>
          <table:table-cell office:value-type="float" office:value="0.00021775" calcext:value-type="float">
            <text:p>0.00021775</text:p>
          </table:table-cell>
          <table:table-cell office:value-type="float" office:value="0.00037416" calcext:value-type="float">
            <text:p>0.0003741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56922075" calcext:value-type="float">
            <text:p>0.0056922075</text:p>
          </table:table-cell>
          <table:table-cell office:value-type="float" office:value="-9.8126676559" calcext:value-type="float">
            <text:p>-9.8126676559</text:p>
          </table:table-cell>
          <table:table-cell office:value-type="float" office:value="-0.1202560589" calcext:value-type="float">
            <text:p>-0.1202560589</text:p>
          </table:table-cell>
          <table:table-cell office:value-type="float" office:value="239" calcext:value-type="float">
            <text:p>239</text:p>
          </table:table-cell>
          <table:table-cell table:formula="of:=[.H240]/[.I240]" office:value-type="float" office:value="-0.000580087668268015" calcext:value-type="float">
            <text:p>-0.0005800877</text:p>
          </table:table-cell>
          <table:table-cell table:formula="of:=[.D240]/[.L240]" office:value-type="float" office:value="-0.375374295837287" calcext:value-type="float">
            <text:p>-0.3753742958</text:p>
          </table:table-cell>
        </table:table-row>
        <table:table-row table:style-name="ro1">
          <table:table-cell office:value-type="float" office:value="11.93" calcext:value-type="float">
            <text:p>11.93</text:p>
          </table:table-cell>
          <table:table-cell office:value-type="float" office:value="-0.0013436101" calcext:value-type="float">
            <text:p>-0.0013436101</text:p>
          </table:table-cell>
          <table:table-cell office:value-type="float" office:value="0" calcext:value-type="float">
            <text:p>0</text:p>
          </table:table-cell>
          <table:table-cell office:value-type="float" office:value="0.00021775" calcext:value-type="float">
            <text:p>0.00021775</text:p>
          </table:table-cell>
          <table:table-cell office:value-type="float" office:value="0.00017058" calcext:value-type="float">
            <text:p>0.0001705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5946072" calcext:value-type="float">
            <text:p>0.0025946072</text:p>
          </table:table-cell>
          <table:table-cell office:value-type="float" office:value="-9.8109949684" calcext:value-type="float">
            <text:p>-9.8109949684</text:p>
          </table:table-cell>
          <table:table-cell office:value-type="float" office:value="-0.1202375293" calcext:value-type="float">
            <text:p>-0.1202375293</text:p>
          </table:table-cell>
          <table:table-cell office:value-type="float" office:value="240" calcext:value-type="float">
            <text:p>240</text:p>
          </table:table-cell>
          <table:table-cell table:formula="of:=[.H241]/[.I241]" office:value-type="float" office:value="-0.000264459130634243" calcext:value-type="float">
            <text:p>-0.0002644591</text:p>
          </table:table-cell>
          <table:table-cell table:formula="of:=[.D241]/[.L241]" office:value-type="float" office:value="-0.823378642581852" calcext:value-type="float">
            <text:p>-0.8233786426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-0.0013430214" calcext:value-type="float">
            <text:p>-0.0013430214</text:p>
          </table:table-cell>
          <table:table-cell office:value-type="float" office:value="0" calcext:value-type="float">
            <text:p>0</text:p>
          </table:table-cell>
          <table:table-cell office:value-type="float" office:value="0.00021775" calcext:value-type="float">
            <text:p>0.00021775</text:p>
          </table:table-cell>
          <table:table-cell office:value-type="float" office:value="0.00015011" calcext:value-type="float">
            <text:p>0.000150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22828928" calcext:value-type="float">
            <text:p>0.0022828928</text:p>
          </table:table-cell>
          <table:table-cell office:value-type="float" office:value="-9.8092662048" calcext:value-type="float">
            <text:p>-9.8092662048</text:p>
          </table:table-cell>
          <table:table-cell office:value-type="float" office:value="-0.1202213392" calcext:value-type="float">
            <text:p>-0.1202213392</text:p>
          </table:table-cell>
          <table:table-cell office:value-type="float" office:value="241" calcext:value-type="float">
            <text:p>241</text:p>
          </table:table-cell>
          <table:table-cell table:formula="of:=[.H242]/[.I242]" office:value-type="float" office:value="-0.000232728193153011" calcext:value-type="float">
            <text:p>-0.0002327282</text:p>
          </table:table-cell>
          <table:table-cell table:formula="of:=[.D242]/[.L242]" office:value-type="float" office:value="-0.93564083083323" calcext:value-type="float">
            <text:p>-0.9356408308</text:p>
          </table:table-cell>
        </table:table-row>
        <table:table-row table:style-name="ro1">
          <table:table-cell office:value-type="float" office:value="12.03" calcext:value-type="float">
            <text:p>12.03</text:p>
          </table:table-cell>
          <table:table-cell office:value-type="float" office:value="-0.0013439007" calcext:value-type="float">
            <text:p>-0.0013439007</text:p>
          </table:table-cell>
          <table:table-cell office:value-type="float" office:value="0" calcext:value-type="float">
            <text:p>0</text:p>
          </table:table-cell>
          <table:table-cell office:value-type="float" office:value="0.00021775" calcext:value-type="float">
            <text:p>0.00021775</text:p>
          </table:table-cell>
          <table:table-cell office:value-type="float" office:value="-0.00030581" calcext:value-type="float">
            <text:p>-0.0003058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6503518" calcext:value-type="float">
            <text:p>-0.0046503518</text:p>
          </table:table-cell>
          <table:table-cell office:value-type="float" office:value="-9.8082513046" calcext:value-type="float">
            <text:p>-9.8082513046</text:p>
          </table:table-cell>
          <table:table-cell office:value-type="float" office:value="-0.1202540919" calcext:value-type="float">
            <text:p>-0.1202540919</text:p>
          </table:table-cell>
          <table:table-cell office:value-type="float" office:value="242" calcext:value-type="float">
            <text:p>242</text:p>
          </table:table-cell>
          <table:table-cell table:formula="of:=[.H243]/[.I243]" office:value-type="float" office:value="0.000474126493661415" calcext:value-type="float">
            <text:p>0.0004741265</text:p>
          </table:table-cell>
          <table:table-cell table:formula="of:=[.D243]/[.L243]" office:value-type="float" office:value="0.45926562407099" calcext:value-type="float">
            <text:p>0.4592656241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-0.001343256" calcext:value-type="float">
            <text:p>-0.001343256</text:p>
          </table:table-cell>
          <table:table-cell office:value-type="float" office:value="0" calcext:value-type="float">
            <text:p>0</text:p>
          </table:table-cell>
          <table:table-cell office:value-type="float" office:value="0.00022022" calcext:value-type="float">
            <text:p>0.00022022</text:p>
          </table:table-cell>
          <table:table-cell office:value-type="float" office:value="-0.00038541" calcext:value-type="float">
            <text:p>-0.000385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8608734" calcext:value-type="float">
            <text:p>-0.0058608734</text:p>
          </table:table-cell>
          <table:table-cell office:value-type="float" office:value="-9.8084719467" calcext:value-type="float">
            <text:p>-9.8084719467</text:p>
          </table:table-cell>
          <table:table-cell office:value-type="float" office:value="-0.1202950776" calcext:value-type="float">
            <text:p>-0.1202950776</text:p>
          </table:table-cell>
          <table:table-cell office:value-type="float" office:value="243" calcext:value-type="float">
            <text:p>243</text:p>
          </table:table-cell>
          <table:table-cell table:formula="of:=[.H244]/[.I244]" office:value-type="float" office:value="0.000597531749272307" calcext:value-type="float">
            <text:p>0.0005975317</text:p>
          </table:table-cell>
          <table:table-cell table:formula="of:=[.D244]/[.L244]" office:value-type="float" office:value="0.36854945409711" calcext:value-type="float">
            <text:p>0.3685494541</text:p>
          </table:table-cell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float" office:value="-0.0013436585" calcext:value-type="float">
            <text:p>-0.0013436585</text:p>
          </table:table-cell>
          <table:table-cell office:value-type="float" office:value="0" calcext:value-type="float">
            <text:p>0</text:p>
          </table:table-cell>
          <table:table-cell office:value-type="float" office:value="0.00022022" calcext:value-type="float">
            <text:p>0.00022022</text:p>
          </table:table-cell>
          <table:table-cell office:value-type="float" office:value="-0.00011032" calcext:value-type="float">
            <text:p>-0.0001103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16778049" calcext:value-type="float">
            <text:p>-0.0016778049</text:p>
          </table:table-cell>
          <table:table-cell office:value-type="float" office:value="-9.8092114449" calcext:value-type="float">
            <text:p>-9.8092114449</text:p>
          </table:table-cell>
          <table:table-cell office:value-type="float" office:value="-0.1203067228" calcext:value-type="float">
            <text:p>-0.1203067228</text:p>
          </table:table-cell>
          <table:table-cell office:value-type="float" office:value="244" calcext:value-type="float">
            <text:p>244</text:p>
          </table:table-cell>
          <table:table-cell table:formula="of:=[.H245]/[.I245]" office:value-type="float" office:value="0.000171043810139532" calcext:value-type="float">
            <text:p>0.0001710438</text:p>
          </table:table-cell>
          <table:table-cell table:formula="of:=[.D245]/[.L245]" office:value-type="float" office:value="1.28750639862589" calcext:value-type="float">
            <text:p>1.2875063986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-0.0013739408" calcext:value-type="float">
            <text:p>-0.0013739408</text:p>
          </table:table-cell>
          <table:table-cell office:value-type="float" office:value="0" calcext:value-type="float">
            <text:p>0</text:p>
          </table:table-cell>
          <table:table-cell office:value-type="float" office:value="0.00021775" calcext:value-type="float">
            <text:p>0.00021775</text:p>
          </table:table-cell>
          <table:table-cell office:value-type="float" office:value="0.00011626" calcext:value-type="float">
            <text:p>0.0001162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17683148" calcext:value-type="float">
            <text:p>0.0017683148</text:p>
          </table:table-cell>
          <table:table-cell office:value-type="float" office:value="-9.81029953" calcext:value-type="float">
            <text:p>-9.81029953</text:p>
          </table:table-cell>
          <table:table-cell office:value-type="float" office:value="-0.1202945337" calcext:value-type="float">
            <text:p>-0.1202945337</text:p>
          </table:table-cell>
          <table:table-cell office:value-type="float" office:value="245" calcext:value-type="float">
            <text:p>245</text:p>
          </table:table-cell>
          <table:table-cell table:formula="of:=[.H246]/[.I246]" office:value-type="float" office:value="-0.000180250847040141" calcext:value-type="float">
            <text:p>-0.0001802508</text:p>
          </table:table-cell>
          <table:table-cell table:formula="of:=[.D246]/[.L246]" office:value-type="float" office:value="-1.20803870592357" calcext:value-type="float">
            <text:p>-1.2080387059</text:p>
          </table:table-cell>
        </table:table-row>
        <table:table-row table:style-name="ro1">
          <table:table-cell office:value-type="float" office:value="12.23" calcext:value-type="float">
            <text:p>12.23</text:p>
          </table:table-cell>
          <table:table-cell office:value-type="float" office:value="-0.0013484928" calcext:value-type="float">
            <text:p>-0.0013484928</text:p>
          </table:table-cell>
          <table:table-cell office:value-type="float" office:value="0" calcext:value-type="float">
            <text:p>0</text:p>
          </table:table-cell>
          <table:table-cell office:value-type="float" office:value="0.00021775" calcext:value-type="float">
            <text:p>0.00021775</text:p>
          </table:table-cell>
          <table:table-cell office:value-type="float" office:value="-0.00027071" calcext:value-type="float">
            <text:p>-0.000270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1165885" calcext:value-type="float">
            <text:p>-0.0041165885</text:p>
          </table:table-cell>
          <table:table-cell office:value-type="float" office:value="-9.808250618" calcext:value-type="float">
            <text:p>-9.808250618</text:p>
          </table:table-cell>
          <table:table-cell office:value-type="float" office:value="-0.1203227267" calcext:value-type="float">
            <text:p>-0.1203227267</text:p>
          </table:table-cell>
          <table:table-cell office:value-type="float" office:value="246" calcext:value-type="float">
            <text:p>246</text:p>
          </table:table-cell>
          <table:table-cell table:formula="of:=[.H247]/[.I247]" office:value-type="float" office:value="0.000419706700035303" calcext:value-type="float">
            <text:p>0.0004197067</text:p>
          </table:table-cell>
          <table:table-cell table:formula="of:=[.D247]/[.L247]" office:value-type="float" office:value="0.518814686498177" calcext:value-type="float">
            <text:p>0.5188146865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-0.0013345574" calcext:value-type="float">
            <text:p>-0.0013345574</text:p>
          </table:table-cell>
          <table:table-cell office:value-type="float" office:value="0" calcext:value-type="float">
            <text:p>0</text:p>
          </table:table-cell>
          <table:table-cell office:value-type="float" office:value="0.00021775" calcext:value-type="float">
            <text:p>0.00021775</text:p>
          </table:table-cell>
          <table:table-cell office:value-type="float" office:value="-0.00037611" calcext:value-type="float">
            <text:p>-0.000376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57196049" calcext:value-type="float">
            <text:p>-0.0057196049</text:p>
          </table:table-cell>
          <table:table-cell office:value-type="float" office:value="-9.8087727928" calcext:value-type="float">
            <text:p>-9.8087727928</text:p>
          </table:table-cell>
          <table:table-cell office:value-type="float" office:value="-0.120361641" calcext:value-type="float">
            <text:p>-0.120361641</text:p>
          </table:table-cell>
          <table:table-cell office:value-type="float" office:value="247" calcext:value-type="float">
            <text:p>247</text:p>
          </table:table-cell>
          <table:table-cell table:formula="of:=[.H248]/[.I248]" office:value-type="float" office:value="0.000583111161897684" calcext:value-type="float">
            <text:p>0.0005831112</text:p>
          </table:table-cell>
          <table:table-cell table:formula="of:=[.D248]/[.L248]" office:value-type="float" office:value="0.373427940036942" calcext:value-type="float">
            <text:p>0.37342794</text:p>
          </table:table-cell>
        </table:table-row>
        <table:table-row table:style-name="ro1">
          <table:table-cell office:value-type="float" office:value="12.33" calcext:value-type="float">
            <text:p>12.33</text:p>
          </table:table-cell>
          <table:table-cell office:value-type="float" office:value="-0.0013502301" calcext:value-type="float">
            <text:p>-0.0013502301</text:p>
          </table:table-cell>
          <table:table-cell office:value-type="float" office:value="0" calcext:value-type="float">
            <text:p>0</text:p>
          </table:table-cell>
          <table:table-cell office:value-type="float" office:value="0.00021964" calcext:value-type="float">
            <text:p>0.00021964</text:p>
          </table:table-cell>
          <table:table-cell office:value-type="float" office:value="0.00005753" calcext:value-type="float">
            <text:p>0.000057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0.0008751767" calcext:value-type="float">
            <text:p>0.0008751767</text:p>
          </table:table-cell>
          <table:table-cell office:value-type="float" office:value="-9.8127793312" calcext:value-type="float">
            <text:p>-9.8127793312</text:p>
          </table:table-cell>
          <table:table-cell office:value-type="float" office:value="-0.1203557178" calcext:value-type="float">
            <text:p>-0.1203557178</text:p>
          </table:table-cell>
          <table:table-cell office:value-type="float" office:value="248" calcext:value-type="float">
            <text:p>248</text:p>
          </table:table-cell>
          <table:table-cell table:formula="of:=[.H249]/[.I249]" office:value-type="float" office:value="-0.0000891874432779051" calcext:value-type="float">
            <text:p>-8.91874432779051E-05</text:p>
          </table:table-cell>
          <table:table-cell table:formula="of:=[.D249]/[.L249]" office:value-type="float" office:value="-2.46267851087074" calcext:value-type="float">
            <text:p>-2.4626785109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-0.0013392776" calcext:value-type="float">
            <text:p>-0.0013392776</text:p>
          </table:table-cell>
          <table:table-cell office:value-type="float" office:value="0" calcext:value-type="float">
            <text:p>0</text:p>
          </table:table-cell>
          <table:table-cell office:value-type="float" office:value="0.00021964" calcext:value-type="float">
            <text:p>0.00021964</text:p>
          </table:table-cell>
          <table:table-cell office:value-type="float" office:value="-0.00045153" calcext:value-type="float">
            <text:p>-0.000451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68671869" calcext:value-type="float">
            <text:p>-0.0068671869</text:p>
          </table:table-cell>
          <table:table-cell office:value-type="float" office:value="-9.8095143127" calcext:value-type="float">
            <text:p>-9.809514312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49" calcext:value-type="float">
            <text:p>249</text:p>
          </table:table-cell>
          <table:table-cell table:formula="of:=[.H250]/[.I250]" office:value-type="float" office:value="0.000700053711233116" calcext:value-type="float">
            <text:p>0.0007000537</text:p>
          </table:table-cell>
          <table:table-cell table:formula="of:=[.D250]/[.L250]" office:value-type="float" office:value="0.313747354632423" calcext:value-type="float">
            <text:p>0.3137473546</text:p>
          </table:table-cell>
        </table:table-row>
        <table:table-row table:style-name="ro1">
          <table:table-cell office:value-type="float" office:value="12.43" calcext:value-type="float">
            <text:p>12.43</text:p>
          </table:table-cell>
          <table:table-cell office:value-type="float" office:value="-0.0013692912" calcext:value-type="float">
            <text:p>-0.0013692912</text:p>
          </table:table-cell>
          <table:table-cell office:value-type="float" office:value="0" calcext:value-type="float">
            <text:p>0</text:p>
          </table:table-cell>
          <table:table-cell office:value-type="float" office:value="0.00021964" calcext:value-type="float">
            <text:p>0.00021964</text:p>
          </table:table-cell>
          <table:table-cell office:value-type="float" office:value="-0.0003285" calcext:value-type="float">
            <text:p>-0.000328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49963954" calcext:value-type="float">
            <text:p>-0.0049963954</text:p>
          </table:table-cell>
          <table:table-cell office:value-type="float" office:value="-9.8102017975" calcext:value-type="float">
            <text:p>-9.810201797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50" calcext:value-type="float">
            <text:p>250</text:p>
          </table:table-cell>
          <table:table-cell table:formula="of:=[.H251]/[.I251]" office:value-type="float" office:value="0.000509306077809048" calcext:value-type="float">
            <text:p>0.0005093061</text:p>
          </table:table-cell>
          <table:table-cell table:formula="of:=[.D251]/[.L251]" office:value-type="float" office:value="0.43125344379328" calcext:value-type="float">
            <text:p>0.4312534438</text:p>
          </table:table-cell>
        </table:table-row>
        <table:table-row table:style-name="ro1">
          <table:table-cell office:value-type="float" office:value="12.49" calcext:value-type="float">
            <text:p>12.49</text:p>
          </table:table-cell>
          <table:table-cell office:value-type="float" office:value="-0.0013458491" calcext:value-type="float">
            <text:p>-0.0013458491</text:p>
          </table:table-cell>
          <table:table-cell office:value-type="float" office:value="0" calcext:value-type="float">
            <text:p>0</text:p>
          </table:table-cell>
          <table:table-cell office:value-type="float" office:value="0.00021716" calcext:value-type="float">
            <text:p>0.00021716</text:p>
          </table:table-cell>
          <table:table-cell office:value-type="float" office:value="-0.00058849" calcext:value-type="float">
            <text:p>-0.000588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9494598" calcext:value-type="float">
            <text:p>-0.0089494598</text:p>
          </table:table-cell>
          <table:table-cell office:value-type="float" office:value="-9.8088425446" calcext:value-type="float">
            <text:p>-9.808842544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51" calcext:value-type="float">
            <text:p>251</text:p>
          </table:table-cell>
          <table:table-cell table:formula="of:=[.H252]/[.I252]" office:value-type="float" office:value="0.000912386936512391" calcext:value-type="float">
            <text:p>0.0009123869</text:p>
          </table:table-cell>
          <table:table-cell table:formula="of:=[.D252]/[.L252]" office:value-type="float" office:value="0.238013052696805" calcext:value-type="float">
            <text:p>0.2380130527</text:p>
          </table:table-cell>
        </table:table-row>
        <table:table-row table:style-name="ro1">
          <table:table-cell office:value-type="float" office:value="12.53" calcext:value-type="float">
            <text:p>12.53</text:p>
          </table:table-cell>
          <table:table-cell office:value-type="float" office:value="-0.001360793" calcext:value-type="float">
            <text:p>-0.001360793</text:p>
          </table:table-cell>
          <table:table-cell office:value-type="float" office:value="0" calcext:value-type="float">
            <text:p>0</text:p>
          </table:table-cell>
          <table:table-cell office:value-type="float" office:value="0.00021716" calcext:value-type="float">
            <text:p>0.00021716</text:p>
          </table:table-cell>
          <table:table-cell office:value-type="float" office:value="-0.00064308" calcext:value-type="float">
            <text:p>-0.0006430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778319" calcext:value-type="float">
            <text:p>-0.009778319</text:p>
          </table:table-cell>
          <table:table-cell office:value-type="float" office:value="-9.8075141907" calcext:value-type="float">
            <text:p>-9.807514190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52" calcext:value-type="float">
            <text:p>252</text:p>
          </table:table-cell>
          <table:table-cell table:formula="of:=[.H253]/[.I253]" office:value-type="float" office:value="0.000997023181396191" calcext:value-type="float">
            <text:p>0.0009970232</text:p>
          </table:table-cell>
          <table:table-cell table:formula="of:=[.D253]/[.L253]" office:value-type="float" office:value="0.217808376025819" calcext:value-type="float">
            <text:p>0.217808376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-0.001321435" calcext:value-type="float">
            <text:p>-0.001321435</text:p>
          </table:table-cell>
          <table:table-cell office:value-type="float" office:value="0" calcext:value-type="float">
            <text:p>0</text:p>
          </table:table-cell>
          <table:table-cell office:value-type="float" office:value="0.00021716" calcext:value-type="float">
            <text:p>0.00021716</text:p>
          </table:table-cell>
          <table:table-cell office:value-type="float" office:value="-0.00056383" calcext:value-type="float">
            <text:p>-0.000563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85740918" calcext:value-type="float">
            <text:p>-0.0085740918</text:p>
          </table:table-cell>
          <table:table-cell office:value-type="float" office:value="-9.8084052277" calcext:value-type="float">
            <text:p>-9.808405227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53" calcext:value-type="float">
            <text:p>253</text:p>
          </table:table-cell>
          <table:table-cell table:formula="of:=[.H254]/[.I254]" office:value-type="float" office:value="0.000874157582293382" calcext:value-type="float">
            <text:p>0.0008741576</text:p>
          </table:table-cell>
          <table:table-cell table:formula="of:=[.D254]/[.L254]" office:value-type="float" office:value="0.24842202870365" calcext:value-type="float">
            <text:p>0.2484220287</text:p>
          </table:table-cell>
        </table:table-row>
        <table:table-row table:style-name="ro1">
          <table:table-cell office:value-type="float" office:value="12.63" calcext:value-type="float">
            <text:p>12.63</text:p>
          </table:table-cell>
          <table:table-cell office:value-type="float" office:value="-0.0013520845" calcext:value-type="float">
            <text:p>-0.0013520845</text:p>
          </table:table-cell>
          <table:table-cell office:value-type="float" office:value="0" calcext:value-type="float">
            <text:p>0</text:p>
          </table:table-cell>
          <table:table-cell office:value-type="float" office:value="0.00021716" calcext:value-type="float">
            <text:p>0.00021716</text:p>
          </table:table-cell>
          <table:table-cell office:value-type="float" office:value="-0.00085509" calcext:value-type="float">
            <text:p>-0.0008550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0007399" calcext:value-type="float">
            <text:p>-0.0130007399</text:p>
          </table:table-cell>
          <table:table-cell office:value-type="float" office:value="-9.8065203667" calcext:value-type="float">
            <text:p>-9.806520366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54" calcext:value-type="float">
            <text:p>254</text:p>
          </table:table-cell>
          <table:table-cell table:formula="of:=[.H255]/[.I255]" office:value-type="float" office:value="0.00132572405031112" calcext:value-type="float">
            <text:p>0.0013257241</text:p>
          </table:table-cell>
          <table:table-cell table:formula="of:=[.D255]/[.L255]" office:value-type="float" office:value="0.163804827972335" calcext:value-type="float">
            <text:p>0.163804828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-0.001332564" calcext:value-type="float">
            <text:p>-0.001332564</text:p>
          </table:table-cell>
          <table:table-cell office:value-type="float" office:value="0" calcext:value-type="float">
            <text:p>0</text:p>
          </table:table-cell>
          <table:table-cell office:value-type="float" office:value="0.00021716" calcext:value-type="float">
            <text:p>0.00021716</text:p>
          </table:table-cell>
          <table:table-cell office:value-type="float" office:value="-0.00059506" calcext:value-type="float">
            <text:p>-0.0005950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050119" calcext:value-type="float">
            <text:p>-0.009050119</text:p>
          </table:table-cell>
          <table:table-cell office:value-type="float" office:value="-9.8096685791" calcext:value-type="float">
            <text:p>-9.809668579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55" calcext:value-type="float">
            <text:p>255</text:p>
          </table:table-cell>
          <table:table-cell table:formula="of:=[.H256]/[.I256]" office:value-type="float" office:value="0.000922571331235567" calcext:value-type="float">
            <text:p>0.0009225713</text:p>
          </table:table-cell>
          <table:table-cell table:formula="of:=[.D256]/[.L256]" office:value-type="float" office:value="0.235385593121743" calcext:value-type="float">
            <text:p>0.2353855931</text:p>
          </table:table-cell>
        </table:table-row>
        <table:table-row table:style-name="ro1">
          <table:table-cell office:value-type="float" office:value="12.73" calcext:value-type="float">
            <text:p>12.73</text:p>
          </table:table-cell>
          <table:table-cell office:value-type="float" office:value="-0.0013441208" calcext:value-type="float">
            <text:p>-0.0013441208</text:p>
          </table:table-cell>
          <table:table-cell office:value-type="float" office:value="0" calcext:value-type="float">
            <text:p>0</text:p>
          </table:table-cell>
          <table:table-cell office:value-type="float" office:value="0.00021771" calcext:value-type="float">
            <text:p>0.00021771</text:p>
          </table:table-cell>
          <table:table-cell office:value-type="float" office:value="-0.00067327" calcext:value-type="float">
            <text:p>-0.0006732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02404587" calcext:value-type="float">
            <text:p>-0.0102404587</text:p>
          </table:table-cell>
          <table:table-cell office:value-type="float" office:value="-9.8104599762" calcext:value-type="float">
            <text:p>-9.810459976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56" calcext:value-type="float">
            <text:p>256</text:p>
          </table:table-cell>
          <table:table-cell table:formula="of:=[.H257]/[.I257]" office:value-type="float" office:value="0.00104383063840464" calcext:value-type="float">
            <text:p>0.0010438306</text:p>
          </table:table-cell>
          <table:table-cell table:formula="of:=[.D257]/[.L257]" office:value-type="float" office:value="0.208568317493288" calcext:value-type="float">
            <text:p>0.2085683175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-0.0013374944" calcext:value-type="float">
            <text:p>-0.0013374944</text:p>
          </table:table-cell>
          <table:table-cell office:value-type="float" office:value="0" calcext:value-type="float">
            <text:p>0</text:p>
          </table:table-cell>
          <table:table-cell office:value-type="float" office:value="0.00021771" calcext:value-type="float">
            <text:p>0.00021771</text:p>
          </table:table-cell>
          <table:table-cell office:value-type="float" office:value="-0.00094507" calcext:value-type="float">
            <text:p>-0.0009450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3729508" calcext:value-type="float">
            <text:p>-0.0143729508</text:p>
          </table:table-cell>
          <table:table-cell office:value-type="float" office:value="-9.8093868256" calcext:value-type="float">
            <text:p>-9.809386825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57" calcext:value-type="float">
            <text:p>257</text:p>
          </table:table-cell>
          <table:table-cell table:formula="of:=[.H258]/[.I258]" office:value-type="float" office:value="0.00146522418327823" calcext:value-type="float">
            <text:p>0.0014652242</text:p>
          </table:table-cell>
          <table:table-cell table:formula="of:=[.D258]/[.L258]" office:value-type="float" office:value="0.148584771180138" calcext:value-type="float">
            <text:p>0.1485847712</text:p>
          </table:table-cell>
        </table:table-row>
        <table:table-row table:style-name="ro1">
          <table:table-cell office:value-type="float" office:value="12.83" calcext:value-type="float">
            <text:p>12.83</text:p>
          </table:table-cell>
          <table:table-cell office:value-type="float" office:value="-0.0013479665" calcext:value-type="float">
            <text:p>-0.0013479665</text:p>
          </table:table-cell>
          <table:table-cell office:value-type="float" office:value="0" calcext:value-type="float">
            <text:p>0</text:p>
          </table:table-cell>
          <table:table-cell office:value-type="float" office:value="0.00021771" calcext:value-type="float">
            <text:p>0.00021771</text:p>
          </table:table-cell>
          <table:table-cell office:value-type="float" office:value="-0.00080565" calcext:value-type="float">
            <text:p>-0.0008056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2553188" calcext:value-type="float">
            <text:p>-0.0122553188</text:p>
          </table:table-cell>
          <table:table-cell office:value-type="float" office:value="-9.8115629196" calcext:value-type="float">
            <text:p>-9.811562919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58" calcext:value-type="float">
            <text:p>258</text:p>
          </table:table-cell>
          <table:table-cell table:formula="of:=[.H259]/[.I259]" office:value-type="float" office:value="0.00124906897101157" calcext:value-type="float">
            <text:p>0.001249069</text:p>
          </table:table-cell>
          <table:table-cell table:formula="of:=[.D259]/[.L259]" office:value-type="float" office:value="0.174297821059222" calcext:value-type="float">
            <text:p>0.1742978211</text:p>
          </table:table-cell>
        </table:table-row>
        <table:table-row table:style-name="ro1">
          <table:table-cell office:value-type="float" office:value="12.89" calcext:value-type="float">
            <text:p>12.89</text:p>
          </table:table-cell>
          <table:table-cell office:value-type="float" office:value="-0.0013402272" calcext:value-type="float">
            <text:p>-0.0013402272</text:p>
          </table:table-cell>
          <table:table-cell office:value-type="float" office:value="0" calcext:value-type="float">
            <text:p>0</text:p>
          </table:table-cell>
          <table:table-cell office:value-type="float" office:value="0.00021523" calcext:value-type="float">
            <text:p>0.00021523</text:p>
          </table:table-cell>
          <table:table-cell office:value-type="float" office:value="-0.00093874" calcext:value-type="float">
            <text:p>-0.000938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2784357" calcext:value-type="float">
            <text:p>-0.0142784357</text:p>
          </table:table-cell>
          <table:table-cell office:value-type="float" office:value="-9.8105935287" calcext:value-type="float">
            <text:p>-9.810593528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59" calcext:value-type="float">
            <text:p>259</text:p>
          </table:table-cell>
          <table:table-cell table:formula="of:=[.H260]/[.I260]" office:value-type="float" office:value="0.00145540997680005" calcext:value-type="float">
            <text:p>0.00145541</text:p>
          </table:table-cell>
          <table:table-cell table:formula="of:=[.D260]/[.L260]" office:value-type="float" office:value="0.147882729561341" calcext:value-type="float">
            <text:p>0.1478827296</text:p>
          </table:table-cell>
        </table:table-row>
        <table:table-row table:style-name="ro1">
          <table:table-cell office:value-type="float" office:value="12.93" calcext:value-type="float">
            <text:p>12.93</text:p>
          </table:table-cell>
          <table:table-cell office:value-type="float" office:value="-0.0013450726" calcext:value-type="float">
            <text:p>-0.0013450726</text:p>
          </table:table-cell>
          <table:table-cell office:value-type="float" office:value="0" calcext:value-type="float">
            <text:p>0</text:p>
          </table:table-cell>
          <table:table-cell office:value-type="float" office:value="0.00021523" calcext:value-type="float">
            <text:p>0.00021523</text:p>
          </table:table-cell>
          <table:table-cell office:value-type="float" office:value="-0.00094649" calcext:value-type="float">
            <text:p>-0.000946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3937077" calcext:value-type="float">
            <text:p>-0.0143937077</text:p>
          </table:table-cell>
          <table:table-cell office:value-type="float" office:value="-9.8087713814" calcext:value-type="float">
            <text:p>-9.808771381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60" calcext:value-type="float">
            <text:p>260</text:p>
          </table:table-cell>
          <table:table-cell table:formula="of:=[.H261]/[.I261]" office:value-type="float" office:value="0.00146743227467756" calcext:value-type="float">
            <text:p>0.0014674323</text:p>
          </table:table-cell>
          <table:table-cell table:formula="of:=[.D261]/[.L261]" office:value-type="float" office:value="0.14667116412394" calcext:value-type="float">
            <text:p>0.1466711641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-0.001311723" calcext:value-type="float">
            <text:p>-0.001311723</text:p>
          </table:table-cell>
          <table:table-cell office:value-type="float" office:value="0" calcext:value-type="float">
            <text:p>0</text:p>
          </table:table-cell>
          <table:table-cell office:value-type="float" office:value="0.0002141" calcext:value-type="float">
            <text:p>0.0002141</text:p>
          </table:table-cell>
          <table:table-cell office:value-type="float" office:value="-0.00104701" calcext:value-type="float">
            <text:p>-0.0010470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9221803" calcext:value-type="float">
            <text:p>-0.0159221803</text:p>
          </table:table-cell>
          <table:table-cell office:value-type="float" office:value="-9.8087012863" calcext:value-type="float">
            <text:p>-9.808701286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61" calcext:value-type="float">
            <text:p>261</text:p>
          </table:table-cell>
          <table:table-cell table:formula="of:=[.H262]/[.I262]" office:value-type="float" office:value="0.0016232709953395" calcext:value-type="float">
            <text:p>0.001623271</text:p>
          </table:table-cell>
          <table:table-cell table:formula="of:=[.D262]/[.L262]" office:value-type="float" office:value="0.131894181941705" calcext:value-type="float">
            <text:p>0.1318941819</text:p>
          </table:table-cell>
        </table:table-row>
        <table:table-row table:style-name="ro1">
          <table:table-cell office:value-type="float" office:value="13.03" calcext:value-type="float">
            <text:p>13.03</text:p>
          </table:table-cell>
          <table:table-cell office:value-type="float" office:value="-0.0013389194" calcext:value-type="float">
            <text:p>-0.0013389194</text:p>
          </table:table-cell>
          <table:table-cell office:value-type="float" office:value="0" calcext:value-type="float">
            <text:p>0</text:p>
          </table:table-cell>
          <table:table-cell office:value-type="float" office:value="0.0002141" calcext:value-type="float">
            <text:p>0.0002141</text:p>
          </table:table-cell>
          <table:table-cell office:value-type="float" office:value="-0.00105204" calcext:value-type="float">
            <text:p>-0.001052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0009539" calcext:value-type="float">
            <text:p>-0.0160009539</text:p>
          </table:table-cell>
          <table:table-cell office:value-type="float" office:value="-9.8100937653" calcext:value-type="float">
            <text:p>-9.810093765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62" calcext:value-type="float">
            <text:p>262</text:p>
          </table:table-cell>
          <table:table-cell table:formula="of:=[.H263]/[.I263]" office:value-type="float" office:value="0.00163107043447415" calcext:value-type="float">
            <text:p>0.0016310704</text:p>
          </table:table-cell>
          <table:table-cell table:formula="of:=[.D263]/[.L263]" office:value-type="float" office:value="0.131263491431641" calcext:value-type="float">
            <text:p>0.1312634914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-0.0013074334" calcext:value-type="float">
            <text:p>-0.0013074334</text:p>
          </table:table-cell>
          <table:table-cell office:value-type="float" office:value="0" calcext:value-type="float">
            <text:p>0</text:p>
          </table:table-cell>
          <table:table-cell office:value-type="float" office:value="0.0002141" calcext:value-type="float">
            <text:p>0.0002141</text:p>
          </table:table-cell>
          <table:table-cell office:value-type="float" office:value="-0.00094693" calcext:value-type="float">
            <text:p>-0.0009469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4053728" calcext:value-type="float">
            <text:p>-0.0144053728</text:p>
          </table:table-cell>
          <table:table-cell office:value-type="float" office:value="-9.8121803284" calcext:value-type="float">
            <text:p>-9.812180328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63" calcext:value-type="float">
            <text:p>263</text:p>
          </table:table-cell>
          <table:table-cell table:formula="of:=[.H264]/[.I264]" office:value-type="float" office:value="0.00146811129818983" calcext:value-type="float">
            <text:p>0.0014681113</text:p>
          </table:table-cell>
          <table:table-cell table:formula="of:=[.D264]/[.L264]" office:value-type="float" office:value="0.145833630096018" calcext:value-type="float">
            <text:p>0.1458336301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-0.0013295623" calcext:value-type="float">
            <text:p>-0.0013295623</text:p>
          </table:table-cell>
          <table:table-cell office:value-type="float" office:value="0" calcext:value-type="float">
            <text:p>0</text:p>
          </table:table-cell>
          <table:table-cell office:value-type="float" office:value="0.00021162" calcext:value-type="float">
            <text:p>0.00021162</text:p>
          </table:table-cell>
          <table:table-cell office:value-type="float" office:value="-0.000795" calcext:value-type="float">
            <text:p>-0.0007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0951343" calcext:value-type="float">
            <text:p>-0.0120951343</text:p>
          </table:table-cell>
          <table:table-cell office:value-type="float" office:value="-9.8129994774" calcext:value-type="float">
            <text:p>-9.812999477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64" calcext:value-type="float">
            <text:p>264</text:p>
          </table:table-cell>
          <table:table-cell table:formula="of:=[.H265]/[.I265]" office:value-type="float" office:value="0.00123256241150893" calcext:value-type="float">
            <text:p>0.0012325624</text:p>
          </table:table-cell>
          <table:table-cell table:formula="of:=[.D265]/[.L265]" office:value-type="float" office:value="0.171691103041939" calcext:value-type="float">
            <text:p>0.171691103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-0.00131595" calcext:value-type="float">
            <text:p>-0.00131595</text:p>
          </table:table-cell>
          <table:table-cell office:value-type="float" office:value="0" calcext:value-type="float">
            <text:p>0</text:p>
          </table:table-cell>
          <table:table-cell office:value-type="float" office:value="0.00021162" calcext:value-type="float">
            <text:p>0.00021162</text:p>
          </table:table-cell>
          <table:table-cell office:value-type="float" office:value="-0.00081739" calcext:value-type="float">
            <text:p>-0.0008173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4333496" calcext:value-type="float">
            <text:p>-0.0124333496</text:p>
          </table:table-cell>
          <table:table-cell office:value-type="float" office:value="-9.8111235428" calcext:value-type="float">
            <text:p>-9.811123542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65" calcext:value-type="float">
            <text:p>265</text:p>
          </table:table-cell>
          <table:table-cell table:formula="of:=[.H266]/[.I266]" office:value-type="float" office:value="0.00126727072039821" calcext:value-type="float">
            <text:p>0.0012672707</text:p>
          </table:table-cell>
          <table:table-cell table:formula="of:=[.D266]/[.L266]" office:value-type="float" office:value="0.166988786684429" calcext:value-type="float">
            <text:p>0.1669887867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-0.0012933776" calcext:value-type="float">
            <text:p>-0.0012933776</text:p>
          </table:table-cell>
          <table:table-cell office:value-type="float" office:value="0" calcext:value-type="float">
            <text:p>0</text:p>
          </table:table-cell>
          <table:table-cell office:value-type="float" office:value="0.0002128" calcext:value-type="float">
            <text:p>0.0002128</text:p>
          </table:table-cell>
          <table:table-cell office:value-type="float" office:value="-0.00102654" calcext:value-type="float">
            <text:p>-0.0010265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56123256" calcext:value-type="float">
            <text:p>-0.0156123256</text:p>
          </table:table-cell>
          <table:table-cell office:value-type="float" office:value="-9.8096001244" calcext:value-type="float">
            <text:p>-9.809600124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66" calcext:value-type="float">
            <text:p>266</text:p>
          </table:table-cell>
          <table:table-cell table:formula="of:=[.H267]/[.I267]" office:value-type="float" office:value="0.00159153537371687" calcext:value-type="float">
            <text:p>0.0015915354</text:p>
          </table:table-cell>
          <table:table-cell table:formula="of:=[.D267]/[.L267]" office:value-type="float" office:value="0.133707364293781" calcext:value-type="float">
            <text:p>0.1337073643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-0.0013144342" calcext:value-type="float">
            <text:p>-0.0013144342</text:p>
          </table:table-cell>
          <table:table-cell office:value-type="float" office:value="0" calcext:value-type="float">
            <text:p>0</text:p>
          </table:table-cell>
          <table:table-cell office:value-type="float" office:value="0.0002128" calcext:value-type="float">
            <text:p>0.0002128</text:p>
          </table:table-cell>
          <table:table-cell office:value-type="float" office:value="-0.00088079" calcext:value-type="float">
            <text:p>-0.000880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33975893" calcext:value-type="float">
            <text:p>-0.0133975893</text:p>
          </table:table-cell>
          <table:table-cell office:value-type="float" office:value="-9.8110006332" calcext:value-type="float">
            <text:p>-9.811000633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67" calcext:value-type="float">
            <text:p>267</text:p>
          </table:table-cell>
          <table:table-cell table:formula="of:=[.H268]/[.I268]" office:value-type="float" office:value="0.00136556808024893" calcext:value-type="float">
            <text:p>0.0013655681</text:p>
          </table:table-cell>
          <table:table-cell table:formula="of:=[.D268]/[.L268]" office:value-type="float" office:value="0.155832582115721" calcext:value-type="float">
            <text:p>0.1558325821</text:p>
          </table:table-cell>
        </table:table-row>
        <table:table-row table:style-name="ro1">
          <table:table-cell office:value-type="float" office:value="13.33" calcext:value-type="float">
            <text:p>13.33</text:p>
          </table:table-cell>
          <table:table-cell office:value-type="float" office:value="-0.0013149115" calcext:value-type="float">
            <text:p>-0.0013149115</text:p>
          </table:table-cell>
          <table:table-cell office:value-type="float" office:value="0" calcext:value-type="float">
            <text:p>0</text:p>
          </table:table-cell>
          <table:table-cell office:value-type="float" office:value="0.0002128" calcext:value-type="float">
            <text:p>0.0002128</text:p>
          </table:table-cell>
          <table:table-cell office:value-type="float" office:value="-0.00064341" calcext:value-type="float">
            <text:p>-0.0006434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097889949" calcext:value-type="float">
            <text:p>-0.0097889949</text:p>
          </table:table-cell>
          <table:table-cell office:value-type="float" office:value="-9.8131447983" calcext:value-type="float">
            <text:p>-9.813144798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68" calcext:value-type="float">
            <text:p>268</text:p>
          </table:table-cell>
          <table:table-cell table:formula="of:=[.H269]/[.I269]" office:value-type="float" office:value="0.000997539025582891" calcext:value-type="float">
            <text:p>0.000997539</text:p>
          </table:table-cell>
          <table:table-cell table:formula="of:=[.D269]/[.L269]" office:value-type="float" office:value="0.213324987336365" calcext:value-type="float">
            <text:p>0.2133249873</text:p>
          </table:table-cell>
        </table:table-row>
        <table:table-row table:style-name="ro1">
          <table:table-cell office:value-type="float" office:value="13.39" calcext:value-type="float">
            <text:p>13.39</text:p>
          </table:table-cell>
          <table:table-cell office:value-type="float" office:value="-0.0013112092" calcext:value-type="float">
            <text:p>-0.0013112092</text:p>
          </table:table-cell>
          <table:table-cell office:value-type="float" office:value="0" calcext:value-type="float">
            <text:p>0</text:p>
          </table:table-cell>
          <table:table-cell office:value-type="float" office:value="0.0002122" calcext:value-type="float">
            <text:p>0.0002122</text:p>
          </table:table-cell>
          <table:table-cell office:value-type="float" office:value="-0.00082099" calcext:value-type="float">
            <text:p>-0.0008209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24887688" calcext:value-type="float">
            <text:p>-0.0124887688</text:p>
          </table:table-cell>
          <table:table-cell office:value-type="float" office:value="-9.8116121292" calcext:value-type="float">
            <text:p>-9.811612129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69" calcext:value-type="float">
            <text:p>269</text:p>
          </table:table-cell>
          <table:table-cell table:formula="of:=[.H270]/[.I270]" office:value-type="float" office:value="0.00127285594207629" calcext:value-type="float">
            <text:p>0.0012728559</text:p>
          </table:table-cell>
          <table:table-cell table:formula="of:=[.D270]/[.L270]" office:value-type="float" office:value="0.166711717316461" calcext:value-type="float">
            <text:p>0.1667117173</text:p>
          </table:table-cell>
        </table:table-row>
        <table:table-row table:style-name="ro1">
          <table:table-cell office:value-type="float" office:value="13.43" calcext:value-type="float">
            <text:p>13.43</text:p>
          </table:table-cell>
          <table:table-cell office:value-type="float" office:value="-0.0013142379" calcext:value-type="float">
            <text:p>-0.0013142379</text:p>
          </table:table-cell>
          <table:table-cell office:value-type="float" office:value="0" calcext:value-type="float">
            <text:p>0</text:p>
          </table:table-cell>
          <table:table-cell office:value-type="float" office:value="0.0002122" calcext:value-type="float">
            <text:p>0.0002122</text:p>
          </table:table-cell>
          <table:table-cell office:value-type="float" office:value="-0.00108661" calcext:value-type="float">
            <text:p>-0.0010866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5287224" calcext:value-type="float">
            <text:p>-0.0165287224</text:p>
          </table:table-cell>
          <table:table-cell office:value-type="float" office:value="-9.8113121033" calcext:value-type="float">
            <text:p>-9.811312103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70" calcext:value-type="float">
            <text:p>270</text:p>
          </table:table-cell>
          <table:table-cell table:formula="of:=[.H271]/[.I271]" office:value-type="float" office:value="0.00168465973011302" calcext:value-type="float">
            <text:p>0.0016846597</text:p>
          </table:table-cell>
          <table:table-cell table:formula="of:=[.D271]/[.L271]" office:value-type="float" office:value="0.125960154568284" calcext:value-type="float">
            <text:p>0.1259601546</text:p>
          </table:table-cell>
        </table:table-row>
        <table:table-row table:style-name="ro1">
          <table:table-cell office:value-type="float" office:value="13.49" calcext:value-type="float">
            <text:p>13.49</text:p>
          </table:table-cell>
          <table:table-cell office:value-type="float" office:value="-0.0013048735" calcext:value-type="float">
            <text:p>-0.0013048735</text:p>
          </table:table-cell>
          <table:table-cell office:value-type="float" office:value="0" calcext:value-type="float">
            <text:p>0</text:p>
          </table:table-cell>
          <table:table-cell office:value-type="float" office:value="0.00020978" calcext:value-type="float">
            <text:p>0.00020978</text:p>
          </table:table-cell>
          <table:table-cell office:value-type="float" office:value="-0.00136473" calcext:value-type="float">
            <text:p>-0.0013647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07550629" calcext:value-type="float">
            <text:p>-0.0207550629</text:p>
          </table:table-cell>
          <table:table-cell office:value-type="float" office:value="-9.8092733955" calcext:value-type="float">
            <text:p>-9.809273395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71" calcext:value-type="float">
            <text:p>271</text:p>
          </table:table-cell>
          <table:table-cell table:formula="of:=[.H272]/[.I272]" office:value-type="float" office:value="0.00211586139596449" calcext:value-type="float">
            <text:p>0.0021158614</text:p>
          </table:table-cell>
          <table:table-cell table:formula="of:=[.D272]/[.L272]" office:value-type="float" office:value="0.0991463809491992" calcext:value-type="float">
            <text:p>0.0991463809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-0.0013122484" calcext:value-type="float">
            <text:p>-0.0013122484</text:p>
          </table:table-cell>
          <table:table-cell office:value-type="float" office:value="0" calcext:value-type="float">
            <text:p>0</text:p>
          </table:table-cell>
          <table:table-cell office:value-type="float" office:value="0.00021226" calcext:value-type="float">
            <text:p>0.00021226</text:p>
          </table:table-cell>
          <table:table-cell office:value-type="float" office:value="-0.00096551" calcext:value-type="float">
            <text:p>-0.0009655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46890499" calcext:value-type="float">
            <text:p>-0.0146890499</text:p>
          </table:table-cell>
          <table:table-cell office:value-type="float" office:value="-9.8129082108" calcext:value-type="float">
            <text:p>-9.812908210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72" calcext:value-type="float">
            <text:p>272</text:p>
          </table:table-cell>
          <table:table-cell table:formula="of:=[.H273]/[.I273]" office:value-type="float" office:value="0.00149691096507286" calcext:value-type="float">
            <text:p>0.001496911</text:p>
          </table:table-cell>
          <table:table-cell table:formula="of:=[.D273]/[.L273]" office:value-type="float" office:value="0.141798680718241" calcext:value-type="float">
            <text:p>0.1417986807</text:p>
          </table:table-cell>
        </table:table-row>
        <table:table-row table:style-name="ro1">
          <table:table-cell office:value-type="float" office:value="13.59" calcext:value-type="float">
            <text:p>13.59</text:p>
          </table:table-cell>
          <table:table-cell office:value-type="float" office:value="-0.0012777153" calcext:value-type="float">
            <text:p>-0.0012777153</text:p>
          </table:table-cell>
          <table:table-cell office:value-type="float" office:value="0" calcext:value-type="float">
            <text:p>0</text:p>
          </table:table-cell>
          <table:table-cell office:value-type="float" office:value="0.00021226" calcext:value-type="float">
            <text:p>0.00021226</text:p>
          </table:table-cell>
          <table:table-cell office:value-type="float" office:value="-0.00110419" calcext:value-type="float">
            <text:p>-0.0011041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67953505" calcext:value-type="float">
            <text:p>-0.0167953505</text:p>
          </table:table-cell>
          <table:table-cell office:value-type="float" office:value="-9.8108218575" calcext:value-type="float">
            <text:p>-9.810821857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73" calcext:value-type="float">
            <text:p>273</text:p>
          </table:table-cell>
          <table:table-cell table:formula="of:=[.H274]/[.I274]" office:value-type="float" office:value="0.00171192085066356" calcext:value-type="float">
            <text:p>0.0017119209</text:p>
          </table:table-cell>
          <table:table-cell table:formula="of:=[.D274]/[.L274]" office:value-type="float" office:value="0.123989377147738" calcext:value-type="float">
            <text:p>0.1239893771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-0.0013360087" calcext:value-type="float">
            <text:p>-0.0013360087</text:p>
          </table:table-cell>
          <table:table-cell office:value-type="float" office:value="0" calcext:value-type="float">
            <text:p>0</text:p>
          </table:table-cell>
          <table:table-cell office:value-type="float" office:value="0.00021474" calcext:value-type="float">
            <text:p>0.00021474</text:p>
          </table:table-cell>
          <table:table-cell office:value-type="float" office:value="-0.00113043" calcext:value-type="float">
            <text:p>-0.0011304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71949948" calcext:value-type="float">
            <text:p>-0.0171949948</text:p>
          </table:table-cell>
          <table:table-cell office:value-type="float" office:value="-9.8111289978" calcext:value-type="float">
            <text:p>-9.811128997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74" calcext:value-type="float">
            <text:p>274</text:p>
          </table:table-cell>
          <table:table-cell table:formula="of:=[.H275]/[.I275]" office:value-type="float" office:value="0.0017526010313243" calcext:value-type="float">
            <text:p>0.001752601</text:p>
          </table:table-cell>
          <table:table-cell table:formula="of:=[.D275]/[.L275]" office:value-type="float" office:value="0.122526459908413" calcext:value-type="float">
            <text:p>0.1225264599</text:p>
          </table:table-cell>
        </table:table-row>
        <table:table-row table:style-name="ro1">
          <table:table-cell office:value-type="float" office:value="13.69" calcext:value-type="float">
            <text:p>13.69</text:p>
          </table:table-cell>
          <table:table-cell office:value-type="float" office:value="-0.0012925584" calcext:value-type="float">
            <text:p>-0.0012925584</text:p>
          </table:table-cell>
          <table:table-cell office:value-type="float" office:value="0" calcext:value-type="float">
            <text:p>0</text:p>
          </table:table-cell>
          <table:table-cell office:value-type="float" office:value="0.00021474" calcext:value-type="float">
            <text:p>0.00021474</text:p>
          </table:table-cell>
          <table:table-cell office:value-type="float" office:value="-0.00139614" calcext:value-type="float">
            <text:p>-0.0013961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12315583" calcext:value-type="float">
            <text:p>-0.0212315583</text:p>
          </table:table-cell>
          <table:table-cell office:value-type="float" office:value="-9.8087495995" calcext:value-type="float">
            <text:p>-9.808749599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75" calcext:value-type="float">
            <text:p>275</text:p>
          </table:table-cell>
          <table:table-cell table:formula="of:=[.H276]/[.I276]" office:value-type="float" office:value="0.00216455299267526" calcext:value-type="float">
            <text:p>0.002164553</text:p>
          </table:table-cell>
          <table:table-cell table:formula="of:=[.D276]/[.L276]" office:value-type="float" office:value="0.0992075503471938" calcext:value-type="float">
            <text:p>0.0992075503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-0.0013503585" calcext:value-type="float">
            <text:p>-0.0013503585</text:p>
          </table:table-cell>
          <table:table-cell office:value-type="float" office:value="0" calcext:value-type="float">
            <text:p>0</text:p>
          </table:table-cell>
          <table:table-cell office:value-type="float" office:value="0.00021231" calcext:value-type="float">
            <text:p>0.00021231</text:p>
          </table:table-cell>
          <table:table-cell office:value-type="float" office:value="-0.00122904" calcext:value-type="float">
            <text:p>-0.0012290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18690671" calcext:value-type="float">
            <text:p>-0.018690671</text:p>
          </table:table-cell>
          <table:table-cell office:value-type="float" office:value="-9.8088932228" calcext:value-type="float">
            <text:p>-9.808893222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76" calcext:value-type="float">
            <text:p>276</text:p>
          </table:table-cell>
          <table:table-cell table:formula="of:=[.H277]/[.I277]" office:value-type="float" office:value="0.00190548215537254" calcext:value-type="float">
            <text:p>0.0019054822</text:p>
          </table:table-cell>
          <table:table-cell table:formula="of:=[.D277]/[.L277]" office:value-type="float" office:value="0.11142061834659" calcext:value-type="float">
            <text:p>0.1114206183</text:p>
          </table:table-cell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-0.0013087202" calcext:value-type="float">
            <text:p>-0.0013087202</text:p>
          </table:table-cell>
          <table:table-cell office:value-type="float" office:value="0" calcext:value-type="float">
            <text:p>0</text:p>
          </table:table-cell>
          <table:table-cell office:value-type="float" office:value="0.00021417" calcext:value-type="float">
            <text:p>0.00021417</text:p>
          </table:table-cell>
          <table:table-cell office:value-type="float" office:value="-0.00139456" calcext:value-type="float">
            <text:p>-0.0013945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12017208" calcext:value-type="float">
            <text:p>-0.0212017208</text:p>
          </table:table-cell>
          <table:table-cell office:value-type="float" office:value="-9.8060059738" calcext:value-type="float">
            <text:p>-9.806005973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77" calcext:value-type="float">
            <text:p>277</text:p>
          </table:table-cell>
          <table:table-cell table:formula="of:=[.H278]/[.I278]" office:value-type="float" office:value="0.002162115835606" calcext:value-type="float">
            <text:p>0.0021621158</text:p>
          </table:table-cell>
          <table:table-cell table:formula="of:=[.D278]/[.L278]" office:value-type="float" office:value="0.0990557473716353" calcext:value-type="float">
            <text:p>0.0990557474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-0.0013047234" calcext:value-type="float">
            <text:p>-0.0013047234</text:p>
          </table:table-cell>
          <table:table-cell office:value-type="float" office:value="0" calcext:value-type="float">
            <text:p>0</text:p>
          </table:table-cell>
          <table:table-cell office:value-type="float" office:value="0.00021417" calcext:value-type="float">
            <text:p>0.00021417</text:p>
          </table:table-cell>
          <table:table-cell office:value-type="float" office:value="-0.00144912" calcext:value-type="float">
            <text:p>-0.0014491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20303401" calcext:value-type="float">
            <text:p>-0.0220303401</text:p>
          </table:table-cell>
          <table:table-cell office:value-type="float" office:value="-9.8056436729" calcext:value-type="float">
            <text:p>-9.805643672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78" calcext:value-type="float">
            <text:p>278</text:p>
          </table:table-cell>
          <table:table-cell table:formula="of:=[.H279]/[.I279]" office:value-type="float" office:value="0.00224670004692151" calcext:value-type="float">
            <text:p>0.0022467</text:p>
          </table:table-cell>
          <table:table-cell table:formula="of:=[.D279]/[.L279]" office:value-type="float" office:value="0.0953264768447671" calcext:value-type="float">
            <text:p>0.0953264768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office:value-type="float" office:value="-0.0013374814" calcext:value-type="float">
            <text:p>-0.0013374814</text:p>
          </table:table-cell>
          <table:table-cell office:value-type="float" office:value="0" calcext:value-type="float">
            <text:p>0</text:p>
          </table:table-cell>
          <table:table-cell office:value-type="float" office:value="0.00021605" calcext:value-type="float">
            <text:p>0.00021605</text:p>
          </table:table-cell>
          <table:table-cell office:value-type="float" office:value="-0.00136471" calcext:value-type="float">
            <text:p>-0.0013647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07460412" calcext:value-type="float">
            <text:p>-0.0207460412</text:p>
          </table:table-cell>
          <table:table-cell office:value-type="float" office:value="-9.805189743" calcext:value-type="float">
            <text:p>-9.80518974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79" calcext:value-type="float">
            <text:p>279</text:p>
          </table:table-cell>
          <table:table-cell table:formula="of:=[.H280]/[.I280]" office:value-type="float" office:value="0.00211582251274747" calcext:value-type="float">
            <text:p>0.0021158225</text:p>
          </table:table-cell>
          <table:table-cell table:formula="of:=[.D280]/[.L280]" office:value-type="float" office:value="0.102111589558356" calcext:value-type="float">
            <text:p>0.1021115896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-0.0013106479" calcext:value-type="float">
            <text:p>-0.0013106479</text:p>
          </table:table-cell>
          <table:table-cell office:value-type="float" office:value="0" calcext:value-type="float">
            <text:p>0</text:p>
          </table:table-cell>
          <table:table-cell office:value-type="float" office:value="0.00021605" calcext:value-type="float">
            <text:p>0.00021605</text:p>
          </table:table-cell>
          <table:table-cell office:value-type="float" office:value="-0.00140249" calcext:value-type="float">
            <text:p>-0.0014024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13218739" calcext:value-type="float">
            <text:p>-0.0213218739</text:p>
          </table:table-cell>
          <table:table-cell office:value-type="float" office:value="-9.8058293343" calcext:value-type="float">
            <text:p>-9.805829334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80" calcext:value-type="float">
            <text:p>280</text:p>
          </table:table-cell>
          <table:table-cell table:formula="of:=[.H281]/[.I281]" office:value-type="float" office:value="0.00217440801518111" calcext:value-type="float">
            <text:p>0.002174408</text:p>
          </table:table-cell>
          <table:table-cell table:formula="of:=[.D281]/[.L281]" office:value-type="float" office:value="0.0993603769355148" calcext:value-type="float">
            <text:p>0.0993603769</text:p>
          </table:table-cell>
        </table:table-row>
        <table:table-row table:style-name="ro1">
          <table:table-cell office:value-type="float" office:value="13.99" calcext:value-type="float">
            <text:p>13.99</text:p>
          </table:table-cell>
          <table:table-cell office:value-type="float" office:value="-0.0013511115" calcext:value-type="float">
            <text:p>-0.0013511115</text:p>
          </table:table-cell>
          <table:table-cell office:value-type="float" office:value="0" calcext:value-type="float">
            <text:p>0</text:p>
          </table:table-cell>
          <table:table-cell office:value-type="float" office:value="0.00021362" calcext:value-type="float">
            <text:p>0.00021362</text:p>
          </table:table-cell>
          <table:table-cell office:value-type="float" office:value="-0.00155494" calcext:value-type="float">
            <text:p>-0.001554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36349485" calcext:value-type="float">
            <text:p>-0.0236349485</text:p>
          </table:table-cell>
          <table:table-cell office:value-type="float" office:value="-9.8039490891" calcext:value-type="float">
            <text:p>-9.803949089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81" calcext:value-type="float">
            <text:p>281</text:p>
          </table:table-cell>
          <table:table-cell table:formula="of:=[.H282]/[.I282]" office:value-type="float" office:value="0.00241075797978972" calcext:value-type="float">
            <text:p>0.002410758</text:p>
          </table:table-cell>
          <table:table-cell table:formula="of:=[.D282]/[.L282]" office:value-type="float" office:value="0.0886111346683722" calcext:value-type="float">
            <text:p>0.0886111347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-0.0013213999" calcext:value-type="float">
            <text:p>-0.0013213999</text:p>
          </table:table-cell>
          <table:table-cell office:value-type="float" office:value="0" calcext:value-type="float">
            <text:p>0</text:p>
          </table:table-cell>
          <table:table-cell office:value-type="float" office:value="0.00021858" calcext:value-type="float">
            <text:p>0.00021858</text:p>
          </table:table-cell>
          <table:table-cell office:value-type="float" office:value="-0.00202462" calcext:value-type="float">
            <text:p>-0.0020246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07629953" calcext:value-type="float">
            <text:p>-0.0307629953</text:p>
          </table:table-cell>
          <table:table-cell office:value-type="float" office:value="-9.8004359436" calcext:value-type="float">
            <text:p>-9.800435943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82" calcext:value-type="float">
            <text:p>282</text:p>
          </table:table-cell>
          <table:table-cell table:formula="of:=[.H283]/[.I283]" office:value-type="float" office:value="0.00313894152025852" calcext:value-type="float">
            <text:p>0.0031389415</text:p>
          </table:table-cell>
          <table:table-cell table:formula="of:=[.D283]/[.L283]" office:value-type="float" office:value="0.0696349385897442" calcext:value-type="float">
            <text:p>0.0696349386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office:value-type="float" office:value="-0.0013101298" calcext:value-type="float">
            <text:p>-0.0013101298</text:p>
          </table:table-cell>
          <table:table-cell office:value-type="float" office:value="0" calcext:value-type="float">
            <text:p>0</text:p>
          </table:table-cell>
          <table:table-cell office:value-type="float" office:value="0.00021858" calcext:value-type="float">
            <text:p>0.00021858</text:p>
          </table:table-cell>
          <table:table-cell office:value-type="float" office:value="-0.00201483" calcext:value-type="float">
            <text:p>-0.0020148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06189838" calcext:value-type="float">
            <text:p>-0.0306189838</text:p>
          </table:table-cell>
          <table:table-cell office:value-type="float" office:value="-9.8019306374" calcext:value-type="float">
            <text:p>-9.801930637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83" calcext:value-type="float">
            <text:p>283</text:p>
          </table:table-cell>
          <table:table-cell table:formula="of:=[.H284]/[.I284]" office:value-type="float" office:value="0.00312377070729015" calcext:value-type="float">
            <text:p>0.0031237707</text:p>
          </table:table-cell>
          <table:table-cell table:formula="of:=[.D284]/[.L284]" office:value-type="float" office:value="0.0699731255850134" calcext:value-type="float">
            <text:p>0.0699731256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-0.0013852571" calcext:value-type="float">
            <text:p>-0.0013852571</text:p>
          </table:table-cell>
          <table:table-cell office:value-type="float" office:value="0" calcext:value-type="float">
            <text:p>0</text:p>
          </table:table-cell>
          <table:table-cell office:value-type="float" office:value="0.00021858" calcext:value-type="float">
            <text:p>0.00021858</text:p>
          </table:table-cell>
          <table:table-cell office:value-type="float" office:value="-0.00246872" calcext:value-type="float">
            <text:p>-0.00246872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75024306" calcext:value-type="float">
            <text:p>-0.0375024306</text:p>
          </table:table-cell>
          <table:table-cell office:value-type="float" office:value="-9.7982165909" calcext:value-type="float">
            <text:p>-9.798216590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84" calcext:value-type="float">
            <text:p>284</text:p>
          </table:table-cell>
          <table:table-cell table:formula="of:=[.H285]/[.I285]" office:value-type="float" office:value="0.00382747515857427" calcext:value-type="float">
            <text:p>0.0038274752</text:p>
          </table:table-cell>
          <table:table-cell table:formula="of:=[.D285]/[.L285]" office:value-type="float" office:value="0.057108143343619" calcext:value-type="float">
            <text:p>0.0571081433</text:p>
          </table:table-cell>
        </table:table-row>
        <table:table-row table:style-name="ro1">
          <table:table-cell office:value-type="float" office:value="14.19" calcext:value-type="float">
            <text:p>14.19</text:p>
          </table:table-cell>
          <table:table-cell office:value-type="float" office:value="-0.001324047" calcext:value-type="float">
            <text:p>-0.001324047</text:p>
          </table:table-cell>
          <table:table-cell office:value-type="float" office:value="0" calcext:value-type="float">
            <text:p>0</text:p>
          </table:table-cell>
          <table:table-cell office:value-type="float" office:value="0.00022222" calcext:value-type="float">
            <text:p>0.00022222</text:p>
          </table:table-cell>
          <table:table-cell office:value-type="float" office:value="-0.00224046" calcext:value-type="float">
            <text:p>-0.00224046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40408354" calcext:value-type="float">
            <text:p>-0.0340408354</text:p>
          </table:table-cell>
          <table:table-cell office:value-type="float" office:value="-9.799930687" calcext:value-type="float">
            <text:p>-9.79993068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85" calcext:value-type="float">
            <text:p>285</text:p>
          </table:table-cell>
          <table:table-cell table:formula="of:=[.H286]/[.I286]" office:value-type="float" office:value="0.00347357920042807" calcext:value-type="float">
            <text:p>0.0034735792</text:p>
          </table:table-cell>
          <table:table-cell table:formula="of:=[.D286]/[.L286]" office:value-type="float" office:value="0.063974358198775" calcext:value-type="float">
            <text:p>0.0639743582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-0.001363576" calcext:value-type="float">
            <text:p>-0.001363576</text:p>
          </table:table-cell>
          <table:table-cell office:value-type="float" office:value="0" calcext:value-type="float">
            <text:p>0</text:p>
          </table:table-cell>
          <table:table-cell office:value-type="float" office:value="0.00022282" calcext:value-type="float">
            <text:p>0.00022282</text:p>
          </table:table-cell>
          <table:table-cell office:value-type="float" office:value="-0.00226505" calcext:value-type="float">
            <text:p>-0.0022650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44120874" calcext:value-type="float">
            <text:p>-0.0344120874</text:p>
          </table:table-cell>
          <table:table-cell office:value-type="float" office:value="-9.7992543793" calcext:value-type="float">
            <text:p>-9.799254379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86" calcext:value-type="float">
            <text:p>286</text:p>
          </table:table-cell>
          <table:table-cell table:formula="of:=[.H287]/[.I287]" office:value-type="float" office:value="0.00351170467343845" calcext:value-type="float">
            <text:p>0.0035117047</text:p>
          </table:table-cell>
          <table:table-cell table:formula="of:=[.D287]/[.L287]" office:value-type="float" office:value="0.0634506659074575" calcext:value-type="float">
            <text:p>0.0634506659</text:p>
          </table:table-cell>
        </table:table-row>
        <table:table-row table:style-name="ro1">
          <table:table-cell office:value-type="float" office:value="14.29" calcext:value-type="float">
            <text:p>14.29</text:p>
          </table:table-cell>
          <table:table-cell office:value-type="float" office:value="-0.0013848485" calcext:value-type="float">
            <text:p>-0.0013848485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19867" calcext:value-type="float">
            <text:p>-0.0019867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01875775" calcext:value-type="float">
            <text:p>-0.0301875775</text:p>
          </table:table-cell>
          <table:table-cell office:value-type="float" office:value="-9.8006661606" calcext:value-type="float">
            <text:p>-9.800666160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87" calcext:value-type="float">
            <text:p>287</text:p>
          </table:table-cell>
          <table:table-cell table:formula="of:=[.H288]/[.I288]" office:value-type="float" office:value="0.00308015567567826" calcext:value-type="float">
            <text:p>0.0030801557</text:p>
          </table:table-cell>
          <table:table-cell table:formula="of:=[.D288]/[.L288]" office:value-type="float" office:value="0.0729443650443169" calcext:value-type="float">
            <text:p>0.072944365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-0.0013682346" calcext:value-type="float">
            <text:p>-0.0013682346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19011" calcext:value-type="float">
            <text:p>-0.00190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88881638" calcext:value-type="float">
            <text:p>-0.0288881638</text:p>
          </table:table-cell>
          <table:table-cell office:value-type="float" office:value="-9.8010726357" calcext:value-type="float">
            <text:p>-9.801072635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88" calcext:value-type="float">
            <text:p>288</text:p>
          </table:table-cell>
          <table:table-cell table:formula="of:=[.H289]/[.I289]" office:value-type="float" office:value="0.00294744921028093" calcext:value-type="float">
            <text:p>0.0029474492</text:p>
          </table:table-cell>
          <table:table-cell table:formula="of:=[.D289]/[.L289]" office:value-type="float" office:value="0.0762286248110057" calcext:value-type="float">
            <text:p>0.0762286248</text:p>
          </table:table-cell>
        </table:table-row>
        <table:table-row table:style-name="ro1">
          <table:table-cell office:value-type="float" office:value="14.39" calcext:value-type="float">
            <text:p>14.39</text:p>
          </table:table-cell>
          <table:table-cell office:value-type="float" office:value="-0.0014016916" calcext:value-type="float">
            <text:p>-0.0014016916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203394" calcext:value-type="float">
            <text:p>-0.0020339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09061995" calcext:value-type="float">
            <text:p>-0.0309061995</text:p>
          </table:table-cell>
          <table:table-cell office:value-type="float" office:value="-9.8009214401" calcext:value-type="float">
            <text:p>-9.800921440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89" calcext:value-type="float">
            <text:p>289</text:p>
          </table:table-cell>
          <table:table-cell table:formula="of:=[.H290]/[.I290]" office:value-type="float" office:value="0.00315339732992336" calcext:value-type="float">
            <text:p>0.0031533973</text:p>
          </table:table-cell>
          <table:table-cell table:formula="of:=[.D290]/[.L290]" office:value-type="float" office:value="0.0712501396090991" calcext:value-type="float">
            <text:p>0.0712501396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-0.0013762509" calcext:value-type="float">
            <text:p>-0.0013762509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214498" calcext:value-type="float">
            <text:p>-0.00214498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3259202" calcext:value-type="float">
            <text:p>-0.03259202</text:p>
          </table:table-cell>
          <table:table-cell office:value-type="float" office:value="-9.8004758835" calcext:value-type="float">
            <text:p>-9.800475883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90" calcext:value-type="float">
            <text:p>290</text:p>
          </table:table-cell>
          <table:table-cell table:formula="of:=[.H291]/[.I291]" office:value-type="float" office:value="0.00332555483911466" calcext:value-type="float">
            <text:p>0.0033255548</text:p>
          </table:table-cell>
          <table:table-cell table:formula="of:=[.D291]/[.L291]" office:value-type="float" office:value="0.0675616583907589" calcext:value-type="float">
            <text:p>0.0675616584</text:p>
          </table:table-cell>
        </table:table-row>
        <table:table-row table:style-name="ro1">
          <table:table-cell office:value-type="float" office:value="14.49" calcext:value-type="float">
            <text:p>14.49</text:p>
          </table:table-cell>
          <table:table-cell office:value-type="float" office:value="-0.0013923303" calcext:value-type="float">
            <text:p>-0.0013923303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189674" calcext:value-type="float">
            <text:p>-0.0018967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88313102" calcext:value-type="float">
            <text:p>-0.0288313102</text:p>
          </table:table-cell>
          <table:table-cell office:value-type="float" office:value="-9.8043030548" calcext:value-type="float">
            <text:p>-9.804303054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91" calcext:value-type="float">
            <text:p>291</text:p>
          </table:table-cell>
          <table:table-cell table:formula="of:=[.H292]/[.I292]" office:value-type="float" office:value="0.00294067921389728" calcext:value-type="float">
            <text:p>0.0029406792</text:p>
          </table:table-cell>
          <table:table-cell table:formula="of:=[.D292]/[.L292]" office:value-type="float" office:value="0.0764041174359278" calcext:value-type="float">
            <text:p>0.0764041174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-0.001382841" calcext:value-type="float">
            <text:p>-0.001382841</text:p>
          </table:table-cell>
          <table:table-cell office:value-type="float" office:value="0" calcext:value-type="float">
            <text:p>0</text:p>
          </table:table-cell>
          <table:table-cell office:value-type="float" office:value="0.00022468" calcext:value-type="float">
            <text:p>0.00022468</text:p>
          </table:table-cell>
          <table:table-cell office:value-type="float" office:value="-0.00167489" calcext:value-type="float">
            <text:p>-0.0016748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54605052" calcext:value-type="float">
            <text:p>-0.0254605052</text:p>
          </table:table-cell>
          <table:table-cell office:value-type="float" office:value="-9.8048565102" calcext:value-type="float">
            <text:p>-9.804856510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92" calcext:value-type="float">
            <text:p>292</text:p>
          </table:table-cell>
          <table:table-cell table:formula="of:=[.H293]/[.I293]" office:value-type="float" office:value="0.00259672389631744" calcext:value-type="float">
            <text:p>0.0025967239</text:p>
          </table:table-cell>
          <table:table-cell table:formula="of:=[.D293]/[.L293]" office:value-type="float" office:value="0.0865244088209112" calcext:value-type="float">
            <text:p>0.0865244088</text:p>
          </table:table-cell>
        </table:table-row>
        <table:table-row table:style-name="ro1">
          <table:table-cell office:value-type="float" office:value="14.59" calcext:value-type="float">
            <text:p>14.59</text:p>
          </table:table-cell>
          <table:table-cell office:value-type="float" office:value="-0.001388274" calcext:value-type="float">
            <text:p>-0.001388274</text:p>
          </table:table-cell>
          <table:table-cell office:value-type="float" office:value="0" calcext:value-type="float">
            <text:p>0</text:p>
          </table:table-cell>
          <table:table-cell office:value-type="float" office:value="0.00022584" calcext:value-type="float">
            <text:p>0.00022584</text:p>
          </table:table-cell>
          <table:table-cell office:value-type="float" office:value="-0.0017395" calcext:value-type="float">
            <text:p>-0.0017395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64386089" calcext:value-type="float">
            <text:p>-0.0264386089</text:p>
          </table:table-cell>
          <table:table-cell office:value-type="float" office:value="-9.8033410072" calcext:value-type="float">
            <text:p>-9.803341007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93" calcext:value-type="float">
            <text:p>293</text:p>
          </table:table-cell>
          <table:table-cell table:formula="of:=[.H294]/[.I294]" office:value-type="float" office:value="0.00269689781071395" calcext:value-type="float">
            <text:p>0.0026968978</text:p>
          </table:table-cell>
          <table:table-cell table:formula="of:=[.D294]/[.L294]" office:value-type="float" office:value="0.0837406590278677" calcext:value-type="float">
            <text:p>0.083740659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-0.0013852079" calcext:value-type="float">
            <text:p>-0.0013852079</text:p>
          </table:table-cell>
          <table:table-cell office:value-type="float" office:value="0" calcext:value-type="float">
            <text:p>0</text:p>
          </table:table-cell>
          <table:table-cell office:value-type="float" office:value="0.00022584" calcext:value-type="float">
            <text:p>0.00022584</text:p>
          </table:table-cell>
          <table:table-cell office:value-type="float" office:value="-0.00179179" calcext:value-type="float">
            <text:p>-0.001791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723763" calcext:value-type="float">
            <text:p>-0.02723763</text:p>
          </table:table-cell>
          <table:table-cell office:value-type="float" office:value="-9.8048931503" calcext:value-type="float">
            <text:p>-9.804893150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94" calcext:value-type="float">
            <text:p>294</text:p>
          </table:table-cell>
          <table:table-cell table:formula="of:=[.H295]/[.I295]" office:value-type="float" office:value="0.00277796296017429" calcext:value-type="float">
            <text:p>0.002777963</text:p>
          </table:table-cell>
          <table:table-cell table:formula="of:=[.D295]/[.L295]" office:value-type="float" office:value="0.0812969802829303" calcext:value-type="float">
            <text:p>0.0812969803</text:p>
          </table:table-cell>
        </table:table-row>
        <table:table-row table:style-name="ro1">
          <table:table-cell office:value-type="float" office:value="14.69" calcext:value-type="float">
            <text:p>14.69</text:p>
          </table:table-cell>
          <table:table-cell office:value-type="float" office:value="-0.0014012397" calcext:value-type="float">
            <text:p>-0.0014012397</text:p>
          </table:table-cell>
          <table:table-cell office:value-type="float" office:value="0" calcext:value-type="float">
            <text:p>0</text:p>
          </table:table-cell>
          <table:table-cell office:value-type="float" office:value="0.00022647" calcext:value-type="float">
            <text:p>0.00022647</text:p>
          </table:table-cell>
          <table:table-cell office:value-type="float" office:value="-0.00188613" calcext:value-type="float">
            <text:p>-0.0018861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86726288" calcext:value-type="float">
            <text:p>-0.0286726288</text:p>
          </table:table-cell>
          <table:table-cell office:value-type="float" office:value="-9.8051608086" calcext:value-type="float">
            <text:p>-9.805160808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95" calcext:value-type="float">
            <text:p>295</text:p>
          </table:table-cell>
          <table:table-cell table:formula="of:=[.H296]/[.I296]" office:value-type="float" office:value="0.00292423850660884" calcext:value-type="float">
            <text:p>0.0029242385</text:p>
          </table:table-cell>
          <table:table-cell table:formula="of:=[.D296]/[.L296]" office:value-type="float" office:value="0.0774458032366967" calcext:value-type="float">
            <text:p>0.0774458032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-0.0013882815" calcext:value-type="float">
            <text:p>-0.0013882815</text:p>
          </table:table-cell>
          <table:table-cell office:value-type="float" office:value="0" calcext:value-type="float">
            <text:p>0</text:p>
          </table:table-cell>
          <table:table-cell office:value-type="float" office:value="0.00022647" calcext:value-type="float">
            <text:p>0.00022647</text:p>
          </table:table-cell>
          <table:table-cell office:value-type="float" office:value="-0.00150699" calcext:value-type="float">
            <text:p>-0.0015069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29139335" calcext:value-type="float">
            <text:p>-0.0229139335</text:p>
          </table:table-cell>
          <table:table-cell office:value-type="float" office:value="-9.8072672462" calcext:value-type="float">
            <text:p>-9.807267246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96" calcext:value-type="float">
            <text:p>296</text:p>
          </table:table-cell>
          <table:table-cell table:formula="of:=[.H297]/[.I297]" office:value-type="float" office:value="0.00233642389105675" calcext:value-type="float">
            <text:p>0.0023364239</text:p>
          </table:table-cell>
          <table:table-cell table:formula="of:=[.D297]/[.L297]" office:value-type="float" office:value="0.0969301850006204" calcext:value-type="float">
            <text:p>0.096930185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-0.0014042709" calcext:value-type="float">
            <text:p>-0.0014042709</text:p>
          </table:table-cell>
          <table:table-cell office:value-type="float" office:value="0" calcext:value-type="float">
            <text:p>0</text:p>
          </table:table-cell>
          <table:table-cell office:value-type="float" office:value="0.00022889" calcext:value-type="float">
            <text:p>0.00022889</text:p>
          </table:table-cell>
          <table:table-cell office:value-type="float" office:value="-0.00160179" calcext:value-type="float">
            <text:p>-0.00160179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4350407" calcext:value-type="float">
            <text:p>-0.024350407</text:p>
          </table:table-cell>
          <table:table-cell office:value-type="float" office:value="-9.805313549" calcext:value-type="float">
            <text:p>-9.80531354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97" calcext:value-type="float">
            <text:p>297</text:p>
          </table:table-cell>
          <table:table-cell table:formula="of:=[.H298]/[.I298]" office:value-type="float" office:value="0.00248338891747969" calcext:value-type="float">
            <text:p>0.0024833889</text:p>
          </table:table-cell>
          <table:table-cell table:formula="of:=[.D298]/[.L298]" office:value-type="float" office:value="0.0921684068044781" calcext:value-type="float">
            <text:p>0.0921684068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-0.0013928995" calcext:value-type="float">
            <text:p>-0.0013928995</text:p>
          </table:table-cell>
          <table:table-cell office:value-type="float" office:value="0" calcext:value-type="float">
            <text:p>0</text:p>
          </table:table-cell>
          <table:table-cell office:value-type="float" office:value="0.00022889" calcext:value-type="float">
            <text:p>0.00022889</text:p>
          </table:table-cell>
          <table:table-cell office:value-type="float" office:value="-0.00195964" calcext:value-type="float">
            <text:p>-0.00195964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97843011" calcext:value-type="float">
            <text:p>-0.0297843011</text:p>
          </table:table-cell>
          <table:table-cell office:value-type="float" office:value="-9.8032554245" calcext:value-type="float">
            <text:p>-9.803255424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98" calcext:value-type="float">
            <text:p>298</text:p>
          </table:table-cell>
          <table:table-cell table:formula="of:=[.H299]/[.I299]" office:value-type="float" office:value="0.00303820514821678" calcext:value-type="float">
            <text:p>0.0030382051</text:p>
          </table:table-cell>
          <table:table-cell table:formula="of:=[.D299]/[.L299]" office:value-type="float" office:value="0.0753372431530316" calcext:value-type="float">
            <text:p>0.0753372432</text:p>
          </table:table-cell>
        </table:table-row>
        <table:table-row table:style-name="ro1">
          <table:table-cell office:value-type="float" office:value="14.89" calcext:value-type="float">
            <text:p>14.89</text:p>
          </table:table-cell>
          <table:table-cell office:value-type="float" office:value="-0.0014297609" calcext:value-type="float">
            <text:p>-0.0014297609</text:p>
          </table:table-cell>
          <table:table-cell office:value-type="float" office:value="0" calcext:value-type="float">
            <text:p>0</text:p>
          </table:table-cell>
          <table:table-cell office:value-type="float" office:value="0.00022889" calcext:value-type="float">
            <text:p>0.00022889</text:p>
          </table:table-cell>
          <table:table-cell office:value-type="float" office:value="-0.00161153" calcext:value-type="float">
            <text:p>-0.00161153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44989727" calcext:value-type="float">
            <text:p>-0.0244989727</text:p>
          </table:table-cell>
          <table:table-cell office:value-type="float" office:value="-9.8055124855" calcext:value-type="float">
            <text:p>-9.805512485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299" calcext:value-type="float">
            <text:p>299</text:p>
          </table:table-cell>
          <table:table-cell table:formula="of:=[.H300]/[.I300]" office:value-type="float" office:value="0.00249848977666676" calcext:value-type="float">
            <text:p>0.0024984898</text:p>
          </table:table-cell>
          <table:table-cell table:formula="of:=[.D300]/[.L300]" office:value-type="float" office:value="0.0916113414341694" calcext:value-type="float">
            <text:p>0.0916113414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-0.0014006441" calcext:value-type="float">
            <text:p>-0.0014006441</text:p>
          </table:table-cell>
          <table:table-cell office:value-type="float" office:value="0" calcext:value-type="float">
            <text:p>0</text:p>
          </table:table-cell>
          <table:table-cell office:value-type="float" office:value="0.00022641" calcext:value-type="float">
            <text:p>0.00022641</text:p>
          </table:table-cell>
          <table:table-cell office:value-type="float" office:value="-0.00152611" calcext:value-type="float">
            <text:p>-0.00152611</text:p>
          </table:table-cell>
          <table:table-cell office:value-type="float" office:value="9.9499998093" calcext:value-type="float">
            <text:p>9.9499998093</text:p>
          </table:table-cell>
          <table:table-cell office:value-type="float" office:value="46.8372879028" calcext:value-type="float">
            <text:p>46.8372879028</text:p>
          </table:table-cell>
          <table:table-cell office:value-type="float" office:value="-0.0232040022" calcext:value-type="float">
            <text:p>-0.0232040022</text:p>
          </table:table-cell>
          <table:table-cell office:value-type="float" office:value="-9.8069844818" calcext:value-type="float">
            <text:p>-9.806984481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00" calcext:value-type="float">
            <text:p>300</text:p>
          </table:table-cell>
          <table:table-cell table:formula="of:=[.H301]/[.I301]" office:value-type="float" office:value="0.002366069023874" calcext:value-type="float">
            <text:p>0.002366069</text:p>
          </table:table-cell>
          <table:table-cell table:formula="of:=[.D301]/[.L301]" office:value-type="float" office:value="0.0956903614034452" calcext:value-type="float">
            <text:p>0.0956903614</text:p>
          </table:table-cell>
        </table:table-row>
        <table:table-row table:style-name="ro1">
          <table:table-cell office:value-type="float" office:value="14.99" calcext:value-type="float">
            <text:p>14.99</text:p>
          </table:table-cell>
          <table:table-cell office:value-type="float" office:value="-0.2356453538" calcext:value-type="float">
            <text:p>-0.235645353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022884" calcext:value-type="float">
            <text:p>0.00022884</text:p>
          </table:table-cell>
          <table:table-cell office:value-type="float" office:value="-0.00157594" calcext:value-type="float">
            <text:p>-0.00157594</text:p>
          </table:table-cell>
          <table:table-cell office:value-type="float" office:value="9.935713768" calcext:value-type="float">
            <text:p>9.935713768</text:p>
          </table:table-cell>
          <table:table-cell office:value-type="float" office:value="44.3832855225" calcext:value-type="float">
            <text:p>44.3832855225</text:p>
          </table:table-cell>
          <table:table-cell office:value-type="float" office:value="-0.0239633267" calcext:value-type="float">
            <text:p>-0.0239633267</text:p>
          </table:table-cell>
          <table:table-cell office:value-type="float" office:value="-9.8076711082" calcext:value-type="float">
            <text:p>-9.807671108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01" calcext:value-type="float">
            <text:p>301</text:p>
          </table:table-cell>
          <table:table-cell table:formula="of:=[.H302]/[.I302]" office:value-type="float" office:value="0.00244332486638594" calcext:value-type="float">
            <text:p>0.0024433249</text:p>
          </table:table-cell>
          <table:table-cell table:formula="of:=[.D302]/[.L302]" office:value-type="float" office:value="0.093659260439849" calcext:value-type="float">
            <text:p>0.0936592604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-0.4673482776" calcext:value-type="float">
            <text:p>-0.4673482776</text:p>
          </table:table-cell>
          <table:table-cell office:value-type="float" office:value="0.0060000001" calcext:value-type="float">
            <text:p>0.0060000001</text:p>
          </table:table-cell>
          <table:table-cell office:value-type="float" office:value="0.00022884" calcext:value-type="float">
            <text:p>0.00022884</text:p>
          </table:table-cell>
          <table:table-cell office:value-type="float" office:value="-0.001371" calcext:value-type="float">
            <text:p>-0.001371</text:p>
          </table:table-cell>
          <table:table-cell office:value-type="float" office:value="9.9461708069" calcext:value-type="float">
            <text:p>9.9461708069</text:p>
          </table:table-cell>
          <table:table-cell office:value-type="float" office:value="46.1923446655" calcext:value-type="float">
            <text:p>46.1923446655</text:p>
          </table:table-cell>
          <table:table-cell office:value-type="float" office:value="-0.0208490732" calcext:value-type="float">
            <text:p>-0.0208490732</text:p>
          </table:table-cell>
          <table:table-cell office:value-type="float" office:value="-9.8086742401" calcext:value-type="float">
            <text:p>-9.808674240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02" calcext:value-type="float">
            <text:p>302</text:p>
          </table:table-cell>
          <table:table-cell table:formula="of:=[.H303]/[.I303]" office:value-type="float" office:value="0.0021255750460918" calcext:value-type="float">
            <text:p>0.002125575</text:p>
          </table:table-cell>
          <table:table-cell table:formula="of:=[.D303]/[.L303]" office:value-type="float" office:value="0.107660277824939" calcext:value-type="float">
            <text:p>0.1076602778</text:p>
          </table:table-cell>
        </table:table-row>
        <table:table-row table:style-name="ro1">
          <table:table-cell office:value-type="float" office:value="15.09" calcext:value-type="float">
            <text:p>15.09</text:p>
          </table:table-cell>
          <table:table-cell office:value-type="float" office:value="-0.6598653197" calcext:value-type="float">
            <text:p>-0.6598653197</text:p>
          </table:table-cell>
          <table:table-cell office:value-type="float" office:value="0.0089999996" calcext:value-type="float">
            <text:p>0.0089999996</text:p>
          </table:table-cell>
          <table:table-cell office:value-type="float" office:value="0.00022884" calcext:value-type="float">
            <text:p>0.00022884</text:p>
          </table:table-cell>
          <table:table-cell office:value-type="float" office:value="-0.00122266" calcext:value-type="float">
            <text:p>-0.00122266</text:p>
          </table:table-cell>
          <table:table-cell office:value-type="float" office:value="9.9504089355" calcext:value-type="float">
            <text:p>9.9504089355</text:p>
          </table:table-cell>
          <table:table-cell office:value-type="float" office:value="46.9056739807" calcext:value-type="float">
            <text:p>46.9056739807</text:p>
          </table:table-cell>
          <table:table-cell office:value-type="float" office:value="-0.0185936935" calcext:value-type="float">
            <text:p>-0.0185936935</text:p>
          </table:table-cell>
          <table:table-cell office:value-type="float" office:value="-9.8089188004" calcext:value-type="float">
            <text:p>-9.808918800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03" calcext:value-type="float">
            <text:p>303</text:p>
          </table:table-cell>
          <table:table-cell table:formula="of:=[.H304]/[.I304]" office:value-type="float" office:value="0.00189559052107168" calcext:value-type="float">
            <text:p>0.0018955905</text:p>
          </table:table-cell>
          <table:table-cell table:formula="of:=[.D304]/[.L304]" office:value-type="float" office:value="0.120722274909153" calcext:value-type="float">
            <text:p>0.1207222749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-0.8801839948" calcext:value-type="float">
            <text:p>-0.8801839948</text:p>
          </table:table-cell>
          <table:table-cell office:value-type="float" office:value="0.0120000001" calcext:value-type="float">
            <text:p>0.0120000001</text:p>
          </table:table-cell>
          <table:table-cell office:value-type="float" office:value="0.00022884" calcext:value-type="float">
            <text:p>0.00022884</text:p>
          </table:table-cell>
          <table:table-cell office:value-type="float" office:value="-0.00111996" calcext:value-type="float">
            <text:p>-0.00111996</text:p>
          </table:table-cell>
          <table:table-cell office:value-type="float" office:value="9.9530963898" calcext:value-type="float">
            <text:p>9.9530963898</text:p>
          </table:table-cell>
          <table:table-cell office:value-type="float" office:value="47.3524398804" calcext:value-type="float">
            <text:p>47.3524398804</text:p>
          </table:table-cell>
          <table:table-cell office:value-type="float" office:value="-0.0170362304" calcext:value-type="float">
            <text:p>-0.0170362304</text:p>
          </table:table-cell>
          <table:table-cell office:value-type="float" office:value="-9.8113868141" calcext:value-type="float">
            <text:p>-9.811386814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04" calcext:value-type="float">
            <text:p>304</text:p>
          </table:table-cell>
          <table:table-cell table:formula="of:=[.H305]/[.I305]" office:value-type="float" office:value="0.00173637333057923" calcext:value-type="float">
            <text:p>0.0017363733</text:p>
          </table:table-cell>
          <table:table-cell table:formula="of:=[.D305]/[.L305]" office:value-type="float" office:value="0.131791934355305" calcext:value-type="float">
            <text:p>0.1317919344</text:p>
          </table:table-cell>
        </table:table-row>
        <table:table-row table:style-name="ro1">
          <table:table-cell office:value-type="float" office:value="15.19" calcext:value-type="float">
            <text:p>15.19</text:p>
          </table:table-cell>
          <table:table-cell office:value-type="float" office:value="-1.0795339346" calcext:value-type="float">
            <text:p>-1.0795339346</text:p>
          </table:table-cell>
          <table:table-cell office:value-type="float" office:value="0.0149999997" calcext:value-type="float">
            <text:p>0.0149999997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130907" calcext:value-type="float">
            <text:p>-0.00130907</text:p>
          </table:table-cell>
          <table:table-cell office:value-type="float" office:value="9.9551649094" calcext:value-type="float">
            <text:p>9.9551649094</text:p>
          </table:table-cell>
          <table:table-cell office:value-type="float" office:value="47.6934623718" calcext:value-type="float">
            <text:p>47.6934623718</text:p>
          </table:table-cell>
          <table:table-cell office:value-type="float" office:value="-0.0199083926" calcext:value-type="float">
            <text:p>-0.0199083926</text:p>
          </table:table-cell>
          <table:table-cell office:value-type="float" office:value="-9.8091697884" calcext:value-type="float">
            <text:p>-9.809169788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05" calcext:value-type="float">
            <text:p>305</text:p>
          </table:table-cell>
          <table:table-cell table:formula="of:=[.H306]/[.I306]" office:value-type="float" office:value="0.00202956957922606" calcext:value-type="float">
            <text:p>0.0020295696</text:p>
          </table:table-cell>
          <table:table-cell table:formula="of:=[.D306]/[.L306]" office:value-type="float" office:value="0.110954560171261" calcext:value-type="float">
            <text:p>0.1109545602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-1.2876318693" calcext:value-type="float">
            <text:p>-1.2876318693</text:p>
          </table:table-cell>
          <table:table-cell office:value-type="float" office:value="0.0179999992" calcext:value-type="float">
            <text:p>0.0179999992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159165" calcext:value-type="float">
            <text:p>-0.00159165</text:p>
          </table:table-cell>
          <table:table-cell office:value-type="float" office:value="9.9569263458" calcext:value-type="float">
            <text:p>9.9569263458</text:p>
          </table:table-cell>
          <table:table-cell office:value-type="float" office:value="47.9819450378" calcext:value-type="float">
            <text:p>47.9819450378</text:p>
          </table:table-cell>
          <table:table-cell office:value-type="float" office:value="-0.0242058798" calcext:value-type="float">
            <text:p>-0.0242058798</text:p>
          </table:table-cell>
          <table:table-cell office:value-type="float" office:value="-9.8091751289" calcext:value-type="float">
            <text:p>-9.809175128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06" calcext:value-type="float">
            <text:p>306</text:p>
          </table:table-cell>
          <table:table-cell table:formula="of:=[.H307]/[.I307]" office:value-type="float" office:value="0.00246767740221949" calcext:value-type="float">
            <text:p>0.0024676774</text:p>
          </table:table-cell>
          <table:table-cell table:formula="of:=[.D307]/[.L307]" office:value-type="float" office:value="0.0912558504598123" calcext:value-type="float">
            <text:p>0.0912558505</text:p>
          </table:table-cell>
        </table:table-row>
        <table:table-row table:style-name="ro1">
          <table:table-cell office:value-type="float" office:value="15.29" calcext:value-type="float">
            <text:p>15.29</text:p>
          </table:table-cell>
          <table:table-cell office:value-type="float" office:value="-1.4871954918" calcext:value-type="float">
            <text:p>-1.4871954918</text:p>
          </table:table-cell>
          <table:table-cell office:value-type="float" office:value="0.0209999997" calcext:value-type="float">
            <text:p>0.0209999997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172679" calcext:value-type="float">
            <text:p>-0.00172679</text:p>
          </table:table-cell>
          <table:table-cell office:value-type="float" office:value="9.9585132599" calcext:value-type="float">
            <text:p>9.9585132599</text:p>
          </table:table-cell>
          <table:table-cell office:value-type="float" office:value="48.2403717041" calcext:value-type="float">
            <text:p>48.2403717041</text:p>
          </table:table-cell>
          <table:table-cell office:value-type="float" office:value="-0.0262618641" calcext:value-type="float">
            <text:p>-0.0262618641</text:p>
          </table:table-cell>
          <table:table-cell office:value-type="float" office:value="-9.809501915" calcext:value-type="float">
            <text:p>-9.80950191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07" calcext:value-type="float">
            <text:p>307</text:p>
          </table:table-cell>
          <table:table-cell table:formula="of:=[.H308]/[.I308]" office:value-type="float" office:value="0.00267718629626263" calcext:value-type="float">
            <text:p>0.0026771863</text:p>
          </table:table-cell>
          <table:table-cell table:formula="of:=[.D308]/[.L308]" office:value-type="float" office:value="0.0841144302562608" calcext:value-type="float">
            <text:p>0.0841144303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-1.6882427931" calcext:value-type="float">
            <text:p>-1.6882427931</text:p>
          </table:table-cell>
          <table:table-cell office:value-type="float" office:value="0.0240000002" calcext:value-type="float">
            <text:p>0.0240000002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199821" calcext:value-type="float">
            <text:p>-0.00199821</text:p>
          </table:table-cell>
          <table:table-cell office:value-type="float" office:value="9.9599933624" calcext:value-type="float">
            <text:p>9.9599933624</text:p>
          </table:table-cell>
          <table:table-cell office:value-type="float" office:value="48.4801597595" calcext:value-type="float">
            <text:p>48.4801597595</text:p>
          </table:table-cell>
          <table:table-cell office:value-type="float" office:value="-0.0303930516" calcext:value-type="float">
            <text:p>-0.0303930516</text:p>
          </table:table-cell>
          <table:table-cell office:value-type="float" office:value="-9.810553627" calcext:value-type="float">
            <text:p>-9.81055362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08" calcext:value-type="float">
            <text:p>308</text:p>
          </table:table-cell>
          <table:table-cell table:formula="of:=[.H309]/[.I309]" office:value-type="float" office:value="0.00309799556228449" calcext:value-type="float">
            <text:p>0.0030979956</text:p>
          </table:table-cell>
          <table:table-cell table:formula="of:=[.D309]/[.L309]" office:value-type="float" office:value="0.0726889356271198" calcext:value-type="float">
            <text:p>0.0726889356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office:value-type="float" office:value="-1.8850570917" calcext:value-type="float">
            <text:p>-1.8850570917</text:p>
          </table:table-cell>
          <table:table-cell office:value-type="float" office:value="0.0270000007" calcext:value-type="float">
            <text:p>0.0270000007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224419" calcext:value-type="float">
            <text:p>-0.00224419</text:p>
          </table:table-cell>
          <table:table-cell office:value-type="float" office:value="9.9614019394" calcext:value-type="float">
            <text:p>9.9614019394</text:p>
          </table:table-cell>
          <table:table-cell office:value-type="float" office:value="48.7072639465" calcext:value-type="float">
            <text:p>48.7072639465</text:p>
          </table:table-cell>
          <table:table-cell office:value-type="float" office:value="-0.0341319916" calcext:value-type="float">
            <text:p>-0.0341319916</text:p>
          </table:table-cell>
          <table:table-cell office:value-type="float" office:value="-9.8098534012" calcext:value-type="float">
            <text:p>-9.809853401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09" calcext:value-type="float">
            <text:p>309</text:p>
          </table:table-cell>
          <table:table-cell table:formula="of:=[.H310]/[.I310]" office:value-type="float" office:value="0.00347935796836931" calcext:value-type="float">
            <text:p>0.003479358</text:p>
          </table:table-cell>
          <table:table-cell table:formula="of:=[.D310]/[.L310]" office:value-type="float" office:value="0.0647217107429567" calcext:value-type="float">
            <text:p>0.0647217107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-2.0809557438" calcext:value-type="float">
            <text:p>-2.0809557438</text:p>
          </table:table-cell>
          <table:table-cell office:value-type="float" office:value="0.0299999993" calcext:value-type="float">
            <text:p>0.0299999993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245889" calcext:value-type="float">
            <text:p>-0.00245889</text:p>
          </table:table-cell>
          <table:table-cell office:value-type="float" office:value="9.96276474" calcext:value-type="float">
            <text:p>9.96276474</text:p>
          </table:table-cell>
          <table:table-cell office:value-type="float" office:value="48.925983429" calcext:value-type="float">
            <text:p>48.925983429</text:p>
          </table:table-cell>
          <table:table-cell office:value-type="float" office:value="-0.0374041473" calcext:value-type="float">
            <text:p>-0.0374041473</text:p>
          </table:table-cell>
          <table:table-cell office:value-type="float" office:value="-9.8116152954" calcext:value-type="float">
            <text:p>-9.811615295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10" calcext:value-type="float">
            <text:p>310</text:p>
          </table:table-cell>
          <table:table-cell table:formula="of:=[.H311]/[.I311]" office:value-type="float" office:value="0.00381223133743699" calcext:value-type="float">
            <text:p>0.0038122313</text:p>
          </table:table-cell>
          <table:table-cell table:formula="of:=[.D311]/[.L311]" office:value-type="float" office:value="0.0590703921319208" calcext:value-type="float">
            <text:p>0.0590703921</text:p>
          </table:table-cell>
        </table:table-row>
        <table:table-row table:style-name="ro1">
          <table:table-cell office:value-type="float" office:value="15.49" calcext:value-type="float">
            <text:p>15.49</text:p>
          </table:table-cell>
          <table:table-cell office:value-type="float" office:value="-2.27409935" calcext:value-type="float">
            <text:p>-2.27409935</text:p>
          </table:table-cell>
          <table:table-cell office:value-type="float" office:value="0.0329999998" calcext:value-type="float">
            <text:p>0.0329999998</text:p>
          </table:table-cell>
          <table:table-cell office:value-type="float" office:value="0.00022519" calcext:value-type="float">
            <text:p>0.00022519</text:p>
          </table:table-cell>
          <table:table-cell office:value-type="float" office:value="-0.00226441" calcext:value-type="float">
            <text:p>-0.00226441</text:p>
          </table:table-cell>
          <table:table-cell office:value-type="float" office:value="9.964091301" calcext:value-type="float">
            <text:p>9.964091301</text:p>
          </table:table-cell>
          <table:table-cell office:value-type="float" office:value="49.1379547119" calcext:value-type="float">
            <text:p>49.1379547119</text:p>
          </table:table-cell>
          <table:table-cell office:value-type="float" office:value="-0.034445517" calcext:value-type="float">
            <text:p>-0.034445517</text:p>
          </table:table-cell>
          <table:table-cell office:value-type="float" office:value="-9.8115655899" calcext:value-type="float">
            <text:p>-9.811565589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11" calcext:value-type="float">
            <text:p>311</text:p>
          </table:table-cell>
          <table:table-cell table:formula="of:=[.H312]/[.I312]" office:value-type="float" office:value="0.00351070547145484" calcext:value-type="float">
            <text:p>0.0035107055</text:p>
          </table:table-cell>
          <table:table-cell table:formula="of:=[.D312]/[.L312]" office:value-type="float" office:value="0.0641438029566977" calcext:value-type="float">
            <text:p>0.064143803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-2.4656002522" calcext:value-type="float">
            <text:p>-2.4656002522</text:p>
          </table:table-cell>
          <table:table-cell office:value-type="float" office:value="0.0359999985" calcext:value-type="float">
            <text:p>0.0359999985</text:p>
          </table:table-cell>
          <table:table-cell office:value-type="float" office:value="0.00022277" calcext:value-type="float">
            <text:p>0.00022277</text:p>
          </table:table-cell>
          <table:table-cell office:value-type="float" office:value="-0.0017224" calcext:value-type="float">
            <text:p>-0.0017224</text:p>
          </table:table-cell>
          <table:table-cell office:value-type="float" office:value="9.9653940201" calcext:value-type="float">
            <text:p>9.9653940201</text:p>
          </table:table-cell>
          <table:table-cell office:value-type="float" office:value="49.3452301025" calcext:value-type="float">
            <text:p>49.3452301025</text:p>
          </table:table-cell>
          <table:table-cell office:value-type="float" office:value="-0.0262032782" calcext:value-type="float">
            <text:p>-0.0262032782</text:p>
          </table:table-cell>
          <table:table-cell office:value-type="float" office:value="-9.8125179291" calcext:value-type="float">
            <text:p>-9.812517929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12" calcext:value-type="float">
            <text:p>312</text:p>
          </table:table-cell>
          <table:table-cell table:formula="of:=[.H313]/[.I313]" office:value-type="float" office:value="0.00267039289908369" calcext:value-type="float">
            <text:p>0.0026703929</text:p>
          </table:table-cell>
          <table:table-cell table:formula="of:=[.D313]/[.L313]" office:value-type="float" office:value="0.0834221810867011" calcext:value-type="float">
            <text:p>0.0834221811</text:p>
          </table:table-cell>
        </table:table-row>
        <table:table-row table:style-name="ro1">
          <table:table-cell office:value-type="float" office:value="15.59" calcext:value-type="float">
            <text:p>15.59</text:p>
          </table:table-cell>
          <table:table-cell office:value-type="float" office:value="-2.6548371315" calcext:value-type="float">
            <text:p>-2.6548371315</text:p>
          </table:table-cell>
          <table:table-cell office:value-type="float" office:value="0.0390000008" calcext:value-type="float">
            <text:p>0.0390000008</text:p>
          </table:table-cell>
          <table:table-cell office:value-type="float" office:value="0.00022277" calcext:value-type="float">
            <text:p>0.00022277</text:p>
          </table:table-cell>
          <table:table-cell office:value-type="float" office:value="-0.00116398" calcext:value-type="float">
            <text:p>-0.00116398</text:p>
          </table:table-cell>
          <table:table-cell office:value-type="float" office:value="9.9666786194" calcext:value-type="float">
            <text:p>9.9666786194</text:p>
          </table:table-cell>
          <table:table-cell office:value-type="float" office:value="49.5487709045" calcext:value-type="float">
            <text:p>49.5487709045</text:p>
          </table:table-cell>
          <table:table-cell office:value-type="float" office:value="-0.0177049803" calcext:value-type="float">
            <text:p>-0.0177049803</text:p>
          </table:table-cell>
          <table:table-cell office:value-type="float" office:value="-9.8109435272" calcext:value-type="float">
            <text:p>-9.810943527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13" calcext:value-type="float">
            <text:p>313</text:p>
          </table:table-cell>
          <table:table-cell table:formula="of:=[.H314]/[.I314]" office:value-type="float" office:value="0.0018046154532349" calcext:value-type="float">
            <text:p>0.0018046155</text:p>
          </table:table-cell>
          <table:table-cell table:formula="of:=[.D314]/[.L314]" office:value-type="float" office:value="0.123444581836352" calcext:value-type="float">
            <text:p>0.1234445818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-2.8422157764" calcext:value-type="float">
            <text:p>-2.8422157764</text:p>
          </table:table-cell>
          <table:table-cell office:value-type="float" office:value="0.0419999994" calcext:value-type="float">
            <text:p>0.0419999994</text:p>
          </table:table-cell>
          <table:table-cell office:value-type="float" office:value="0.0002149" calcext:value-type="float">
            <text:p>0.0002149</text:p>
          </table:table-cell>
          <table:table-cell office:value-type="float" office:value="-0.00068397" calcext:value-type="float">
            <text:p>-0.00068397</text:p>
          </table:table-cell>
          <table:table-cell office:value-type="float" office:value="9.9679498672" calcext:value-type="float">
            <text:p>9.9679498672</text:p>
          </table:table-cell>
          <table:table-cell office:value-type="float" office:value="49.7493782043" calcext:value-type="float">
            <text:p>49.7493782043</text:p>
          </table:table-cell>
          <table:table-cell office:value-type="float" office:value="-0.0104014957" calcext:value-type="float">
            <text:p>-0.0104014957</text:p>
          </table:table-cell>
          <table:table-cell office:value-type="float" office:value="-9.8088588715" calcext:value-type="float">
            <text:p>-9.808858871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14" calcext:value-type="float">
            <text:p>314</text:p>
          </table:table-cell>
          <table:table-cell table:formula="of:=[.H315]/[.I315]" office:value-type="float" office:value="0.00106041852943995" calcext:value-type="float">
            <text:p>0.0010604185</text:p>
          </table:table-cell>
          <table:table-cell table:formula="of:=[.D315]/[.L315]" office:value-type="float" office:value="0.202655832611203" calcext:value-type="float">
            <text:p>0.2026558326</text:p>
          </table:table-cell>
        </table:table-row>
        <table:table-row table:style-name="ro1">
          <table:table-cell office:value-type="float" office:value="15.69" calcext:value-type="float">
            <text:p>15.69</text:p>
          </table:table-cell>
          <table:table-cell office:value-type="float" office:value="-3.0275988579" calcext:value-type="float">
            <text:p>-3.0275988579</text:p>
          </table:table-cell>
          <table:table-cell office:value-type="float" office:value="0.0450000018" calcext:value-type="float">
            <text:p>0.0450000018</text:p>
          </table:table-cell>
          <table:table-cell office:value-type="float" office:value="0.0002149" calcext:value-type="float">
            <text:p>0.0002149</text:p>
          </table:table-cell>
          <table:table-cell office:value-type="float" office:value="0.00045807" calcext:value-type="float">
            <text:p>0.00045807</text:p>
          </table:table-cell>
          <table:table-cell office:value-type="float" office:value="9.969212532" calcext:value-type="float">
            <text:p>9.969212532</text:p>
          </table:table-cell>
          <table:table-cell office:value-type="float" office:value="49.9478302002" calcext:value-type="float">
            <text:p>49.9478302002</text:p>
          </table:table-cell>
          <table:table-cell office:value-type="float" office:value="0.0069675567" calcext:value-type="float">
            <text:p>0.0069675567</text:p>
          </table:table-cell>
          <table:table-cell office:value-type="float" office:value="-9.8108986282" calcext:value-type="float">
            <text:p>-9.810898628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15" calcext:value-type="float">
            <text:p>315</text:p>
          </table:table-cell>
          <table:table-cell table:formula="of:=[.H316]/[.I316]" office:value-type="float" office:value="-0.000710185372823318" calcext:value-type="float">
            <text:p>-0.0007101854</text:p>
          </table:table-cell>
          <table:table-cell table:formula="of:=[.D316]/[.L316]" office:value-type="float" office:value="-0.302597051732665" calcext:value-type="float">
            <text:p>-0.3025970517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-3.2109844685" calcext:value-type="float">
            <text:p>-3.2109844685</text:p>
          </table:table-cell>
          <table:table-cell office:value-type="float" office:value="0.0480000004" calcext:value-type="float">
            <text:p>0.0480000004</text:p>
          </table:table-cell>
          <table:table-cell office:value-type="float" office:value="0.00021126" calcext:value-type="float">
            <text:p>0.00021126</text:p>
          </table:table-cell>
          <table:table-cell office:value-type="float" office:value="0.00127845" calcext:value-type="float">
            <text:p>0.00127845</text:p>
          </table:table-cell>
          <table:table-cell office:value-type="float" office:value="9.9704656601" calcext:value-type="float">
            <text:p>9.9704656601</text:p>
          </table:table-cell>
          <table:table-cell office:value-type="float" office:value="50.1440124512" calcext:value-type="float">
            <text:p>50.1440124512</text:p>
          </table:table-cell>
          <table:table-cell office:value-type="float" office:value="0.0194428816" calcext:value-type="float">
            <text:p>0.0194428816</text:p>
          </table:table-cell>
          <table:table-cell office:value-type="float" office:value="-9.8092961121" calcext:value-type="float">
            <text:p>-9.809296112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16" calcext:value-type="float">
            <text:p>316</text:p>
          </table:table-cell>
          <table:table-cell table:formula="of:=[.H317]/[.I317]" office:value-type="float" office:value="-0.00198208733611546" calcext:value-type="float">
            <text:p>-0.0019820873</text:p>
          </table:table-cell>
          <table:table-cell table:formula="of:=[.D317]/[.L317]" office:value-type="float" office:value="-0.106584607121315" calcext:value-type="float">
            <text:p>-0.1065846071</text:p>
          </table:table-cell>
        </table:table-row>
        <table:table-row table:style-name="ro1">
          <table:table-cell office:value-type="float" office:value="15.79" calcext:value-type="float">
            <text:p>15.79</text:p>
          </table:table-cell>
          <table:table-cell office:value-type="float" office:value="-3.3926405907" calcext:value-type="float">
            <text:p>-3.3926405907</text:p>
          </table:table-cell>
          <table:table-cell office:value-type="float" office:value="0.050999999" calcext:value-type="float">
            <text:p>0.050999999</text:p>
          </table:table-cell>
          <table:table-cell office:value-type="float" office:value="0.00018643" calcext:value-type="float">
            <text:p>0.00018643</text:p>
          </table:table-cell>
          <table:table-cell office:value-type="float" office:value="0.00239506" calcext:value-type="float">
            <text:p>0.00239506</text:p>
          </table:table-cell>
          <table:table-cell office:value-type="float" office:value="9.9717159271" calcext:value-type="float">
            <text:p>9.9717159271</text:p>
          </table:table-cell>
          <table:table-cell office:value-type="float" office:value="50.3389816284" calcext:value-type="float">
            <text:p>50.3389816284</text:p>
          </table:table-cell>
          <table:table-cell office:value-type="float" office:value="0.0364126172" calcext:value-type="float">
            <text:p>0.0364126172</text:p>
          </table:table-cell>
          <table:table-cell office:value-type="float" office:value="-9.806067009" calcext:value-type="float">
            <text:p>-9.80606700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17" calcext:value-type="float">
            <text:p>317</text:p>
          </table:table-cell>
          <table:table-cell table:formula="of:=[.H318]/[.I318]" office:value-type="float" office:value="-0.00371327436030985" calcext:value-type="float">
            <text:p>-0.0037132744</text:p>
          </table:table-cell>
          <table:table-cell table:formula="of:=[.D318]/[.L318]" office:value-type="float" office:value="-0.0502063628781913" calcext:value-type="float">
            <text:p>-0.0502063629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-3.5722572803" calcext:value-type="float">
            <text:p>-3.5722572803</text:p>
          </table:table-cell>
          <table:table-cell office:value-type="float" office:value="0.0540000014" calcext:value-type="float">
            <text:p>0.0540000014</text:p>
          </table:table-cell>
          <table:table-cell office:value-type="float" office:value="0.00018643" calcext:value-type="float">
            <text:p>0.00018643</text:p>
          </table:table-cell>
          <table:table-cell office:value-type="float" office:value="0.00319255" calcext:value-type="float">
            <text:p>0.00319255</text:p>
          </table:table-cell>
          <table:table-cell office:value-type="float" office:value="9.9729604721" calcext:value-type="float">
            <text:p>9.9729604721</text:p>
          </table:table-cell>
          <table:table-cell office:value-type="float" office:value="50.5323066711" calcext:value-type="float">
            <text:p>50.5323066711</text:p>
          </table:table-cell>
          <table:table-cell office:value-type="float" office:value="0.0485206203" calcext:value-type="float">
            <text:p>0.0485206203</text:p>
          </table:table-cell>
          <table:table-cell office:value-type="float" office:value="-9.8027511597" calcext:value-type="float">
            <text:p>-9.802751159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18" calcext:value-type="float">
            <text:p>318</text:p>
          </table:table-cell>
          <table:table-cell table:formula="of:=[.H319]/[.I319]" office:value-type="float" office:value="-0.00494969417355739" calcext:value-type="float">
            <text:p>-0.0049496942</text:p>
          </table:table-cell>
          <table:table-cell table:formula="of:=[.D319]/[.L319]" office:value-type="float" office:value="-0.0376649533209465" calcext:value-type="float">
            <text:p>-0.0376649533</text:p>
          </table:table-cell>
        </table:table-row>
        <table:table-row table:style-name="ro1">
          <table:table-cell office:value-type="float" office:value="15.89" calcext:value-type="float">
            <text:p>15.89</text:p>
          </table:table-cell>
          <table:table-cell office:value-type="float" office:value="-3.7499217987" calcext:value-type="float">
            <text:p>-3.749921798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12651" calcext:value-type="float">
            <text:p>0.00012651</text:p>
          </table:table-cell>
          <table:table-cell office:value-type="float" office:value="0.0041779" calcext:value-type="float">
            <text:p>0.0041779</text:p>
          </table:table-cell>
          <table:table-cell office:value-type="float" office:value="9.9742021561" calcext:value-type="float">
            <text:p>9.9742021561</text:p>
          </table:table-cell>
          <table:table-cell office:value-type="float" office:value="50.7244606018" calcext:value-type="float">
            <text:p>50.7244606018</text:p>
          </table:table-cell>
          <table:table-cell office:value-type="float" office:value="0.0634709866" calcext:value-type="float">
            <text:p>0.0634709866</text:p>
          </table:table-cell>
          <table:table-cell office:value-type="float" office:value="-9.798888588" calcext:value-type="float">
            <text:p>-9.79888858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19" calcext:value-type="float">
            <text:p>319</text:p>
          </table:table-cell>
          <table:table-cell table:formula="of:=[.H320]/[.I320]" office:value-type="float" office:value="-0.00647736587981298" calcext:value-type="float">
            <text:p>-0.0064773659</text:p>
          </table:table-cell>
          <table:table-cell table:formula="of:=[.D320]/[.L320]" office:value-type="float" office:value="-0.0195310875357951" calcext:value-type="float">
            <text:p>-0.0195310875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-3.9261944294" calcext:value-type="float">
            <text:p>-3.9261944294</text:p>
          </table:table-cell>
          <table:table-cell office:value-type="float" office:value="0.0599999987" calcext:value-type="float">
            <text:p>0.0599999987</text:p>
          </table:table-cell>
          <table:table-cell office:value-type="float" office:value="0.00012651" calcext:value-type="float">
            <text:p>0.00012651</text:p>
          </table:table-cell>
          <table:table-cell office:value-type="float" office:value="0.00530236" calcext:value-type="float">
            <text:p>0.00530236</text:p>
          </table:table-cell>
          <table:table-cell office:value-type="float" office:value="9.9754428864" calcext:value-type="float">
            <text:p>9.9754428864</text:p>
          </table:table-cell>
          <table:table-cell office:value-type="float" office:value="50.9157371521" calcext:value-type="float">
            <text:p>50.9157371521</text:p>
          </table:table-cell>
          <table:table-cell office:value-type="float" office:value="0.0805371774" calcext:value-type="float">
            <text:p>0.0805371774</text:p>
          </table:table-cell>
          <table:table-cell office:value-type="float" office:value="-9.7968650055" calcext:value-type="float">
            <text:p>-9.796865005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20" calcext:value-type="float">
            <text:p>320</text:p>
          </table:table-cell>
          <table:table-cell table:formula="of:=[.H321]/[.I321]" office:value-type="float" office:value="-0.00822070910998428" calcext:value-type="float">
            <text:p>-0.0082207091</text:p>
          </table:table-cell>
          <table:table-cell table:formula="of:=[.D321]/[.L321]" office:value-type="float" office:value="-0.015389183379126" calcext:value-type="float">
            <text:p>-0.0153891834</text:p>
          </table:table-cell>
        </table:table-row>
        <table:table-row table:style-name="ro1">
          <table:table-cell office:value-type="float" office:value="15.99" calcext:value-type="float">
            <text:p>15.99</text:p>
          </table:table-cell>
          <table:table-cell office:value-type="float" office:value="-4.0995907784" calcext:value-type="float">
            <text:p>-4.0995907784</text:p>
          </table:table-cell>
          <table:table-cell office:value-type="float" office:value="0.063000001" calcext:value-type="float">
            <text:p>0.063000001</text:p>
          </table:table-cell>
          <table:table-cell office:value-type="float" office:value="0.00012899" calcext:value-type="float">
            <text:p>0.00012899</text:p>
          </table:table-cell>
          <table:table-cell office:value-type="float" office:value="0.00597503" calcext:value-type="float">
            <text:p>0.00597503</text:p>
          </table:table-cell>
          <table:table-cell office:value-type="float" office:value="9.976682663" calcext:value-type="float">
            <text:p>9.976682663</text:p>
          </table:table-cell>
          <table:table-cell office:value-type="float" office:value="51.1061553955" calcext:value-type="float">
            <text:p>51.1061553955</text:p>
          </table:table-cell>
          <table:table-cell office:value-type="float" office:value="0.0907737823" calcext:value-type="float">
            <text:p>0.0907737823</text:p>
          </table:table-cell>
          <table:table-cell office:value-type="float" office:value="-9.7989692497" calcext:value-type="float">
            <text:p>-9.798969249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21" calcext:value-type="float">
            <text:p>321</text:p>
          </table:table-cell>
          <table:table-cell table:formula="of:=[.H322]/[.I322]" office:value-type="float" office:value="-0.00926360517998146" calcext:value-type="float">
            <text:p>-0.0092636052</text:p>
          </table:table-cell>
          <table:table-cell table:formula="of:=[.D322]/[.L322]" office:value-type="float" office:value="-0.013924384458736" calcext:value-type="float">
            <text:p>-0.0139243845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-4.2728772163" calcext:value-type="float">
            <text:p>-4.2728772163</text:p>
          </table:table-cell>
          <table:table-cell office:value-type="float" office:value="0.0659999996" calcext:value-type="float">
            <text:p>0.0659999996</text:p>
          </table:table-cell>
          <table:table-cell office:value-type="float" office:value="0.00001225" calcext:value-type="float">
            <text:p>0.00001225</text:p>
          </table:table-cell>
          <table:table-cell office:value-type="float" office:value="0.00646948" calcext:value-type="float">
            <text:p>0.00646948</text:p>
          </table:table-cell>
          <table:table-cell office:value-type="float" office:value="9.9779224396" calcext:value-type="float">
            <text:p>9.9779224396</text:p>
          </table:table-cell>
          <table:table-cell office:value-type="float" office:value="51.2958679199" calcext:value-type="float">
            <text:p>51.2958679199</text:p>
          </table:table-cell>
          <table:table-cell office:value-type="float" office:value="0.09823382" calcext:value-type="float">
            <text:p>0.09823382</text:p>
          </table:table-cell>
          <table:table-cell office:value-type="float" office:value="-9.7938103676" calcext:value-type="float">
            <text:p>-9.793810367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22" calcext:value-type="float">
            <text:p>322</text:p>
          </table:table-cell>
          <table:table-cell table:formula="of:=[.H323]/[.I323]" office:value-type="float" office:value="-0.0100301942056156" calcext:value-type="float">
            <text:p>-0.0100301942</text:p>
          </table:table-cell>
          <table:table-cell table:formula="of:=[.D323]/[.L323]" office:value-type="float" office:value="-0.00122131234439524" calcext:value-type="float">
            <text:p>-0.0012213123</text:p>
          </table:table-cell>
        </table:table-row>
        <table:table-row table:style-name="ro1">
          <table:table-cell office:value-type="float" office:value="16.09" calcext:value-type="float">
            <text:p>16.09</text:p>
          </table:table-cell>
          <table:table-cell office:value-type="float" office:value="-4.4431724548" calcext:value-type="float">
            <text:p>-4.4431724548</text:p>
          </table:table-cell>
          <table:table-cell office:value-type="float" office:value="0.0689999983" calcext:value-type="float">
            <text:p>0.0689999983</text:p>
          </table:table-cell>
          <table:table-cell office:value-type="float" office:value="0.00001225" calcext:value-type="float">
            <text:p>0.00001225</text:p>
          </table:table-cell>
          <table:table-cell office:value-type="float" office:value="0.00761007" calcext:value-type="float">
            <text:p>0.00761007</text:p>
          </table:table-cell>
          <table:table-cell office:value-type="float" office:value="9.9791612625" calcext:value-type="float">
            <text:p>9.9791612625</text:p>
          </table:table-cell>
          <table:table-cell office:value-type="float" office:value="51.4847335815" calcext:value-type="float">
            <text:p>51.4847335815</text:p>
          </table:table-cell>
          <table:table-cell office:value-type="float" office:value="0.115576012" calcext:value-type="float">
            <text:p>0.115576012</text:p>
          </table:table-cell>
          <table:table-cell office:value-type="float" office:value="-9.795769825" calcext:value-type="float">
            <text:p>-9.79576982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23" calcext:value-type="float">
            <text:p>323</text:p>
          </table:table-cell>
          <table:table-cell table:formula="of:=[.H324]/[.I324]" office:value-type="float" office:value="-0.0117985634681856" calcext:value-type="float">
            <text:p>-0.0117985635</text:p>
          </table:table-cell>
          <table:table-cell table:formula="of:=[.D324]/[.L324]" office:value-type="float" office:value="-0.00103826199121882" calcext:value-type="float">
            <text:p>-0.001038262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-4.6111288071" calcext:value-type="float">
            <text:p>-4.6111288071</text:p>
          </table:table-cell>
          <table:table-cell office:value-type="float" office:value="0.0719999969" calcext:value-type="float">
            <text:p>0.0719999969</text:p>
          </table:table-cell>
          <table:table-cell office:value-type="float" office:value="0.00003205" calcext:value-type="float">
            <text:p>0.00003205</text:p>
          </table:table-cell>
          <table:table-cell office:value-type="float" office:value="0.00804376" calcext:value-type="float">
            <text:p>0.00804376</text:p>
          </table:table-cell>
          <table:table-cell office:value-type="float" office:value="9.9804019928" calcext:value-type="float">
            <text:p>9.9804019928</text:p>
          </table:table-cell>
          <table:table-cell office:value-type="float" office:value="51.6731987" calcext:value-type="float">
            <text:p>51.6731987</text:p>
          </table:table-cell>
          <table:table-cell office:value-type="float" office:value="0.1220934674" calcext:value-type="float">
            <text:p>0.1220934674</text:p>
          </table:table-cell>
          <table:table-cell office:value-type="float" office:value="-9.790233326" calcext:value-type="float">
            <text:p>-9.79023332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24" calcext:value-type="float">
            <text:p>324</text:p>
          </table:table-cell>
          <table:table-cell table:formula="of:=[.H325]/[.I325]" office:value-type="float" office:value="-0.0124709456184007" calcext:value-type="float">
            <text:p>-0.0124709456</text:p>
          </table:table-cell>
          <table:table-cell table:formula="of:=[.D325]/[.L325]" office:value-type="float" office:value="-0.00256997351930641" calcext:value-type="float">
            <text:p>-0.0025699735</text:p>
          </table:table-cell>
        </table:table-row>
        <table:table-row table:style-name="ro1">
          <table:table-cell office:value-type="float" office:value="16.19" calcext:value-type="float">
            <text:p>16.19</text:p>
          </table:table-cell>
          <table:table-cell office:value-type="float" office:value="-4.7796702385" calcext:value-type="float">
            <text:p>-4.7796702385</text:p>
          </table:table-cell>
          <table:table-cell office:value-type="float" office:value="0.075000003" calcext:value-type="float">
            <text:p>0.075000003</text:p>
          </table:table-cell>
          <table:table-cell office:value-type="float" office:value="-0.00017436" calcext:value-type="float">
            <text:p>-0.00017436</text:p>
          </table:table-cell>
          <table:table-cell office:value-type="float" office:value="0.00886624" calcext:value-type="float">
            <text:p>0.00886624</text:p>
          </table:table-cell>
          <table:table-cell office:value-type="float" office:value="9.9816427231" calcext:value-type="float">
            <text:p>9.9816427231</text:p>
          </table:table-cell>
          <table:table-cell office:value-type="float" office:value="51.8609771729" calcext:value-type="float">
            <text:p>51.8609771729</text:p>
          </table:table-cell>
          <table:table-cell office:value-type="float" office:value="0.1345682198" calcext:value-type="float">
            <text:p>0.1345682198</text:p>
          </table:table-cell>
          <table:table-cell office:value-type="float" office:value="-9.7895490456" calcext:value-type="float">
            <text:p>-9.789549045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25" calcext:value-type="float">
            <text:p>325</text:p>
          </table:table-cell>
          <table:table-cell table:formula="of:=[.H326]/[.I326]" office:value-type="float" office:value="-0.0137461101806812" calcext:value-type="float">
            <text:p>-0.0137461102</text:p>
          </table:table-cell>
          <table:table-cell table:formula="of:=[.D326]/[.L326]" office:value-type="float" office:value="0.0126843156142489" calcext:value-type="float">
            <text:p>0.0126843156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-4.9448561668" calcext:value-type="float">
            <text:p>-4.9448561668</text:p>
          </table:table-cell>
          <table:table-cell office:value-type="float" office:value="0.0780000016" calcext:value-type="float">
            <text:p>0.0780000016</text:p>
          </table:table-cell>
          <table:table-cell office:value-type="float" office:value="-0.00010756" calcext:value-type="float">
            <text:p>-0.00010756</text:p>
          </table:table-cell>
          <table:table-cell office:value-type="float" office:value="0.00976169" calcext:value-type="float">
            <text:p>0.00976169</text:p>
          </table:table-cell>
          <table:table-cell office:value-type="float" office:value="9.9828853607" calcext:value-type="float">
            <text:p>9.9828853607</text:p>
          </table:table-cell>
          <table:table-cell office:value-type="float" office:value="52.0483665466" calcext:value-type="float">
            <text:p>52.0483665466</text:p>
          </table:table-cell>
          <table:table-cell office:value-type="float" office:value="0.1480833118" calcext:value-type="float">
            <text:p>0.1480833118</text:p>
          </table:table-cell>
          <table:table-cell office:value-type="float" office:value="-9.784553299" calcext:value-type="float">
            <text:p>-9.78455329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26" calcext:value-type="float">
            <text:p>326</text:p>
          </table:table-cell>
          <table:table-cell table:formula="of:=[.H327]/[.I327]" office:value-type="float" office:value="-0.0151343967654747" calcext:value-type="float">
            <text:p>-0.0151343968</text:p>
          </table:table-cell>
          <table:table-cell table:formula="of:=[.D327]/[.L327]" office:value-type="float" office:value="0.00710698957261192" calcext:value-type="float">
            <text:p>0.0071069896</text:p>
          </table:table-cell>
        </table:table-row>
        <table:table-row table:style-name="ro1">
          <table:table-cell office:value-type="float" office:value="16.29" calcext:value-type="float">
            <text:p>16.29</text:p>
          </table:table-cell>
          <table:table-cell office:value-type="float" office:value="-5.1067318916" calcext:value-type="float">
            <text:p>-5.1067318916</text:p>
          </table:table-cell>
          <table:table-cell office:value-type="float" office:value="0.0810000002" calcext:value-type="float">
            <text:p>0.0810000002</text:p>
          </table:table-cell>
          <table:table-cell office:value-type="float" office:value="-0.00042577" calcext:value-type="float">
            <text:p>-0.00042577</text:p>
          </table:table-cell>
          <table:table-cell office:value-type="float" office:value="0.01118406" calcext:value-type="float">
            <text:p>0.01118406</text:p>
          </table:table-cell>
          <table:table-cell office:value-type="float" office:value="9.9841299057" calcext:value-type="float">
            <text:p>9.9841299057</text:p>
          </table:table-cell>
          <table:table-cell office:value-type="float" office:value="52.235370636" calcext:value-type="float">
            <text:p>52.235370636</text:p>
          </table:table-cell>
          <table:table-cell office:value-type="float" office:value="0.1696805417" calcext:value-type="float">
            <text:p>0.1696805417</text:p>
          </table:table-cell>
          <table:table-cell office:value-type="float" office:value="-9.7857118988" calcext:value-type="float">
            <text:p>-9.785711898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27" calcext:value-type="float">
            <text:p>327</text:p>
          </table:table-cell>
          <table:table-cell table:formula="of:=[.H328]/[.I328]" office:value-type="float" office:value="-0.0173396216294501" calcext:value-type="float">
            <text:p>-0.0173396216</text:p>
          </table:table-cell>
          <table:table-cell table:formula="of:=[.D328]/[.L328]" office:value-type="float" office:value="0.0245547457204521" calcext:value-type="float">
            <text:p>0.0245547457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-5.2722568512" calcext:value-type="float">
            <text:p>-5.2722568512</text:p>
          </table:table-cell>
          <table:table-cell office:value-type="float" office:value="0.0839999989" calcext:value-type="float">
            <text:p>0.0839999989</text:p>
          </table:table-cell>
          <table:table-cell office:value-type="float" office:value="-0.00042577" calcext:value-type="float">
            <text:p>-0.00042577</text:p>
          </table:table-cell>
          <table:table-cell office:value-type="float" office:value="0.01257278" calcext:value-type="float">
            <text:p>0.01257278</text:p>
          </table:table-cell>
          <table:table-cell office:value-type="float" office:value="9.985376358" calcext:value-type="float">
            <text:p>9.985376358</text:p>
          </table:table-cell>
          <table:table-cell office:value-type="float" office:value="52.4219932556" calcext:value-type="float">
            <text:p>52.4219932556</text:p>
          </table:table-cell>
          <table:table-cell office:value-type="float" office:value="0.1906889211" calcext:value-type="float">
            <text:p>0.1906889211</text:p>
          </table:table-cell>
          <table:table-cell office:value-type="float" office:value="-9.7825903702" calcext:value-type="float">
            <text:p>-9.782590370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28" calcext:value-type="float">
            <text:p>328</text:p>
          </table:table-cell>
          <table:table-cell table:formula="of:=[.H329]/[.I329]" office:value-type="float" office:value="-0.0194926817830257" calcext:value-type="float">
            <text:p>-0.0194926818</text:p>
          </table:table-cell>
          <table:table-cell table:formula="of:=[.D329]/[.L329]" office:value-type="float" office:value="0.0218425563367459" calcext:value-type="float">
            <text:p>0.0218425563</text:p>
          </table:table-cell>
        </table:table-row>
        <table:table-row table:style-name="ro1">
          <table:table-cell office:value-type="float" office:value="16.39" calcext:value-type="float">
            <text:p>16.39</text:p>
          </table:table-cell>
          <table:table-cell office:value-type="float" office:value="-5.4268722534" calcext:value-type="float">
            <text:p>-5.4268722534</text:p>
          </table:table-cell>
          <table:table-cell office:value-type="float" office:value="0.0869999975" calcext:value-type="float">
            <text:p>0.0869999975</text:p>
          </table:table-cell>
          <table:table-cell office:value-type="float" office:value="-0.00070908" calcext:value-type="float">
            <text:p>-0.00070908</text:p>
          </table:table-cell>
          <table:table-cell office:value-type="float" office:value="0.01399583" calcext:value-type="float">
            <text:p>0.01399583</text:p>
          </table:table-cell>
          <table:table-cell office:value-type="float" office:value="9.9866247177" calcext:value-type="float">
            <text:p>9.9866247177</text:p>
          </table:table-cell>
          <table:table-cell office:value-type="float" office:value="52.6082382202" calcext:value-type="float">
            <text:p>52.6082382202</text:p>
          </table:table-cell>
          <table:table-cell office:value-type="float" office:value="0.2122168018" calcext:value-type="float">
            <text:p>0.2122168018</text:p>
          </table:table-cell>
          <table:table-cell office:value-type="float" office:value="-9.7800430298" calcext:value-type="float">
            <text:p>-9.780043029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29" calcext:value-type="float">
            <text:p>329</text:p>
          </table:table-cell>
          <table:table-cell table:formula="of:=[.H330]/[.I330]" office:value-type="float" office:value="-0.021698964018192" calcext:value-type="float">
            <text:p>-0.021698964</text:p>
          </table:table-cell>
          <table:table-cell table:formula="of:=[.D330]/[.L330]" office:value-type="float" office:value="0.0326780577821835" calcext:value-type="float">
            <text:p>0.0326780578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-5.5915498734" calcext:value-type="float">
            <text:p>-5.591549873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70908" calcext:value-type="float">
            <text:p>-0.00070908</text:p>
          </table:table-cell>
          <table:table-cell office:value-type="float" office:value="0.0153652" calcext:value-type="float">
            <text:p>0.01536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2329099124" calcext:value-type="float">
            <text:p>0.2329099124</text:p>
          </table:table-cell>
          <table:table-cell office:value-type="float" office:value="-9.7770888138" calcext:value-type="float">
            <text:p>-9.777088813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30" calcext:value-type="float">
            <text:p>330</text:p>
          </table:table-cell>
          <table:table-cell table:formula="of:=[.H331]/[.I331]" office:value-type="float" office:value="-0.0238220105018639" calcext:value-type="float">
            <text:p>-0.0238220105</text:p>
          </table:table-cell>
          <table:table-cell table:formula="of:=[.D331]/[.L331]" office:value-type="float" office:value="0.0297657496181743" calcext:value-type="float">
            <text:p>0.0297657496</text:p>
          </table:table-cell>
        </table:table-row>
        <table:table-row table:style-name="ro1">
          <table:table-cell office:value-type="float" office:value="16.49" calcext:value-type="float">
            <text:p>16.49</text:p>
          </table:table-cell>
          <table:table-cell office:value-type="float" office:value="-5.5681567192" calcext:value-type="float">
            <text:p>-5.56815671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39089" calcext:value-type="float">
            <text:p>-0.00039089</text:p>
          </table:table-cell>
          <table:table-cell office:value-type="float" office:value="0.01736165" calcext:value-type="float">
            <text:p>0.0173616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2631011014" calcext:value-type="float">
            <text:p>0.2631011014</text:p>
          </table:table-cell>
          <table:table-cell office:value-type="float" office:value="-9.7744288826" calcext:value-type="float">
            <text:p>-9.774428882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31" calcext:value-type="float">
            <text:p>331</text:p>
          </table:table-cell>
          <table:table-cell table:formula="of:=[.H332]/[.I332]" office:value-type="float" office:value="-0.026917286376533" calcext:value-type="float">
            <text:p>-0.0269172864</text:p>
          </table:table-cell>
          <table:table-cell table:formula="of:=[.D332]/[.L332]" office:value-type="float" office:value="0.0145218947605649" calcext:value-type="float">
            <text:p>0.0145218948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-5.5578327179" calcext:value-type="float">
            <text:p>-5.55783271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95865" calcext:value-type="float">
            <text:p>-0.00095865</text:p>
          </table:table-cell>
          <table:table-cell office:value-type="float" office:value="0.01947669" calcext:value-type="float">
            <text:p>0.0194766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2951767634" calcext:value-type="float">
            <text:p>0.2951767634</text:p>
          </table:table-cell>
          <table:table-cell office:value-type="float" office:value="-9.7752219582" calcext:value-type="float">
            <text:p>-9.775221958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32" calcext:value-type="float">
            <text:p>332</text:p>
          </table:table-cell>
          <table:table-cell table:formula="of:=[.H333]/[.I333]" office:value-type="float" office:value="-0.0301964256834485" calcext:value-type="float">
            <text:p>-0.0301964257</text:p>
          </table:table-cell>
          <table:table-cell table:formula="of:=[.D333]/[.L333]" office:value-type="float" office:value="0.0317471349109197" calcext:value-type="float">
            <text:p>0.0317471349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-5.5761656761" calcext:value-type="float">
            <text:p>-5.576165676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95865" calcext:value-type="float">
            <text:p>-0.00095865</text:p>
          </table:table-cell>
          <table:table-cell office:value-type="float" office:value="0.02105934" calcext:value-type="float">
            <text:p>0.0210593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31906328" calcext:value-type="float">
            <text:p>0.31906328</text:p>
          </table:table-cell>
          <table:table-cell office:value-type="float" office:value="-9.7721881866" calcext:value-type="float">
            <text:p>-9.772188186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33" calcext:value-type="float">
            <text:p>333</text:p>
          </table:table-cell>
          <table:table-cell table:formula="of:=[.H334]/[.I334]" office:value-type="float" office:value="-0.0326501366845874" calcext:value-type="float">
            <text:p>-0.0326501367</text:p>
          </table:table-cell>
          <table:table-cell table:formula="of:=[.D334]/[.L334]" office:value-type="float" office:value="0.0293612859652295" calcext:value-type="float">
            <text:p>0.029361286</text:p>
          </table:table-cell>
        </table:table-row>
        <table:table-row table:style-name="ro1">
          <table:table-cell office:value-type="float" office:value="16.65" calcext:value-type="float">
            <text:p>16.65</text:p>
          </table:table-cell>
          <table:table-cell office:value-type="float" office:value="-5.5539112091" calcext:value-type="float">
            <text:p>-5.553911209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39613" calcext:value-type="float">
            <text:p>-0.00039613</text:p>
          </table:table-cell>
          <table:table-cell office:value-type="float" office:value="0.02298408" calcext:value-type="float">
            <text:p>0.0229840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3482514272" calcext:value-type="float">
            <text:p>0.3482514272</text:p>
          </table:table-cell>
          <table:table-cell office:value-type="float" office:value="-9.7729475021" calcext:value-type="float">
            <text:p>-9.772947502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34" calcext:value-type="float">
            <text:p>334</text:p>
          </table:table-cell>
          <table:table-cell table:formula="of:=[.H335]/[.I335]" office:value-type="float" office:value="-0.0356342267391867" calcext:value-type="float">
            <text:p>-0.0356342267</text:p>
          </table:table-cell>
          <table:table-cell table:formula="of:=[.D335]/[.L335]" office:value-type="float" office:value="0.0111165594499734" calcext:value-type="float">
            <text:p>0.0111165594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-5.5712862015" calcext:value-type="float">
            <text:p>-5.571286201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105266" calcext:value-type="float">
            <text:p>-0.00105266</text:p>
          </table:table-cell>
          <table:table-cell office:value-type="float" office:value="0.02483983" calcext:value-type="float">
            <text:p>0.0248398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3762070272" calcext:value-type="float">
            <text:p>0.3762070272</text:p>
          </table:table-cell>
          <table:table-cell office:value-type="float" office:value="-9.7687266159" calcext:value-type="float">
            <text:p>-9.768726615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35" calcext:value-type="float">
            <text:p>335</text:p>
          </table:table-cell>
          <table:table-cell table:formula="of:=[.H336]/[.I336]" office:value-type="float" office:value="-0.0385113681641647" calcext:value-type="float">
            <text:p>-0.0385113682</text:p>
          </table:table-cell>
          <table:table-cell table:formula="of:=[.D336]/[.L336]" office:value-type="float" office:value="0.0273337471551975" calcext:value-type="float">
            <text:p>0.0273337472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-5.5662274361" calcext:value-type="float">
            <text:p>-5.566227436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105266" calcext:value-type="float">
            <text:p>-0.00105266</text:p>
          </table:table-cell>
          <table:table-cell office:value-type="float" office:value="0.02662204" calcext:value-type="float">
            <text:p>0.0266220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4032684097" calcext:value-type="float">
            <text:p>0.4032684097</text:p>
          </table:table-cell>
          <table:table-cell office:value-type="float" office:value="-9.7704072189" calcext:value-type="float">
            <text:p>-9.770407218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36" calcext:value-type="float">
            <text:p>336</text:p>
          </table:table-cell>
          <table:table-cell table:formula="of:=[.H337]/[.I337]" office:value-type="float" office:value="-0.0412744730762002" calcext:value-type="float">
            <text:p>-0.0412744731</text:p>
          </table:table-cell>
          <table:table-cell table:formula="of:=[.D337]/[.L337]" office:value-type="float" office:value="0.0255038991789574" calcext:value-type="float">
            <text:p>0.0255038992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-5.559463501" calcext:value-type="float">
            <text:p>-5.55946350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82471" calcext:value-type="float">
            <text:p>-0.00082471</text:p>
          </table:table-cell>
          <table:table-cell office:value-type="float" office:value="0.02857979" calcext:value-type="float">
            <text:p>0.0285797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4328315655" calcext:value-type="float">
            <text:p>0.4328315655</text:p>
          </table:table-cell>
          <table:table-cell office:value-type="float" office:value="-9.7683139229" calcext:value-type="float">
            <text:p>-9.768313922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37" calcext:value-type="float">
            <text:p>337</text:p>
          </table:table-cell>
          <table:table-cell table:formula="of:=[.H338]/[.I338]" office:value-type="float" office:value="-0.044309751807352" calcext:value-type="float">
            <text:p>-0.0443097518</text:p>
          </table:table-cell>
          <table:table-cell table:formula="of:=[.D338]/[.L338]" office:value-type="float" office:value="0.0186123813914742" calcext:value-type="float">
            <text:p>0.0186123814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-5.5668625832" calcext:value-type="float">
            <text:p>-5.566862583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82471" calcext:value-type="float">
            <text:p>-0.00082471</text:p>
          </table:table-cell>
          <table:table-cell office:value-type="float" office:value="0.03030728" calcext:value-type="float">
            <text:p>0.0303072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4588442607" calcext:value-type="float">
            <text:p>0.4588442607</text:p>
          </table:table-cell>
          <table:table-cell office:value-type="float" office:value="-9.7651321602" calcext:value-type="float">
            <text:p>-9.765132160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38" calcext:value-type="float">
            <text:p>338</text:p>
          </table:table-cell>
          <table:table-cell table:formula="of:=[.H339]/[.I339]" office:value-type="float" office:value="-0.0469880236306605" calcext:value-type="float">
            <text:p>-0.0469880236</text:p>
          </table:table-cell>
          <table:table-cell table:formula="of:=[.D339]/[.L339]" office:value-type="float" office:value="0.0175514936844857" calcext:value-type="float">
            <text:p>0.0175514937</text:p>
          </table:table-cell>
        </table:table-row>
        <table:table-row table:style-name="ro1">
          <table:table-cell office:value-type="float" office:value="16.89" calcext:value-type="float">
            <text:p>16.89</text:p>
          </table:table-cell>
          <table:table-cell office:value-type="float" office:value="-5.5640254021" calcext:value-type="float">
            <text:p>-5.564025402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052266" calcext:value-type="float">
            <text:p>0.00052266</text:p>
          </table:table-cell>
          <table:table-cell office:value-type="float" office:value="0.03226943" calcext:value-type="float">
            <text:p>0.0322694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4883956881" calcext:value-type="float">
            <text:p>0.4883956881</text:p>
          </table:table-cell>
          <table:table-cell office:value-type="float" office:value="-9.7620314789" calcext:value-type="float">
            <text:p>-9.762031478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39" calcext:value-type="float">
            <text:p>339</text:p>
          </table:table-cell>
          <table:table-cell table:formula="of:=[.H340]/[.I340]" office:value-type="float" office:value="-0.0500301283760082" calcext:value-type="float">
            <text:p>-0.0500301284</text:p>
          </table:table-cell>
          <table:table-cell table:formula="of:=[.D340]/[.L340]" office:value-type="float" office:value="-0.0104469050343401" calcext:value-type="float">
            <text:p>-0.010446905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-5.5652322769" calcext:value-type="float">
            <text:p>-5.565232276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08042" calcext:value-type="float">
            <text:p>-0.00008042</text:p>
          </table:table-cell>
          <table:table-cell office:value-type="float" office:value="0.03404804" calcext:value-type="float">
            <text:p>0.0340480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5154991187" calcext:value-type="float">
            <text:p>0.5154991187</text:p>
          </table:table-cell>
          <table:table-cell office:value-type="float" office:value="-9.7655223656" calcext:value-type="float">
            <text:p>-9.765522365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40" calcext:value-type="float">
            <text:p>340</text:p>
          </table:table-cell>
          <table:table-cell table:formula="of:=[.H341]/[.I341]" office:value-type="float" office:value="-0.0527876645407004" calcext:value-type="float">
            <text:p>-0.0527876645</text:p>
          </table:table-cell>
          <table:table-cell table:formula="of:=[.D341]/[.L341]" office:value-type="float" office:value="0.0015234619811224" calcext:value-type="float">
            <text:p>0.001523462</text:p>
          </table:table-cell>
        </table:table-row>
        <table:table-row table:style-name="ro1">
          <table:table-cell office:value-type="float" office:value="16.99" calcext:value-type="float">
            <text:p>16.99</text:p>
          </table:table-cell>
          <table:table-cell office:value-type="float" office:value="-5.581243515" calcext:value-type="float">
            <text:p>-5.58124351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-0.00008042" calcext:value-type="float">
            <text:p>-0.00008042</text:p>
          </table:table-cell>
          <table:table-cell office:value-type="float" office:value="0.0359521" calcext:value-type="float">
            <text:p>0.035952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5441194279" calcext:value-type="float">
            <text:p>0.5441194279</text:p>
          </table:table-cell>
          <table:table-cell office:value-type="float" office:value="-9.7617955399" calcext:value-type="float">
            <text:p>-9.761795539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41" calcext:value-type="float">
            <text:p>341</text:p>
          </table:table-cell>
          <table:table-cell table:formula="of:=[.H342]/[.I342]" office:value-type="float" office:value="-0.0557396869946709" calcext:value-type="float">
            <text:p>-0.055739687</text:p>
          </table:table-cell>
          <table:table-cell table:formula="of:=[.D342]/[.L342]" office:value-type="float" office:value="0.00144277810544018" calcext:value-type="float">
            <text:p>0.0014427781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-5.5584497452" calcext:value-type="float">
            <text:p>-5.558449745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139587" calcext:value-type="float">
            <text:p>0.00139587</text:p>
          </table:table-cell>
          <table:table-cell office:value-type="float" office:value="0.03787509" calcext:value-type="float">
            <text:p>0.0378750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5733100609" calcext:value-type="float">
            <text:p>0.5733100609</text:p>
          </table:table-cell>
          <table:table-cell office:value-type="float" office:value="-9.7632779884" calcext:value-type="float">
            <text:p>-9.763277988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42" calcext:value-type="float">
            <text:p>342</text:p>
          </table:table-cell>
          <table:table-cell table:formula="of:=[.H343]/[.I343]" office:value-type="float" office:value="-0.0587210629033778" calcext:value-type="float">
            <text:p>-0.0587210629</text:p>
          </table:table-cell>
          <table:table-cell table:formula="of:=[.D343]/[.L343]" office:value-type="float" office:value="-0.02377119777782" calcext:value-type="float">
            <text:p>-0.0237711978</text:p>
          </table:table-cell>
        </table:table-row>
        <table:table-row table:style-name="ro1">
          <table:table-cell office:value-type="float" office:value="17.09" calcext:value-type="float">
            <text:p>17.09</text:p>
          </table:table-cell>
          <table:table-cell office:value-type="float" office:value="-5.5767970085" calcext:value-type="float">
            <text:p>-5.576797008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139587" calcext:value-type="float">
            <text:p>0.00139587</text:p>
          </table:table-cell>
          <table:table-cell office:value-type="float" office:value="0.03906779" calcext:value-type="float">
            <text:p>0.0390677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5912740966" calcext:value-type="float">
            <text:p>0.5912740966</text:p>
          </table:table-cell>
          <table:table-cell office:value-type="float" office:value="-9.761796093" calcext:value-type="float">
            <text:p>-9.76179609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43" calcext:value-type="float">
            <text:p>343</text:p>
          </table:table-cell>
          <table:table-cell table:formula="of:=[.H344]/[.I344]" office:value-type="float" office:value="-0.0605702158667288" calcext:value-type="float">
            <text:p>-0.0605702159</text:p>
          </table:table-cell>
          <table:table-cell table:formula="of:=[.D344]/[.L344]" office:value-type="float" office:value="-0.0230454849801311" calcext:value-type="float">
            <text:p>-0.023045485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-5.5821757317" calcext:value-type="float">
            <text:p>-5.582175731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139587" calcext:value-type="float">
            <text:p>0.00139587</text:p>
          </table:table-cell>
          <table:table-cell office:value-type="float" office:value="0.04074795" calcext:value-type="float">
            <text:p>0.0407479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6163969459" calcext:value-type="float">
            <text:p>0.6163969459</text:p>
          </table:table-cell>
          <table:table-cell office:value-type="float" office:value="-9.7569566536" calcext:value-type="float">
            <text:p>-9.756956653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44" calcext:value-type="float">
            <text:p>344</text:p>
          </table:table-cell>
          <table:table-cell table:formula="of:=[.H345]/[.I345]" office:value-type="float" office:value="-0.06317512394324" calcext:value-type="float">
            <text:p>-0.0631751239</text:p>
          </table:table-cell>
          <table:table-cell table:formula="of:=[.D345]/[.L345]" office:value-type="float" office:value="-0.0220952475099871" calcext:value-type="float">
            <text:p>-0.0220952475</text:p>
          </table:table-cell>
        </table:table-row>
        <table:table-row table:style-name="ro1">
          <table:table-cell office:value-type="float" office:value="17.19" calcext:value-type="float">
            <text:p>17.19</text:p>
          </table:table-cell>
          <table:table-cell office:value-type="float" office:value="-5.5734376907" calcext:value-type="float">
            <text:p>-5.573437690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382335" calcext:value-type="float">
            <text:p>0.00382335</text:p>
          </table:table-cell>
          <table:table-cell office:value-type="float" office:value="0.04192231" calcext:value-type="float">
            <text:p>0.0419223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6340887304" calcext:value-type="float">
            <text:p>0.6340887304</text:p>
          </table:table-cell>
          <table:table-cell office:value-type="float" office:value="-9.7558373833" calcext:value-type="float">
            <text:p>-9.755837383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45" calcext:value-type="float">
            <text:p>345</text:p>
          </table:table-cell>
          <table:table-cell table:formula="of:=[.H346]/[.I346]" office:value-type="float" office:value="-0.064995828188509" calcext:value-type="float">
            <text:p>-0.0649958282</text:p>
          </table:table-cell>
          <table:table-cell table:formula="of:=[.D346]/[.L346]" office:value-type="float" office:value="-0.0588245446909461" calcext:value-type="float">
            <text:p>-0.0588245447</text:p>
          </table:table-cell>
        </table:table-row>
        <table:table-row table:style-name="ro1">
          <table:table-cell office:value-type="float" office:value="17.25" calcext:value-type="float">
            <text:p>17.25</text:p>
          </table:table-cell>
          <table:table-cell office:value-type="float" office:value="-5.580622673" calcext:value-type="float">
            <text:p>-5.58062267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382335" calcext:value-type="float">
            <text:p>0.00382335</text:p>
          </table:table-cell>
          <table:table-cell office:value-type="float" office:value="0.0430446" calcext:value-type="float">
            <text:p>0.043044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6509829788" calcext:value-type="float">
            <text:p>0.6509829788</text:p>
          </table:table-cell>
          <table:table-cell office:value-type="float" office:value="-9.7546268082" calcext:value-type="float">
            <text:p>-9.754626808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46" calcext:value-type="float">
            <text:p>346</text:p>
          </table:table-cell>
          <table:table-cell table:formula="of:=[.H347]/[.I347]" office:value-type="float" office:value="-0.0667358158953622" calcext:value-type="float">
            <text:p>-0.0667358159</text:p>
          </table:table-cell>
          <table:table-cell table:formula="of:=[.D347]/[.L347]" office:value-type="float" office:value="-0.0572908257538169" calcext:value-type="float">
            <text:p>-0.0572908258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-5.6054573059" calcext:value-type="float">
            <text:p>-5.605457305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73881" calcext:value-type="float">
            <text:p>0.0073881</text:p>
          </table:table-cell>
          <table:table-cell office:value-type="float" office:value="0.04412135" calcext:value-type="float">
            <text:p>0.0441213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6671892978" calcext:value-type="float">
            <text:p>0.6671892978</text:p>
          </table:table-cell>
          <table:table-cell office:value-type="float" office:value="-9.7534877968" calcext:value-type="float">
            <text:p>-9.753487796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47" calcext:value-type="float">
            <text:p>347</text:p>
          </table:table-cell>
          <table:table-cell table:formula="of:=[.H348]/[.I348]" office:value-type="float" office:value="-0.0684052014725334" calcext:value-type="float">
            <text:p>-0.0684052015</text:p>
          </table:table-cell>
          <table:table-cell table:formula="of:=[.D348]/[.L348]" office:value-type="float" office:value="-0.108004944667351" calcext:value-type="float">
            <text:p>-0.1080049447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-5.5805592537" calcext:value-type="float">
            <text:p>-5.58055925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73881" calcext:value-type="float">
            <text:p>0.0073881</text:p>
          </table:table-cell>
          <table:table-cell office:value-type="float" office:value="0.04549843" calcext:value-type="float">
            <text:p>0.0454984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6879058199" calcext:value-type="float">
            <text:p>0.6879058199</text:p>
          </table:table-cell>
          <table:table-cell office:value-type="float" office:value="-9.7519686699" calcext:value-type="float">
            <text:p>-9.751968669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48" calcext:value-type="float">
            <text:p>348</text:p>
          </table:table-cell>
          <table:table-cell table:formula="of:=[.H349]/[.I349]" office:value-type="float" office:value="-0.0705401999519605" calcext:value-type="float">
            <text:p>-0.0705402</text:p>
          </table:table-cell>
          <table:table-cell table:formula="of:=[.D349]/[.L349]" office:value-type="float" office:value="-0.104736022934886" calcext:value-type="float">
            <text:p>-0.104736022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-5.6430187225" calcext:value-type="float">
            <text:p>-5.64301872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073881" calcext:value-type="float">
            <text:p>0.0073881</text:p>
          </table:table-cell>
          <table:table-cell office:value-type="float" office:value="0.04668782" calcext:value-type="float">
            <text:p>0.0466878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7058688207" calcext:value-type="float">
            <text:p>0.7058688207</text:p>
          </table:table-cell>
          <table:table-cell office:value-type="float" office:value="-9.7516951752" calcext:value-type="float">
            <text:p>-9.751695175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49" calcext:value-type="float">
            <text:p>349</text:p>
          </table:table-cell>
          <table:table-cell table:formula="of:=[.H350]/[.I350]" office:value-type="float" office:value="-0.0723842171046454" calcext:value-type="float">
            <text:p>-0.0723842171</text:p>
          </table:table-cell>
          <table:table-cell table:formula="of:=[.D350]/[.L350]" office:value-type="float" office:value="-0.102067830468057" calcext:value-type="float">
            <text:p>-0.1020678305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-5.5889625549" calcext:value-type="float">
            <text:p>-5.588962554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1222394" calcext:value-type="float">
            <text:p>0.01222394</text:p>
          </table:table-cell>
          <table:table-cell office:value-type="float" office:value="0.04792898" calcext:value-type="float">
            <text:p>0.0479289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7244909886" calcext:value-type="float">
            <text:p>0.7244909886</text:p>
          </table:table-cell>
          <table:table-cell office:value-type="float" office:value="-9.7497733116" calcext:value-type="float">
            <text:p>-9.749773311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50" calcext:value-type="float">
            <text:p>350</text:p>
          </table:table-cell>
          <table:table-cell table:formula="of:=[.H351]/[.I351]" office:value-type="float" office:value="-0.0743084957409237" calcext:value-type="float">
            <text:p>-0.0743084957</text:p>
          </table:table-cell>
          <table:table-cell table:formula="of:=[.D351]/[.L351]" office:value-type="float" office:value="-0.164502589887147" calcext:value-type="float">
            <text:p>-0.1645025899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-5.627594471" calcext:value-type="float">
            <text:p>-5.62759447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1222394" calcext:value-type="float">
            <text:p>0.01222394</text:p>
          </table:table-cell>
          <table:table-cell office:value-type="float" office:value="0.04967916" calcext:value-type="float">
            <text:p>0.0496791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7509941968" calcext:value-type="float">
            <text:p>0.7509941968</text:p>
          </table:table-cell>
          <table:table-cell office:value-type="float" office:value="-9.7503919411" calcext:value-type="float">
            <text:p>-9.750391941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51" calcext:value-type="float">
            <text:p>351</text:p>
          </table:table-cell>
          <table:table-cell table:formula="of:=[.H352]/[.I352]" office:value-type="float" office:value="-0.0770219496135738" calcext:value-type="float">
            <text:p>-0.0770219496</text:p>
          </table:table-cell>
          <table:table-cell table:formula="of:=[.D352]/[.L352]" office:value-type="float" office:value="-0.158707226463737" calcext:value-type="float">
            <text:p>-0.1587072265</text:p>
          </table:table-cell>
        </table:table-row>
        <table:table-row table:style-name="ro1">
          <table:table-cell office:value-type="float" office:value="17.55" calcext:value-type="float">
            <text:p>17.55</text:p>
          </table:table-cell>
          <table:table-cell office:value-type="float" office:value="-5.6613917351" calcext:value-type="float">
            <text:p>-5.661391735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183955" calcext:value-type="float">
            <text:p>0.0183955</text:p>
          </table:table-cell>
          <table:table-cell office:value-type="float" office:value="0.05130922" calcext:value-type="float">
            <text:p>0.0513092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7756169225" calcext:value-type="float">
            <text:p>0.7756169225</text:p>
          </table:table-cell>
          <table:table-cell office:value-type="float" office:value="-9.7501558876" calcext:value-type="float">
            <text:p>-9.750155887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52" calcext:value-type="float">
            <text:p>352</text:p>
          </table:table-cell>
          <table:table-cell table:formula="of:=[.H353]/[.I353]" office:value-type="float" office:value="-0.0795491817198954" calcext:value-type="float">
            <text:p>-0.0795491817</text:p>
          </table:table-cell>
          <table:table-cell table:formula="of:=[.D353]/[.L353]" office:value-type="float" office:value="-0.231246879003398" calcext:value-type="float">
            <text:p>-0.231246879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-5.6217594147" calcext:value-type="float">
            <text:p>-5.62175941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183955" calcext:value-type="float">
            <text:p>0.0183955</text:p>
          </table:table-cell>
          <table:table-cell office:value-type="float" office:value="0.05254998" calcext:value-type="float">
            <text:p>0.0525499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7938945597" calcext:value-type="float">
            <text:p>0.7938945597</text:p>
          </table:table-cell>
          <table:table-cell office:value-type="float" office:value="-9.7442845726" calcext:value-type="float">
            <text:p>-9.744284572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53" calcext:value-type="float">
            <text:p>353</text:p>
          </table:table-cell>
          <table:table-cell table:formula="of:=[.H354]/[.I354]" office:value-type="float" office:value="-0.0814728422374236" calcext:value-type="float">
            <text:p>-0.0814728422</text:p>
          </table:table-cell>
          <table:table-cell table:formula="of:=[.D354]/[.L354]" office:value-type="float" office:value="-0.225786894071927" calcext:value-type="float">
            <text:p>-0.2257868941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-5.7284450531" calcext:value-type="float">
            <text:p>-5.728445053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183955" calcext:value-type="float">
            <text:p>0.0183955</text:p>
          </table:table-cell>
          <table:table-cell office:value-type="float" office:value="0.05462902" calcext:value-type="float">
            <text:p>0.0546290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8250789371" calcext:value-type="float">
            <text:p>0.8250789371</text:p>
          </table:table-cell>
          <table:table-cell office:value-type="float" office:value="-9.741633358" calcext:value-type="float">
            <text:p>-9.74163335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54" calcext:value-type="float">
            <text:p>354</text:p>
          </table:table-cell>
          <table:table-cell table:formula="of:=[.H355]/[.I355]" office:value-type="float" office:value="-0.0846961599537547" calcext:value-type="float">
            <text:p>-0.08469616</text:p>
          </table:table-cell>
          <table:table-cell table:formula="of:=[.D355]/[.L355]" office:value-type="float" office:value="-0.217194026388495" calcext:value-type="float">
            <text:p>-0.2171940264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-5.6355352402" calcext:value-type="float">
            <text:p>-5.63553524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2587166" calcext:value-type="float">
            <text:p>0.02587166</text:p>
          </table:table-cell>
          <table:table-cell office:value-type="float" office:value="0.05607959" calcext:value-type="float">
            <text:p>0.0560795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8468612304" calcext:value-type="float">
            <text:p>0.8468612304</text:p>
          </table:table-cell>
          <table:table-cell office:value-type="float" office:value="-9.7401835442" calcext:value-type="float">
            <text:p>-9.740183544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55" calcext:value-type="float">
            <text:p>355</text:p>
          </table:table-cell>
          <table:table-cell table:formula="of:=[.H356]/[.I356]" office:value-type="float" office:value="-0.0869450998081326" calcext:value-type="float">
            <text:p>-0.0869450998</text:p>
          </table:table-cell>
          <table:table-cell table:formula="of:=[.D356]/[.L356]" office:value-type="float" office:value="-0.297563175579678" calcext:value-type="float">
            <text:p>-0.2975631756</text:p>
          </table:table-cell>
        </table:table-row>
        <table:table-row table:style-name="ro1">
          <table:table-cell office:value-type="float" office:value="17.75" calcext:value-type="float">
            <text:p>17.75</text:p>
          </table:table-cell>
          <table:table-cell office:value-type="float" office:value="-5.7020673752" calcext:value-type="float">
            <text:p>-5.702067375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2587166" calcext:value-type="float">
            <text:p>0.02587166</text:p>
          </table:table-cell>
          <table:table-cell office:value-type="float" office:value="0.05860319" calcext:value-type="float">
            <text:p>0.0586031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8846815053" calcext:value-type="float">
            <text:p>0.8846815053</text:p>
          </table:table-cell>
          <table:table-cell office:value-type="float" office:value="-9.737004528" calcext:value-type="float">
            <text:p>-9.73700452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56" calcext:value-type="float">
            <text:p>356</text:p>
          </table:table-cell>
          <table:table-cell table:formula="of:=[.H357]/[.I357]" office:value-type="float" office:value="-0.090857666005596" calcext:value-type="float">
            <text:p>-0.090857666</text:p>
          </table:table-cell>
          <table:table-cell table:formula="of:=[.D357]/[.L357]" office:value-type="float" office:value="-0.284749335277956" calcext:value-type="float">
            <text:p>-0.284749335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-5.7497463226" calcext:value-type="float">
            <text:p>-5.74974632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3449493" calcext:value-type="float">
            <text:p>0.03449493</text:p>
          </table:table-cell>
          <table:table-cell office:value-type="float" office:value="0.06051383" calcext:value-type="float">
            <text:p>0.0605138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9135117808" calcext:value-type="float">
            <text:p>0.9135117808</text:p>
          </table:table-cell>
          <table:table-cell office:value-type="float" office:value="-9.7368660355" calcext:value-type="float">
            <text:p>-9.736866035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57" calcext:value-type="float">
            <text:p>357</text:p>
          </table:table-cell>
          <table:table-cell table:formula="of:=[.H358]/[.I358]" office:value-type="float" office:value="-0.093819898257755" calcext:value-type="float">
            <text:p>-0.0938198983</text:p>
          </table:table-cell>
          <table:table-cell table:formula="of:=[.D358]/[.L358]" office:value-type="float" office:value="-0.367671790745613" calcext:value-type="float">
            <text:p>-0.3676717907</text:p>
          </table:table-cell>
        </table:table-row>
        <table:table-row table:style-name="ro1">
          <table:table-cell office:value-type="float" office:value="17.85" calcext:value-type="float">
            <text:p>17.85</text:p>
          </table:table-cell>
          <table:table-cell office:value-type="float" office:value="-5.6914381981" calcext:value-type="float">
            <text:p>-5.691438198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3449493" calcext:value-type="float">
            <text:p>0.03449493</text:p>
          </table:table-cell>
          <table:table-cell office:value-type="float" office:value="0.06266839" calcext:value-type="float">
            <text:p>0.0626683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9455792323" calcext:value-type="float">
            <text:p>0.9455792323</text:p>
          </table:table-cell>
          <table:table-cell office:value-type="float" office:value="-9.7321567345" calcext:value-type="float">
            <text:p>-9.732156734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58" calcext:value-type="float">
            <text:p>358</text:p>
          </table:table-cell>
          <table:table-cell table:formula="of:=[.H359]/[.I359]" office:value-type="float" office:value="-0.097160296334724" calcext:value-type="float">
            <text:p>-0.0971602963</text:p>
          </table:table-cell>
          <table:table-cell table:formula="of:=[.D359]/[.L359]" office:value-type="float" office:value="-0.35503113207027" calcext:value-type="float">
            <text:p>-0.3550311321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-5.843184948" calcext:value-type="float">
            <text:p>-5.8431849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3449493" calcext:value-type="float">
            <text:p>0.03449493</text:p>
          </table:table-cell>
          <table:table-cell office:value-type="float" office:value="0.06463762" calcext:value-type="float">
            <text:p>0.0646376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0.9754049006" calcext:value-type="float">
            <text:p>0.9754049006</text:p>
          </table:table-cell>
          <table:table-cell office:value-type="float" office:value="-9.7332816887" calcext:value-type="float">
            <text:p>-9.733281688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59" calcext:value-type="float">
            <text:p>359</text:p>
          </table:table-cell>
          <table:table-cell table:formula="of:=[.H360]/[.I360]" office:value-type="float" office:value="-0.100213363981072" calcext:value-type="float">
            <text:p>-0.100213364</text:p>
          </table:table-cell>
          <table:table-cell table:formula="of:=[.D360]/[.L360]" office:value-type="float" office:value="-0.344214869451096" calcext:value-type="float">
            <text:p>-0.3442148695</text:p>
          </table:table-cell>
        </table:table-row>
        <table:table-row table:style-name="ro1">
          <table:table-cell office:value-type="float" office:value="17.95" calcext:value-type="float">
            <text:p>17.95</text:p>
          </table:table-cell>
          <table:table-cell office:value-type="float" office:value="-5.7114186287" calcext:value-type="float">
            <text:p>-5.711418628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4399308" calcext:value-type="float">
            <text:p>0.04399308</text:p>
          </table:table-cell>
          <table:table-cell office:value-type="float" office:value="0.06640687" calcext:value-type="float">
            <text:p>0.0664068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019226363" calcext:value-type="float">
            <text:p>1.0019226363</text:p>
          </table:table-cell>
          <table:table-cell office:value-type="float" office:value="-9.7315243149" calcext:value-type="float">
            <text:p>-9.731524314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60" calcext:value-type="float">
            <text:p>360</text:p>
          </table:table-cell>
          <table:table-cell table:formula="of:=[.H361]/[.I361]" office:value-type="float" office:value="-0.102956392429288" calcext:value-type="float">
            <text:p>-0.1029563924</text:p>
          </table:table-cell>
          <table:table-cell table:formula="of:=[.D361]/[.L361]" office:value-type="float" office:value="-0.427298188698824" calcext:value-type="float">
            <text:p>-0.42729818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5.8056874275" calcext:value-type="float">
            <text:p>-5.805687427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4399308" calcext:value-type="float">
            <text:p>0.04399308</text:p>
          </table:table-cell>
          <table:table-cell office:value-type="float" office:value="0.06749448" calcext:value-type="float">
            <text:p>0.0674944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181460512" calcext:value-type="float">
            <text:p>1.0181460512</text:p>
          </table:table-cell>
          <table:table-cell office:value-type="float" office:value="-9.7297468948" calcext:value-type="float">
            <text:p>-9.729746894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61" calcext:value-type="float">
            <text:p>361</text:p>
          </table:table-cell>
          <table:table-cell table:formula="of:=[.H362]/[.I362]" office:value-type="float" office:value="-0.104642603986353" calcext:value-type="float">
            <text:p>-0.104642604</text:p>
          </table:table-cell>
          <table:table-cell table:formula="of:=[.D362]/[.L362]" office:value-type="float" office:value="-0.420412703087335" calcext:value-type="float">
            <text:p>-0.4204127031</text:p>
          </table:table-cell>
        </table:table-row>
        <table:table-row table:style-name="ro1">
          <table:table-cell office:value-type="float" office:value="18.05" calcext:value-type="float">
            <text:p>18.05</text:p>
          </table:table-cell>
          <table:table-cell office:value-type="float" office:value="-5.8597912788" calcext:value-type="float">
            <text:p>-5.859791278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4399308" calcext:value-type="float">
            <text:p>0.04399308</text:p>
          </table:table-cell>
          <table:table-cell office:value-type="float" office:value="0.06818587" calcext:value-type="float">
            <text:p>0.0681858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287446207" calcext:value-type="float">
            <text:p>1.0287446207</text:p>
          </table:table-cell>
          <table:table-cell office:value-type="float" office:value="-9.7313454819" calcext:value-type="float">
            <text:p>-9.731345481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62" calcext:value-type="float">
            <text:p>362</text:p>
          </table:table-cell>
          <table:table-cell table:formula="of:=[.H363]/[.I363]" office:value-type="float" office:value="-0.105714530700141" calcext:value-type="float">
            <text:p>-0.1057145307</text:p>
          </table:table-cell>
          <table:table-cell table:formula="of:=[.D363]/[.L363]" office:value-type="float" office:value="-0.416149792357175" calcext:value-type="float">
            <text:p>-0.4161497924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-5.7898855209" calcext:value-type="float">
            <text:p>-5.789885520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5395399" calcext:value-type="float">
            <text:p>0.05395399</text:p>
          </table:table-cell>
          <table:table-cell office:value-type="float" office:value="0.06860792" calcext:value-type="float">
            <text:p>0.0686079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352776968" calcext:value-type="float">
            <text:p>1.0352776968</text:p>
          </table:table-cell>
          <table:table-cell office:value-type="float" office:value="-9.7329010773" calcext:value-type="float">
            <text:p>-9.732901077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63" calcext:value-type="float">
            <text:p>363</text:p>
          </table:table-cell>
          <table:table-cell table:formula="of:=[.H364]/[.I364]" office:value-type="float" office:value="-0.10636887075885" calcext:value-type="float">
            <text:p>-0.1063688708</text:p>
          </table:table-cell>
          <table:table-cell table:formula="of:=[.D364]/[.L364]" office:value-type="float" office:value="-0.507234772871844" calcext:value-type="float">
            <text:p>-0.5072347729</text:p>
          </table:table-cell>
        </table:table-row>
        <table:table-row table:style-name="ro1">
          <table:table-cell office:value-type="float" office:value="18.15" calcext:value-type="float">
            <text:p>18.15</text:p>
          </table:table-cell>
          <table:table-cell office:value-type="float" office:value="-5.8451581001" calcext:value-type="float">
            <text:p>-5.845158100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5395399" calcext:value-type="float">
            <text:p>0.05395399</text:p>
          </table:table-cell>
          <table:table-cell office:value-type="float" office:value="0.06911765" calcext:value-type="float">
            <text:p>0.0691176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426345861" calcext:value-type="float">
            <text:p>1.0426345861</text:p>
          </table:table-cell>
          <table:table-cell office:value-type="float" office:value="-9.7297775078" calcext:value-type="float">
            <text:p>-9.729777507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64" calcext:value-type="float">
            <text:p>364</text:p>
          </table:table-cell>
          <table:table-cell table:formula="of:=[.H365]/[.I365]" office:value-type="float" office:value="-0.107159139586096" calcext:value-type="float">
            <text:p>-0.1071591396</text:p>
          </table:table-cell>
          <table:table-cell table:formula="of:=[.D365]/[.L365]" office:value-type="float" office:value="-0.503494057608134" calcext:value-type="float">
            <text:p>-0.503494057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-5.9294791222" calcext:value-type="float">
            <text:p>-5.929479122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6386163" calcext:value-type="float">
            <text:p>0.06386163</text:p>
          </table:table-cell>
          <table:table-cell office:value-type="float" office:value="0.06941315" calcext:value-type="float">
            <text:p>0.0694131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468252933" calcext:value-type="float">
            <text:p>1.0468252933</text:p>
          </table:table-cell>
          <table:table-cell office:value-type="float" office:value="-9.7272966957" calcext:value-type="float">
            <text:p>-9.727296695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65" calcext:value-type="float">
            <text:p>365</text:p>
          </table:table-cell>
          <table:table-cell table:formula="of:=[.H366]/[.I366]" office:value-type="float" office:value="-0.107617288343097" calcext:value-type="float">
            <text:p>-0.1076172883</text:p>
          </table:table-cell>
          <table:table-cell table:formula="of:=[.D366]/[.L366]" office:value-type="float" office:value="-0.593414227242016" calcext:value-type="float">
            <text:p>-0.5934142272</text:p>
          </table:table-cell>
        </table:table-row>
        <table:table-row table:style-name="ro1">
          <table:table-cell office:value-type="float" office:value="18.25" calcext:value-type="float">
            <text:p>18.25</text:p>
          </table:table-cell>
          <table:table-cell office:value-type="float" office:value="-5.8387918472" calcext:value-type="float">
            <text:p>-5.83879184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6386163" calcext:value-type="float">
            <text:p>0.06386163</text:p>
          </table:table-cell>
          <table:table-cell office:value-type="float" office:value="0.06986749" calcext:value-type="float">
            <text:p>0.0698674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537502015" calcext:value-type="float">
            <text:p>1.0537502015</text:p>
          </table:table-cell>
          <table:table-cell office:value-type="float" office:value="-9.7279701805" calcext:value-type="float">
            <text:p>-9.727970180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66" calcext:value-type="float">
            <text:p>366</text:p>
          </table:table-cell>
          <table:table-cell table:formula="of:=[.H367]/[.I367]" office:value-type="float" office:value="-0.10832169321533" calcext:value-type="float">
            <text:p>-0.1083216932</text:p>
          </table:table-cell>
          <table:table-cell table:formula="of:=[.D367]/[.L367]" office:value-type="float" office:value="-0.58955531532406" calcext:value-type="float">
            <text:p>-0.5895553153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-6.0296430588" calcext:value-type="float">
            <text:p>-6.029643058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6908682" calcext:value-type="float">
            <text:p>0.06908682</text:p>
          </table:table-cell>
          <table:table-cell office:value-type="float" office:value="0.07033078" calcext:value-type="float">
            <text:p>0.0703307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606494296" calcext:value-type="float">
            <text:p>1.0606494296</text:p>
          </table:table-cell>
          <table:table-cell office:value-type="float" office:value="-9.7271616554" calcext:value-type="float">
            <text:p>-9.727161655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67" calcext:value-type="float">
            <text:p>367</text:p>
          </table:table-cell>
          <table:table-cell table:formula="of:=[.H368]/[.I368]" office:value-type="float" office:value="-0.109039971491703" calcext:value-type="float">
            <text:p>-0.1090399715</text:p>
          </table:table-cell>
          <table:table-cell table:formula="of:=[.D368]/[.L368]" office:value-type="float" office:value="-0.633591691696811" calcext:value-type="float">
            <text:p>-0.6335916917</text:p>
          </table:table-cell>
        </table:table-row>
        <table:table-row table:style-name="ro1">
          <table:table-cell office:value-type="float" office:value="18.35" calcext:value-type="float">
            <text:p>18.35</text:p>
          </table:table-cell>
          <table:table-cell office:value-type="float" office:value="-5.8673791885" calcext:value-type="float">
            <text:p>-5.867379188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12794" calcext:value-type="float">
            <text:p>0.07312794</text:p>
          </table:table-cell>
          <table:table-cell office:value-type="float" office:value="0.07110104" calcext:value-type="float">
            <text:p>0.0711010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730058348" calcext:value-type="float">
            <text:p>1.0730058348</text:p>
          </table:table-cell>
          <table:table-cell office:value-type="float" office:value="-9.7338763046" calcext:value-type="float">
            <text:p>-9.733876304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68" calcext:value-type="float">
            <text:p>368</text:p>
          </table:table-cell>
          <table:table-cell table:formula="of:=[.H369]/[.I369]" office:value-type="float" office:value="-0.110234176110593" calcext:value-type="float">
            <text:p>-0.1102341761</text:p>
          </table:table-cell>
          <table:table-cell table:formula="of:=[.D369]/[.L369]" office:value-type="float" office:value="-0.663387186988492" calcext:value-type="float">
            <text:p>-0.66338718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-6.046995163" calcext:value-type="float">
            <text:p>-6.04699516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12794" calcext:value-type="float">
            <text:p>0.07312794</text:p>
          </table:table-cell>
          <table:table-cell office:value-type="float" office:value="0.07180849" calcext:value-type="float">
            <text:p>0.0718084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843745136" calcext:value-type="float">
            <text:p>1.0843745136</text:p>
          </table:table-cell>
          <table:table-cell office:value-type="float" office:value="-9.7400958061" calcext:value-type="float">
            <text:p>-9.740095806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69" calcext:value-type="float">
            <text:p>369</text:p>
          </table:table-cell>
          <table:table-cell table:formula="of:=[.H370]/[.I370]" office:value-type="float" office:value="-0.111330990494044" calcext:value-type="float">
            <text:p>-0.1113309905</text:p>
          </table:table-cell>
          <table:table-cell table:formula="of:=[.D370]/[.L370]" office:value-type="float" office:value="-0.656851606866032" calcext:value-type="float">
            <text:p>-0.6568516069</text:p>
          </table:table-cell>
        </table:table-row>
        <table:table-row table:style-name="ro1">
          <table:table-cell office:value-type="float" office:value="18.45" calcext:value-type="float">
            <text:p>18.45</text:p>
          </table:table-cell>
          <table:table-cell office:value-type="float" office:value="-5.9593558311" calcext:value-type="float">
            <text:p>-5.959355831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796339" calcext:value-type="float">
            <text:p>0.07796339</text:p>
          </table:table-cell>
          <table:table-cell office:value-type="float" office:value="0.07252088" calcext:value-type="float">
            <text:p>0.0725208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0952216494" calcext:value-type="float">
            <text:p>1.0952216494</text:p>
          </table:table-cell>
          <table:table-cell office:value-type="float" office:value="-9.7408912277" calcext:value-type="float">
            <text:p>-9.740891227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70" calcext:value-type="float">
            <text:p>370</text:p>
          </table:table-cell>
          <table:table-cell table:formula="of:=[.H371]/[.I371]" office:value-type="float" office:value="-0.112435466509013" calcext:value-type="float">
            <text:p>-0.1124354665</text:p>
          </table:table-cell>
          <table:table-cell table:formula="of:=[.D371]/[.L371]" office:value-type="float" office:value="-0.693405670120562" calcext:value-type="float">
            <text:p>-0.6934056701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-6.0063757896" calcext:value-type="float">
            <text:p>-6.006375789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6549" calcext:value-type="float">
            <text:p>0.08116549</text:p>
          </table:table-cell>
          <table:table-cell office:value-type="float" office:value="0.07354142" calcext:value-type="float">
            <text:p>0.0735414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106520605" calcext:value-type="float">
            <text:p>1.1106520605</text:p>
          </table:table-cell>
          <table:table-cell office:value-type="float" office:value="-9.7410487747" calcext:value-type="float">
            <text:p>-9.741048774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71" calcext:value-type="float">
            <text:p>371</text:p>
          </table:table-cell>
          <table:table-cell table:formula="of:=[.H372]/[.I372]" office:value-type="float" office:value="-0.114017708584382" calcext:value-type="float">
            <text:p>-0.1140177086</text:p>
          </table:table-cell>
          <table:table-cell table:formula="of:=[.D372]/[.L372]" office:value-type="float" office:value="-0.711867402070538" calcext:value-type="float">
            <text:p>-0.7118674021</text:p>
          </table:table-cell>
        </table:table-row>
        <table:table-row table:style-name="ro1">
          <table:table-cell office:value-type="float" office:value="18.55" calcext:value-type="float">
            <text:p>18.55</text:p>
          </table:table-cell>
          <table:table-cell office:value-type="float" office:value="-6.038933754" calcext:value-type="float">
            <text:p>-6.0389337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6549" calcext:value-type="float">
            <text:p>0.08116549</text:p>
          </table:table-cell>
          <table:table-cell office:value-type="float" office:value="0.07467002" calcext:value-type="float">
            <text:p>0.0746700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274107295" calcext:value-type="float">
            <text:p>1.1274107295</text:p>
          </table:table-cell>
          <table:table-cell office:value-type="float" office:value="-9.7385799217" calcext:value-type="float">
            <text:p>-9.738579921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72" calcext:value-type="float">
            <text:p>372</text:p>
          </table:table-cell>
          <table:table-cell table:formula="of:=[.H373]/[.I373]" office:value-type="float" office:value="-0.115767466978203" calcext:value-type="float">
            <text:p>-0.115767467</text:p>
          </table:table-cell>
          <table:table-cell table:formula="of:=[.D373]/[.L373]" office:value-type="float" office:value="-0.701107937476785" calcext:value-type="float">
            <text:p>-0.7011079375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-6.0382189751" calcext:value-type="float">
            <text:p>-6.038218975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43308" calcext:value-type="float">
            <text:p>0.08743308</text:p>
          </table:table-cell>
          <table:table-cell office:value-type="float" office:value="0.07554285" calcext:value-type="float">
            <text:p>0.0755428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403317505" calcext:value-type="float">
            <text:p>1.1403317505</text:p>
          </table:table-cell>
          <table:table-cell office:value-type="float" office:value="-9.7363806152" calcext:value-type="float">
            <text:p>-9.736380615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73" calcext:value-type="float">
            <text:p>373</text:p>
          </table:table-cell>
          <table:table-cell table:formula="of:=[.H374]/[.I374]" office:value-type="float" office:value="-0.117120703839347" calcext:value-type="float">
            <text:p>-0.1171207038</text:p>
          </table:table-cell>
          <table:table-cell table:formula="of:=[.D374]/[.L374]" office:value-type="float" office:value="-0.746521128492625" calcext:value-type="float">
            <text:p>-0.7465211285</text:p>
          </table:table-cell>
        </table:table-row>
        <table:table-row table:style-name="ro1">
          <table:table-cell office:value-type="float" office:value="18.65" calcext:value-type="float">
            <text:p>18.65</text:p>
          </table:table-cell>
          <table:table-cell office:value-type="float" office:value="-6.0324072838" calcext:value-type="float">
            <text:p>-6.03240728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43308" calcext:value-type="float">
            <text:p>0.08743308</text:p>
          </table:table-cell>
          <table:table-cell office:value-type="float" office:value="0.07691724" calcext:value-type="float">
            <text:p>0.0769172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612905979" calcext:value-type="float">
            <text:p>1.1612905979</text:p>
          </table:table-cell>
          <table:table-cell office:value-type="float" office:value="-9.7381604576" calcext:value-type="float">
            <text:p>-9.738160457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74" calcext:value-type="float">
            <text:p>374</text:p>
          </table:table-cell>
          <table:table-cell table:formula="of:=[.H375]/[.I375]" office:value-type="float" office:value="-0.119251536566507" calcext:value-type="float">
            <text:p>-0.1192515366</text:p>
          </table:table-cell>
          <table:table-cell table:formula="of:=[.D375]/[.L375]" office:value-type="float" office:value="-0.73318199930479" calcext:value-type="float">
            <text:p>-0.7331819993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-6.1151952744" calcext:value-type="float">
            <text:p>-6.115195274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52273" calcext:value-type="float">
            <text:p>0.09052273</text:p>
          </table:table-cell>
          <table:table-cell office:value-type="float" office:value="0.07808987" calcext:value-type="float">
            <text:p>0.0780898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789767998" calcext:value-type="float">
            <text:p>1.1789767998</text:p>
          </table:table-cell>
          <table:table-cell office:value-type="float" office:value="-9.7380107689" calcext:value-type="float">
            <text:p>-9.738010768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75" calcext:value-type="float">
            <text:p>375</text:p>
          </table:table-cell>
          <table:table-cell table:formula="of:=[.H376]/[.I376]" office:value-type="float" office:value="-0.121069572398222" calcext:value-type="float">
            <text:p>-0.1210695724</text:p>
          </table:table-cell>
          <table:table-cell table:formula="of:=[.D376]/[.L376]" office:value-type="float" office:value="-0.747691828812717" calcext:value-type="float">
            <text:p>-0.7476918288</text:p>
          </table:table-cell>
        </table:table-row>
        <table:table-row table:style-name="ro1">
          <table:table-cell office:value-type="float" office:value="18.75" calcext:value-type="float">
            <text:p>18.75</text:p>
          </table:table-cell>
          <table:table-cell office:value-type="float" office:value="-6.0381274223" calcext:value-type="float">
            <text:p>-6.038127422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61416" calcext:value-type="float">
            <text:p>0.09161416</text:p>
          </table:table-cell>
          <table:table-cell office:value-type="float" office:value="0.07857864" calcext:value-type="float">
            <text:p>0.0785786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868650907" calcext:value-type="float">
            <text:p>1.1868650907</text:p>
          </table:table-cell>
          <table:table-cell office:value-type="float" office:value="-9.7421894073" calcext:value-type="float">
            <text:p>-9.742189407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76" calcext:value-type="float">
            <text:p>376</text:p>
          </table:table-cell>
          <table:table-cell table:formula="of:=[.H377]/[.I377]" office:value-type="float" office:value="-0.121827347126988" calcext:value-type="float">
            <text:p>-0.1218273471</text:p>
          </table:table-cell>
          <table:table-cell table:formula="of:=[.D377]/[.L377]" office:value-type="float" office:value="-0.751999958634125" calcext:value-type="float">
            <text:p>-0.751999958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-6.1324858665" calcext:value-type="float">
            <text:p>-6.13248586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61416" calcext:value-type="float">
            <text:p>0.09161416</text:p>
          </table:table-cell>
          <table:table-cell office:value-type="float" office:value="0.07903339" calcext:value-type="float">
            <text:p>0.0790333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37869054" calcext:value-type="float">
            <text:p>1.1937869054</text:p>
          </table:table-cell>
          <table:table-cell office:value-type="float" office:value="-9.7426232338" calcext:value-type="float">
            <text:p>-9.742623233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77" calcext:value-type="float">
            <text:p>377</text:p>
          </table:table-cell>
          <table:table-cell table:formula="of:=[.H378]/[.I378]" office:value-type="float" office:value="-0.122532389557918" calcext:value-type="float">
            <text:p>-0.1225323896</text:p>
          </table:table-cell>
          <table:table-cell table:formula="of:=[.D378]/[.L378]" office:value-type="float" office:value="-0.747673005729612" calcext:value-type="float">
            <text:p>-0.7476730057</text:p>
          </table:table-cell>
        </table:table-row>
        <table:table-row table:style-name="ro1">
          <table:table-cell office:value-type="float" office:value="18.85" calcext:value-type="float">
            <text:p>18.85</text:p>
          </table:table-cell>
          <table:table-cell office:value-type="float" office:value="-6.072119236" calcext:value-type="float">
            <text:p>-6.0721192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54544" calcext:value-type="float">
            <text:p>0.09354544</text:p>
          </table:table-cell>
          <table:table-cell office:value-type="float" office:value="0.07959405" calcext:value-type="float">
            <text:p>0.0795940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26097137" calcext:value-type="float">
            <text:p>1.2026097137</text:p>
          </table:table-cell>
          <table:table-cell office:value-type="float" office:value="-9.7454935265" calcext:value-type="float">
            <text:p>-9.745493526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78" calcext:value-type="float">
            <text:p>378</text:p>
          </table:table-cell>
          <table:table-cell table:formula="of:=[.H379]/[.I379]" office:value-type="float" office:value="-0.123401622547884" calcext:value-type="float">
            <text:p>-0.1234016225</text:p>
          </table:table-cell>
          <table:table-cell table:formula="of:=[.D379]/[.L379]" office:value-type="float" office:value="-0.758056807265247" calcext:value-type="float">
            <text:p>-0.7580568073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-6.1103577614" calcext:value-type="float">
            <text:p>-6.110357761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59331" calcext:value-type="float">
            <text:p>0.09359331</text:p>
          </table:table-cell>
          <table:table-cell office:value-type="float" office:value="0.07969232" calcext:value-type="float">
            <text:p>0.0796923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39482802" calcext:value-type="float">
            <text:p>1.2039482802</text:p>
          </table:table-cell>
          <table:table-cell office:value-type="float" office:value="-9.7443101692" calcext:value-type="float">
            <text:p>-9.744310169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79" calcext:value-type="float">
            <text:p>379</text:p>
          </table:table-cell>
          <table:table-cell table:formula="of:=[.H380]/[.I380]" office:value-type="float" office:value="-0.123553977582268" calcext:value-type="float">
            <text:p>-0.1235539776</text:p>
          </table:table-cell>
          <table:table-cell table:formula="of:=[.D380]/[.L380]" office:value-type="float" office:value="-0.757509485582376" calcext:value-type="float">
            <text:p>-0.7575094856</text:p>
          </table:table-cell>
        </table:table-row>
        <table:table-row table:style-name="ro1">
          <table:table-cell office:value-type="float" office:value="18.95" calcext:value-type="float">
            <text:p>18.95</text:p>
          </table:table-cell>
          <table:table-cell office:value-type="float" office:value="-6.1100287437" calcext:value-type="float">
            <text:p>-6.11002874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436582" calcext:value-type="float">
            <text:p>0.09436582</text:p>
          </table:table-cell>
          <table:table-cell office:value-type="float" office:value="0.0801398" calcext:value-type="float">
            <text:p>0.080139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11858159" calcext:value-type="float">
            <text:p>1.2111858159</text:p>
          </table:table-cell>
          <table:table-cell office:value-type="float" office:value="-9.7481513405" calcext:value-type="float">
            <text:p>-9.748151340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80" calcext:value-type="float">
            <text:p>380</text:p>
          </table:table-cell>
          <table:table-cell table:formula="of:=[.H381]/[.I381]" office:value-type="float" office:value="-0.124247744376717" calcext:value-type="float">
            <text:p>-0.1242477444</text:p>
          </table:table-cell>
          <table:table-cell table:formula="of:=[.D381]/[.L381]" office:value-type="float" office:value="-0.75949724860907" calcext:value-type="float">
            <text:p>-0.759497248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.1033096313" calcext:value-type="float">
            <text:p>-6.10330963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7853" calcext:value-type="float">
            <text:p>0.09347853</text:p>
          </table:table-cell>
          <table:table-cell office:value-type="float" office:value="0.07998928" calcext:value-type="float">
            <text:p>0.0799892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91223699" calcext:value-type="float">
            <text:p>1.2091223699</text:p>
          </table:table-cell>
          <table:table-cell office:value-type="float" office:value="-9.7498554802" calcext:value-type="float">
            <text:p>-9.749855480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81" calcext:value-type="float">
            <text:p>381</text:p>
          </table:table-cell>
          <table:table-cell table:formula="of:=[.H382]/[.I382]" office:value-type="float" office:value="-0.124014388967661" calcext:value-type="float">
            <text:p>-0.124014389</text:p>
          </table:table-cell>
          <table:table-cell table:formula="of:=[.D382]/[.L382]" office:value-type="float" office:value="-0.75377164519495" calcext:value-type="float">
            <text:p>-0.7537716452</text:p>
          </table:table-cell>
        </table:table-row>
        <table:table-row table:style-name="ro1">
          <table:table-cell office:value-type="float" office:value="19.05" calcext:value-type="float">
            <text:p>19.05</text:p>
          </table:table-cell>
          <table:table-cell office:value-type="float" office:value="-6.1192336082" calcext:value-type="float">
            <text:p>-6.119233608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47853" calcext:value-type="float">
            <text:p>0.09347853</text:p>
          </table:table-cell>
          <table:table-cell office:value-type="float" office:value="0.07946802" calcext:value-type="float">
            <text:p>0.0794680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13235503" calcext:value-type="float">
            <text:p>1.2013235503</text:p>
          </table:table-cell>
          <table:table-cell office:value-type="float" office:value="-9.7505098534" calcext:value-type="float">
            <text:p>-9.750509853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82" calcext:value-type="float">
            <text:p>382</text:p>
          </table:table-cell>
          <table:table-cell table:formula="of:=[.H383]/[.I383]" office:value-type="float" office:value="-0.123206229044638" calcext:value-type="float">
            <text:p>-0.123206229</text:p>
          </table:table-cell>
          <table:table-cell table:formula="of:=[.D383]/[.L383]" office:value-type="float" office:value="-0.758715940945912" calcext:value-type="float">
            <text:p>-0.7587159409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-6.0946035385" calcext:value-type="float">
            <text:p>-6.094603538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321926" calcext:value-type="float">
            <text:p>0.09321926</text:p>
          </table:table-cell>
          <table:table-cell office:value-type="float" office:value="0.0793427" calcext:value-type="float">
            <text:p>0.079342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9537788" calcext:value-type="float">
            <text:p>1.199537788</text:p>
          </table:table-cell>
          <table:table-cell office:value-type="float" office:value="-9.7513931465" calcext:value-type="float">
            <text:p>-9.751393146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83" calcext:value-type="float">
            <text:p>383</text:p>
          </table:table-cell>
          <table:table-cell table:formula="of:=[.H384]/[.I384]" office:value-type="float" office:value="-0.123011939932967" calcext:value-type="float">
            <text:p>-0.1230119399</text:p>
          </table:table-cell>
          <table:table-cell table:formula="of:=[.D384]/[.L384]" office:value-type="float" office:value="-0.757806600325126" calcext:value-type="float">
            <text:p>-0.7578066003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float" office:value="-6.1147031784" calcext:value-type="float">
            <text:p>-6.11470317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65218" calcext:value-type="float">
            <text:p>0.09165218</text:p>
          </table:table-cell>
          <table:table-cell office:value-type="float" office:value="0.07895923" calcext:value-type="float">
            <text:p>0.0789592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33419889" calcext:value-type="float">
            <text:p>1.1933419889</text:p>
          </table:table-cell>
          <table:table-cell office:value-type="float" office:value="-9.7481391144" calcext:value-type="float">
            <text:p>-9.748139114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84" calcext:value-type="float">
            <text:p>384</text:p>
          </table:table-cell>
          <table:table-cell table:formula="of:=[.H385]/[.I385]" office:value-type="float" office:value="-0.1224174147389" calcext:value-type="float">
            <text:p>-0.1224174147</text:p>
          </table:table-cell>
          <table:table-cell table:formula="of:=[.D385]/[.L385]" office:value-type="float" office:value="-0.748685799283392" calcext:value-type="float">
            <text:p>-0.748685799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-6.0974268913" calcext:value-type="float">
            <text:p>-6.09742689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5892" calcext:value-type="float">
            <text:p>0.0905892</text:p>
          </table:table-cell>
          <table:table-cell office:value-type="float" office:value="0.07839949" calcext:value-type="float">
            <text:p>0.0783994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848775333" calcext:value-type="float">
            <text:p>1.1848775333</text:p>
          </table:table-cell>
          <table:table-cell office:value-type="float" office:value="-9.7480987358" calcext:value-type="float">
            <text:p>-9.748098735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85" calcext:value-type="float">
            <text:p>385</text:p>
          </table:table-cell>
          <table:table-cell table:formula="of:=[.H386]/[.I386]" office:value-type="float" office:value="-0.121549603200932" calcext:value-type="float">
            <text:p>-0.1215496032</text:p>
          </table:table-cell>
          <table:table-cell table:formula="of:=[.D386]/[.L386]" office:value-type="float" office:value="-0.745285855440005" calcext:value-type="float">
            <text:p>-0.7452858554</text:p>
          </table:table-cell>
        </table:table-row>
        <table:table-row table:style-name="ro1">
          <table:table-cell office:value-type="float" office:value="19.25" calcext:value-type="float">
            <text:p>19.25</text:p>
          </table:table-cell>
          <table:table-cell office:value-type="float" office:value="-6.0904555321" calcext:value-type="float">
            <text:p>-6.090455532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0059" calcext:value-type="float">
            <text:p>0.08860059</text:p>
          </table:table-cell>
          <table:table-cell office:value-type="float" office:value="0.07822263" calcext:value-type="float">
            <text:p>0.0782226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819067305" calcext:value-type="float">
            <text:p>1.1819067305</text:p>
          </table:table-cell>
          <table:table-cell office:value-type="float" office:value="-9.7456437111" calcext:value-type="float">
            <text:p>-9.745643711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86" calcext:value-type="float">
            <text:p>386</text:p>
          </table:table-cell>
          <table:table-cell table:formula="of:=[.H387]/[.I387]" office:value-type="float" office:value="-0.121275388833869" calcext:value-type="float">
            <text:p>-0.1212753888</text:p>
          </table:table-cell>
          <table:table-cell table:formula="of:=[.D387]/[.L387]" office:value-type="float" office:value="-0.730573538884886" calcext:value-type="float">
            <text:p>-0.7305735389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-6.0873999596" calcext:value-type="float">
            <text:p>-6.087399959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0059" calcext:value-type="float">
            <text:p>0.08860059</text:p>
          </table:table-cell>
          <table:table-cell office:value-type="float" office:value="0.07806711" calcext:value-type="float">
            <text:p>0.0780671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79608888" calcext:value-type="float">
            <text:p>1.179608888</text:p>
          </table:table-cell>
          <table:table-cell office:value-type="float" office:value="-9.7460730934" calcext:value-type="float">
            <text:p>-9.746073093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87" calcext:value-type="float">
            <text:p>387</text:p>
          </table:table-cell>
          <table:table-cell table:formula="of:=[.H388]/[.I388]" office:value-type="float" office:value="-0.121034274696629" calcext:value-type="float">
            <text:p>-0.1210342747</text:p>
          </table:table-cell>
          <table:table-cell table:formula="of:=[.D388]/[.L388]" office:value-type="float" office:value="-0.732028925046863" calcext:value-type="float">
            <text:p>-0.732028925</text:p>
          </table:table-cell>
        </table:table-row>
        <table:table-row table:style-name="ro1">
          <table:table-cell office:value-type="float" office:value="19.35" calcext:value-type="float">
            <text:p>19.35</text:p>
          </table:table-cell>
          <table:table-cell office:value-type="float" office:value="-6.0671963692" calcext:value-type="float">
            <text:p>-6.06719636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1645" calcext:value-type="float">
            <text:p>0.08701645</text:p>
          </table:table-cell>
          <table:table-cell office:value-type="float" office:value="0.07776966" calcext:value-type="float">
            <text:p>0.0777696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748666209" calcext:value-type="float">
            <text:p>1.1748666209</text:p>
          </table:table-cell>
          <table:table-cell office:value-type="float" office:value="-9.744017601" calcext:value-type="float">
            <text:p>-9.74401760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88" calcext:value-type="float">
            <text:p>388</text:p>
          </table:table-cell>
          <table:table-cell table:formula="of:=[.H389]/[.I389]" office:value-type="float" office:value="-0.120573121786995" calcext:value-type="float">
            <text:p>-0.1205731218</text:p>
          </table:table-cell>
          <table:table-cell table:formula="of:=[.D389]/[.L389]" office:value-type="float" office:value="-0.721690279809818" calcext:value-type="float">
            <text:p>-0.721690279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-6.0868954659" calcext:value-type="float">
            <text:p>-6.086895465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91965" calcext:value-type="float">
            <text:p>0.08491965</text:p>
          </table:table-cell>
          <table:table-cell office:value-type="float" office:value="0.07798022" calcext:value-type="float">
            <text:p>0.0779802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782261771" calcext:value-type="float">
            <text:p>1.1782261771</text:p>
          </table:table-cell>
          <table:table-cell office:value-type="float" office:value="-9.7454957771" calcext:value-type="float">
            <text:p>-9.745495777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89" calcext:value-type="float">
            <text:p>389</text:p>
          </table:table-cell>
          <table:table-cell table:formula="of:=[.H390]/[.I390]" office:value-type="float" office:value="-0.120899562633704" calcext:value-type="float">
            <text:p>-0.1208995626</text:p>
          </table:table-cell>
          <table:table-cell table:formula="of:=[.D390]/[.L390]" office:value-type="float" office:value="-0.702398322624918" calcext:value-type="float">
            <text:p>-0.7023983226</text:p>
          </table:table-cell>
        </table:table-row>
        <table:table-row table:style-name="ro1">
          <table:table-cell office:value-type="float" office:value="19.45" calcext:value-type="float">
            <text:p>19.45</text:p>
          </table:table-cell>
          <table:table-cell office:value-type="float" office:value="-6.0528068542" calcext:value-type="float">
            <text:p>-6.05280685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91965" calcext:value-type="float">
            <text:p>0.08491965</text:p>
          </table:table-cell>
          <table:table-cell office:value-type="float" office:value="0.07796735" calcext:value-type="float">
            <text:p>0.0779673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77730431" calcext:value-type="float">
            <text:p>1.177730431</text:p>
          </table:table-cell>
          <table:table-cell office:value-type="float" office:value="-9.7430029297" calcext:value-type="float">
            <text:p>-9.743002929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90" calcext:value-type="float">
            <text:p>390</text:p>
          </table:table-cell>
          <table:table-cell table:formula="of:=[.H391]/[.I391]" office:value-type="float" office:value="-0.120879613759519" calcext:value-type="float">
            <text:p>-0.1208796138</text:p>
          </table:table-cell>
          <table:table-cell table:formula="of:=[.D391]/[.L391]" office:value-type="float" office:value="-0.702514240068149" calcext:value-type="float">
            <text:p>-0.702514240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-6.0552802086" calcext:value-type="float">
            <text:p>-6.05528020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5642" calcext:value-type="float">
            <text:p>0.08115642</text:p>
          </table:table-cell>
          <table:table-cell office:value-type="float" office:value="0.07775184" calcext:value-type="float">
            <text:p>0.0777518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747396201" calcext:value-type="float">
            <text:p>1.1747396201</text:p>
          </table:table-cell>
          <table:table-cell office:value-type="float" office:value="-9.7451978302" calcext:value-type="float">
            <text:p>-9.745197830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91" calcext:value-type="float">
            <text:p>391</text:p>
          </table:table-cell>
          <table:table-cell table:formula="of:=[.H392]/[.I392]" office:value-type="float" office:value="-0.120545487179288" calcext:value-type="float">
            <text:p>-0.1205454872</text:p>
          </table:table-cell>
          <table:table-cell table:formula="of:=[.D392]/[.L392]" office:value-type="float" office:value="-0.673243120908338" calcext:value-type="float">
            <text:p>-0.6732431209</text:p>
          </table:table-cell>
        </table:table-row>
        <table:table-row table:style-name="ro1">
          <table:table-cell office:value-type="float" office:value="19.55" calcext:value-type="float">
            <text:p>19.55</text:p>
          </table:table-cell>
          <table:table-cell office:value-type="float" office:value="-6.0597352982" calcext:value-type="float">
            <text:p>-6.059735298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5642" calcext:value-type="float">
            <text:p>0.08115642</text:p>
          </table:table-cell>
          <table:table-cell office:value-type="float" office:value="0.07766878" calcext:value-type="float">
            <text:p>0.0776687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734523505" calcext:value-type="float">
            <text:p>1.1734523505</text:p>
          </table:table-cell>
          <table:table-cell office:value-type="float" office:value="-9.7449289131" calcext:value-type="float">
            <text:p>-9.744928913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92" calcext:value-type="float">
            <text:p>392</text:p>
          </table:table-cell>
          <table:table-cell table:formula="of:=[.H393]/[.I393]" office:value-type="float" office:value="-0.120416717347475" calcext:value-type="float">
            <text:p>-0.1204167173</text:p>
          </table:table-cell>
          <table:table-cell table:formula="of:=[.D393]/[.L393]" office:value-type="float" office:value="-0.67396306582428" calcext:value-type="float">
            <text:p>-0.673963065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-6.0087075233" calcext:value-type="float">
            <text:p>-6.00870752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935911" calcext:value-type="float">
            <text:p>0.07935911</text:p>
          </table:table-cell>
          <table:table-cell office:value-type="float" office:value="0.07802657" calcext:value-type="float">
            <text:p>0.0780265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791404265" calcext:value-type="float">
            <text:p>1.1791404265</text:p>
          </table:table-cell>
          <table:table-cell office:value-type="float" office:value="-9.7472634506" calcext:value-type="float">
            <text:p>-9.747263450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93" calcext:value-type="float">
            <text:p>393</text:p>
          </table:table-cell>
          <table:table-cell table:formula="of:=[.H394]/[.I394]" office:value-type="float" office:value="-0.120971432902782" calcext:value-type="float">
            <text:p>-0.1209714329</text:p>
          </table:table-cell>
          <table:table-cell table:formula="of:=[.D394]/[.L394]" office:value-type="float" office:value="-0.656015292997119" calcext:value-type="float">
            <text:p>-0.656015293</text:p>
          </table:table-cell>
        </table:table-row>
        <table:table-row table:style-name="ro1">
          <table:table-cell office:value-type="float" office:value="19.65" calcext:value-type="float">
            <text:p>19.65</text:p>
          </table:table-cell>
          <table:table-cell office:value-type="float" office:value="-6.0560355186" calcext:value-type="float">
            <text:p>-6.05603551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781999" calcext:value-type="float">
            <text:p>0.07781999</text:p>
          </table:table-cell>
          <table:table-cell office:value-type="float" office:value="0.0776808" calcext:value-type="float">
            <text:p>0.077680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743778294" calcext:value-type="float">
            <text:p>1.1743778294</text:p>
          </table:table-cell>
          <table:table-cell office:value-type="float" office:value="-9.7511061096" calcext:value-type="float">
            <text:p>-9.751106109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94" calcext:value-type="float">
            <text:p>394</text:p>
          </table:table-cell>
          <table:table-cell table:formula="of:=[.H395]/[.I395]" office:value-type="float" office:value="-0.120435345098319" calcext:value-type="float">
            <text:p>-0.1204353451</text:p>
          </table:table-cell>
          <table:table-cell table:formula="of:=[.D395]/[.L395]" office:value-type="float" office:value="-0.646155743867972" calcext:value-type="float">
            <text:p>-0.6461557439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-5.999358654" calcext:value-type="float">
            <text:p>-5.9993586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628974" calcext:value-type="float">
            <text:p>0.07628974</text:p>
          </table:table-cell>
          <table:table-cell office:value-type="float" office:value="0.07781344" calcext:value-type="float">
            <text:p>0.0778134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762774521" calcext:value-type="float">
            <text:p>1.1762774521</text:p>
          </table:table-cell>
          <table:table-cell office:value-type="float" office:value="-9.7502301598" calcext:value-type="float">
            <text:p>-9.750230159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95" calcext:value-type="float">
            <text:p>395</text:p>
          </table:table-cell>
          <table:table-cell table:formula="of:=[.H396]/[.I396]" office:value-type="float" office:value="-0.120640993373651" calcext:value-type="float">
            <text:p>-0.1206409934</text:p>
          </table:table-cell>
          <table:table-cell table:formula="of:=[.D396]/[.L396]" office:value-type="float" office:value="-0.632369958723024" calcext:value-type="float">
            <text:p>-0.6323699587</text:p>
          </table:table-cell>
        </table:table-row>
        <table:table-row table:style-name="ro1">
          <table:table-cell office:value-type="float" office:value="19.75" calcext:value-type="float">
            <text:p>19.75</text:p>
          </table:table-cell>
          <table:table-cell office:value-type="float" office:value="-6.0245351791" calcext:value-type="float">
            <text:p>-6.024535179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628974" calcext:value-type="float">
            <text:p>0.07628974</text:p>
          </table:table-cell>
          <table:table-cell office:value-type="float" office:value="0.07807909" calcext:value-type="float">
            <text:p>0.0780790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802242118" calcext:value-type="float">
            <text:p>1.1802242118</text:p>
          </table:table-cell>
          <table:table-cell office:value-type="float" office:value="-9.7496608353" calcext:value-type="float">
            <text:p>-9.749660835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96" calcext:value-type="float">
            <text:p>396</text:p>
          </table:table-cell>
          <table:table-cell table:formula="of:=[.H397]/[.I397]" office:value-type="float" office:value="-0.121052848066964" calcext:value-type="float">
            <text:p>-0.1210528481</text:p>
          </table:table-cell>
          <table:table-cell table:formula="of:=[.D397]/[.L397]" office:value-type="float" office:value="-0.630218464234712" calcext:value-type="float">
            <text:p>-0.6302184642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-5.9932017326" calcext:value-type="float">
            <text:p>-5.99320173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531017" calcext:value-type="float">
            <text:p>0.07531017</text:p>
          </table:table-cell>
          <table:table-cell office:value-type="float" office:value="0.07879788" calcext:value-type="float">
            <text:p>0.0787978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12486047" calcext:value-type="float">
            <text:p>1.1912486047</text:p>
          </table:table-cell>
          <table:table-cell office:value-type="float" office:value="-9.7509645462" calcext:value-type="float">
            <text:p>-9.750964546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97" calcext:value-type="float">
            <text:p>397</text:p>
          </table:table-cell>
          <table:table-cell table:formula="of:=[.H398]/[.I398]" office:value-type="float" office:value="-0.122167258331817" calcext:value-type="float">
            <text:p>-0.1221672583</text:p>
          </table:table-cell>
          <table:table-cell table:formula="of:=[.D398]/[.L398]" office:value-type="float" office:value="-0.61645133915874" calcext:value-type="float">
            <text:p>-0.6164513392</text:p>
          </table:table-cell>
        </table:table-row>
        <table:table-row table:style-name="ro1">
          <table:table-cell office:value-type="float" office:value="19.85" calcext:value-type="float">
            <text:p>19.85</text:p>
          </table:table-cell>
          <table:table-cell office:value-type="float" office:value="-6.017791748" calcext:value-type="float">
            <text:p>-6.0177917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422325" calcext:value-type="float">
            <text:p>0.07422325</text:p>
          </table:table-cell>
          <table:table-cell office:value-type="float" office:value="0.07915043" calcext:value-type="float">
            <text:p>0.0791504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6635322" calcext:value-type="float">
            <text:p>1.196635322</text:p>
          </table:table-cell>
          <table:table-cell office:value-type="float" office:value="-9.7514289093" calcext:value-type="float">
            <text:p>-9.751428909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98" calcext:value-type="float">
            <text:p>398</text:p>
          </table:table-cell>
          <table:table-cell table:formula="of:=[.H399]/[.I399]" office:value-type="float" office:value="-0.122713843594631" calcext:value-type="float">
            <text:p>-0.1227138436</text:p>
          </table:table-cell>
          <table:table-cell table:formula="of:=[.D399]/[.L399]" office:value-type="float" office:value="-0.604848221079171" calcext:value-type="float">
            <text:p>-0.6048482211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-5.9887418747" calcext:value-type="float">
            <text:p>-5.98874187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87816" calcext:value-type="float">
            <text:p>0.07387816</text:p>
          </table:table-cell>
          <table:table-cell office:value-type="float" office:value="0.07946107" calcext:value-type="float">
            <text:p>0.0794610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15280443" calcext:value-type="float">
            <text:p>1.2015280443</text:p>
          </table:table-cell>
          <table:table-cell office:value-type="float" office:value="-9.7530226135" calcext:value-type="float">
            <text:p>-9.753022613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399" calcext:value-type="float">
            <text:p>399</text:p>
          </table:table-cell>
          <table:table-cell table:formula="of:=[.H400]/[.I400]" office:value-type="float" office:value="-0.123195453544511" calcext:value-type="float">
            <text:p>-0.1231954535</text:p>
          </table:table-cell>
          <table:table-cell table:formula="of:=[.D400]/[.L400]" office:value-type="float" office:value="-0.599682519723082" calcext:value-type="float">
            <text:p>-0.5996825197</text:p>
          </table:table-cell>
        </table:table-row>
        <table:table-row table:style-name="ro1">
          <table:table-cell office:value-type="float" office:value="19.95" calcext:value-type="float">
            <text:p>19.95</text:p>
          </table:table-cell>
          <table:table-cell office:value-type="float" office:value="-5.9979114532" calcext:value-type="float">
            <text:p>-5.997911453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87816" calcext:value-type="float">
            <text:p>0.07387816</text:p>
          </table:table-cell>
          <table:table-cell office:value-type="float" office:value="0.07935955" calcext:value-type="float">
            <text:p>0.0793595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97006041" calcext:value-type="float">
            <text:p>1.1997006041</text:p>
          </table:table-cell>
          <table:table-cell office:value-type="float" office:value="-9.7506461143" calcext:value-type="float">
            <text:p>-9.750646114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00" calcext:value-type="float">
            <text:p>400</text:p>
          </table:table-cell>
          <table:table-cell table:formula="of:=[.H401]/[.I401]" office:value-type="float" office:value="-0.12303806230241" calcext:value-type="float">
            <text:p>-0.1230380623</text:p>
          </table:table-cell>
          <table:table-cell table:formula="of:=[.D401]/[.L401]" office:value-type="float" office:value="-0.600449638246234" calcext:value-type="float">
            <text:p>-0.60044963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5.9907875061" calcext:value-type="float">
            <text:p>-5.990787506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3429" calcext:value-type="float">
            <text:p>0.0733429</text:p>
          </table:table-cell>
          <table:table-cell office:value-type="float" office:value="0.07924497" calcext:value-type="float">
            <text:p>0.0792449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78558093" calcext:value-type="float">
            <text:p>1.1978558093</text:p>
          </table:table-cell>
          <table:table-cell office:value-type="float" office:value="-9.7497294807" calcext:value-type="float">
            <text:p>-9.749729480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01" calcext:value-type="float">
            <text:p>401</text:p>
          </table:table-cell>
          <table:table-cell table:formula="of:=[.H402]/[.I402]" office:value-type="float" office:value="-0.122860414914199" calcext:value-type="float">
            <text:p>-0.1228604149</text:p>
          </table:table-cell>
          <table:table-cell table:formula="of:=[.D402]/[.L402]" office:value-type="float" office:value="-0.596961194142311" calcext:value-type="float">
            <text:p>-0.5969611941</text:p>
          </table:table-cell>
        </table:table-row>
        <table:table-row table:style-name="ro1">
          <table:table-cell office:value-type="float" office:value="20.05" calcext:value-type="float">
            <text:p>20.05</text:p>
          </table:table-cell>
          <table:table-cell office:value-type="float" office:value="-5.9956917763" calcext:value-type="float">
            <text:p>-5.995691776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64874" calcext:value-type="float">
            <text:p>0.07364874</text:p>
          </table:table-cell>
          <table:table-cell office:value-type="float" office:value="0.07918069" calcext:value-type="float">
            <text:p>0.0791806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67814022" calcext:value-type="float">
            <text:p>1.1967814022</text:p>
          </table:table-cell>
          <table:table-cell office:value-type="float" office:value="-9.7488924408" calcext:value-type="float">
            <text:p>-9.748892440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02" calcext:value-type="float">
            <text:p>402</text:p>
          </table:table-cell>
          <table:table-cell table:formula="of:=[.H403]/[.I403]" office:value-type="float" office:value="-0.12276075559018" calcext:value-type="float">
            <text:p>-0.1227607556</text:p>
          </table:table-cell>
          <table:table-cell table:formula="of:=[.D403]/[.L403]" office:value-type="float" office:value="-0.599937167590157" calcext:value-type="float">
            <text:p>-0.5999371676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-5.9858880043" calcext:value-type="float">
            <text:p>-5.985888004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70771" calcext:value-type="float">
            <text:p>0.07370771</text:p>
          </table:table-cell>
          <table:table-cell office:value-type="float" office:value="0.07952136" calcext:value-type="float">
            <text:p>0.0795213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25471264" calcext:value-type="float">
            <text:p>1.2025471264</text:p>
          </table:table-cell>
          <table:table-cell office:value-type="float" office:value="-9.7538932228" calcext:value-type="float">
            <text:p>-9.753893222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03" calcext:value-type="float">
            <text:p>403</text:p>
          </table:table-cell>
          <table:table-cell table:formula="of:=[.H404]/[.I404]" office:value-type="float" office:value="-0.123288936933307" calcext:value-type="float">
            <text:p>-0.1232889369</text:p>
          </table:table-cell>
          <table:table-cell table:formula="of:=[.D404]/[.L404]" office:value-type="float" office:value="-0.597845287934246" calcext:value-type="float">
            <text:p>-0.5978452879</text:p>
          </table:table-cell>
        </table:table-row>
        <table:table-row table:style-name="ro1">
          <table:table-cell office:value-type="float" office:value="20.15" calcext:value-type="float">
            <text:p>20.15</text:p>
          </table:table-cell>
          <table:table-cell office:value-type="float" office:value="-5.9979391098" calcext:value-type="float">
            <text:p>-5.997939109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370771" calcext:value-type="float">
            <text:p>0.07370771</text:p>
          </table:table-cell>
          <table:table-cell office:value-type="float" office:value="0.07900934" calcext:value-type="float">
            <text:p>0.0790093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47867447" calcext:value-type="float">
            <text:p>1.1947867447</text:p>
          </table:table-cell>
          <table:table-cell office:value-type="float" office:value="-9.7537513161" calcext:value-type="float">
            <text:p>-9.753751316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04" calcext:value-type="float">
            <text:p>404</text:p>
          </table:table-cell>
          <table:table-cell table:formula="of:=[.H405]/[.I405]" office:value-type="float" office:value="-0.122495100190614" calcext:value-type="float">
            <text:p>-0.1224951002</text:p>
          </table:table-cell>
          <table:table-cell table:formula="of:=[.D405]/[.L405]" office:value-type="float" office:value="-0.601719659686828" calcext:value-type="float">
            <text:p>-0.6017196597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-5.9892315865" calcext:value-type="float">
            <text:p>-5.98923158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459543" calcext:value-type="float">
            <text:p>0.07459543</text:p>
          </table:table-cell>
          <table:table-cell office:value-type="float" office:value="0.07936126" calcext:value-type="float">
            <text:p>0.0793612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00712174" calcext:value-type="float">
            <text:p>1.2000712174</text:p>
          </table:table-cell>
          <table:table-cell office:value-type="float" office:value="-9.7534484482" calcext:value-type="float">
            <text:p>-9.753448448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05" calcext:value-type="float">
            <text:p>405</text:p>
          </table:table-cell>
          <table:table-cell table:formula="of:=[.H406]/[.I406]" office:value-type="float" office:value="-0.123040709526842" calcext:value-type="float">
            <text:p>-0.1230407095</text:p>
          </table:table-cell>
          <table:table-cell table:formula="of:=[.D406]/[.L406]" office:value-type="float" office:value="-0.606266253558355" calcext:value-type="float">
            <text:p>-0.6062662536</text:p>
          </table:table-cell>
        </table:table-row>
        <table:table-row table:style-name="ro1">
          <table:table-cell office:value-type="float" office:value="20.25" calcext:value-type="float">
            <text:p>20.25</text:p>
          </table:table-cell>
          <table:table-cell office:value-type="float" office:value="-5.9950580597" calcext:value-type="float">
            <text:p>-5.99505805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522634" calcext:value-type="float">
            <text:p>0.07522634</text:p>
          </table:table-cell>
          <table:table-cell office:value-type="float" office:value="0.0787391" calcext:value-type="float">
            <text:p>0.078739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04744142" calcext:value-type="float">
            <text:p>1.1904744142</text:p>
          </table:table-cell>
          <table:table-cell office:value-type="float" office:value="-9.7519017029" calcext:value-type="float">
            <text:p>-9.751901702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06" calcext:value-type="float">
            <text:p>406</text:p>
          </table:table-cell>
          <table:table-cell table:formula="of:=[.H407]/[.I407]" office:value-type="float" office:value="-0.122076129402123" calcext:value-type="float">
            <text:p>-0.1220761294</text:p>
          </table:table-cell>
          <table:table-cell table:formula="of:=[.D407]/[.L407]" office:value-type="float" office:value="-0.616224812896894" calcext:value-type="float">
            <text:p>-0.6162248129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-6.0022153854" calcext:value-type="float">
            <text:p>-6.00221538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657075" calcext:value-type="float">
            <text:p>0.07657075</text:p>
          </table:table-cell>
          <table:table-cell office:value-type="float" office:value="0.07899636" calcext:value-type="float">
            <text:p>0.0789963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40404266" calcext:value-type="float">
            <text:p>1.1940404266</text:p>
          </table:table-cell>
          <table:table-cell office:value-type="float" office:value="-9.7492608452" calcext:value-type="float">
            <text:p>-9.749260845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07" calcext:value-type="float">
            <text:p>407</text:p>
          </table:table-cell>
          <table:table-cell table:formula="of:=[.H408]/[.I408]" office:value-type="float" office:value="-0.122474969698639" calcext:value-type="float">
            <text:p>-0.1224749697</text:p>
          </table:table-cell>
          <table:table-cell table:formula="of:=[.D408]/[.L408]" office:value-type="float" office:value="-0.625195092421001" calcext:value-type="float">
            <text:p>-0.6251950924</text:p>
          </table:table-cell>
        </table:table-row>
        <table:table-row table:style-name="ro1">
          <table:table-cell office:value-type="float" office:value="20.35" calcext:value-type="float">
            <text:p>20.35</text:p>
          </table:table-cell>
          <table:table-cell office:value-type="float" office:value="-6.0020580292" calcext:value-type="float">
            <text:p>-6.00205802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766491" calcext:value-type="float">
            <text:p>0.07766491</text:p>
          </table:table-cell>
          <table:table-cell office:value-type="float" office:value="0.07892574" calcext:value-type="float">
            <text:p>0.0789257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2976281" calcext:value-type="float">
            <text:p>1.192976281</text:p>
          </table:table-cell>
          <table:table-cell office:value-type="float" office:value="-9.7492871666" calcext:value-type="float">
            <text:p>-9.749287166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08" calcext:value-type="float">
            <text:p>408</text:p>
          </table:table-cell>
          <table:table-cell table:formula="of:=[.H409]/[.I409]" office:value-type="float" office:value="-0.122365487918646" calcext:value-type="float">
            <text:p>-0.1223654879</text:p>
          </table:table-cell>
          <table:table-cell table:formula="of:=[.D409]/[.L409]" office:value-type="float" office:value="-0.634696198421856" calcext:value-type="float">
            <text:p>-0.634696198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-6.0173301697" calcext:value-type="float">
            <text:p>-6.01733016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766491" calcext:value-type="float">
            <text:p>0.07766491</text:p>
          </table:table-cell>
          <table:table-cell office:value-type="float" office:value="0.07862504" calcext:value-type="float">
            <text:p>0.0786250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882916492" calcext:value-type="float">
            <text:p>1.1882916492</text:p>
          </table:table-cell>
          <table:table-cell office:value-type="float" office:value="-9.7481427574" calcext:value-type="float">
            <text:p>-9.748142757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09" calcext:value-type="float">
            <text:p>409</text:p>
          </table:table-cell>
          <table:table-cell table:formula="of:=[.H410]/[.I410]" office:value-type="float" office:value="-0.12189928674341" calcext:value-type="float">
            <text:p>-0.1218992867</text:p>
          </table:table-cell>
          <table:table-cell table:formula="of:=[.D410]/[.L410]" office:value-type="float" office:value="-0.637123580250961" calcext:value-type="float">
            <text:p>-0.6371235803</text:p>
          </table:table-cell>
        </table:table-row>
        <table:table-row table:style-name="ro1">
          <table:table-cell office:value-type="float" office:value="20.45" calcext:value-type="float">
            <text:p>20.45</text:p>
          </table:table-cell>
          <table:table-cell office:value-type="float" office:value="-6.0164003372" calcext:value-type="float">
            <text:p>-6.01640033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7931618" calcext:value-type="float">
            <text:p>0.07931618</text:p>
          </table:table-cell>
          <table:table-cell office:value-type="float" office:value="0.07856604" calcext:value-type="float">
            <text:p>0.0785660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874257368" calcext:value-type="float">
            <text:p>1.1874257368</text:p>
          </table:table-cell>
          <table:table-cell office:value-type="float" office:value="-9.7483546448" calcext:value-type="float">
            <text:p>-9.748354644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10" calcext:value-type="float">
            <text:p>410</text:p>
          </table:table-cell>
          <table:table-cell table:formula="of:=[.H411]/[.I411]" office:value-type="float" office:value="-0.121807810657915" calcext:value-type="float">
            <text:p>-0.1218078107</text:p>
          </table:table-cell>
          <table:table-cell table:formula="of:=[.D411]/[.L411]" office:value-type="float" office:value="-0.651158407425545" calcext:value-type="float">
            <text:p>-0.6511584074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-6.0142359734" calcext:value-type="float">
            <text:p>-6.014235973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07161" calcext:value-type="float">
            <text:p>0.0807161</text:p>
          </table:table-cell>
          <table:table-cell office:value-type="float" office:value="0.07878155" calcext:value-type="float">
            <text:p>0.0787815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07811934" calcext:value-type="float">
            <text:p>1.1907811934</text:p>
          </table:table-cell>
          <table:table-cell office:value-type="float" office:value="-9.7491589546" calcext:value-type="float">
            <text:p>-9.749158954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11" calcext:value-type="float">
            <text:p>411</text:p>
          </table:table-cell>
          <table:table-cell table:formula="of:=[.H412]/[.I412]" office:value-type="float" office:value="-0.122141940545358" calcext:value-type="float">
            <text:p>-0.1221419405</text:p>
          </table:table-cell>
          <table:table-cell table:formula="of:=[.D412]/[.L412]" office:value-type="float" office:value="-0.660838526386647" calcext:value-type="float">
            <text:p>-0.6608385264</text:p>
          </table:table-cell>
        </table:table-row>
        <table:table-row table:style-name="ro1">
          <table:table-cell office:value-type="float" office:value="20.55" calcext:value-type="float">
            <text:p>20.55</text:p>
          </table:table-cell>
          <table:table-cell office:value-type="float" office:value="-6.036793232" calcext:value-type="float">
            <text:p>-6.03679323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47193" calcext:value-type="float">
            <text:p>0.08247193</text:p>
          </table:table-cell>
          <table:table-cell office:value-type="float" office:value="0.0790523" calcext:value-type="float">
            <text:p>0.079052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1945046264" calcext:value-type="float">
            <text:p>1.1945046264</text:p>
          </table:table-cell>
          <table:table-cell office:value-type="float" office:value="-9.7461487198" calcext:value-type="float">
            <text:p>-9.746148719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12" calcext:value-type="float">
            <text:p>412</text:p>
          </table:table-cell>
          <table:table-cell table:formula="of:=[.H413]/[.I413]" office:value-type="float" office:value="-0.122561707269383" calcext:value-type="float">
            <text:p>-0.1225617073</text:p>
          </table:table-cell>
          <table:table-cell table:formula="of:=[.D413]/[.L413]" office:value-type="float" office:value="-0.672901282443233" calcext:value-type="float">
            <text:p>-0.672901282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-6.0331430435" calcext:value-type="float">
            <text:p>-6.033143043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9131" calcext:value-type="float">
            <text:p>0.08399131</text:p>
          </table:table-cell>
          <table:table-cell office:value-type="float" office:value="0.07997264" calcext:value-type="float">
            <text:p>0.0799726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80138785" calcext:value-type="float">
            <text:p>1.2080138785</text:p>
          </table:table-cell>
          <table:table-cell office:value-type="float" office:value="-9.7429440117" calcext:value-type="float">
            <text:p>-9.742944011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13" calcext:value-type="float">
            <text:p>413</text:p>
          </table:table-cell>
          <table:table-cell table:formula="of:=[.H414]/[.I414]" office:value-type="float" office:value="-0.123988588772483" calcext:value-type="float">
            <text:p>-0.1239885888</text:p>
          </table:table-cell>
          <table:table-cell table:formula="of:=[.D414]/[.L414]" office:value-type="float" office:value="-0.677411613693922" calcext:value-type="float">
            <text:p>-0.6774116137</text:p>
          </table:table-cell>
        </table:table-row>
        <table:table-row table:style-name="ro1">
          <table:table-cell office:value-type="float" office:value="20.65" calcext:value-type="float">
            <text:p>20.65</text:p>
          </table:table-cell>
          <table:table-cell office:value-type="float" office:value="-6.0537118912" calcext:value-type="float">
            <text:p>-6.053711891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9131" calcext:value-type="float">
            <text:p>0.08399131</text:p>
          </table:table-cell>
          <table:table-cell office:value-type="float" office:value="0.0804834" calcext:value-type="float">
            <text:p>0.080483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5804711" calcext:value-type="float">
            <text:p>1.215804711</text:p>
          </table:table-cell>
          <table:table-cell office:value-type="float" office:value="-9.7435505486" calcext:value-type="float">
            <text:p>-9.743550548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14" calcext:value-type="float">
            <text:p>414</text:p>
          </table:table-cell>
          <table:table-cell table:formula="of:=[.H415]/[.I415]" office:value-type="float" office:value="-0.124780459128905" calcext:value-type="float">
            <text:p>-0.1247804591</text:p>
          </table:table-cell>
          <table:table-cell table:formula="of:=[.D415]/[.L415]" office:value-type="float" office:value="-0.673112685963373" calcext:value-type="float">
            <text:p>-0.673112686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-6.0537075996" calcext:value-type="float">
            <text:p>-6.053707599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6625" calcext:value-type="float">
            <text:p>0.08566625</text:p>
          </table:table-cell>
          <table:table-cell office:value-type="float" office:value="0.08039249" calcext:value-type="float">
            <text:p>0.0803924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4566378" calcext:value-type="float">
            <text:p>1.214566378</text:p>
          </table:table-cell>
          <table:table-cell office:value-type="float" office:value="-9.7446327782" calcext:value-type="float">
            <text:p>-9.744632778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15" calcext:value-type="float">
            <text:p>415</text:p>
          </table:table-cell>
          <table:table-cell table:formula="of:=[.H416]/[.I416]" office:value-type="float" office:value="-0.12463952266289" calcext:value-type="float">
            <text:p>-0.1246395227</text:p>
          </table:table-cell>
          <table:table-cell table:formula="of:=[.D416]/[.L416]" office:value-type="float" office:value="-0.687312083436806" calcext:value-type="float">
            <text:p>-0.6873120834</text:p>
          </table:table-cell>
        </table:table-row>
        <table:table-row table:style-name="ro1">
          <table:table-cell office:value-type="float" office:value="20.75" calcext:value-type="float">
            <text:p>20.75</text:p>
          </table:table-cell>
          <table:table-cell office:value-type="float" office:value="-6.049612999" calcext:value-type="float">
            <text:p>-6.04961299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9741" calcext:value-type="float">
            <text:p>0.08709741</text:p>
          </table:table-cell>
          <table:table-cell office:value-type="float" office:value="0.08062045" calcext:value-type="float">
            <text:p>0.0806204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78103989" calcext:value-type="float">
            <text:p>1.2178103989</text:p>
          </table:table-cell>
          <table:table-cell office:value-type="float" office:value="-9.7430329132" calcext:value-type="float">
            <text:p>-9.743032913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16" calcext:value-type="float">
            <text:p>416</text:p>
          </table:table-cell>
          <table:table-cell table:formula="of:=[.H417]/[.I417]" office:value-type="float" office:value="-0.124992947242341" calcext:value-type="float">
            <text:p>-0.1249929472</text:p>
          </table:table-cell>
          <table:table-cell table:formula="of:=[.D417]/[.L417]" office:value-type="float" office:value="-0.696818595941515" calcext:value-type="float">
            <text:p>-0.6968185959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-6.0741014481" calcext:value-type="float">
            <text:p>-6.074101448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988" calcext:value-type="float">
            <text:p>0.0884988</text:p>
          </table:table-cell>
          <table:table-cell office:value-type="float" office:value="0.08047304" calcext:value-type="float">
            <text:p>0.0804730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57255512" calcext:value-type="float">
            <text:p>1.2157255512</text:p>
          </table:table-cell>
          <table:table-cell office:value-type="float" office:value="-9.7441703033" calcext:value-type="float">
            <text:p>-9.744170303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17" calcext:value-type="float">
            <text:p>417</text:p>
          </table:table-cell>
          <table:table-cell table:formula="of:=[.H418]/[.I418]" office:value-type="float" office:value="-0.124764398954345" calcext:value-type="float">
            <text:p>-0.124764399</text:p>
          </table:table-cell>
          <table:table-cell table:formula="of:=[.D418]/[.L418]" office:value-type="float" office:value="-0.709327346115654" calcext:value-type="float">
            <text:p>-0.7093273461</text:p>
          </table:table-cell>
        </table:table-row>
        <table:table-row table:style-name="ro1">
          <table:table-cell office:value-type="float" office:value="20.85" calcext:value-type="float">
            <text:p>20.85</text:p>
          </table:table-cell>
          <table:table-cell office:value-type="float" office:value="-6.069396019" calcext:value-type="float">
            <text:p>-6.06939601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988" calcext:value-type="float">
            <text:p>0.0884988</text:p>
          </table:table-cell>
          <table:table-cell office:value-type="float" office:value="0.08050974" calcext:value-type="float">
            <text:p>0.0805097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57028514" calcext:value-type="float">
            <text:p>1.2157028514</text:p>
          </table:table-cell>
          <table:table-cell office:value-type="float" office:value="-9.7395463181" calcext:value-type="float">
            <text:p>-9.739546318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18" calcext:value-type="float">
            <text:p>418</text:p>
          </table:table-cell>
          <table:table-cell table:formula="of:=[.H419]/[.I419]" office:value-type="float" office:value="-0.1248213019061" calcext:value-type="float">
            <text:p>-0.1248213019</text:p>
          </table:table-cell>
          <table:table-cell table:formula="of:=[.D419]/[.L419]" office:value-type="float" office:value="-0.709003981280181" calcext:value-type="float">
            <text:p>-0.7090039813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-6.0862135887" calcext:value-type="float">
            <text:p>-6.086213588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66493" calcext:value-type="float">
            <text:p>0.08966493</text:p>
          </table:table-cell>
          <table:table-cell office:value-type="float" office:value="0.08084219" calcext:value-type="float">
            <text:p>0.0808421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03968555" calcext:value-type="float">
            <text:p>1.2203968555</text:p>
          </table:table-cell>
          <table:table-cell office:value-type="float" office:value="-9.7369450378" calcext:value-type="float">
            <text:p>-9.736945037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19" calcext:value-type="float">
            <text:p>419</text:p>
          </table:table-cell>
          <table:table-cell table:formula="of:=[.H420]/[.I420]" office:value-type="float" office:value="-0.125336730438785" calcext:value-type="float">
            <text:p>-0.1253367304</text:p>
          </table:table-cell>
          <table:table-cell table:formula="of:=[.D420]/[.L420]" office:value-type="float" office:value="-0.715392285135386" calcext:value-type="float">
            <text:p>-0.7153922851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-6.0712604523" calcext:value-type="float">
            <text:p>-6.071260452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067895" calcext:value-type="float">
            <text:p>0.09067895</text:p>
          </table:table-cell>
          <table:table-cell office:value-type="float" office:value="0.08088352" calcext:value-type="float">
            <text:p>0.080883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08002645" calcext:value-type="float">
            <text:p>1.2208002645</text:p>
          </table:table-cell>
          <table:table-cell office:value-type="float" office:value="-9.7351863098" calcext:value-type="float">
            <text:p>-9.735186309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20" calcext:value-type="float">
            <text:p>420</text:p>
          </table:table-cell>
          <table:table-cell table:formula="of:=[.H421]/[.I421]" office:value-type="float" office:value="-0.12540081161786" calcext:value-type="float">
            <text:p>-0.1254008116</text:p>
          </table:table-cell>
          <table:table-cell table:formula="of:=[.D421]/[.L421]" office:value-type="float" office:value="-0.723112943449922" calcext:value-type="float">
            <text:p>-0.72311294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6.0963935852" calcext:value-type="float">
            <text:p>-6.096393585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43625" calcext:value-type="float">
            <text:p>0.09143625</text:p>
          </table:table-cell>
          <table:table-cell office:value-type="float" office:value="0.08123951" calcext:value-type="float">
            <text:p>0.0812395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57499558" calcext:value-type="float">
            <text:p>1.2257499558</text:p>
          </table:table-cell>
          <table:table-cell office:value-type="float" office:value="-9.7318258476" calcext:value-type="float">
            <text:p>-9.731825847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21" calcext:value-type="float">
            <text:p>421</text:p>
          </table:table-cell>
          <table:table-cell table:formula="of:=[.H422]/[.I422]" office:value-type="float" office:value="-0.125952722027212" calcext:value-type="float">
            <text:p>-0.125952722</text:p>
          </table:table-cell>
          <table:table-cell table:formula="of:=[.D422]/[.L422]" office:value-type="float" office:value="-0.725956918821058" calcext:value-type="float">
            <text:p>-0.7259569188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-6.0881075859" calcext:value-type="float">
            <text:p>-6.088107585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43625" calcext:value-type="float">
            <text:p>0.09143625</text:p>
          </table:table-cell>
          <table:table-cell office:value-type="float" office:value="0.08086212" calcext:value-type="float">
            <text:p>0.0808621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03893739" calcext:value-type="float">
            <text:p>1.2203893739</text:p>
          </table:table-cell>
          <table:table-cell office:value-type="float" office:value="-9.7344857788" calcext:value-type="float">
            <text:p>-9.734485778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22" calcext:value-type="float">
            <text:p>422</text:p>
          </table:table-cell>
          <table:table-cell table:formula="of:=[.H423]/[.I423]" office:value-type="float" office:value="-0.125367626152148" calcext:value-type="float">
            <text:p>-0.1253676262</text:p>
          </table:table-cell>
          <table:table-cell table:formula="of:=[.D423]/[.L423]" office:value-type="float" office:value="-0.729344989662894" calcext:value-type="float">
            <text:p>-0.7293449897</text:p>
          </table:table-cell>
        </table:table-row>
        <table:table-row table:style-name="ro1">
          <table:table-cell office:value-type="float" office:value="21.11" calcext:value-type="float">
            <text:p>21.11</text:p>
          </table:table-cell>
          <table:table-cell office:value-type="float" office:value="-6.1002516747" calcext:value-type="float">
            <text:p>-6.10025167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25602" calcext:value-type="float">
            <text:p>0.09225602</text:p>
          </table:table-cell>
          <table:table-cell office:value-type="float" office:value="0.08062498" calcext:value-type="float">
            <text:p>0.0806249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69169861" calcext:value-type="float">
            <text:p>1.2169169861</text:p>
          </table:table-cell>
          <table:table-cell office:value-type="float" office:value="-9.7353386688" calcext:value-type="float">
            <text:p>-9.735338668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23" calcext:value-type="float">
            <text:p>423</text:p>
          </table:table-cell>
          <table:table-cell table:formula="of:=[.H424]/[.I424]" office:value-type="float" office:value="-0.124999964305299" calcext:value-type="float">
            <text:p>-0.1249999643</text:p>
          </table:table-cell>
          <table:table-cell table:formula="of:=[.D424]/[.L424]" office:value-type="float" office:value="-0.738048370755326" calcext:value-type="float">
            <text:p>-0.7380483708</text:p>
          </table:table-cell>
        </table:table-row>
        <table:table-row table:style-name="ro1">
          <table:table-cell office:value-type="float" office:value="21.15" calcext:value-type="float">
            <text:p>21.15</text:p>
          </table:table-cell>
          <table:table-cell office:value-type="float" office:value="-6.0904278755" calcext:value-type="float">
            <text:p>-6.090427875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25602" calcext:value-type="float">
            <text:p>0.09225602</text:p>
          </table:table-cell>
          <table:table-cell office:value-type="float" office:value="0.08057986" calcext:value-type="float">
            <text:p>0.0805798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65158802" calcext:value-type="float">
            <text:p>1.2165158802</text:p>
          </table:table-cell>
          <table:table-cell office:value-type="float" office:value="-9.7375790787" calcext:value-type="float">
            <text:p>-9.737579078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24" calcext:value-type="float">
            <text:p>424</text:p>
          </table:table-cell>
          <table:table-cell table:formula="of:=[.H425]/[.I425]" office:value-type="float" office:value="-0.124930012929087" calcext:value-type="float">
            <text:p>-0.1249300129</text:p>
          </table:table-cell>
          <table:table-cell table:formula="of:=[.D425]/[.L425]" office:value-type="float" office:value="-0.738461622127314" calcext:value-type="float">
            <text:p>-0.7384616221</text:p>
          </table:table-cell>
        </table:table-row>
        <table:table-row table:style-name="ro1">
          <table:table-cell office:value-type="float" office:value="21.21" calcext:value-type="float">
            <text:p>21.21</text:p>
          </table:table-cell>
          <table:table-cell office:value-type="float" office:value="-6.1073818207" calcext:value-type="float">
            <text:p>-6.107381820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28397" calcext:value-type="float">
            <text:p>0.09228397</text:p>
          </table:table-cell>
          <table:table-cell office:value-type="float" office:value="0.08048156" calcext:value-type="float">
            <text:p>0.0804815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51537067" calcext:value-type="float">
            <text:p>1.2151537067</text:p>
          </table:table-cell>
          <table:table-cell office:value-type="float" office:value="-9.7385553551" calcext:value-type="float">
            <text:p>-9.738555355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25" calcext:value-type="float">
            <text:p>425</text:p>
          </table:table-cell>
          <table:table-cell table:formula="of:=[.H426]/[.I426]" office:value-type="float" office:value="-0.124777614583629" calcext:value-type="float">
            <text:p>-0.1247776146</text:p>
          </table:table-cell>
          <table:table-cell table:formula="of:=[.D426]/[.L426]" office:value-type="float" office:value="-0.739587547878224" calcext:value-type="float">
            <text:p>-0.7395875479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-6.093319416" calcext:value-type="float">
            <text:p>-6.09331941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10927" calcext:value-type="float">
            <text:p>0.09210927</text:p>
          </table:table-cell>
          <table:table-cell office:value-type="float" office:value="0.08082262" calcext:value-type="float">
            <text:p>0.0808226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98330575" calcext:value-type="float">
            <text:p>1.2198330575</text:p>
          </table:table-cell>
          <table:table-cell office:value-type="float" office:value="-9.734803524" calcext:value-type="float">
            <text:p>-9.73480352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26" calcext:value-type="float">
            <text:p>426</text:p>
          </table:table-cell>
          <table:table-cell table:formula="of:=[.H427]/[.I427]" office:value-type="float" office:value="-0.125306386974596" calcext:value-type="float">
            <text:p>-0.125306387</text:p>
          </table:table-cell>
          <table:table-cell table:formula="of:=[.D427]/[.L427]" office:value-type="float" office:value="-0.735072427063707" calcext:value-type="float">
            <text:p>-0.7350724271</text:p>
          </table:table-cell>
        </table:table-row>
        <table:table-row table:style-name="ro1">
          <table:table-cell office:value-type="float" office:value="21.31" calcext:value-type="float">
            <text:p>21.31</text:p>
          </table:table-cell>
          <table:table-cell office:value-type="float" office:value="-6.1035728455" calcext:value-type="float">
            <text:p>-6.103572845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210927" calcext:value-type="float">
            <text:p>0.09210927</text:p>
          </table:table-cell>
          <table:table-cell office:value-type="float" office:value="0.0809467" calcext:value-type="float">
            <text:p>0.080946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13459235" calcext:value-type="float">
            <text:p>1.2213459235</text:p>
          </table:table-cell>
          <table:table-cell office:value-type="float" office:value="-9.7319361687" calcext:value-type="float">
            <text:p>-9.731936168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27" calcext:value-type="float">
            <text:p>427</text:p>
          </table:table-cell>
          <table:table-cell table:formula="of:=[.H428]/[.I428]" office:value-type="float" office:value="-0.125498760198213" calcext:value-type="float">
            <text:p>-0.1254987602</text:p>
          </table:table-cell>
          <table:table-cell table:formula="of:=[.D428]/[.L428]" office:value-type="float" office:value="-0.733945656949298" calcext:value-type="float">
            <text:p>-0.7339456569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-6.0945358276" calcext:value-type="float">
            <text:p>-6.094535827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70883" calcext:value-type="float">
            <text:p>0.09170883</text:p>
          </table:table-cell>
          <table:table-cell office:value-type="float" office:value="0.0809758" calcext:value-type="float">
            <text:p>0.080975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13650662" calcext:value-type="float">
            <text:p>1.2213650662</text:p>
          </table:table-cell>
          <table:table-cell office:value-type="float" office:value="-9.728591156" calcext:value-type="float">
            <text:p>-9.72859115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28" calcext:value-type="float">
            <text:p>428</text:p>
          </table:table-cell>
          <table:table-cell table:formula="of:=[.H429]/[.I429]" office:value-type="float" office:value="-0.125543878513873" calcext:value-type="float">
            <text:p>-0.1255438785</text:p>
          </table:table-cell>
          <table:table-cell table:formula="of:=[.D429]/[.L429]" office:value-type="float" office:value="-0.730492247695423" calcext:value-type="float">
            <text:p>-0.7304922477</text:p>
          </table:table-cell>
        </table:table-row>
        <table:table-row table:style-name="ro1">
          <table:table-cell office:value-type="float" office:value="21.41" calcext:value-type="float">
            <text:p>21.41</text:p>
          </table:table-cell>
          <table:table-cell office:value-type="float" office:value="-6.1010317802" calcext:value-type="float">
            <text:p>-6.10103178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4843" calcext:value-type="float">
            <text:p>0.09114843</text:p>
          </table:table-cell>
          <table:table-cell office:value-type="float" office:value="0.08113563" calcext:value-type="float">
            <text:p>0.0811356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40713769" calcext:value-type="float">
            <text:p>1.2240713769</text:p>
          </table:table-cell>
          <table:table-cell office:value-type="float" office:value="-9.730941124" calcext:value-type="float">
            <text:p>-9.73094112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29" calcext:value-type="float">
            <text:p>429</text:p>
          </table:table-cell>
          <table:table-cell table:formula="of:=[.H430]/[.I430]" office:value-type="float" office:value="-0.12579167434083" calcext:value-type="float">
            <text:p>-0.1257916743</text:p>
          </table:table-cell>
          <table:table-cell table:formula="of:=[.D430]/[.L430]" office:value-type="float" office:value="-0.7245982731181" calcext:value-type="float">
            <text:p>-0.7245982731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-6.0917654037" calcext:value-type="float">
            <text:p>-6.09176540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9114843" calcext:value-type="float">
            <text:p>0.09114843</text:p>
          </table:table-cell>
          <table:table-cell office:value-type="float" office:value="0.08103519" calcext:value-type="float">
            <text:p>0.0810351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19975334" calcext:value-type="float">
            <text:p>1.2219975334</text:p>
          </table:table-cell>
          <table:table-cell office:value-type="float" office:value="-9.726496048" calcext:value-type="float">
            <text:p>-9.72649604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30" calcext:value-type="float">
            <text:p>430</text:p>
          </table:table-cell>
          <table:table-cell table:formula="of:=[.H431]/[.I431]" office:value-type="float" office:value="-0.125635946117643" calcext:value-type="float">
            <text:p>-0.1256359461</text:p>
          </table:table-cell>
          <table:table-cell table:formula="of:=[.D431]/[.L431]" office:value-type="float" office:value="-0.725496426911531" calcext:value-type="float">
            <text:p>-0.7254964269</text:p>
          </table:table-cell>
        </table:table-row>
        <table:table-row table:style-name="ro1">
          <table:table-cell office:value-type="float" office:value="21.51" calcext:value-type="float">
            <text:p>21.51</text:p>
          </table:table-cell>
          <table:table-cell office:value-type="float" office:value="-6.0923280716" calcext:value-type="float">
            <text:p>-6.092328071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55664" calcext:value-type="float">
            <text:p>0.08955664</text:p>
          </table:table-cell>
          <table:table-cell office:value-type="float" office:value="0.08094577" calcext:value-type="float">
            <text:p>0.0809457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0937131" calcext:value-type="float">
            <text:p>1.220937131</text:p>
          </table:table-cell>
          <table:table-cell office:value-type="float" office:value="-9.7287906647" calcext:value-type="float">
            <text:p>-9.728790664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31" calcext:value-type="float">
            <text:p>431</text:p>
          </table:table-cell>
          <table:table-cell table:formula="of:=[.H432]/[.I432]" office:value-type="float" office:value="-0.125497317506281" calcext:value-type="float">
            <text:p>-0.1254973175</text:p>
          </table:table-cell>
          <table:table-cell table:formula="of:=[.D432]/[.L432]" office:value-type="float" office:value="-0.713613978207285" calcext:value-type="float">
            <text:p>-0.7136139782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-6.0936427116" calcext:value-type="float">
            <text:p>-6.093642711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955664" calcext:value-type="float">
            <text:p>0.08955664</text:p>
          </table:table-cell>
          <table:table-cell office:value-type="float" office:value="0.08101611" calcext:value-type="float">
            <text:p>0.0810161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18186373" calcext:value-type="float">
            <text:p>1.2218186373</text:p>
          </table:table-cell>
          <table:table-cell office:value-type="float" office:value="-9.7273615646" calcext:value-type="float">
            <text:p>-9.727361564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32" calcext:value-type="float">
            <text:p>432</text:p>
          </table:table-cell>
          <table:table-cell table:formula="of:=[.H433]/[.I433]" office:value-type="float" office:value="-0.12560637632166" calcext:value-type="float">
            <text:p>-0.1256063763</text:p>
          </table:table-cell>
          <table:table-cell table:formula="of:=[.D433]/[.L433]" office:value-type="float" office:value="-0.712994376739746" calcext:value-type="float">
            <text:p>-0.7129943767</text:p>
          </table:table-cell>
        </table:table-row>
        <table:table-row table:style-name="ro1">
          <table:table-cell office:value-type="float" office:value="21.61" calcext:value-type="float">
            <text:p>21.61</text:p>
          </table:table-cell>
          <table:table-cell office:value-type="float" office:value="-6.0726938248" calcext:value-type="float">
            <text:p>-6.07269382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58301" calcext:value-type="float">
            <text:p>0.08858301</text:p>
          </table:table-cell>
          <table:table-cell office:value-type="float" office:value="0.08119404" calcext:value-type="float">
            <text:p>0.0811940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43933862" calcext:value-type="float">
            <text:p>1.2243933862</text:p>
          </table:table-cell>
          <table:table-cell office:value-type="float" office:value="-9.7264982796" calcext:value-type="float">
            <text:p>-9.726498279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33" calcext:value-type="float">
            <text:p>433</text:p>
          </table:table-cell>
          <table:table-cell table:formula="of:=[.H434]/[.I434]" office:value-type="float" office:value="-0.125882239527868" calcext:value-type="float">
            <text:p>-0.1258822395</text:p>
          </table:table-cell>
          <table:table-cell table:formula="of:=[.D434]/[.L434]" office:value-type="float" office:value="-0.703697442405206" calcext:value-type="float">
            <text:p>-0.7036974424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-6.0922265053" calcext:value-type="float">
            <text:p>-6.092226505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59633" calcext:value-type="float">
            <text:p>0.08759633</text:p>
          </table:table-cell>
          <table:table-cell office:value-type="float" office:value="0.08163395" calcext:value-type="float">
            <text:p>0.0816339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14119345" calcext:value-type="float">
            <text:p>1.2314119345</text:p>
          </table:table-cell>
          <table:table-cell office:value-type="float" office:value="-9.7295384598" calcext:value-type="float">
            <text:p>-9.729538459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34" calcext:value-type="float">
            <text:p>434</text:p>
          </table:table-cell>
          <table:table-cell table:formula="of:=[.H435]/[.I435]" office:value-type="float" office:value="-0.126564270195126" calcext:value-type="float">
            <text:p>-0.1265642702</text:p>
          </table:table-cell>
          <table:table-cell table:formula="of:=[.D435]/[.L435]" office:value-type="float" office:value="-0.692109470271122" calcext:value-type="float">
            <text:p>-0.6921094703</text:p>
          </table:table-cell>
        </table:table-row>
        <table:table-row table:style-name="ro1">
          <table:table-cell office:value-type="float" office:value="21.71" calcext:value-type="float">
            <text:p>21.71</text:p>
          </table:table-cell>
          <table:table-cell office:value-type="float" office:value="-6.0659589767" calcext:value-type="float">
            <text:p>-6.06595897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59633" calcext:value-type="float">
            <text:p>0.08759633</text:p>
          </table:table-cell>
          <table:table-cell office:value-type="float" office:value="0.08189946" calcext:value-type="float">
            <text:p>0.0818994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58288246" calcext:value-type="float">
            <text:p>1.2358288246</text:p>
          </table:table-cell>
          <table:table-cell office:value-type="float" office:value="-9.7327819252" calcext:value-type="float">
            <text:p>-9.732781925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35" calcext:value-type="float">
            <text:p>435</text:p>
          </table:table-cell>
          <table:table-cell table:formula="of:=[.H436]/[.I436]" office:value-type="float" office:value="-0.126975908234439" calcext:value-type="float">
            <text:p>-0.1269759082</text:p>
          </table:table-cell>
          <table:table-cell table:formula="of:=[.D436]/[.L436]" office:value-type="float" office:value="-0.689865748692017" calcext:value-type="float">
            <text:p>-0.6898657487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-6.0747408867" calcext:value-type="float">
            <text:p>-6.07474088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6848" calcext:value-type="float">
            <text:p>0.08556848</text:p>
          </table:table-cell>
          <table:table-cell office:value-type="float" office:value="0.0820386" calcext:value-type="float">
            <text:p>0.082038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81803781" calcext:value-type="float">
            <text:p>1.2381803781</text:p>
          </table:table-cell>
          <table:table-cell office:value-type="float" office:value="-9.7347636032" calcext:value-type="float">
            <text:p>-9.734763603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36" calcext:value-type="float">
            <text:p>436</text:p>
          </table:table-cell>
          <table:table-cell table:formula="of:=[.H437]/[.I437]" office:value-type="float" office:value="-0.127191622577562" calcext:value-type="float">
            <text:p>-0.1271916226</text:p>
          </table:table-cell>
          <table:table-cell table:formula="of:=[.D437]/[.L437]" office:value-type="float" office:value="-0.672752483740194" calcext:value-type="float">
            <text:p>-0.6727524837</text:p>
          </table:table-cell>
        </table:table-row>
        <table:table-row table:style-name="ro1">
          <table:table-cell office:value-type="float" office:value="21.81" calcext:value-type="float">
            <text:p>21.81</text:p>
          </table:table-cell>
          <table:table-cell office:value-type="float" office:value="-6.0716767311" calcext:value-type="float">
            <text:p>-6.071676731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6848" calcext:value-type="float">
            <text:p>0.08556848</text:p>
          </table:table-cell>
          <table:table-cell office:value-type="float" office:value="0.08194642" calcext:value-type="float">
            <text:p>0.0819464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67435509" calcext:value-type="float">
            <text:p>1.2367435509</text:p>
          </table:table-cell>
          <table:table-cell office:value-type="float" office:value="-9.7344043541" calcext:value-type="float">
            <text:p>-9.734404354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37" calcext:value-type="float">
            <text:p>437</text:p>
          </table:table-cell>
          <table:table-cell table:formula="of:=[.H438]/[.I438]" office:value-type="float" office:value="-0.12704871360507" calcext:value-type="float">
            <text:p>-0.1270487136</text:p>
          </table:table-cell>
          <table:table-cell table:formula="of:=[.D438]/[.L438]" office:value-type="float" office:value="-0.673509219983044" calcext:value-type="float">
            <text:p>-0.67350922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-6.0478591919" calcext:value-type="float">
            <text:p>-6.047859191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61316" calcext:value-type="float">
            <text:p>0.08461316</text:p>
          </table:table-cell>
          <table:table-cell office:value-type="float" office:value="0.08185148" calcext:value-type="float">
            <text:p>0.0818514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59226614" calcext:value-type="float">
            <text:p>1.2359226614</text:p>
          </table:table-cell>
          <table:table-cell office:value-type="float" office:value="-9.7392266846" calcext:value-type="float">
            <text:p>-9.739226684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38" calcext:value-type="float">
            <text:p>438</text:p>
          </table:table-cell>
          <table:table-cell table:formula="of:=[.H439]/[.I439]" office:value-type="float" office:value="-0.12690151912721" calcext:value-type="float">
            <text:p>-0.1269015191</text:p>
          </table:table-cell>
          <table:table-cell table:formula="of:=[.D439]/[.L439]" office:value-type="float" office:value="-0.66676238851941" calcext:value-type="float">
            <text:p>-0.6667623885</text:p>
          </table:table-cell>
        </table:table-row>
        <table:table-row table:style-name="ro1">
          <table:table-cell office:value-type="float" office:value="21.91" calcext:value-type="float">
            <text:p>21.91</text:p>
          </table:table-cell>
          <table:table-cell office:value-type="float" office:value="-6.0709748268" calcext:value-type="float">
            <text:p>-6.070974826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74439" calcext:value-type="float">
            <text:p>0.08374439</text:p>
          </table:table-cell>
          <table:table-cell office:value-type="float" office:value="0.08157236" calcext:value-type="float">
            <text:p>0.0815723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20096976" calcext:value-type="float">
            <text:p>1.2320096976</text:p>
          </table:table-cell>
          <table:table-cell office:value-type="float" office:value="-9.7416112709" calcext:value-type="float">
            <text:p>-9.741611270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39" calcext:value-type="float">
            <text:p>439</text:p>
          </table:table-cell>
          <table:table-cell table:formula="of:=[.H440]/[.I440]" office:value-type="float" office:value="-0.126468780506593" calcext:value-type="float">
            <text:p>-0.1264687805</text:p>
          </table:table-cell>
          <table:table-cell table:formula="of:=[.D440]/[.L440]" office:value-type="float" office:value="-0.66217440908774" calcext:value-type="float">
            <text:p>-0.6621744091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-6.0421190262" calcext:value-type="float">
            <text:p>-6.042119026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74439" calcext:value-type="float">
            <text:p>0.08374439</text:p>
          </table:table-cell>
          <table:table-cell office:value-type="float" office:value="0.08142605" calcext:value-type="float">
            <text:p>0.0814260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97679061" calcext:value-type="float">
            <text:p>1.2297679061</text:p>
          </table:table-cell>
          <table:table-cell office:value-type="float" office:value="-9.7413584518" calcext:value-type="float">
            <text:p>-9.741358451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40" calcext:value-type="float">
            <text:p>440</text:p>
          </table:table-cell>
          <table:table-cell table:formula="of:=[.H441]/[.I441]" office:value-type="float" office:value="-0.126241931470324" calcext:value-type="float">
            <text:p>-0.1262419315</text:p>
          </table:table-cell>
          <table:table-cell table:formula="of:=[.D441]/[.L441]" office:value-type="float" office:value="-0.66336429603571" calcext:value-type="float">
            <text:p>-0.663364296</text:p>
          </table:table-cell>
        </table:table-row>
        <table:table-row table:style-name="ro1">
          <table:table-cell office:value-type="float" office:value="22.01" calcext:value-type="float">
            <text:p>22.01</text:p>
          </table:table-cell>
          <table:table-cell office:value-type="float" office:value="-6.054084301" calcext:value-type="float">
            <text:p>-6.05408430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31463" calcext:value-type="float">
            <text:p>0.08231463</text:p>
          </table:table-cell>
          <table:table-cell office:value-type="float" office:value="0.08124037" calcext:value-type="float">
            <text:p>0.0812403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65609688" calcext:value-type="float">
            <text:p>1.2265609688</text:p>
          </table:table-cell>
          <table:table-cell office:value-type="float" office:value="-9.7381611443" calcext:value-type="float">
            <text:p>-9.738161144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41" calcext:value-type="float">
            <text:p>441</text:p>
          </table:table-cell>
          <table:table-cell table:formula="of:=[.H442]/[.I442]" office:value-type="float" office:value="-0.125954063670217" calcext:value-type="float">
            <text:p>-0.1259540637</text:p>
          </table:table-cell>
          <table:table-cell table:formula="of:=[.D442]/[.L442]" office:value-type="float" office:value="-0.653528973987869" calcext:value-type="float">
            <text:p>-0.653528974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-6.0485277176" calcext:value-type="float">
            <text:p>-6.048527717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31463" calcext:value-type="float">
            <text:p>0.08231463</text:p>
          </table:table-cell>
          <table:table-cell office:value-type="float" office:value="0.08106405" calcext:value-type="float">
            <text:p>0.0810640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37783092" calcext:value-type="float">
            <text:p>1.2237783092</text:p>
          </table:table-cell>
          <table:table-cell office:value-type="float" office:value="-9.7372021675" calcext:value-type="float">
            <text:p>-9.737202167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42" calcext:value-type="float">
            <text:p>442</text:p>
          </table:table-cell>
          <table:table-cell table:formula="of:=[.H443]/[.I443]" office:value-type="float" office:value="-0.125680692271608" calcext:value-type="float">
            <text:p>-0.1256806923</text:p>
          </table:table-cell>
          <table:table-cell table:formula="of:=[.D443]/[.L443]" office:value-type="float" office:value="-0.654950482148128" calcext:value-type="float">
            <text:p>-0.6549504821</text:p>
          </table:table-cell>
        </table:table-row>
        <table:table-row table:style-name="ro1">
          <table:table-cell office:value-type="float" office:value="22.11" calcext:value-type="float">
            <text:p>22.11</text:p>
          </table:table-cell>
          <table:table-cell office:value-type="float" office:value="-6.0337934494" calcext:value-type="float">
            <text:p>-6.033793449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78634" calcext:value-type="float">
            <text:p>0.08178634</text:p>
          </table:table-cell>
          <table:table-cell office:value-type="float" office:value="0.0814999" calcext:value-type="float">
            <text:p>0.081499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05369014" calcext:value-type="float">
            <text:p>1.2305369014</text:p>
          </table:table-cell>
          <table:table-cell office:value-type="float" office:value="-9.7386167717" calcext:value-type="float">
            <text:p>-9.738616771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43" calcext:value-type="float">
            <text:p>443</text:p>
          </table:table-cell>
          <table:table-cell table:formula="of:=[.H444]/[.I444]" office:value-type="float" office:value="-0.12635643544121" calcext:value-type="float">
            <text:p>-0.1263564354</text:p>
          </table:table-cell>
          <table:table-cell table:formula="of:=[.D444]/[.L444]" office:value-type="float" office:value="-0.647266913746174" calcext:value-type="float">
            <text:p>-0.6472669137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-6.0488228798" calcext:value-type="float">
            <text:p>-6.048822879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1246" calcext:value-type="float">
            <text:p>0.08141246</text:p>
          </table:table-cell>
          <table:table-cell office:value-type="float" office:value="0.08196009" calcext:value-type="float">
            <text:p>0.0819600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72362012" calcext:value-type="float">
            <text:p>1.2372362012</text:p>
          </table:table-cell>
          <table:table-cell office:value-type="float" office:value="-9.736657505" calcext:value-type="float">
            <text:p>-9.73665750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44" calcext:value-type="float">
            <text:p>444</text:p>
          </table:table-cell>
          <table:table-cell table:formula="of:=[.H445]/[.I445]" office:value-type="float" office:value="-0.127069910856436" calcext:value-type="float">
            <text:p>-0.1270699109</text:p>
          </table:table-cell>
          <table:table-cell table:formula="of:=[.D445]/[.L445]" office:value-type="float" office:value="-0.6406903054491" calcext:value-type="float">
            <text:p>-0.6406903054</text:p>
          </table:table-cell>
        </table:table-row>
        <table:table-row table:style-name="ro1">
          <table:table-cell office:value-type="float" office:value="22.21" calcext:value-type="float">
            <text:p>22.21</text:p>
          </table:table-cell>
          <table:table-cell office:value-type="float" office:value="-6.0310544968" calcext:value-type="float">
            <text:p>-6.031054496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1246" calcext:value-type="float">
            <text:p>0.08141246</text:p>
          </table:table-cell>
          <table:table-cell office:value-type="float" office:value="0.08201402" calcext:value-type="float">
            <text:p>0.0820140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79937655" calcext:value-type="float">
            <text:p>1.2379937655</text:p>
          </table:table-cell>
          <table:table-cell office:value-type="float" office:value="-9.7362135124" calcext:value-type="float">
            <text:p>-9.736213512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45" calcext:value-type="float">
            <text:p>445</text:p>
          </table:table-cell>
          <table:table-cell table:formula="of:=[.H446]/[.I446]" office:value-type="float" office:value="-0.127153514446175" calcext:value-type="float">
            <text:p>-0.1271535144</text:p>
          </table:table-cell>
          <table:table-cell table:formula="of:=[.D446]/[.L446]" office:value-type="float" office:value="-0.640269050797352" calcext:value-type="float">
            <text:p>-0.6402690508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-6.0402464867" calcext:value-type="float">
            <text:p>-6.04024648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136" calcext:value-type="float">
            <text:p>0.0811136</text:p>
          </table:table-cell>
          <table:table-cell office:value-type="float" office:value="0.0819702" calcext:value-type="float">
            <text:p>0.081970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73478717" calcext:value-type="float">
            <text:p>1.2373478717</text:p>
          </table:table-cell>
          <table:table-cell office:value-type="float" office:value="-9.7363360596" calcext:value-type="float">
            <text:p>-9.736336059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46" calcext:value-type="float">
            <text:p>446</text:p>
          </table:table-cell>
          <table:table-cell table:formula="of:=[.H447]/[.I447]" office:value-type="float" office:value="-0.127085575531257" calcext:value-type="float">
            <text:p>-0.1270855755</text:p>
          </table:table-cell>
          <table:table-cell table:formula="of:=[.D447]/[.L447]" office:value-type="float" office:value="-0.638259689669106" calcext:value-type="float">
            <text:p>-0.6382596897</text:p>
          </table:table-cell>
        </table:table-row>
        <table:table-row table:style-name="ro1">
          <table:table-cell office:value-type="float" office:value="22.31" calcext:value-type="float">
            <text:p>22.31</text:p>
          </table:table-cell>
          <table:table-cell office:value-type="float" office:value="-6.0351014137" calcext:value-type="float">
            <text:p>-6.03510141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136" calcext:value-type="float">
            <text:p>0.0811136</text:p>
          </table:table-cell>
          <table:table-cell office:value-type="float" office:value="0.08194863" calcext:value-type="float">
            <text:p>0.0819486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68040103" calcext:value-type="float">
            <text:p>1.2368040103</text:p>
          </table:table-cell>
          <table:table-cell office:value-type="float" office:value="-9.7346172142" calcext:value-type="float">
            <text:p>-9.734617214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47" calcext:value-type="float">
            <text:p>447</text:p>
          </table:table-cell>
          <table:table-cell table:formula="of:=[.H448]/[.I448]" office:value-type="float" office:value="-0.127052146282225" calcext:value-type="float">
            <text:p>-0.1270521463</text:p>
          </table:table-cell>
          <table:table-cell table:formula="of:=[.D448]/[.L448]" office:value-type="float" office:value="-0.638427624983367" calcext:value-type="float">
            <text:p>-0.638427625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-6.0344524384" calcext:value-type="float">
            <text:p>-6.03445243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1136" calcext:value-type="float">
            <text:p>0.0811136</text:p>
          </table:table-cell>
          <table:table-cell office:value-type="float" office:value="0.08194519" calcext:value-type="float">
            <text:p>0.0819451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68991703" calcext:value-type="float">
            <text:p>1.2368991703</text:p>
          </table:table-cell>
          <table:table-cell office:value-type="float" office:value="-9.7357752228" calcext:value-type="float">
            <text:p>-9.735775222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48" calcext:value-type="float">
            <text:p>448</text:p>
          </table:table-cell>
          <table:table-cell table:formula="of:=[.H449]/[.I449]" office:value-type="float" office:value="-0.127046808496907" calcext:value-type="float">
            <text:p>-0.1270468085</text:p>
          </table:table-cell>
          <table:table-cell table:formula="of:=[.D449]/[.L449]" office:value-type="float" office:value="-0.638454448086156" calcext:value-type="float">
            <text:p>-0.6384544481</text:p>
          </table:table-cell>
        </table:table-row>
        <table:table-row table:style-name="ro1">
          <table:table-cell office:value-type="float" office:value="22.41" calcext:value-type="float">
            <text:p>22.41</text:p>
          </table:table-cell>
          <table:table-cell office:value-type="float" office:value="-6.0360908508" calcext:value-type="float">
            <text:p>-6.036090850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1157" calcext:value-type="float">
            <text:p>0.08141157</text:p>
          </table:table-cell>
          <table:table-cell office:value-type="float" office:value="0.08190526" calcext:value-type="float">
            <text:p>0.0819052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61327296" calcext:value-type="float">
            <text:p>1.2361327296</text:p>
          </table:table-cell>
          <table:table-cell office:value-type="float" office:value="-9.7344854546" calcext:value-type="float">
            <text:p>-9.734485454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49" calcext:value-type="float">
            <text:p>449</text:p>
          </table:table-cell>
          <table:table-cell table:formula="of:=[.H450]/[.I450]" office:value-type="float" office:value="-0.126984906943989" calcext:value-type="float">
            <text:p>-0.1269849069</text:p>
          </table:table-cell>
          <table:table-cell table:formula="of:=[.D450]/[.L450]" office:value-type="float" office:value="-0.641112175921104" calcext:value-type="float">
            <text:p>-0.6411121759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-6.0346722603" calcext:value-type="float">
            <text:p>-6.034672260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141157" calcext:value-type="float">
            <text:p>0.08141157</text:p>
          </table:table-cell>
          <table:table-cell office:value-type="float" office:value="0.08233557" calcext:value-type="float">
            <text:p>0.0823355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26423937" calcext:value-type="float">
            <text:p>1.2426423937</text:p>
          </table:table-cell>
          <table:table-cell office:value-type="float" office:value="-9.7346059799" calcext:value-type="float">
            <text:p>-9.734605979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50" calcext:value-type="float">
            <text:p>450</text:p>
          </table:table-cell>
          <table:table-cell table:formula="of:=[.H451]/[.I451]" office:value-type="float" office:value="-0.127652048399884" calcext:value-type="float">
            <text:p>-0.1276520484</text:p>
          </table:table-cell>
          <table:table-cell table:formula="of:=[.D451]/[.L451]" office:value-type="float" office:value="-0.637761563723357" calcext:value-type="float">
            <text:p>-0.6377615637</text:p>
          </table:table-cell>
        </table:table-row>
        <table:table-row table:style-name="ro1">
          <table:table-cell office:value-type="float" office:value="22.51" calcext:value-type="float">
            <text:p>22.51</text:p>
          </table:table-cell>
          <table:table-cell office:value-type="float" office:value="-6.0393543243" calcext:value-type="float">
            <text:p>-6.039354324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20652" calcext:value-type="float">
            <text:p>0.08220652</text:p>
          </table:table-cell>
          <table:table-cell office:value-type="float" office:value="0.08270656" calcext:value-type="float">
            <text:p>0.0827065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81271392" calcext:value-type="float">
            <text:p>1.2481271392</text:p>
          </table:table-cell>
          <table:table-cell office:value-type="float" office:value="-9.7337144852" calcext:value-type="float">
            <text:p>-9.733714485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51" calcext:value-type="float">
            <text:p>451</text:p>
          </table:table-cell>
          <table:table-cell table:formula="of:=[.H452]/[.I452]" office:value-type="float" office:value="-0.128227219022888" calcext:value-type="float">
            <text:p>-0.128227219</text:p>
          </table:table-cell>
          <table:table-cell table:formula="of:=[.D452]/[.L452]" office:value-type="float" office:value="-0.641100389031492" calcext:value-type="float">
            <text:p>-0.641100389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-6.0352129936" calcext:value-type="float">
            <text:p>-6.03521299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20652" calcext:value-type="float">
            <text:p>0.08220652</text:p>
          </table:table-cell>
          <table:table-cell office:value-type="float" office:value="0.08306952" calcext:value-type="float">
            <text:p>0.083069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37890989" calcext:value-type="float">
            <text:p>1.2537890989</text:p>
          </table:table-cell>
          <table:table-cell office:value-type="float" office:value="-9.7351469803" calcext:value-type="float">
            <text:p>-9.735146980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52" calcext:value-type="float">
            <text:p>452</text:p>
          </table:table-cell>
          <table:table-cell table:formula="of:=[.H453]/[.I453]" office:value-type="float" office:value="-0.12878995062295" calcext:value-type="float">
            <text:p>-0.1287899506</text:p>
          </table:table-cell>
          <table:table-cell table:formula="of:=[.D453]/[.L453]" office:value-type="float" office:value="-0.638299180971585" calcext:value-type="float">
            <text:p>-0.638299181</text:p>
          </table:table-cell>
        </table:table-row>
        <table:table-row table:style-name="ro1">
          <table:table-cell office:value-type="float" office:value="22.61" calcext:value-type="float">
            <text:p>22.61</text:p>
          </table:table-cell>
          <table:table-cell office:value-type="float" office:value="-6.047978878" calcext:value-type="float">
            <text:p>-6.04797887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220652" calcext:value-type="float">
            <text:p>0.08220652</text:p>
          </table:table-cell>
          <table:table-cell office:value-type="float" office:value="0.08291695" calcext:value-type="float">
            <text:p>0.0829169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13813716" calcext:value-type="float">
            <text:p>1.2513813716</text:p>
          </table:table-cell>
          <table:table-cell office:value-type="float" office:value="-9.7343306732" calcext:value-type="float">
            <text:p>-9.734330673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53" calcext:value-type="float">
            <text:p>453</text:p>
          </table:table-cell>
          <table:table-cell table:formula="of:=[.H454]/[.I454]" office:value-type="float" office:value="-0.128553406865993" calcext:value-type="float">
            <text:p>-0.1285534069</text:p>
          </table:table-cell>
          <table:table-cell table:formula="of:=[.D454]/[.L454]" office:value-type="float" office:value="-0.639473678715443" calcext:value-type="float">
            <text:p>-0.6394736787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-6.0367417336" calcext:value-type="float">
            <text:p>-6.03674173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36996" calcext:value-type="float">
            <text:p>0.08336996</text:p>
          </table:table-cell>
          <table:table-cell office:value-type="float" office:value="0.08332878" calcext:value-type="float">
            <text:p>0.0833287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77498204" calcext:value-type="float">
            <text:p>1.2577498204</text:p>
          </table:table-cell>
          <table:table-cell office:value-type="float" office:value="-9.7355152321" calcext:value-type="float">
            <text:p>-9.735515232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54" calcext:value-type="float">
            <text:p>454</text:p>
          </table:table-cell>
          <table:table-cell table:formula="of:=[.H455]/[.I455]" office:value-type="float" office:value="-0.129191911307677" calcext:value-type="float">
            <text:p>-0.1291919113</text:p>
          </table:table-cell>
          <table:table-cell table:formula="of:=[.D455]/[.L455]" office:value-type="float" office:value="-0.645318728983352" calcext:value-type="float">
            <text:p>-0.645318729</text:p>
          </table:table-cell>
        </table:table-row>
        <table:table-row table:style-name="ro1">
          <table:table-cell office:value-type="float" office:value="22.71" calcext:value-type="float">
            <text:p>22.71</text:p>
          </table:table-cell>
          <table:table-cell office:value-type="float" office:value="-6.0448160172" calcext:value-type="float">
            <text:p>-6.04481601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36996" calcext:value-type="float">
            <text:p>0.08336996</text:p>
          </table:table-cell>
          <table:table-cell office:value-type="float" office:value="0.08294604" calcext:value-type="float">
            <text:p>0.0829460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20695966" calcext:value-type="float">
            <text:p>1.2520695966</text:p>
          </table:table-cell>
          <table:table-cell office:value-type="float" office:value="-9.7362677956" calcext:value-type="float">
            <text:p>-9.736267795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55" calcext:value-type="float">
            <text:p>455</text:p>
          </table:table-cell>
          <table:table-cell table:formula="of:=[.H456]/[.I456]" office:value-type="float" office:value="-0.128598516688893" calcext:value-type="float">
            <text:p>-0.1285985167</text:p>
          </table:table-cell>
          <table:table-cell table:formula="of:=[.D456]/[.L456]" office:value-type="float" office:value="-0.648296435655548" calcext:value-type="float">
            <text:p>-0.6482964357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-6.053747654" calcext:value-type="float">
            <text:p>-6.0537476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36996" calcext:value-type="float">
            <text:p>0.08336996</text:p>
          </table:table-cell>
          <table:table-cell office:value-type="float" office:value="0.08262612" calcext:value-type="float">
            <text:p>0.0826261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79177517" calcext:value-type="float">
            <text:p>1.2479177517</text:p>
          </table:table-cell>
          <table:table-cell office:value-type="float" office:value="-9.7415551567" calcext:value-type="float">
            <text:p>-9.741555156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56" calcext:value-type="float">
            <text:p>456</text:p>
          </table:table-cell>
          <table:table-cell table:formula="of:=[.H457]/[.I457]" office:value-type="float" office:value="-0.128102518707366" calcext:value-type="float">
            <text:p>-0.1281025187</text:p>
          </table:table-cell>
          <table:table-cell table:formula="of:=[.D457]/[.L457]" office:value-type="float" office:value="-0.650806563690196" calcext:value-type="float">
            <text:p>-0.6508065637</text:p>
          </table:table-cell>
        </table:table-row>
        <table:table-row table:style-name="ro1">
          <table:table-cell office:value-type="float" office:value="22.81" calcext:value-type="float">
            <text:p>22.81</text:p>
          </table:table-cell>
          <table:table-cell office:value-type="float" office:value="-6.0436992645" calcext:value-type="float">
            <text:p>-6.043699264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71868" calcext:value-type="float">
            <text:p>0.08471868</text:p>
          </table:table-cell>
          <table:table-cell office:value-type="float" office:value="0.08229545" calcext:value-type="float">
            <text:p>0.0822954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2704882" calcext:value-type="float">
            <text:p>1.242704882</text:p>
          </table:table-cell>
          <table:table-cell office:value-type="float" office:value="-9.7398418427" calcext:value-type="float">
            <text:p>-9.739841842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57" calcext:value-type="float">
            <text:p>457</text:p>
          </table:table-cell>
          <table:table-cell table:formula="of:=[.H458]/[.I458]" office:value-type="float" office:value="-0.127589842018986" calcext:value-type="float">
            <text:p>-0.127589842</text:p>
          </table:table-cell>
          <table:table-cell table:formula="of:=[.D458]/[.L458]" office:value-type="float" office:value="-0.663992357537316" calcext:value-type="float">
            <text:p>-0.6639923575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-6.0514140129" calcext:value-type="float">
            <text:p>-6.051414012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71868" calcext:value-type="float">
            <text:p>0.08471868</text:p>
          </table:table-cell>
          <table:table-cell office:value-type="float" office:value="0.08200517" calcext:value-type="float">
            <text:p>0.0820051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84799403" calcext:value-type="float">
            <text:p>1.2384799403</text:p>
          </table:table-cell>
          <table:table-cell office:value-type="float" office:value="-9.7410873604" calcext:value-type="float">
            <text:p>-9.741087360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58" calcext:value-type="float">
            <text:p>458</text:p>
          </table:table-cell>
          <table:table-cell table:formula="of:=[.H459]/[.I459]" office:value-type="float" office:value="-0.127139804261969" calcext:value-type="float">
            <text:p>-0.1271398043</text:p>
          </table:table-cell>
          <table:table-cell table:formula="of:=[.D459]/[.L459]" office:value-type="float" office:value="-0.66634269646537" calcext:value-type="float">
            <text:p>-0.6663426965</text:p>
          </table:table-cell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-6.0627293587" calcext:value-type="float">
            <text:p>-6.062729358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8264" calcext:value-type="float">
            <text:p>0.08608264</text:p>
          </table:table-cell>
          <table:table-cell office:value-type="float" office:value="0.08229177" calcext:value-type="float">
            <text:p>0.0822917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27105826" calcext:value-type="float">
            <text:p>1.2427105826</text:p>
          </table:table-cell>
          <table:table-cell office:value-type="float" office:value="-9.7403214645" calcext:value-type="float">
            <text:p>-9.740321464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59" calcext:value-type="float">
            <text:p>459</text:p>
          </table:table-cell>
          <table:table-cell table:formula="of:=[.H460]/[.I460]" office:value-type="float" office:value="-0.127584144643402" calcext:value-type="float">
            <text:p>-0.1275841446</text:p>
          </table:table-cell>
          <table:table-cell table:formula="of:=[.D460]/[.L460]" office:value-type="float" office:value="-0.67471267876272" calcext:value-type="float">
            <text:p>-0.6747126788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-6.0505003929" calcext:value-type="float">
            <text:p>-6.050500392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8264" calcext:value-type="float">
            <text:p>0.08608264</text:p>
          </table:table-cell>
          <table:table-cell office:value-type="float" office:value="0.08242005" calcext:value-type="float">
            <text:p>0.0824200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44944066" calcext:value-type="float">
            <text:p>1.2444944066</text:p>
          </table:table-cell>
          <table:table-cell office:value-type="float" office:value="-9.7391213226" calcext:value-type="float">
            <text:p>-9.739121322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60" calcext:value-type="float">
            <text:p>460</text:p>
          </table:table-cell>
          <table:table-cell table:formula="of:=[.H461]/[.I461]" office:value-type="float" office:value="-0.127783027377645" calcext:value-type="float">
            <text:p>-0.1277830274</text:p>
          </table:table-cell>
          <table:table-cell table:formula="of:=[.D461]/[.L461]" office:value-type="float" office:value="-0.673662549452635" calcext:value-type="float">
            <text:p>-0.6736625495</text:p>
          </table:table-cell>
        </table:table-row>
        <table:table-row table:style-name="ro1">
          <table:table-cell office:value-type="float" office:value="23.01" calcext:value-type="float">
            <text:p>23.01</text:p>
          </table:table-cell>
          <table:table-cell office:value-type="float" office:value="-6.0765910149" calcext:value-type="float">
            <text:p>-6.076591014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63245" calcext:value-type="float">
            <text:p>0.08663245</text:p>
          </table:table-cell>
          <table:table-cell office:value-type="float" office:value="0.0828733" calcext:value-type="float">
            <text:p>0.082873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12208086" calcext:value-type="float">
            <text:p>1.2512208086</text:p>
          </table:table-cell>
          <table:table-cell office:value-type="float" office:value="-9.7382084274" calcext:value-type="float">
            <text:p>-9.738208427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61" calcext:value-type="float">
            <text:p>461</text:p>
          </table:table-cell>
          <table:table-cell table:formula="of:=[.H462]/[.I462]" office:value-type="float" office:value="-0.12848572896422" calcext:value-type="float">
            <text:p>-0.128485729</text:p>
          </table:table-cell>
          <table:table-cell table:formula="of:=[.D462]/[.L462]" office:value-type="float" office:value="-0.674257372381993" calcext:value-type="float">
            <text:p>-0.6742573724</text:p>
          </table:table-cell>
        </table:table-row>
        <table:table-row table:style-name="ro1">
          <table:table-cell office:value-type="float" office:value="23.06" calcext:value-type="float">
            <text:p>23.06</text:p>
          </table:table-cell>
          <table:table-cell office:value-type="float" office:value="-6.0543751717" calcext:value-type="float">
            <text:p>-6.054375171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27074" calcext:value-type="float">
            <text:p>0.08727074</text:p>
          </table:table-cell>
          <table:table-cell office:value-type="float" office:value="0.0831275" calcext:value-type="float">
            <text:p>0.083127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47085434" calcext:value-type="float">
            <text:p>1.2547085434</text:p>
          </table:table-cell>
          <table:table-cell office:value-type="float" office:value="-9.735490303" calcext:value-type="float">
            <text:p>-9.73549030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62" calcext:value-type="float">
            <text:p>462</text:p>
          </table:table-cell>
          <table:table-cell table:formula="of:=[.H463]/[.I463]" office:value-type="float" office:value="-0.128879851383896" calcext:value-type="float">
            <text:p>-0.1288798514</text:p>
          </table:table-cell>
          <table:table-cell table:formula="of:=[.D463]/[.L463]" office:value-type="float" office:value="-0.677148049620616" calcext:value-type="float">
            <text:p>-0.6771480496</text:p>
          </table:table-cell>
        </table:table-row>
        <table:table-row table:style-name="ro1">
          <table:table-cell office:value-type="float" office:value="23.11" calcext:value-type="float">
            <text:p>23.11</text:p>
          </table:table-cell>
          <table:table-cell office:value-type="float" office:value="-6.076936245" calcext:value-type="float">
            <text:p>-6.07693624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27074" calcext:value-type="float">
            <text:p>0.08727074</text:p>
          </table:table-cell>
          <table:table-cell office:value-type="float" office:value="0.08300079" calcext:value-type="float">
            <text:p>0.0830007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29806811" calcext:value-type="float">
            <text:p>1.2529806811</text:p>
          </table:table-cell>
          <table:table-cell office:value-type="float" office:value="-9.7369261932" calcext:value-type="float">
            <text:p>-9.736926193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63" calcext:value-type="float">
            <text:p>463</text:p>
          </table:table-cell>
          <table:table-cell table:formula="of:=[.H464]/[.I464]" office:value-type="float" office:value="-0.128683391065966" calcext:value-type="float">
            <text:p>-0.1286833911</text:p>
          </table:table-cell>
          <table:table-cell table:formula="of:=[.D464]/[.L464]" office:value-type="float" office:value="-0.67818184831066" calcext:value-type="float">
            <text:p>-0.6781818483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-6.0679020882" calcext:value-type="float">
            <text:p>-6.067902088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16673" calcext:value-type="float">
            <text:p>0.08816673</text:p>
          </table:table-cell>
          <table:table-cell office:value-type="float" office:value="0.08305553" calcext:value-type="float">
            <text:p>0.0830555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39414364" calcext:value-type="float">
            <text:p>1.2539414364</text:p>
          </table:table-cell>
          <table:table-cell office:value-type="float" office:value="-9.7379691124" calcext:value-type="float">
            <text:p>-9.737969112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64" calcext:value-type="float">
            <text:p>464</text:p>
          </table:table-cell>
          <table:table-cell table:formula="of:=[.H465]/[.I465]" office:value-type="float" office:value="-0.128768270049581" calcext:value-type="float">
            <text:p>-0.12876827</text:p>
          </table:table-cell>
          <table:table-cell table:formula="of:=[.D465]/[.L465]" office:value-type="float" office:value="-0.684692975731152" calcext:value-type="float">
            <text:p>-0.6846929757</text:p>
          </table:table-cell>
        </table:table-row>
        <table:table-row table:style-name="ro1">
          <table:table-cell office:value-type="float" office:value="23.21" calcext:value-type="float">
            <text:p>23.21</text:p>
          </table:table-cell>
          <table:table-cell office:value-type="float" office:value="-6.0719428062" calcext:value-type="float">
            <text:p>-6.071942806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16673" calcext:value-type="float">
            <text:p>0.08816673</text:p>
          </table:table-cell>
          <table:table-cell office:value-type="float" office:value="0.08375903" calcext:value-type="float">
            <text:p>0.0837590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48792392" calcext:value-type="float">
            <text:p>1.2648792392</text:p>
          </table:table-cell>
          <table:table-cell office:value-type="float" office:value="-9.7404083633" calcext:value-type="float">
            <text:p>-9.740408363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65" calcext:value-type="float">
            <text:p>465</text:p>
          </table:table-cell>
          <table:table-cell table:formula="of:=[.H466]/[.I466]" office:value-type="float" office:value="-0.129858953754529" calcext:value-type="float">
            <text:p>-0.1298589538</text:p>
          </table:table-cell>
          <table:table-cell table:formula="of:=[.D466]/[.L466]" office:value-type="float" office:value="-0.678942248115296" calcext:value-type="float">
            <text:p>-0.6789422481</text:p>
          </table:table-cell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-6.0809545517" calcext:value-type="float">
            <text:p>-6.080954551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16673" calcext:value-type="float">
            <text:p>0.08816673</text:p>
          </table:table-cell>
          <table:table-cell office:value-type="float" office:value="0.08401717" calcext:value-type="float">
            <text:p>0.0840171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88348156" calcext:value-type="float">
            <text:p>1.2688348156</text:p>
          </table:table-cell>
          <table:table-cell office:value-type="float" office:value="-9.7408481979" calcext:value-type="float">
            <text:p>-9.740848197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66" calcext:value-type="float">
            <text:p>466</text:p>
          </table:table-cell>
          <table:table-cell table:formula="of:=[.H467]/[.I467]" office:value-type="float" office:value="-0.130259171462455" calcext:value-type="float">
            <text:p>-0.1302591715</text:p>
          </table:table-cell>
          <table:table-cell table:formula="of:=[.D467]/[.L467]" office:value-type="float" office:value="-0.676856216803227" calcext:value-type="float">
            <text:p>-0.6768562168</text:p>
          </table:table-cell>
        </table:table-row>
        <table:table-row table:style-name="ro1">
          <table:table-cell office:value-type="float" office:value="23.31" calcext:value-type="float">
            <text:p>23.31</text:p>
          </table:table-cell>
          <table:table-cell office:value-type="float" office:value="-6.0716342926" calcext:value-type="float">
            <text:p>-6.071634292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629" calcext:value-type="float">
            <text:p>0.0886629</text:p>
          </table:table-cell>
          <table:table-cell office:value-type="float" office:value="0.08450301" calcext:value-type="float">
            <text:p>0.0845030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762224025" calcext:value-type="float">
            <text:p>1.2762224025</text:p>
          </table:table-cell>
          <table:table-cell office:value-type="float" office:value="-9.7412326431" calcext:value-type="float">
            <text:p>-9.741232643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67" calcext:value-type="float">
            <text:p>467</text:p>
          </table:table-cell>
          <table:table-cell table:formula="of:=[.H468]/[.I468]" office:value-type="float" office:value="-0.131012413855446" calcext:value-type="float">
            <text:p>-0.1310124139</text:p>
          </table:table-cell>
          <table:table-cell table:formula="of:=[.D468]/[.L468]" office:value-type="float" office:value="-0.676751899998019" calcext:value-type="float">
            <text:p>-0.6767519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-6.0786452293" calcext:value-type="float">
            <text:p>-6.078645229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629" calcext:value-type="float">
            <text:p>0.0886629</text:p>
          </table:table-cell>
          <table:table-cell office:value-type="float" office:value="0.08486877" calcext:value-type="float">
            <text:p>0.0848687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818217152" calcext:value-type="float">
            <text:p>1.2818217152</text:p>
          </table:table-cell>
          <table:table-cell office:value-type="float" office:value="-9.7418054199" calcext:value-type="float">
            <text:p>-9.741805419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68" calcext:value-type="float">
            <text:p>468</text:p>
          </table:table-cell>
          <table:table-cell table:formula="of:=[.H469]/[.I469]" office:value-type="float" office:value="-0.131579482441886" calcext:value-type="float">
            <text:p>-0.1315794824</text:p>
          </table:table-cell>
          <table:table-cell table:formula="of:=[.D469]/[.L469]" office:value-type="float" office:value="-0.673835299809447" calcext:value-type="float">
            <text:p>-0.6738352998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 office:value-type="float" office:value="-6.0799856186" calcext:value-type="float">
            <text:p>-6.07998561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61934" calcext:value-type="float">
            <text:p>0.08861934</text:p>
          </table:table-cell>
          <table:table-cell office:value-type="float" office:value="0.08432101" calcext:value-type="float">
            <text:p>0.0843210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73564356" calcext:value-type="float">
            <text:p>1.273564356</text:p>
          </table:table-cell>
          <table:table-cell office:value-type="float" office:value="-9.741925087" calcext:value-type="float">
            <text:p>-9.74192508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69" calcext:value-type="float">
            <text:p>469</text:p>
          </table:table-cell>
          <table:table-cell table:formula="of:=[.H470]/[.I470]" office:value-type="float" office:value="-0.130730255532297" calcext:value-type="float">
            <text:p>-0.1307302555</text:p>
          </table:table-cell>
          <table:table-cell table:formula="of:=[.D470]/[.L470]" office:value-type="float" office:value="-0.677879345061839" calcext:value-type="float">
            <text:p>-0.6778793451</text:p>
          </table:table-cell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-6.0773224831" calcext:value-type="float">
            <text:p>-6.077322483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74075" calcext:value-type="float">
            <text:p>0.08874075</text:p>
          </table:table-cell>
          <table:table-cell office:value-type="float" office:value="0.08422008" calcext:value-type="float">
            <text:p>0.0842200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725093991" calcext:value-type="float">
            <text:p>1.2725093991</text:p>
          </table:table-cell>
          <table:table-cell office:value-type="float" office:value="-9.7455207825" calcext:value-type="float">
            <text:p>-9.745520782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70" calcext:value-type="float">
            <text:p>470</text:p>
          </table:table-cell>
          <table:table-cell table:formula="of:=[.H471]/[.I471]" office:value-type="float" office:value="-0.130573771017455" calcext:value-type="float">
            <text:p>-0.130573771</text:p>
          </table:table-cell>
          <table:table-cell table:formula="of:=[.D471]/[.L471]" office:value-type="float" office:value="-0.679621560352557" calcext:value-type="float">
            <text:p>-0.6796215604</text:p>
          </table:table-cell>
        </table:table-row>
        <table:table-row table:style-name="ro1">
          <table:table-cell office:value-type="float" office:value="23.51" calcext:value-type="float">
            <text:p>23.51</text:p>
          </table:table-cell>
          <table:table-cell office:value-type="float" office:value="-6.079035759" calcext:value-type="float">
            <text:p>-6.07903575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74075" calcext:value-type="float">
            <text:p>0.08874075</text:p>
          </table:table-cell>
          <table:table-cell office:value-type="float" office:value="0.08437547" calcext:value-type="float">
            <text:p>0.0843754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747805649" calcext:value-type="float">
            <text:p>1.2747805649</text:p>
          </table:table-cell>
          <table:table-cell office:value-type="float" office:value="-9.7449344826" calcext:value-type="float">
            <text:p>-9.744934482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71" calcext:value-type="float">
            <text:p>471</text:p>
          </table:table-cell>
          <table:table-cell table:formula="of:=[.H472]/[.I472]" office:value-type="float" office:value="-0.130814688100384" calcext:value-type="float">
            <text:p>-0.1308146881</text:p>
          </table:table-cell>
          <table:table-cell table:formula="of:=[.D472]/[.L472]" office:value-type="float" office:value="-0.678369923810866" calcext:value-type="float">
            <text:p>-0.6783699238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-6.0794420242" calcext:value-type="float">
            <text:p>-6.079442024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1149" calcext:value-type="float">
            <text:p>0.08841149</text:p>
          </table:table-cell>
          <table:table-cell office:value-type="float" office:value="0.08416003" calcext:value-type="float">
            <text:p>0.0841600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71854623" calcext:value-type="float">
            <text:p>1.271854623</text:p>
          </table:table-cell>
          <table:table-cell office:value-type="float" office:value="-9.7474563217" calcext:value-type="float">
            <text:p>-9.747456321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72" calcext:value-type="float">
            <text:p>472</text:p>
          </table:table-cell>
          <table:table-cell table:formula="of:=[.H473]/[.I473]" office:value-type="float" office:value="-0.130480669112471" calcext:value-type="float">
            <text:p>-0.1304806691</text:p>
          </table:table-cell>
          <table:table-cell table:formula="of:=[.D473]/[.L473]" office:value-type="float" office:value="-0.67758305196758" calcext:value-type="float">
            <text:p>-0.677583052</text:p>
          </table:table-cell>
        </table:table-row>
        <table:table-row table:style-name="ro1">
          <table:table-cell office:value-type="float" office:value="23.61" calcext:value-type="float">
            <text:p>23.61</text:p>
          </table:table-cell>
          <table:table-cell office:value-type="float" office:value="-6.0787167549" calcext:value-type="float">
            <text:p>-6.078716754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41149" calcext:value-type="float">
            <text:p>0.08841149</text:p>
          </table:table-cell>
          <table:table-cell office:value-type="float" office:value="0.0843049" calcext:value-type="float">
            <text:p>0.084304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739184839" calcext:value-type="float">
            <text:p>1.2739184839</text:p>
          </table:table-cell>
          <table:table-cell office:value-type="float" office:value="-9.7464967346" calcext:value-type="float">
            <text:p>-9.746496734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73" calcext:value-type="float">
            <text:p>473</text:p>
          </table:table-cell>
          <table:table-cell table:formula="of:=[.H474]/[.I474]" office:value-type="float" office:value="-0.130705269656286" calcext:value-type="float">
            <text:p>-0.1307052697</text:p>
          </table:table-cell>
          <table:table-cell table:formula="of:=[.D474]/[.L474]" office:value-type="float" office:value="-0.67641871083312" calcext:value-type="float">
            <text:p>-0.6764187108</text:p>
          </table:table-cell>
        </table:table-row>
        <table:table-row table:style-name="ro1">
          <table:table-cell office:value-type="float" office:value="23.66" calcext:value-type="float">
            <text:p>23.66</text:p>
          </table:table-cell>
          <table:table-cell office:value-type="float" office:value="-6.0752677917" calcext:value-type="float">
            <text:p>-6.075267791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804391" calcext:value-type="float">
            <text:p>0.08804391</text:p>
          </table:table-cell>
          <table:table-cell office:value-type="float" office:value="0.08425095" calcext:value-type="float">
            <text:p>0.0842509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729546481" calcext:value-type="float">
            <text:p>1.2729546481</text:p>
          </table:table-cell>
          <table:table-cell office:value-type="float" office:value="-9.7453590584" calcext:value-type="float">
            <text:p>-9.745359058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74" calcext:value-type="float">
            <text:p>474</text:p>
          </table:table-cell>
          <table:table-cell table:formula="of:=[.H475]/[.I475]" office:value-type="float" office:value="-0.13062162619886" calcext:value-type="float">
            <text:p>-0.1306216262</text:p>
          </table:table-cell>
          <table:table-cell table:formula="of:=[.D475]/[.L475]" office:value-type="float" office:value="-0.674037772780143" calcext:value-type="float">
            <text:p>-0.6740377728</text:p>
          </table:table-cell>
        </table:table-row>
        <table:table-row table:style-name="ro1">
          <table:table-cell office:value-type="float" office:value="23.71" calcext:value-type="float">
            <text:p>23.71</text:p>
          </table:table-cell>
          <table:table-cell office:value-type="float" office:value="-6.0786709785" calcext:value-type="float">
            <text:p>-6.078670978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79508" calcext:value-type="float">
            <text:p>0.08779508</text:p>
          </table:table-cell>
          <table:table-cell office:value-type="float" office:value="0.0842065" calcext:value-type="float">
            <text:p>0.084206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72089892" calcext:value-type="float">
            <text:p>1.272089892</text:p>
          </table:table-cell>
          <table:table-cell office:value-type="float" office:value="-9.7438793945" calcext:value-type="float">
            <text:p>-9.743879394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75" calcext:value-type="float">
            <text:p>475</text:p>
          </table:table-cell>
          <table:table-cell table:formula="of:=[.H476]/[.I476]" office:value-type="float" office:value="-0.130552713195325" calcext:value-type="float">
            <text:p>-0.1305527132</text:p>
          </table:table-cell>
          <table:table-cell table:formula="of:=[.D476]/[.L476]" office:value-type="float" office:value="-0.67248759410037" calcext:value-type="float">
            <text:p>-0.6724875941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-6.0716176033" calcext:value-type="float">
            <text:p>-6.07161760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79508" calcext:value-type="float">
            <text:p>0.08779508</text:p>
          </table:table-cell>
          <table:table-cell office:value-type="float" office:value="0.08354993" calcext:value-type="float">
            <text:p>0.0835499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23203272" calcext:value-type="float">
            <text:p>1.2623203272</text:p>
          </table:table-cell>
          <table:table-cell office:value-type="float" office:value="-9.7450302124" calcext:value-type="float">
            <text:p>-9.745030212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76" calcext:value-type="float">
            <text:p>476</text:p>
          </table:table-cell>
          <table:table-cell table:formula="of:=[.H477]/[.I477]" office:value-type="float" office:value="-0.129534778208668" calcext:value-type="float">
            <text:p>-0.1295347782</text:p>
          </table:table-cell>
          <table:table-cell table:formula="of:=[.D477]/[.L477]" office:value-type="float" office:value="-0.677772264824284" calcext:value-type="float">
            <text:p>-0.6777722648</text:p>
          </table:table-cell>
        </table:table-row>
        <table:table-row table:style-name="ro1">
          <table:table-cell office:value-type="float" office:value="23.81" calcext:value-type="float">
            <text:p>23.81</text:p>
          </table:table-cell>
          <table:table-cell office:value-type="float" office:value="-6.0745410919" calcext:value-type="float">
            <text:p>-6.074541091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7104" calcext:value-type="float">
            <text:p>0.08697104</text:p>
          </table:table-cell>
          <table:table-cell office:value-type="float" office:value="0.0833306" calcext:value-type="float">
            <text:p>0.083330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91695637" calcext:value-type="float">
            <text:p>1.2591695637</text:p>
          </table:table-cell>
          <table:table-cell office:value-type="float" office:value="-9.7462916374" calcext:value-type="float">
            <text:p>-9.746291637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77" calcext:value-type="float">
            <text:p>477</text:p>
          </table:table-cell>
          <table:table-cell table:formula="of:=[.H478]/[.I478]" office:value-type="float" office:value="-0.129194734833105" calcext:value-type="float">
            <text:p>-0.1291947348</text:p>
          </table:table-cell>
          <table:table-cell table:formula="of:=[.D478]/[.L478]" office:value-type="float" office:value="-0.673177897786238" calcext:value-type="float">
            <text:p>-0.6731778978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-6.0731840134" calcext:value-type="float">
            <text:p>-6.073184013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7104" calcext:value-type="float">
            <text:p>0.08697104</text:p>
          </table:table-cell>
          <table:table-cell office:value-type="float" office:value="0.08302882" calcext:value-type="float">
            <text:p>0.0830288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51535958" calcext:value-type="float">
            <text:p>1.2551535958</text:p>
          </table:table-cell>
          <table:table-cell office:value-type="float" office:value="-9.7505182076" calcext:value-type="float">
            <text:p>-9.750518207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78" calcext:value-type="float">
            <text:p>478</text:p>
          </table:table-cell>
          <table:table-cell table:formula="of:=[.H479]/[.I479]" office:value-type="float" office:value="-0.128726860365398" calcext:value-type="float">
            <text:p>-0.1287268604</text:p>
          </table:table-cell>
          <table:table-cell table:formula="of:=[.D479]/[.L479]" office:value-type="float" office:value="-0.675624650155592" calcext:value-type="float">
            <text:p>-0.6756246502</text:p>
          </table:table-cell>
        </table:table-row>
        <table:table-row table:style-name="ro1">
          <table:table-cell office:value-type="float" office:value="23.91" calcext:value-type="float">
            <text:p>23.91</text:p>
          </table:table-cell>
          <table:table-cell office:value-type="float" office:value="-6.0637397766" calcext:value-type="float">
            <text:p>-6.063739776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50004" calcext:value-type="float">
            <text:p>0.08650004</text:p>
          </table:table-cell>
          <table:table-cell office:value-type="float" office:value="0.08289579" calcext:value-type="float">
            <text:p>0.0828957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32459086" calcext:value-type="float">
            <text:p>1.2532459086</text:p>
          </table:table-cell>
          <table:table-cell office:value-type="float" office:value="-9.7513225746" calcext:value-type="float">
            <text:p>-9.751322574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79" calcext:value-type="float">
            <text:p>479</text:p>
          </table:table-cell>
          <table:table-cell table:formula="of:=[.H480]/[.I480]" office:value-type="float" office:value="-0.128520608257225" calcext:value-type="float">
            <text:p>-0.1285206083</text:p>
          </table:table-cell>
          <table:table-cell table:formula="of:=[.D480]/[.L480]" office:value-type="float" office:value="-0.673044122440475" calcext:value-type="float">
            <text:p>-0.6730441224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-6.0729341507" calcext:value-type="float">
            <text:p>-6.072934150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5811" calcext:value-type="float">
            <text:p>0.08605811</text:p>
          </table:table-cell>
          <table:table-cell office:value-type="float" office:value="0.08297629" calcext:value-type="float">
            <text:p>0.0829762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47441691" calcext:value-type="float">
            <text:p>1.2547441691</text:p>
          </table:table-cell>
          <table:table-cell office:value-type="float" office:value="-9.7535084915" calcext:value-type="float">
            <text:p>-9.753508491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80" calcext:value-type="float">
            <text:p>480</text:p>
          </table:table-cell>
          <table:table-cell table:formula="of:=[.H481]/[.I481]" office:value-type="float" office:value="-0.128645417204843" calcext:value-type="float">
            <text:p>-0.1286454172</text:p>
          </table:table-cell>
          <table:table-cell table:formula="of:=[.D481]/[.L481]" office:value-type="float" office:value="-0.668955893414911" calcext:value-type="float">
            <text:p>-0.6689558934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-6.0603303909" calcext:value-type="float">
            <text:p>-6.060330390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5811" calcext:value-type="float">
            <text:p>0.08605811</text:p>
          </table:table-cell>
          <table:table-cell office:value-type="float" office:value="0.08332552" calcext:value-type="float">
            <text:p>0.083325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99476284" calcext:value-type="float">
            <text:p>1.2599476284</text:p>
          </table:table-cell>
          <table:table-cell office:value-type="float" office:value="-9.7529086304" calcext:value-type="float">
            <text:p>-9.752908630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81" calcext:value-type="float">
            <text:p>481</text:p>
          </table:table-cell>
          <table:table-cell table:formula="of:=[.H482]/[.I482]" office:value-type="float" office:value="-0.129186858623152" calcext:value-type="float">
            <text:p>-0.1291868586</text:p>
          </table:table-cell>
          <table:table-cell table:formula="of:=[.D482]/[.L482]" office:value-type="float" office:value="-0.666152199358283" calcext:value-type="float">
            <text:p>-0.6661521994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-6.0649676323" calcext:value-type="float">
            <text:p>-6.064967632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4203" calcext:value-type="float">
            <text:p>0.08564203</text:p>
          </table:table-cell>
          <table:table-cell office:value-type="float" office:value="0.08334574" calcext:value-type="float">
            <text:p>0.0833457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04211134" calcext:value-type="float">
            <text:p>1.2604211134</text:p>
          </table:table-cell>
          <table:table-cell office:value-type="float" office:value="-9.7542072296" calcext:value-type="float">
            <text:p>-9.754207229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82" calcext:value-type="float">
            <text:p>482</text:p>
          </table:table-cell>
          <table:table-cell table:formula="of:=[.H483]/[.I483]" office:value-type="float" office:value="-0.129218201308574" calcext:value-type="float">
            <text:p>-0.1292182013</text:p>
          </table:table-cell>
          <table:table-cell table:formula="of:=[.D483]/[.L483]" office:value-type="float" office:value="-0.662770640147561" calcext:value-type="float">
            <text:p>-0.6627706401</text:p>
          </table:table-cell>
        </table:table-row>
        <table:table-row table:style-name="ro1">
          <table:table-cell office:value-type="float" office:value="24.11" calcext:value-type="float">
            <text:p>24.11</text:p>
          </table:table-cell>
          <table:table-cell office:value-type="float" office:value="-6.063097477" calcext:value-type="float">
            <text:p>-6.06309747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20737" calcext:value-type="float">
            <text:p>0.08520737</text:p>
          </table:table-cell>
          <table:table-cell office:value-type="float" office:value="0.08308518" calcext:value-type="float">
            <text:p>0.0830851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64616758" calcext:value-type="float">
            <text:p>1.2564616758</text:p>
          </table:table-cell>
          <table:table-cell office:value-type="float" office:value="-9.7540596008" calcext:value-type="float">
            <text:p>-9.754059600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83" calcext:value-type="float">
            <text:p>483</text:p>
          </table:table-cell>
          <table:table-cell table:formula="of:=[.H484]/[.I484]" office:value-type="float" office:value="-0.128814229892234" calcext:value-type="float">
            <text:p>-0.1288142299</text:p>
          </table:table-cell>
          <table:table-cell table:formula="of:=[.D484]/[.L484]" office:value-type="float" office:value="-0.661474823637767" calcext:value-type="float">
            <text:p>-0.6614748236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-6.0588183403" calcext:value-type="float">
            <text:p>-6.058818340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20737" calcext:value-type="float">
            <text:p>0.08520737</text:p>
          </table:table-cell>
          <table:table-cell office:value-type="float" office:value="0.08313434" calcext:value-type="float">
            <text:p>0.0831343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70415002" calcext:value-type="float">
            <text:p>1.2570415002</text:p>
          </table:table-cell>
          <table:table-cell office:value-type="float" office:value="-9.7527895546" calcext:value-type="float">
            <text:p>-9.752789554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84" calcext:value-type="float">
            <text:p>484</text:p>
          </table:table-cell>
          <table:table-cell table:formula="of:=[.H485]/[.I485]" office:value-type="float" office:value="-0.128890456741897" calcext:value-type="float">
            <text:p>-0.1288904567</text:p>
          </table:table-cell>
          <table:table-cell table:formula="of:=[.D485]/[.L485]" office:value-type="float" office:value="-0.661083622122834" calcext:value-type="float">
            <text:p>-0.6610836221</text:p>
          </table:table-cell>
        </table:table-row>
        <table:table-row table:style-name="ro1">
          <table:table-cell office:value-type="float" office:value="24.21" calcext:value-type="float">
            <text:p>24.21</text:p>
          </table:table-cell>
          <table:table-cell office:value-type="float" office:value="-6.0578837395" calcext:value-type="float">
            <text:p>-6.05788373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51373" calcext:value-type="float">
            <text:p>0.08451373</text:p>
          </table:table-cell>
          <table:table-cell office:value-type="float" office:value="0.0833223" calcext:value-type="float">
            <text:p>0.083322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97326428" calcext:value-type="float">
            <text:p>1.2597326428</text:p>
          </table:table-cell>
          <table:table-cell office:value-type="float" office:value="-9.7516220856" calcext:value-type="float">
            <text:p>-9.751622085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85" calcext:value-type="float">
            <text:p>485</text:p>
          </table:table-cell>
          <table:table-cell table:formula="of:=[.H486]/[.I486]" office:value-type="float" office:value="-0.129181856284219" calcext:value-type="float">
            <text:p>-0.1291818563</text:p>
          </table:table-cell>
          <table:table-cell table:formula="of:=[.D486]/[.L486]" office:value-type="float" office:value="-0.654222910484094" calcext:value-type="float">
            <text:p>-0.6542229105</text:p>
          </table:table-cell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float" office:value="-6.0596194267" calcext:value-type="float">
            <text:p>-6.05961942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51373" calcext:value-type="float">
            <text:p>0.08451373</text:p>
          </table:table-cell>
          <table:table-cell office:value-type="float" office:value="0.08324924" calcext:value-type="float">
            <text:p>0.0832492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84206754" calcext:value-type="float">
            <text:p>1.2584206754</text:p>
          </table:table-cell>
          <table:table-cell office:value-type="float" office:value="-9.7500154686" calcext:value-type="float">
            <text:p>-9.750015468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86" calcext:value-type="float">
            <text:p>486</text:p>
          </table:table-cell>
          <table:table-cell table:formula="of:=[.H487]/[.I487]" office:value-type="float" office:value="-0.129068582450228" calcext:value-type="float">
            <text:p>-0.1290685825</text:p>
          </table:table-cell>
          <table:table-cell table:formula="of:=[.D487]/[.L487]" office:value-type="float" office:value="-0.654797072963828" calcext:value-type="float">
            <text:p>-0.654797073</text:p>
          </table:table-cell>
        </table:table-row>
        <table:table-row table:style-name="ro1">
          <table:table-cell office:value-type="float" office:value="24.31" calcext:value-type="float">
            <text:p>24.31</text:p>
          </table:table-cell>
          <table:table-cell office:value-type="float" office:value="-6.0496268272" calcext:value-type="float">
            <text:p>-6.04962682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32455" calcext:value-type="float">
            <text:p>0.08432455</text:p>
          </table:table-cell>
          <table:table-cell office:value-type="float" office:value="0.08315084" calcext:value-type="float">
            <text:p>0.0831508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68873245" calcext:value-type="float">
            <text:p>1.2568873245</text:p>
          </table:table-cell>
          <table:table-cell office:value-type="float" office:value="-9.7496584892" calcext:value-type="float">
            <text:p>-9.749658489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87" calcext:value-type="float">
            <text:p>487</text:p>
          </table:table-cell>
          <table:table-cell table:formula="of:=[.H488]/[.I488]" office:value-type="float" office:value="-0.128916035971136" calcext:value-type="float">
            <text:p>-0.128916036</text:p>
          </table:table-cell>
          <table:table-cell table:formula="of:=[.D488]/[.L488]" office:value-type="float" office:value="-0.654104428241029" calcext:value-type="float">
            <text:p>-0.6541044282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-6.0587229729" calcext:value-type="float">
            <text:p>-6.058722972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04193" calcext:value-type="float">
            <text:p>0.08404193</text:p>
          </table:table-cell>
          <table:table-cell office:value-type="float" office:value="0.08341515" calcext:value-type="float">
            <text:p>0.0834151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09276062" calcext:value-type="float">
            <text:p>1.2609276062</text:p>
          </table:table-cell>
          <table:table-cell office:value-type="float" office:value="-9.7500066185" calcext:value-type="float">
            <text:p>-9.750006618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88" calcext:value-type="float">
            <text:p>488</text:p>
          </table:table-cell>
          <table:table-cell table:formula="of:=[.H489]/[.I489]" office:value-type="float" office:value="-0.129325820539185" calcext:value-type="float">
            <text:p>-0.1293258205</text:p>
          </table:table-cell>
          <table:table-cell table:formula="of:=[.D489]/[.L489]" office:value-type="float" office:value="-0.64984648579543" calcext:value-type="float">
            <text:p>-0.6498464858</text:p>
          </table:table-cell>
        </table:table-row>
        <table:table-row table:style-name="ro1">
          <table:table-cell office:value-type="float" office:value="24.41" calcext:value-type="float">
            <text:p>24.41</text:p>
          </table:table-cell>
          <table:table-cell office:value-type="float" office:value="-6.0497903824" calcext:value-type="float">
            <text:p>-6.049790382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8691" calcext:value-type="float">
            <text:p>0.08398691</text:p>
          </table:table-cell>
          <table:table-cell office:value-type="float" office:value="0.08333902" calcext:value-type="float">
            <text:p>0.0833390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94697434" calcext:value-type="float">
            <text:p>1.2594697434</text:p>
          </table:table-cell>
          <table:table-cell office:value-type="float" office:value="-9.7476311111" calcext:value-type="float">
            <text:p>-9.747631111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89" calcext:value-type="float">
            <text:p>489</text:p>
          </table:table-cell>
          <table:table-cell table:formula="of:=[.H490]/[.I490]" office:value-type="float" office:value="-0.12920777664286" calcext:value-type="float">
            <text:p>-0.1292077766</text:p>
          </table:table-cell>
          <table:table-cell table:formula="of:=[.D490]/[.L490]" office:value-type="float" office:value="-0.650014358130674" calcext:value-type="float">
            <text:p>-0.6500143581</text:p>
          </table:table-cell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-6.052939415" calcext:value-type="float">
            <text:p>-6.05293941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8691" calcext:value-type="float">
            <text:p>0.08398691</text:p>
          </table:table-cell>
          <table:table-cell office:value-type="float" office:value="0.08339633" calcext:value-type="float">
            <text:p>0.0833963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01614219" calcext:value-type="float">
            <text:p>1.2601614219</text:p>
          </table:table-cell>
          <table:table-cell office:value-type="float" office:value="-9.7462810516" calcext:value-type="float">
            <text:p>-9.746281051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90" calcext:value-type="float">
            <text:p>490</text:p>
          </table:table-cell>
          <table:table-cell table:formula="of:=[.H491]/[.I491]" office:value-type="float" office:value="-0.129296643019865" calcext:value-type="float">
            <text:p>-0.129296643</text:p>
          </table:table-cell>
          <table:table-cell table:formula="of:=[.D491]/[.L491]" office:value-type="float" office:value="-0.649567599269351" calcext:value-type="float">
            <text:p>-0.6495675993</text:p>
          </table:table-cell>
        </table:table-row>
        <table:table-row table:style-name="ro1">
          <table:table-cell office:value-type="float" office:value="24.51" calcext:value-type="float">
            <text:p>24.51</text:p>
          </table:table-cell>
          <table:table-cell office:value-type="float" office:value="-6.0510663986" calcext:value-type="float">
            <text:p>-6.05106639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83302" calcext:value-type="float">
            <text:p>0.08383302</text:p>
          </table:table-cell>
          <table:table-cell office:value-type="float" office:value="0.08323824" calcext:value-type="float">
            <text:p>0.0832382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80868739" calcext:value-type="float">
            <text:p>1.2580868739</text:p>
          </table:table-cell>
          <table:table-cell office:value-type="float" office:value="-9.7487165642" calcext:value-type="float">
            <text:p>-9.748716564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91" calcext:value-type="float">
            <text:p>491</text:p>
          </table:table-cell>
          <table:table-cell table:formula="of:=[.H492]/[.I492]" office:value-type="float" office:value="-0.129051538796404" calcext:value-type="float">
            <text:p>-0.1290515388</text:p>
          </table:table-cell>
          <table:table-cell table:formula="of:=[.D492]/[.L492]" office:value-type="float" office:value="-0.649608836762946" calcext:value-type="float">
            <text:p>-0.6496088368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-6.0522084236" calcext:value-type="float">
            <text:p>-6.052208423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2686" calcext:value-type="float">
            <text:p>0.08392686</text:p>
          </table:table-cell>
          <table:table-cell office:value-type="float" office:value="0.08339392" calcext:value-type="float">
            <text:p>0.0833939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04722327" calcext:value-type="float">
            <text:p>1.2604722327</text:p>
          </table:table-cell>
          <table:table-cell office:value-type="float" office:value="-9.748966732" calcext:value-type="float">
            <text:p>-9.74896673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92" calcext:value-type="float">
            <text:p>492</text:p>
          </table:table-cell>
          <table:table-cell table:formula="of:=[.H493]/[.I493]" office:value-type="float" office:value="-0.129292905325303" calcext:value-type="float">
            <text:p>-0.1292929053</text:p>
          </table:table-cell>
          <table:table-cell table:formula="of:=[.D493]/[.L493]" office:value-type="float" office:value="-0.649121928143226" calcext:value-type="float">
            <text:p>-0.6491219281</text:p>
          </table:table-cell>
        </table:table-row>
        <table:table-row table:style-name="ro1">
          <table:table-cell office:value-type="float" office:value="24.61" calcext:value-type="float">
            <text:p>24.61</text:p>
          </table:table-cell>
          <table:table-cell office:value-type="float" office:value="-6.0496082306" calcext:value-type="float">
            <text:p>-6.049608230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036" calcext:value-type="float">
            <text:p>0.0839036</text:p>
          </table:table-cell>
          <table:table-cell office:value-type="float" office:value="0.08334388" calcext:value-type="float">
            <text:p>0.0833438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94569105" calcext:value-type="float">
            <text:p>1.2594569105</text:p>
          </table:table-cell>
          <table:table-cell office:value-type="float" office:value="-9.7469625664" calcext:value-type="float">
            <text:p>-9.746962566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93" calcext:value-type="float">
            <text:p>493</text:p>
          </table:table-cell>
          <table:table-cell table:formula="of:=[.H494]/[.I494]" office:value-type="float" office:value="-0.12921532240635" calcext:value-type="float">
            <text:p>-0.1292153224</text:p>
          </table:table-cell>
          <table:table-cell table:formula="of:=[.D494]/[.L494]" office:value-type="float" office:value="-0.64933166158224" calcext:value-type="float">
            <text:p>-0.6493316616</text:p>
          </table:table-cell>
        </table:table-row>
        <table:table-row table:style-name="ro1">
          <table:table-cell office:value-type="float" office:value="24.66" calcext:value-type="float">
            <text:p>24.66</text:p>
          </table:table-cell>
          <table:table-cell office:value-type="float" office:value="-6.0529928207" calcext:value-type="float">
            <text:p>-6.052992820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39036" calcext:value-type="float">
            <text:p>0.0839036</text:p>
          </table:table-cell>
          <table:table-cell office:value-type="float" office:value="0.08285652" calcext:value-type="float">
            <text:p>0.082856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22100836" calcext:value-type="float">
            <text:p>1.2522100836</text:p>
          </table:table-cell>
          <table:table-cell office:value-type="float" office:value="-9.7478815651" calcext:value-type="float">
            <text:p>-9.747881565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94" calcext:value-type="float">
            <text:p>494</text:p>
          </table:table-cell>
          <table:table-cell table:formula="of:=[.H495]/[.I495]" office:value-type="float" office:value="-0.128459714578729" calcext:value-type="float">
            <text:p>-0.1284597146</text:p>
          </table:table-cell>
          <table:table-cell table:formula="of:=[.D495]/[.L495]" office:value-type="float" office:value="-0.653151069774315" calcext:value-type="float">
            <text:p>-0.6531510698</text:p>
          </table:table-cell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-6.0500264168" calcext:value-type="float">
            <text:p>-6.050026416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09379" calcext:value-type="float">
            <text:p>0.08409379</text:p>
          </table:table-cell>
          <table:table-cell office:value-type="float" office:value="0.08326451" calcext:value-type="float">
            <text:p>0.0832645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85465413" calcext:value-type="float">
            <text:p>1.2585465413</text:p>
          </table:table-cell>
          <table:table-cell office:value-type="float" office:value="-9.7492023087" calcext:value-type="float">
            <text:p>-9.749202308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95" calcext:value-type="float">
            <text:p>495</text:p>
          </table:table-cell>
          <table:table-cell table:formula="of:=[.H496]/[.I496]" office:value-type="float" office:value="-0.129092258161152" calcext:value-type="float">
            <text:p>-0.1290922582</text:p>
          </table:table-cell>
          <table:table-cell table:formula="of:=[.D496]/[.L496]" office:value-type="float" office:value="-0.65142395987079" calcext:value-type="float">
            <text:p>-0.6514239599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-6.0521550179" calcext:value-type="float">
            <text:p>-6.05215501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20252" calcext:value-type="float">
            <text:p>0.08420252</text:p>
          </table:table-cell>
          <table:table-cell office:value-type="float" office:value="0.08365258" calcext:value-type="float">
            <text:p>0.0836525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42710346" calcext:value-type="float">
            <text:p>1.2642710346</text:p>
          </table:table-cell>
          <table:table-cell office:value-type="float" office:value="-9.7481128693" calcext:value-type="float">
            <text:p>-9.748112869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96" calcext:value-type="float">
            <text:p>496</text:p>
          </table:table-cell>
          <table:table-cell table:formula="of:=[.H497]/[.I497]" office:value-type="float" office:value="-0.12969392656312" calcext:value-type="float">
            <text:p>-0.1296939266</text:p>
          </table:table-cell>
          <table:table-cell table:formula="of:=[.D497]/[.L497]" office:value-type="float" office:value="-0.649240270777213" calcext:value-type="float">
            <text:p>-0.6492402708</text:p>
          </table:table-cell>
        </table:table-row>
        <table:table-row table:style-name="ro1">
          <table:table-cell office:value-type="float" office:value="24.81" calcext:value-type="float">
            <text:p>24.81</text:p>
          </table:table-cell>
          <table:table-cell office:value-type="float" office:value="-6.0530762672" calcext:value-type="float">
            <text:p>-6.05307626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47815" calcext:value-type="float">
            <text:p>0.08447815</text:p>
          </table:table-cell>
          <table:table-cell office:value-type="float" office:value="0.08358763" calcext:value-type="float">
            <text:p>0.0835876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34161848" calcext:value-type="float">
            <text:p>1.2634161848</text:p>
          </table:table-cell>
          <table:table-cell office:value-type="float" office:value="-9.7490910149" calcext:value-type="float">
            <text:p>-9.749091014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97" calcext:value-type="float">
            <text:p>497</text:p>
          </table:table-cell>
          <table:table-cell table:formula="of:=[.H498]/[.I498]" office:value-type="float" office:value="-0.12959322903736" calcext:value-type="float">
            <text:p>-0.129593229</text:p>
          </table:table-cell>
          <table:table-cell table:formula="of:=[.D498]/[.L498]" office:value-type="float" office:value="-0.651871634247545" calcext:value-type="float">
            <text:p>-0.6518716342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-6.0531201363" calcext:value-type="float">
            <text:p>-6.053120136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67296" calcext:value-type="float">
            <text:p>0.08467296</text:p>
          </table:table-cell>
          <table:table-cell office:value-type="float" office:value="0.08367582" calcext:value-type="float">
            <text:p>0.0836758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47815603" calcext:value-type="float">
            <text:p>1.2647815603</text:p>
          </table:table-cell>
          <table:table-cell office:value-type="float" office:value="-9.7493406868" calcext:value-type="float">
            <text:p>-9.749340686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98" calcext:value-type="float">
            <text:p>498</text:p>
          </table:table-cell>
          <table:table-cell table:formula="of:=[.H499]/[.I499]" office:value-type="float" office:value="-0.129729958253735" calcext:value-type="float">
            <text:p>-0.1297299583</text:p>
          </table:table-cell>
          <table:table-cell table:formula="of:=[.D499]/[.L499]" office:value-type="float" office:value="-0.652686250267582" calcext:value-type="float">
            <text:p>-0.6526862503</text:p>
          </table:table-cell>
        </table:table-row>
        <table:table-row table:style-name="ro1">
          <table:table-cell office:value-type="float" office:value="24.91" calcext:value-type="float">
            <text:p>24.91</text:p>
          </table:table-cell>
          <table:table-cell office:value-type="float" office:value="-6.0562882423" calcext:value-type="float">
            <text:p>-6.056288242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67296" calcext:value-type="float">
            <text:p>0.08467296</text:p>
          </table:table-cell>
          <table:table-cell office:value-type="float" office:value="0.08392499" calcext:value-type="float">
            <text:p>0.0839249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80753738" calcext:value-type="float">
            <text:p>1.2680753738</text:p>
          </table:table-cell>
          <table:table-cell office:value-type="float" office:value="-9.7457097244" calcext:value-type="float">
            <text:p>-9.745709724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499" calcext:value-type="float">
            <text:p>499</text:p>
          </table:table-cell>
          <table:table-cell table:formula="of:=[.H500]/[.I500]" office:value-type="float" office:value="-0.130116267533104" calcext:value-type="float">
            <text:p>-0.1301162675</text:p>
          </table:table-cell>
          <table:table-cell table:formula="of:=[.D500]/[.L500]" office:value-type="float" office:value="-0.650748454480973" calcext:value-type="float">
            <text:p>-0.6507484545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-6.0556840897" calcext:value-type="float">
            <text:p>-6.05568408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498137" calcext:value-type="float">
            <text:p>0.08498137</text:p>
          </table:table-cell>
          <table:table-cell office:value-type="float" office:value="0.08389879" calcext:value-type="float">
            <text:p>0.0838987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78986484" calcext:value-type="float">
            <text:p>1.2678986484</text:p>
          </table:table-cell>
          <table:table-cell office:value-type="float" office:value="-9.7473951912" calcext:value-type="float">
            <text:p>-9.747395191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00" calcext:value-type="float">
            <text:p>500</text:p>
          </table:table-cell>
          <table:table-cell table:formula="of:=[.H501]/[.I501]" office:value-type="float" office:value="-0.130075638006825" calcext:value-type="float">
            <text:p>-0.130075638</text:p>
          </table:table-cell>
          <table:table-cell table:formula="of:=[.D501]/[.L501]" office:value-type="float" office:value="-0.65332272285715" calcext:value-type="float">
            <text:p>-0.6533227229</text:p>
          </table:table-cell>
        </table:table-row>
        <table:table-row table:style-name="ro1">
          <table:table-cell office:value-type="float" office:value="25.01" calcext:value-type="float">
            <text:p>25.01</text:p>
          </table:table-cell>
          <table:table-cell office:value-type="float" office:value="-6.0556235313" calcext:value-type="float">
            <text:p>-6.05562353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25241" calcext:value-type="float">
            <text:p>0.08525241</text:p>
          </table:table-cell>
          <table:table-cell office:value-type="float" office:value="0.08364737" calcext:value-type="float">
            <text:p>0.0836473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43697983" calcext:value-type="float">
            <text:p>1.2643697983</text:p>
          </table:table-cell>
          <table:table-cell office:value-type="float" office:value="-9.7494820786" calcext:value-type="float">
            <text:p>-9.749482078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01" calcext:value-type="float">
            <text:p>501</text:p>
          </table:table-cell>
          <table:table-cell table:formula="of:=[.H502]/[.I502]" office:value-type="float" office:value="-0.129685842602375" calcext:value-type="float">
            <text:p>-0.1296858426</text:p>
          </table:table-cell>
          <table:table-cell table:formula="of:=[.D502]/[.L502]" office:value-type="float" office:value="-0.657376381949331" calcext:value-type="float">
            <text:p>-0.6573763819</text:p>
          </table:table-cell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float" office:value="-6.0595974922" calcext:value-type="float">
            <text:p>-6.059597492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621" calcext:value-type="float">
            <text:p>0.0855621</text:p>
          </table:table-cell>
          <table:table-cell office:value-type="float" office:value="0.08337748" calcext:value-type="float">
            <text:p>0.0833774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98354965" calcext:value-type="float">
            <text:p>1.2598354965</text:p>
          </table:table-cell>
          <table:table-cell office:value-type="float" office:value="-9.745963707" calcext:value-type="float">
            <text:p>-9.74596370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02" calcext:value-type="float">
            <text:p>502</text:p>
          </table:table-cell>
          <table:table-cell table:formula="of:=[.H503]/[.I503]" office:value-type="float" office:value="-0.129267411040647" calcext:value-type="float">
            <text:p>-0.129267411</text:p>
          </table:table-cell>
          <table:table-cell table:formula="of:=[.D503]/[.L503]" office:value-type="float" office:value="-0.661900004890603" calcext:value-type="float">
            <text:p>-0.6619000049</text:p>
          </table:table-cell>
        </table:table-row>
        <table:table-row table:style-name="ro1">
          <table:table-cell office:value-type="float" office:value="25.11" calcext:value-type="float">
            <text:p>25.11</text:p>
          </table:table-cell>
          <table:table-cell office:value-type="float" office:value="-6.059191227" calcext:value-type="float">
            <text:p>-6.05919122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5668" calcext:value-type="float">
            <text:p>0.08585668</text:p>
          </table:table-cell>
          <table:table-cell office:value-type="float" office:value="0.08370649" calcext:value-type="float">
            <text:p>0.0837064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47545892" calcext:value-type="float">
            <text:p>1.2647545892</text:p>
          </table:table-cell>
          <table:table-cell office:value-type="float" office:value="-9.7455607033" calcext:value-type="float">
            <text:p>-9.745560703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03" calcext:value-type="float">
            <text:p>503</text:p>
          </table:table-cell>
          <table:table-cell table:formula="of:=[.H504]/[.I504]" office:value-type="float" office:value="-0.12977750872474" calcext:value-type="float">
            <text:p>-0.1297775087</text:p>
          </table:table-cell>
          <table:table-cell table:formula="of:=[.D504]/[.L504]" office:value-type="float" office:value="-0.661568255113474" calcext:value-type="float">
            <text:p>-0.6615682551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-6.0625953674" calcext:value-type="float">
            <text:p>-6.062595367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5668" calcext:value-type="float">
            <text:p>0.08585668</text:p>
          </table:table-cell>
          <table:table-cell office:value-type="float" office:value="0.08332914" calcext:value-type="float">
            <text:p>0.0833291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90487701" calcext:value-type="float">
            <text:p>1.2590487701</text:p>
          </table:table-cell>
          <table:table-cell office:value-type="float" office:value="-9.745527668" calcext:value-type="float">
            <text:p>-9.74552766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04" calcext:value-type="float">
            <text:p>504</text:p>
          </table:table-cell>
          <table:table-cell table:formula="of:=[.H505]/[.I505]" office:value-type="float" office:value="-0.129192467867508" calcext:value-type="float">
            <text:p>-0.1291924679</text:p>
          </table:table-cell>
          <table:table-cell table:formula="of:=[.D505]/[.L505]" office:value-type="float" office:value="-0.664564129915449" calcext:value-type="float">
            <text:p>-0.6645641299</text:p>
          </table:table-cell>
        </table:table-row>
        <table:table-row table:style-name="ro1">
          <table:table-cell office:value-type="float" office:value="25.21" calcext:value-type="float">
            <text:p>25.21</text:p>
          </table:table-cell>
          <table:table-cell office:value-type="float" office:value="-6.0630860329" calcext:value-type="float">
            <text:p>-6.063086032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11257" calcext:value-type="float">
            <text:p>0.08611257</text:p>
          </table:table-cell>
          <table:table-cell office:value-type="float" office:value="0.08332292" calcext:value-type="float">
            <text:p>0.0833229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88496786" calcext:value-type="float">
            <text:p>1.2588496786</text:p>
          </table:table-cell>
          <table:table-cell office:value-type="float" office:value="-9.7447145844" calcext:value-type="float">
            <text:p>-9.744714584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05" calcext:value-type="float">
            <text:p>505</text:p>
          </table:table-cell>
          <table:table-cell table:formula="of:=[.H506]/[.I506]" office:value-type="float" office:value="-0.129182816766666" calcext:value-type="float">
            <text:p>-0.1291828168</text:p>
          </table:table-cell>
          <table:table-cell table:formula="of:=[.D506]/[.L506]" office:value-type="float" office:value="-0.666594614944334" calcext:value-type="float">
            <text:p>-0.6665946149</text:p>
          </table:table-cell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-6.0619440079" calcext:value-type="float">
            <text:p>-6.061944007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9796" calcext:value-type="float">
            <text:p>0.08639796</text:p>
          </table:table-cell>
          <table:table-cell office:value-type="float" office:value="0.08343836" calcext:value-type="float">
            <text:p>0.0834383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00530094" calcext:value-type="float">
            <text:p>1.2600530094</text:p>
          </table:table-cell>
          <table:table-cell office:value-type="float" office:value="-9.7405335999" calcext:value-type="float">
            <text:p>-9.740533599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06" calcext:value-type="float">
            <text:p>506</text:p>
          </table:table-cell>
          <table:table-cell table:formula="of:=[.H507]/[.I507]" office:value-type="float" office:value="-0.129361805128719" calcext:value-type="float">
            <text:p>-0.1293618051</text:p>
          </table:table-cell>
          <table:table-cell table:formula="of:=[.D507]/[.L507]" office:value-type="float" office:value="-0.667878435323561" calcext:value-type="float">
            <text:p>-0.6678784353</text:p>
          </table:table-cell>
        </table:table-row>
        <table:table-row table:style-name="ro1">
          <table:table-cell office:value-type="float" office:value="25.31" calcext:value-type="float">
            <text:p>25.31</text:p>
          </table:table-cell>
          <table:table-cell office:value-type="float" office:value="-6.066075325" calcext:value-type="float">
            <text:p>-6.06607532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58174" calcext:value-type="float">
            <text:p>0.08658174</text:p>
          </table:table-cell>
          <table:table-cell office:value-type="float" office:value="0.08336449" calcext:value-type="float">
            <text:p>0.0833644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91513294" calcext:value-type="float">
            <text:p>1.2591513294</text:p>
          </table:table-cell>
          <table:table-cell office:value-type="float" office:value="-9.7421883392" calcext:value-type="float">
            <text:p>-9.742188339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07" calcext:value-type="float">
            <text:p>507</text:p>
          </table:table-cell>
          <table:table-cell table:formula="of:=[.H508]/[.I508]" office:value-type="float" office:value="-0.129247278492195" calcext:value-type="float">
            <text:p>-0.1292472785</text:p>
          </table:table-cell>
          <table:table-cell table:formula="of:=[.D508]/[.L508]" office:value-type="float" office:value="-0.669892171116224" calcext:value-type="float">
            <text:p>-0.6698921711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-6.0659127235" calcext:value-type="float">
            <text:p>-6.065912723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58174" calcext:value-type="float">
            <text:p>0.08658174</text:p>
          </table:table-cell>
          <table:table-cell office:value-type="float" office:value="0.08345574" calcext:value-type="float">
            <text:p>0.0834557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01905125" calcext:value-type="float">
            <text:p>1.2601905125</text:p>
          </table:table-cell>
          <table:table-cell office:value-type="float" office:value="-9.7395684242" calcext:value-type="float">
            <text:p>-9.739568424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08" calcext:value-type="float">
            <text:p>508</text:p>
          </table:table-cell>
          <table:table-cell table:formula="of:=[.H509]/[.I509]" office:value-type="float" office:value="-0.129388742664284" calcext:value-type="float">
            <text:p>-0.1293887427</text:p>
          </table:table-cell>
          <table:table-cell table:formula="of:=[.D509]/[.L509]" office:value-type="float" office:value="-0.669159760093253" calcext:value-type="float">
            <text:p>-0.6691597601</text:p>
          </table:table-cell>
        </table:table-row>
        <table:table-row table:style-name="ro1">
          <table:table-cell office:value-type="float" office:value="25.41" calcext:value-type="float">
            <text:p>25.41</text:p>
          </table:table-cell>
          <table:table-cell office:value-type="float" office:value="-6.0675053596" calcext:value-type="float">
            <text:p>-6.067505359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81432" calcext:value-type="float">
            <text:p>0.08681432</text:p>
          </table:table-cell>
          <table:table-cell office:value-type="float" office:value="0.08354283" calcext:value-type="float">
            <text:p>0.0835428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17882031" calcext:value-type="float">
            <text:p>1.2617882031</text:p>
          </table:table-cell>
          <table:table-cell office:value-type="float" office:value="-9.7417502975" calcext:value-type="float">
            <text:p>-9.741750297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09" calcext:value-type="float">
            <text:p>509</text:p>
          </table:table-cell>
          <table:table-cell table:formula="of:=[.H510]/[.I510]" office:value-type="float" office:value="-0.129523767759045" calcext:value-type="float">
            <text:p>-0.1295237678</text:p>
          </table:table-cell>
          <table:table-cell table:formula="of:=[.D510]/[.L510]" office:value-type="float" office:value="-0.670257833770724" calcext:value-type="float">
            <text:p>-0.6702578338</text:p>
          </table:table-cell>
        </table:table-row>
        <table:table-row table:style-name="ro1">
          <table:table-cell office:value-type="float" office:value="25.46" calcext:value-type="float">
            <text:p>25.46</text:p>
          </table:table-cell>
          <table:table-cell office:value-type="float" office:value="-6.0660328865" calcext:value-type="float">
            <text:p>-6.06603288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1391" calcext:value-type="float">
            <text:p>0.08691391</text:p>
          </table:table-cell>
          <table:table-cell office:value-type="float" office:value="0.08342189" calcext:value-type="float">
            <text:p>0.0834218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00043076" calcext:value-type="float">
            <text:p>1.2600043076</text:p>
          </table:table-cell>
          <table:table-cell office:value-type="float" office:value="-9.7420808983" calcext:value-type="float">
            <text:p>-9.742080898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10" calcext:value-type="float">
            <text:p>510</text:p>
          </table:table-cell>
          <table:table-cell table:formula="of:=[.H511]/[.I511]" office:value-type="float" office:value="-0.129336259958575" calcext:value-type="float">
            <text:p>-0.12933626</text:p>
          </table:table-cell>
          <table:table-cell table:formula="of:=[.D511]/[.L511]" office:value-type="float" office:value="-0.671999561668455" calcext:value-type="float">
            <text:p>-0.6719995617</text:p>
          </table:table-cell>
        </table:table-row>
        <table:table-row table:style-name="ro1">
          <table:table-cell office:value-type="float" office:value="25.51" calcext:value-type="float">
            <text:p>25.51</text:p>
          </table:table-cell>
          <table:table-cell office:value-type="float" office:value="-6.0699701309" calcext:value-type="float">
            <text:p>-6.069970130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8021" calcext:value-type="float">
            <text:p>0.08708021</text:p>
          </table:table-cell>
          <table:table-cell office:value-type="float" office:value="0.08322803" calcext:value-type="float">
            <text:p>0.0832280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69345039" calcext:value-type="float">
            <text:p>1.2569345039</text:p>
          </table:table-cell>
          <table:table-cell office:value-type="float" office:value="-9.7409823227" calcext:value-type="float">
            <text:p>-9.740982322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11" calcext:value-type="float">
            <text:p>511</text:p>
          </table:table-cell>
          <table:table-cell table:formula="of:=[.H512]/[.I512]" office:value-type="float" office:value="-0.129035703203248" calcext:value-type="float">
            <text:p>-0.1290357032</text:p>
          </table:table-cell>
          <table:table-cell table:formula="of:=[.D512]/[.L512]" office:value-type="float" office:value="-0.674853609026624" calcext:value-type="float">
            <text:p>-0.674853609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-6.0677690506" calcext:value-type="float">
            <text:p>-6.067769050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8021" calcext:value-type="float">
            <text:p>0.08708021</text:p>
          </table:table-cell>
          <table:table-cell office:value-type="float" office:value="0.08334317" calcext:value-type="float">
            <text:p>0.0833431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8916797" calcext:value-type="float">
            <text:p>1.258916797</text:p>
          </table:table-cell>
          <table:table-cell office:value-type="float" office:value="-9.7428662109" calcext:value-type="float">
            <text:p>-9.742866210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12" calcext:value-type="float">
            <text:p>512</text:p>
          </table:table-cell>
          <table:table-cell table:formula="of:=[.H513]/[.I513]" office:value-type="float" office:value="-0.129214213738414" calcext:value-type="float">
            <text:p>-0.1292142137</text:p>
          </table:table-cell>
          <table:table-cell table:formula="of:=[.D513]/[.L513]" office:value-type="float" office:value="-0.673921293026545" calcext:value-type="float">
            <text:p>-0.673921293</text:p>
          </table:table-cell>
        </table:table-row>
        <table:table-row table:style-name="ro1">
          <table:table-cell office:value-type="float" office:value="25.61" calcext:value-type="float">
            <text:p>25.61</text:p>
          </table:table-cell>
          <table:table-cell office:value-type="float" office:value="-6.0711116791" calcext:value-type="float">
            <text:p>-6.071111679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8089" calcext:value-type="float">
            <text:p>0.08708089</text:p>
          </table:table-cell>
          <table:table-cell office:value-type="float" office:value="0.08354547" calcext:value-type="float">
            <text:p>0.0835454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618019384" calcext:value-type="float">
            <text:p>1.2618019384</text:p>
          </table:table-cell>
          <table:table-cell office:value-type="float" office:value="-9.7415487099" calcext:value-type="float">
            <text:p>-9.741548709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13" calcext:value-type="float">
            <text:p>513</text:p>
          </table:table-cell>
          <table:table-cell table:formula="of:=[.H514]/[.I514]" office:value-type="float" office:value="-0.129527858041471" calcext:value-type="float">
            <text:p>-0.129527858</text:p>
          </table:table-cell>
          <table:table-cell table:formula="of:=[.D514]/[.L514]" office:value-type="float" office:value="-0.672294680979897" calcext:value-type="float">
            <text:p>-0.672294681</text:p>
          </table:table-cell>
        </table:table-row>
        <table:table-row table:style-name="ro1">
          <table:table-cell office:value-type="float" office:value="25.66" calcext:value-type="float">
            <text:p>25.66</text:p>
          </table:table-cell>
          <table:table-cell office:value-type="float" office:value="-6.0683917999" calcext:value-type="float">
            <text:p>-6.068391799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15053" calcext:value-type="float">
            <text:p>0.08715053</text:p>
          </table:table-cell>
          <table:table-cell office:value-type="float" office:value="0.08312446" calcext:value-type="float">
            <text:p>0.0831244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58187705" calcext:value-type="float">
            <text:p>1.2558187705</text:p>
          </table:table-cell>
          <table:table-cell office:value-type="float" office:value="-9.744461956" calcext:value-type="float">
            <text:p>-9.74446195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14" calcext:value-type="float">
            <text:p>514</text:p>
          </table:table-cell>
          <table:table-cell table:formula="of:=[.H515]/[.I515]" office:value-type="float" office:value="-0.128875126833119" calcext:value-type="float">
            <text:p>-0.1288751268</text:p>
          </table:table-cell>
          <table:table-cell table:formula="of:=[.D515]/[.L515]" office:value-type="float" office:value="-0.676240110419847" calcext:value-type="float">
            <text:p>-0.6762401104</text:p>
          </table:table-cell>
        </table:table-row>
        <table:table-row table:style-name="ro1">
          <table:table-cell office:value-type="float" office:value="25.71" calcext:value-type="float">
            <text:p>25.71</text:p>
          </table:table-cell>
          <table:table-cell office:value-type="float" office:value="-6.0703039169" calcext:value-type="float">
            <text:p>-6.070303916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6877" calcext:value-type="float">
            <text:p>0.08706877</text:p>
          </table:table-cell>
          <table:table-cell office:value-type="float" office:value="0.08286702" calcext:value-type="float">
            <text:p>0.0828670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517848974" calcext:value-type="float">
            <text:p>1.2517848974</text:p>
          </table:table-cell>
          <table:table-cell office:value-type="float" office:value="-9.7433369637" calcext:value-type="float">
            <text:p>-9.743336963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15" calcext:value-type="float">
            <text:p>515</text:p>
          </table:table-cell>
          <table:table-cell table:formula="of:=[.H516]/[.I516]" office:value-type="float" office:value="-0.128475993600927" calcext:value-type="float">
            <text:p>-0.1284759936</text:p>
          </table:table-cell>
          <table:table-cell table:formula="of:=[.D516]/[.L516]" office:value-type="float" office:value="-0.677704585577702" calcext:value-type="float">
            <text:p>-0.6777045856</text:p>
          </table:table-cell>
        </table:table-row>
        <table:table-row table:style-name="ro1">
          <table:table-cell office:value-type="float" office:value="25.77" calcext:value-type="float">
            <text:p>25.77</text:p>
          </table:table-cell>
          <table:table-cell office:value-type="float" office:value="-6.0698962212" calcext:value-type="float">
            <text:p>-6.069896221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706877" calcext:value-type="float">
            <text:p>0.08706877</text:p>
          </table:table-cell>
          <table:table-cell office:value-type="float" office:value="0.08259552" calcext:value-type="float">
            <text:p>0.082595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77500254" calcext:value-type="float">
            <text:p>1.2477500254</text:p>
          </table:table-cell>
          <table:table-cell office:value-type="float" office:value="-9.7438551331" calcext:value-type="float">
            <text:p>-9.743855133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16" calcext:value-type="float">
            <text:p>516</text:p>
          </table:table-cell>
          <table:table-cell table:formula="of:=[.H517]/[.I517]" office:value-type="float" office:value="-0.12805506735844" calcext:value-type="float">
            <text:p>-0.1280550674</text:p>
          </table:table-cell>
          <table:table-cell table:formula="of:=[.D517]/[.L517]" office:value-type="float" office:value="-0.679932249430514" calcext:value-type="float">
            <text:p>-0.6799322494</text:p>
          </table:table-cell>
        </table:table-row>
        <table:table-row table:style-name="ro1">
          <table:table-cell office:value-type="float" office:value="25.81" calcext:value-type="float">
            <text:p>25.81</text:p>
          </table:table-cell>
          <table:table-cell office:value-type="float" office:value="-6.0688939095" calcext:value-type="float">
            <text:p>-6.068893909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0937" calcext:value-type="float">
            <text:p>0.08690937</text:p>
          </table:table-cell>
          <table:table-cell office:value-type="float" office:value="0.08207486" calcext:value-type="float">
            <text:p>0.0820748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98858565" calcext:value-type="float">
            <text:p>1.2398858565</text:p>
          </table:table-cell>
          <table:table-cell office:value-type="float" office:value="-9.7438648224" calcext:value-type="float">
            <text:p>-9.743864822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17" calcext:value-type="float">
            <text:p>517</text:p>
          </table:table-cell>
          <table:table-cell table:formula="of:=[.H518]/[.I518]" office:value-type="float" office:value="-0.127247850734715" calcext:value-type="float">
            <text:p>-0.1272478507</text:p>
          </table:table-cell>
          <table:table-cell table:formula="of:=[.D518]/[.L518]" office:value-type="float" office:value="-0.682992832477677" calcext:value-type="float">
            <text:p>-0.6829928325</text:p>
          </table:table-cell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-6.0699224472" calcext:value-type="float">
            <text:p>-6.069922447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90937" calcext:value-type="float">
            <text:p>0.08690937</text:p>
          </table:table-cell>
          <table:table-cell office:value-type="float" office:value="0.08165734" calcext:value-type="float">
            <text:p>0.0816573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34225005" calcext:value-type="float">
            <text:p>1.2334225005</text:p>
          </table:table-cell>
          <table:table-cell office:value-type="float" office:value="-9.7426332283" calcext:value-type="float">
            <text:p>-9.742633228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18" calcext:value-type="float">
            <text:p>518</text:p>
          </table:table-cell>
          <table:table-cell table:formula="of:=[.H519]/[.I519]" office:value-type="float" office:value="-0.126600526941444" calcext:value-type="float">
            <text:p>-0.1266005269</text:p>
          </table:table-cell>
          <table:table-cell table:formula="of:=[.D519]/[.L519]" office:value-type="float" office:value="-0.686485057366293" calcext:value-type="float">
            <text:p>-0.6864850574</text:p>
          </table:table-cell>
        </table:table-row>
        <table:table-row table:style-name="ro1">
          <table:table-cell office:value-type="float" office:value="25.91" calcext:value-type="float">
            <text:p>25.91</text:p>
          </table:table-cell>
          <table:table-cell office:value-type="float" office:value="-6.0671882629" calcext:value-type="float">
            <text:p>-6.067188262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81374" calcext:value-type="float">
            <text:p>0.08681374</text:p>
          </table:table-cell>
          <table:table-cell office:value-type="float" office:value="0.08195276" calcext:value-type="float">
            <text:p>0.0819527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80437547" calcext:value-type="float">
            <text:p>1.2380437547</text:p>
          </table:table-cell>
          <table:table-cell office:value-type="float" office:value="-9.7438845634" calcext:value-type="float">
            <text:p>-9.743884563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19" calcext:value-type="float">
            <text:p>519</text:p>
          </table:table-cell>
          <table:table-cell table:formula="of:=[.H520]/[.I520]" office:value-type="float" office:value="-0.127058540835997" calcext:value-type="float">
            <text:p>-0.1270585408</text:p>
          </table:table-cell>
          <table:table-cell table:formula="of:=[.D520]/[.L520]" office:value-type="float" office:value="-0.683257807218614" calcext:value-type="float">
            <text:p>-0.6832578072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-6.0695667267" calcext:value-type="float">
            <text:p>-6.069566726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6226" calcext:value-type="float">
            <text:p>0.0866226</text:p>
          </table:table-cell>
          <table:table-cell office:value-type="float" office:value="0.08186929" calcext:value-type="float">
            <text:p>0.0818692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66139632" calcext:value-type="float">
            <text:p>1.2366139632</text:p>
          </table:table-cell>
          <table:table-cell office:value-type="float" office:value="-9.7425548363" calcext:value-type="float">
            <text:p>-9.742554836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20" calcext:value-type="float">
            <text:p>520</text:p>
          </table:table-cell>
          <table:table-cell table:formula="of:=[.H521]/[.I521]" office:value-type="float" office:value="-0.126929125263167" calcext:value-type="float">
            <text:p>-0.1269291253</text:p>
          </table:table-cell>
          <table:table-cell table:formula="of:=[.D521]/[.L521]" office:value-type="float" office:value="-0.682448569785712" calcext:value-type="float">
            <text:p>-0.6824485698</text:p>
          </table:table-cell>
        </table:table-row>
        <table:table-row table:style-name="ro1">
          <table:table-cell office:value-type="float" office:value="26.01" calcext:value-type="float">
            <text:p>26.01</text:p>
          </table:table-cell>
          <table:table-cell office:value-type="float" office:value="-6.0666871071" calcext:value-type="float">
            <text:p>-6.066687107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6226" calcext:value-type="float">
            <text:p>0.0866226</text:p>
          </table:table-cell>
          <table:table-cell office:value-type="float" office:value="0.0810355" calcext:value-type="float">
            <text:p>0.081035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38717955" calcext:value-type="float">
            <text:p>1.2238717955</text:p>
          </table:table-cell>
          <table:table-cell office:value-type="float" office:value="-9.7413765144" calcext:value-type="float">
            <text:p>-9.741376514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21" calcext:value-type="float">
            <text:p>521</text:p>
          </table:table-cell>
          <table:table-cell table:formula="of:=[.H522]/[.I522]" office:value-type="float" office:value="-0.12563643276603" calcext:value-type="float">
            <text:p>-0.1256364328</text:p>
          </table:table-cell>
          <table:table-cell table:formula="of:=[.D522]/[.L522]" office:value-type="float" office:value="-0.689470387632824" calcext:value-type="float">
            <text:p>-0.6894703876</text:p>
          </table:table-cell>
        </table:table-row>
        <table:table-row table:style-name="ro1">
          <table:table-cell office:value-type="float" office:value="26.06" calcext:value-type="float">
            <text:p>26.06</text:p>
          </table:table-cell>
          <table:table-cell office:value-type="float" office:value="-6.0665812492" calcext:value-type="float">
            <text:p>-6.06658124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6998" calcext:value-type="float">
            <text:p>0.08646998</text:p>
          </table:table-cell>
          <table:table-cell office:value-type="float" office:value="0.08152652" calcext:value-type="float">
            <text:p>0.081526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12083715" calcext:value-type="float">
            <text:p>1.2312083715</text:p>
          </table:table-cell>
          <table:table-cell office:value-type="float" office:value="-9.7407492447" calcext:value-type="float">
            <text:p>-9.740749244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22" calcext:value-type="float">
            <text:p>522</text:p>
          </table:table-cell>
          <table:table-cell table:formula="of:=[.H523]/[.I523]" office:value-type="float" office:value="-0.126397707257469" calcext:value-type="float">
            <text:p>-0.1263977073</text:p>
          </table:table-cell>
          <table:table-cell table:formula="of:=[.D523]/[.L523]" office:value-type="float" office:value="-0.684110351969146" calcext:value-type="float">
            <text:p>-0.684110352</text:p>
          </table:table-cell>
        </table:table-row>
        <table:table-row table:style-name="ro1">
          <table:table-cell office:value-type="float" office:value="26.11" calcext:value-type="float">
            <text:p>26.11</text:p>
          </table:table-cell>
          <table:table-cell office:value-type="float" office:value="-6.0672550201" calcext:value-type="float">
            <text:p>-6.067255020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6601" calcext:value-type="float">
            <text:p>0.08626601</text:p>
          </table:table-cell>
          <table:table-cell office:value-type="float" office:value="0.08118546" calcext:value-type="float">
            <text:p>0.0811854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61509162" calcext:value-type="float">
            <text:p>1.2261509162</text:p>
          </table:table-cell>
          <table:table-cell office:value-type="float" office:value="-9.7414899063" calcext:value-type="float">
            <text:p>-9.741489906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23" calcext:value-type="float">
            <text:p>523</text:p>
          </table:table-cell>
          <table:table-cell table:formula="of:=[.H524]/[.I524]" office:value-type="float" office:value="-0.125868930522324" calcext:value-type="float">
            <text:p>-0.1258689305</text:p>
          </table:table-cell>
          <table:table-cell table:formula="of:=[.D524]/[.L524]" office:value-type="float" office:value="-0.685363811720793" calcext:value-type="float">
            <text:p>-0.6853638117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-6.064760685" calcext:value-type="float">
            <text:p>-6.06476068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913" calcext:value-type="float">
            <text:p>0.0860913</text:p>
          </table:table-cell>
          <table:table-cell office:value-type="float" office:value="0.0808471" calcext:value-type="float">
            <text:p>0.080847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10486251" calcext:value-type="float">
            <text:p>1.2210486251</text:p>
          </table:table-cell>
          <table:table-cell office:value-type="float" office:value="-9.7415532875" calcext:value-type="float">
            <text:p>-9.741553287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24" calcext:value-type="float">
            <text:p>524</text:p>
          </table:table-cell>
          <table:table-cell table:formula="of:=[.H525]/[.I525]" office:value-type="float" office:value="-0.125344345923438" calcext:value-type="float">
            <text:p>-0.1253443459</text:p>
          </table:table-cell>
          <table:table-cell table:formula="of:=[.D525]/[.L525]" office:value-type="float" office:value="-0.686838320195041" calcext:value-type="float">
            <text:p>-0.6868383202</text:p>
          </table:table-cell>
        </table:table-row>
        <table:table-row table:style-name="ro1">
          <table:table-cell office:value-type="float" office:value="26.21" calcext:value-type="float">
            <text:p>26.21</text:p>
          </table:table-cell>
          <table:table-cell office:value-type="float" office:value="-6.0644721985" calcext:value-type="float">
            <text:p>-6.064472198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0035" calcext:value-type="float">
            <text:p>0.08590035</text:p>
          </table:table-cell>
          <table:table-cell office:value-type="float" office:value="0.08064024" calcext:value-type="float">
            <text:p>0.0806402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77593952" calcext:value-type="float">
            <text:p>1.2177593952</text:p>
          </table:table-cell>
          <table:table-cell office:value-type="float" office:value="-9.7402336884" calcext:value-type="float">
            <text:p>-9.740233688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25" calcext:value-type="float">
            <text:p>525</text:p>
          </table:table-cell>
          <table:table-cell table:formula="of:=[.H526]/[.I526]" office:value-type="float" office:value="-0.125023632302608" calcext:value-type="float">
            <text:p>-0.1250236323</text:p>
          </table:table-cell>
          <table:table-cell table:formula="of:=[.D526]/[.L526]" office:value-type="float" office:value="-0.687072903081923" calcext:value-type="float">
            <text:p>-0.6870729031</text:p>
          </table:table-cell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-6.0630912781" calcext:value-type="float">
            <text:p>-6.063091278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0035" calcext:value-type="float">
            <text:p>0.08590035</text:p>
          </table:table-cell>
          <table:table-cell office:value-type="float" office:value="0.08094267" calcext:value-type="float">
            <text:p>0.0809426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26536578" calcext:value-type="float">
            <text:p>1.2226536578</text:p>
          </table:table-cell>
          <table:table-cell office:value-type="float" office:value="-9.7428409958" calcext:value-type="float">
            <text:p>-9.742840995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26" calcext:value-type="float">
            <text:p>526</text:p>
          </table:table-cell>
          <table:table-cell table:formula="of:=[.H527]/[.I527]" office:value-type="float" office:value="-0.125492518899474" calcext:value-type="float">
            <text:p>-0.1254925189</text:p>
          </table:table-cell>
          <table:table-cell table:formula="of:=[.D527]/[.L527]" office:value-type="float" office:value="-0.684505743874746" calcext:value-type="float">
            <text:p>-0.6845057439</text:p>
          </table:table-cell>
        </table:table-row>
        <table:table-row table:style-name="ro1">
          <table:table-cell office:value-type="float" office:value="26.31" calcext:value-type="float">
            <text:p>26.31</text:p>
          </table:table-cell>
          <table:table-cell office:value-type="float" office:value="-6.0621032715" calcext:value-type="float">
            <text:p>-6.062103271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1646" calcext:value-type="float">
            <text:p>0.08571646</text:p>
          </table:table-cell>
          <table:table-cell office:value-type="float" office:value="0.08105935" calcext:value-type="float">
            <text:p>0.0810593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4677512" calcext:value-type="float">
            <text:p>1.224677512</text:p>
          </table:table-cell>
          <table:table-cell office:value-type="float" office:value="-9.7449210739" calcext:value-type="float">
            <text:p>-9.744921073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27" calcext:value-type="float">
            <text:p>527</text:p>
          </table:table-cell>
          <table:table-cell table:formula="of:=[.H528]/[.I528]" office:value-type="float" office:value="-0.1256734151783" calcext:value-type="float">
            <text:p>-0.1256734152</text:p>
          </table:table-cell>
          <table:table-cell table:formula="of:=[.D528]/[.L528]" office:value-type="float" office:value="-0.682057218532569" calcext:value-type="float">
            <text:p>-0.6820572185</text:p>
          </table:table-cell>
        </table:table-row>
        <table:table-row table:style-name="ro1">
          <table:table-cell office:value-type="float" office:value="26.37" calcext:value-type="float">
            <text:p>26.37</text:p>
          </table:table-cell>
          <table:table-cell office:value-type="float" office:value="-6.0633120537" calcext:value-type="float">
            <text:p>-6.06331205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7568" calcext:value-type="float">
            <text:p>0.08557568</text:p>
          </table:table-cell>
          <table:table-cell office:value-type="float" office:value="0.08103261" calcext:value-type="float">
            <text:p>0.0810326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41846627" calcext:value-type="float">
            <text:p>1.2241846627</text:p>
          </table:table-cell>
          <table:table-cell office:value-type="float" office:value="-9.7442139435" calcext:value-type="float">
            <text:p>-9.744213943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28" calcext:value-type="float">
            <text:p>528</text:p>
          </table:table-cell>
          <table:table-cell table:formula="of:=[.H529]/[.I529]" office:value-type="float" office:value="-0.125631956543463" calcext:value-type="float">
            <text:p>-0.1256319565</text:p>
          </table:table-cell>
          <table:table-cell table:formula="of:=[.D529]/[.L529]" office:value-type="float" office:value="-0.681161723135264" calcext:value-type="float">
            <text:p>-0.6811617231</text:p>
          </table:table-cell>
        </table:table-row>
        <table:table-row table:style-name="ro1">
          <table:table-cell office:value-type="float" office:value="26.41" calcext:value-type="float">
            <text:p>26.41</text:p>
          </table:table-cell>
          <table:table-cell office:value-type="float" office:value="-6.0601029396" calcext:value-type="float">
            <text:p>-6.060102939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7568" calcext:value-type="float">
            <text:p>0.08557568</text:p>
          </table:table-cell>
          <table:table-cell office:value-type="float" office:value="0.08139014" calcext:value-type="float">
            <text:p>0.0813901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95713347" calcext:value-type="float">
            <text:p>1.2295713347</text:p>
          </table:table-cell>
          <table:table-cell office:value-type="float" office:value="-9.7440986252" calcext:value-type="float">
            <text:p>-9.744098625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29" calcext:value-type="float">
            <text:p>529</text:p>
          </table:table-cell>
          <table:table-cell table:formula="of:=[.H530]/[.I530]" office:value-type="float" office:value="-0.126186257138255" calcext:value-type="float">
            <text:p>-0.1261862571</text:p>
          </table:table-cell>
          <table:table-cell table:formula="of:=[.D530]/[.L530]" office:value-type="float" office:value="-0.678169572033823" calcext:value-type="float">
            <text:p>-0.678169572</text:p>
          </table:table-cell>
        </table:table-row>
        <table:table-row table:style-name="ro1">
          <table:table-cell office:value-type="float" office:value="26.47" calcext:value-type="float">
            <text:p>26.47</text:p>
          </table:table-cell>
          <table:table-cell office:value-type="float" office:value="-6.0611610413" calcext:value-type="float">
            <text:p>-6.06116104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1437" calcext:value-type="float">
            <text:p>0.08531437</text:p>
          </table:table-cell>
          <table:table-cell office:value-type="float" office:value="0.08150298" calcext:value-type="float">
            <text:p>0.0815029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10302728" calcext:value-type="float">
            <text:p>1.2310302728</text:p>
          </table:table-cell>
          <table:table-cell office:value-type="float" office:value="-9.7421537399" calcext:value-type="float">
            <text:p>-9.742153739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30" calcext:value-type="float">
            <text:p>530</text:p>
          </table:table-cell>
          <table:table-cell table:formula="of:=[.H531]/[.I531]" office:value-type="float" office:value="-0.126361203658508" calcext:value-type="float">
            <text:p>-0.1263612037</text:p>
          </table:table-cell>
          <table:table-cell table:formula="of:=[.D531]/[.L531]" office:value-type="float" office:value="-0.675162688625241" calcext:value-type="float">
            <text:p>-0.6751626886</text:p>
          </table:table-cell>
        </table:table-row>
        <table:table-row table:style-name="ro1">
          <table:table-cell office:value-type="float" office:value="26.51" calcext:value-type="float">
            <text:p>26.51</text:p>
          </table:table-cell>
          <table:table-cell office:value-type="float" office:value="-6.0608005524" calcext:value-type="float">
            <text:p>-6.060800552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1437" calcext:value-type="float">
            <text:p>0.08531437</text:p>
          </table:table-cell>
          <table:table-cell office:value-type="float" office:value="0.0811182" calcext:value-type="float">
            <text:p>0.081118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52696794" calcext:value-type="float">
            <text:p>1.2252696794</text:p>
          </table:table-cell>
          <table:table-cell office:value-type="float" office:value="-9.7425605774" calcext:value-type="float">
            <text:p>-9.742560577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31" calcext:value-type="float">
            <text:p>531</text:p>
          </table:table-cell>
          <table:table-cell table:formula="of:=[.H532]/[.I532]" office:value-type="float" office:value="-0.125764645717706" calcext:value-type="float">
            <text:p>-0.1257646457</text:p>
          </table:table-cell>
          <table:table-cell table:formula="of:=[.D532]/[.L532]" office:value-type="float" office:value="-0.678365287105396" calcext:value-type="float">
            <text:p>-0.6783652871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-6.0577135086" calcext:value-type="float">
            <text:p>-6.05771350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8203" calcext:value-type="float">
            <text:p>0.08518203</text:p>
          </table:table-cell>
          <table:table-cell office:value-type="float" office:value="0.08122412" calcext:value-type="float">
            <text:p>0.0812241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68048984" calcext:value-type="float">
            <text:p>1.2268048984</text:p>
          </table:table-cell>
          <table:table-cell office:value-type="float" office:value="-9.7420468521" calcext:value-type="float">
            <text:p>-9.742046852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32" calcext:value-type="float">
            <text:p>532</text:p>
          </table:table-cell>
          <table:table-cell table:formula="of:=[.H533]/[.I533]" office:value-type="float" office:value="-0.125928864542008" calcext:value-type="float">
            <text:p>-0.1259288645</text:p>
          </table:table-cell>
          <table:table-cell table:formula="of:=[.D533]/[.L533]" office:value-type="float" office:value="-0.676429747141763" calcext:value-type="float">
            <text:p>-0.6764297471</text:p>
          </table:table-cell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-6.0607023239" calcext:value-type="float">
            <text:p>-6.060702323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4838" calcext:value-type="float">
            <text:p>0.08514838</text:p>
          </table:table-cell>
          <table:table-cell office:value-type="float" office:value="0.08142383" calcext:value-type="float">
            <text:p>0.0814238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99945396" calcext:value-type="float">
            <text:p>1.2299945396</text:p>
          </table:table-cell>
          <table:table-cell office:value-type="float" office:value="-9.7434188843" calcext:value-type="float">
            <text:p>-9.743418884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33" calcext:value-type="float">
            <text:p>533</text:p>
          </table:table-cell>
          <table:table-cell table:formula="of:=[.H534]/[.I534]" office:value-type="float" office:value="-0.126238495358333" calcext:value-type="float">
            <text:p>-0.1262384954</text:p>
          </table:table-cell>
          <table:table-cell table:formula="of:=[.D534]/[.L534]" office:value-type="float" office:value="-0.674504078635466" calcext:value-type="float">
            <text:p>-0.6745040786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 office:value-type="float" office:value="-6.0568642616" calcext:value-type="float">
            <text:p>-6.056864261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4838" calcext:value-type="float">
            <text:p>0.08514838</text:p>
          </table:table-cell>
          <table:table-cell office:value-type="float" office:value="0.08140184" calcext:value-type="float">
            <text:p>0.0814018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99544758" calcext:value-type="float">
            <text:p>1.2299544758</text:p>
          </table:table-cell>
          <table:table-cell office:value-type="float" office:value="-9.7457339287" calcext:value-type="float">
            <text:p>-9.745733928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34" calcext:value-type="float">
            <text:p>534</text:p>
          </table:table-cell>
          <table:table-cell table:formula="of:=[.H535]/[.I535]" office:value-type="float" office:value="-0.126204397205831" calcext:value-type="float">
            <text:p>-0.1262043972</text:p>
          </table:table-cell>
          <table:table-cell table:formula="of:=[.D535]/[.L535]" office:value-type="float" office:value="-0.674686317475361" calcext:value-type="float">
            <text:p>-0.6746863175</text:p>
          </table:table-cell>
        </table:table-row>
        <table:table-row table:style-name="ro1">
          <table:table-cell office:value-type="float" office:value="26.71" calcext:value-type="float">
            <text:p>26.71</text:p>
          </table:table-cell>
          <table:table-cell office:value-type="float" office:value="-6.059481144" calcext:value-type="float">
            <text:p>-6.05948114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08541" calcext:value-type="float">
            <text:p>0.08508541</text:p>
          </table:table-cell>
          <table:table-cell office:value-type="float" office:value="0.08136716" calcext:value-type="float">
            <text:p>0.0813671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96145886" calcext:value-type="float">
            <text:p>1.2296145886</text:p>
          </table:table-cell>
          <table:table-cell office:value-type="float" office:value="-9.7471924019" calcext:value-type="float">
            <text:p>-9.747192401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35" calcext:value-type="float">
            <text:p>535</text:p>
          </table:table-cell>
          <table:table-cell table:formula="of:=[.H536]/[.I536]" office:value-type="float" office:value="-0.126150642964667" calcext:value-type="float">
            <text:p>-0.126150643</text:p>
          </table:table-cell>
          <table:table-cell table:formula="of:=[.D536]/[.L536]" office:value-type="float" office:value="-0.674474643968571" calcext:value-type="float">
            <text:p>-0.674474644</text:p>
          </table:table-cell>
        </table:table-row>
        <table:table-row table:style-name="ro1">
          <table:table-cell office:value-type="float" office:value="26.77" calcext:value-type="float">
            <text:p>26.77</text:p>
          </table:table-cell>
          <table:table-cell office:value-type="float" office:value="-6.0577731133" calcext:value-type="float">
            <text:p>-6.057773113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0523" calcext:value-type="float">
            <text:p>0.08510523</text:p>
          </table:table-cell>
          <table:table-cell office:value-type="float" office:value="0.08104356" calcext:value-type="float">
            <text:p>0.0810435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45192784" calcext:value-type="float">
            <text:p>1.2245192784</text:p>
          </table:table-cell>
          <table:table-cell office:value-type="float" office:value="-9.7455607033" calcext:value-type="float">
            <text:p>-9.745560703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36" calcext:value-type="float">
            <text:p>536</text:p>
          </table:table-cell>
          <table:table-cell table:formula="of:=[.H537]/[.I537]" office:value-type="float" office:value="-0.1256489303879" calcext:value-type="float">
            <text:p>-0.1256489304</text:p>
          </table:table-cell>
          <table:table-cell table:formula="of:=[.D537]/[.L537]" office:value-type="float" office:value="-0.677325542981266" calcext:value-type="float">
            <text:p>-0.677325543</text:p>
          </table:table-cell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-6.05809021" calcext:value-type="float">
            <text:p>-6.0580902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0523" calcext:value-type="float">
            <text:p>0.08510523</text:p>
          </table:table-cell>
          <table:table-cell office:value-type="float" office:value="0.080673" calcext:value-type="float">
            <text:p>0.08067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86407584" calcext:value-type="float">
            <text:p>1.2186407584</text:p>
          </table:table-cell>
          <table:table-cell office:value-type="float" office:value="-9.7433257294" calcext:value-type="float">
            <text:p>-9.743325729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37" calcext:value-type="float">
            <text:p>537</text:p>
          </table:table-cell>
          <table:table-cell table:formula="of:=[.H538]/[.I538]" office:value-type="float" office:value="-0.125074414244698" calcext:value-type="float">
            <text:p>-0.1250744142</text:p>
          </table:table-cell>
          <table:table-cell table:formula="of:=[.D538]/[.L538]" office:value-type="float" office:value="-0.680436766495652" calcext:value-type="float">
            <text:p>-0.6804367665</text:p>
          </table:table-cell>
        </table:table-row>
        <table:table-row table:style-name="ro1">
          <table:table-cell office:value-type="float" office:value="26.87" calcext:value-type="float">
            <text:p>26.87</text:p>
          </table:table-cell>
          <table:table-cell office:value-type="float" office:value="-6.0583748817" calcext:value-type="float">
            <text:p>-6.058374881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6516" calcext:value-type="float">
            <text:p>0.08516516</text:p>
          </table:table-cell>
          <table:table-cell office:value-type="float" office:value="0.08051316" calcext:value-type="float">
            <text:p>0.0805131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59812015" calcext:value-type="float">
            <text:p>1.2159812015</text:p>
          </table:table-cell>
          <table:table-cell office:value-type="float" office:value="-9.7413620377" calcext:value-type="float">
            <text:p>-9.741362037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38" calcext:value-type="float">
            <text:p>538</text:p>
          </table:table-cell>
          <table:table-cell table:formula="of:=[.H539]/[.I539]" office:value-type="float" office:value="-0.12482661015924" calcext:value-type="float">
            <text:p>-0.1248266102</text:p>
          </table:table-cell>
          <table:table-cell table:formula="of:=[.D539]/[.L539]" office:value-type="float" office:value="-0.682267666256061" calcext:value-type="float">
            <text:p>-0.6822676663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-6.0580430031" calcext:value-type="float">
            <text:p>-6.058043003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16516" calcext:value-type="float">
            <text:p>0.08516516</text:p>
          </table:table-cell>
          <table:table-cell office:value-type="float" office:value="0.08065728" calcext:value-type="float">
            <text:p>0.0806572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8414914" calcext:value-type="float">
            <text:p>1.218414914</text:p>
          </table:table-cell>
          <table:table-cell office:value-type="float" office:value="-9.7434186172" calcext:value-type="float">
            <text:p>-9.743418617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39" calcext:value-type="float">
            <text:p>539</text:p>
          </table:table-cell>
          <table:table-cell table:formula="of:=[.H540]/[.I540]" office:value-type="float" office:value="-0.125050042687188" calcext:value-type="float">
            <text:p>-0.1250500427</text:p>
          </table:table-cell>
          <table:table-cell table:formula="of:=[.D540]/[.L540]" office:value-type="float" office:value="-0.681048627972406" calcext:value-type="float">
            <text:p>-0.681048628</text:p>
          </table:table-cell>
        </table:table-row>
        <table:table-row table:style-name="ro1">
          <table:table-cell office:value-type="float" office:value="26.97" calcext:value-type="float">
            <text:p>26.97</text:p>
          </table:table-cell>
          <table:table-cell office:value-type="float" office:value="-6.0590376854" calcext:value-type="float">
            <text:p>-6.059037685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2216" calcext:value-type="float">
            <text:p>0.08532216</text:p>
          </table:table-cell>
          <table:table-cell office:value-type="float" office:value="0.0807677" calcext:value-type="float">
            <text:p>0.080767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9849785" calcext:value-type="float">
            <text:p>1.219849785</text:p>
          </table:table-cell>
          <table:table-cell office:value-type="float" office:value="-9.741556797" calcext:value-type="float">
            <text:p>-9.74155679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40" calcext:value-type="float">
            <text:p>540</text:p>
          </table:table-cell>
          <table:table-cell table:formula="of:=[.H541]/[.I541]" office:value-type="float" office:value="-0.125221236237689" calcext:value-type="float">
            <text:p>-0.1252212362</text:p>
          </table:table-cell>
          <table:table-cell table:formula="of:=[.D541]/[.L541]" office:value-type="float" office:value="-0.681371327767805" calcext:value-type="float">
            <text:p>-0.6813713278</text:p>
          </table:table-cell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-6.0581636429" calcext:value-type="float">
            <text:p>-6.058163642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2216" calcext:value-type="float">
            <text:p>0.08532216</text:p>
          </table:table-cell>
          <table:table-cell office:value-type="float" office:value="0.08094824" calcext:value-type="float">
            <text:p>0.0809482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24369711" calcext:value-type="float">
            <text:p>1.2224369711</text:p>
          </table:table-cell>
          <table:table-cell office:value-type="float" office:value="-9.7404444313" calcext:value-type="float">
            <text:p>-9.740444431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41" calcext:value-type="float">
            <text:p>541</text:p>
          </table:table-cell>
          <table:table-cell table:formula="of:=[.H542]/[.I542]" office:value-type="float" office:value="-0.12550114932865" calcext:value-type="float">
            <text:p>-0.1255011493</text:p>
          </table:table-cell>
          <table:table-cell table:formula="of:=[.D542]/[.L542]" office:value-type="float" office:value="-0.679851622526314" calcext:value-type="float">
            <text:p>-0.6798516225</text:p>
          </table:table-cell>
        </table:table-row>
        <table:table-row table:style-name="ro1">
          <table:table-cell office:value-type="float" office:value="27.07" calcext:value-type="float">
            <text:p>27.07</text:p>
          </table:table-cell>
          <table:table-cell office:value-type="float" office:value="-6.0607242584" calcext:value-type="float">
            <text:p>-6.06072425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32216" calcext:value-type="float">
            <text:p>0.08532216</text:p>
          </table:table-cell>
          <table:table-cell office:value-type="float" office:value="0.08071687" calcext:value-type="float">
            <text:p>0.0807168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92767769" calcext:value-type="float">
            <text:p>1.2192767769</text:p>
          </table:table-cell>
          <table:table-cell office:value-type="float" office:value="-9.7431125832" calcext:value-type="float">
            <text:p>-9.743112583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42" calcext:value-type="float">
            <text:p>542</text:p>
          </table:table-cell>
          <table:table-cell table:formula="of:=[.H543]/[.I543]" office:value-type="float" office:value="-0.125142429227636" calcext:value-type="float">
            <text:p>-0.1251424292</text:p>
          </table:table-cell>
          <table:table-cell table:formula="of:=[.D543]/[.L543]" office:value-type="float" office:value="-0.681800413549568" calcext:value-type="float">
            <text:p>-0.6818004135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-6.0584793091" calcext:value-type="float">
            <text:p>-6.058479309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3293" calcext:value-type="float">
            <text:p>0.08553293</text:p>
          </table:table-cell>
          <table:table-cell office:value-type="float" office:value="0.08037584" calcext:value-type="float">
            <text:p>0.0803758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41384441" calcext:value-type="float">
            <text:p>1.2141384441</text:p>
          </table:table-cell>
          <table:table-cell office:value-type="float" office:value="-9.7432179832" calcext:value-type="float">
            <text:p>-9.743217983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43" calcext:value-type="float">
            <text:p>543</text:p>
          </table:table-cell>
          <table:table-cell table:formula="of:=[.H544]/[.I544]" office:value-type="float" office:value="-0.124613700134135" calcext:value-type="float">
            <text:p>-0.1246137001</text:p>
          </table:table-cell>
          <table:table-cell table:formula="of:=[.D544]/[.L544]" office:value-type="float" office:value="-0.686384642362208" calcext:value-type="float">
            <text:p>-0.6863846424</text:p>
          </table:table-cell>
        </table:table-row>
        <table:table-row table:style-name="ro1">
          <table:table-cell office:value-type="float" office:value="27.17" calcext:value-type="float">
            <text:p>27.17</text:p>
          </table:table-cell>
          <table:table-cell office:value-type="float" office:value="-6.060090065" calcext:value-type="float">
            <text:p>-6.06009006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3293" calcext:value-type="float">
            <text:p>0.08553293</text:p>
          </table:table-cell>
          <table:table-cell office:value-type="float" office:value="0.08069593" calcext:value-type="float">
            <text:p>0.0806959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87927741" calcext:value-type="float">
            <text:p>1.2187927741</text:p>
          </table:table-cell>
          <table:table-cell office:value-type="float" office:value="-9.7417720413" calcext:value-type="float">
            <text:p>-9.741772041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44" calcext:value-type="float">
            <text:p>544</text:p>
          </table:table-cell>
          <table:table-cell table:formula="of:=[.H545]/[.I545]" office:value-type="float" office:value="-0.125109966537192" calcext:value-type="float">
            <text:p>-0.1251099665</text:p>
          </table:table-cell>
          <table:table-cell table:formula="of:=[.D545]/[.L545]" office:value-type="float" office:value="-0.683662000457597" calcext:value-type="float">
            <text:p>-0.6836620005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-6.061609745" calcext:value-type="float">
            <text:p>-6.06160974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5326" calcext:value-type="float">
            <text:p>0.08565326</text:p>
          </table:table-cell>
          <table:table-cell office:value-type="float" office:value="0.0805616" calcext:value-type="float">
            <text:p>0.080561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68883389" calcext:value-type="float">
            <text:p>1.2168883389</text:p>
          </table:table-cell>
          <table:table-cell office:value-type="float" office:value="-9.7427676582" calcext:value-type="float">
            <text:p>-9.742767658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45" calcext:value-type="float">
            <text:p>545</text:p>
          </table:table-cell>
          <table:table-cell table:formula="of:=[.H546]/[.I546]" office:value-type="float" office:value="-0.124901709821213" calcext:value-type="float">
            <text:p>-0.1249017098</text:p>
          </table:table-cell>
          <table:table-cell table:formula="of:=[.D546]/[.L546]" office:value-type="float" office:value="-0.685765311960946" calcext:value-type="float">
            <text:p>-0.685765312</text:p>
          </table:table-cell>
        </table:table-row>
        <table:table-row table:style-name="ro1">
          <table:table-cell office:value-type="float" office:value="27.27" calcext:value-type="float">
            <text:p>27.27</text:p>
          </table:table-cell>
          <table:table-cell office:value-type="float" office:value="-6.0598530769" calcext:value-type="float">
            <text:p>-6.059853076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7447" calcext:value-type="float">
            <text:p>0.08577447</text:p>
          </table:table-cell>
          <table:table-cell office:value-type="float" office:value="0.08021575" calcext:value-type="float">
            <text:p>0.0802157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16479653" calcext:value-type="float">
            <text:p>1.2116479653</text:p>
          </table:table-cell>
          <table:table-cell office:value-type="float" office:value="-9.7426371193" calcext:value-type="float">
            <text:p>-9.742637119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46" calcext:value-type="float">
            <text:p>546</text:p>
          </table:table-cell>
          <table:table-cell table:formula="of:=[.H547]/[.I547]" office:value-type="float" office:value="-0.124365502939625" calcext:value-type="float">
            <text:p>-0.1243655029</text:p>
          </table:table-cell>
          <table:table-cell table:formula="of:=[.D547]/[.L547]" office:value-type="float" office:value="-0.689696643945071" calcext:value-type="float">
            <text:p>-0.6896966439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-6.0626912117" calcext:value-type="float">
            <text:p>-6.062691211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7447" calcext:value-type="float">
            <text:p>0.08577447</text:p>
          </table:table-cell>
          <table:table-cell office:value-type="float" office:value="0.08028161" calcext:value-type="float">
            <text:p>0.0802816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26781625" calcext:value-type="float">
            <text:p>1.2126781625</text:p>
          </table:table-cell>
          <table:table-cell office:value-type="float" office:value="-9.7429212761" calcext:value-type="float">
            <text:p>-9.742921276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47" calcext:value-type="float">
            <text:p>547</text:p>
          </table:table-cell>
          <table:table-cell table:formula="of:=[.H548]/[.I548]" office:value-type="float" office:value="-0.12446761378179" calcext:value-type="float">
            <text:p>-0.1244676138</text:p>
          </table:table-cell>
          <table:table-cell table:formula="of:=[.D548]/[.L548]" office:value-type="float" office:value="-0.689130830051705" calcext:value-type="float">
            <text:p>-0.6891308301</text:p>
          </table:table-cell>
        </table:table-row>
        <table:table-row table:style-name="ro1">
          <table:table-cell office:value-type="float" office:value="27.37" calcext:value-type="float">
            <text:p>27.37</text:p>
          </table:table-cell>
          <table:table-cell office:value-type="float" office:value="-6.0618515015" calcext:value-type="float">
            <text:p>-6.061851501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1704" calcext:value-type="float">
            <text:p>0.08601704</text:p>
          </table:table-cell>
          <table:table-cell office:value-type="float" office:value="0.08005288" calcext:value-type="float">
            <text:p>0.0800528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90062135" calcext:value-type="float">
            <text:p>1.2090062135</text:p>
          </table:table-cell>
          <table:table-cell office:value-type="float" office:value="-9.7411738968" calcext:value-type="float">
            <text:p>-9.741173896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48" calcext:value-type="float">
            <text:p>548</text:p>
          </table:table-cell>
          <table:table-cell table:formula="of:=[.H549]/[.I549]" office:value-type="float" office:value="-0.12411298949269" calcext:value-type="float">
            <text:p>-0.1241129895</text:p>
          </table:table-cell>
          <table:table-cell table:formula="of:=[.D549]/[.L549]" office:value-type="float" office:value="-0.693054291509645" calcext:value-type="float">
            <text:p>-0.6930542915</text:p>
          </table:table-cell>
        </table:table-row>
        <table:table-row table:style-name="ro1">
          <table:table-cell office:value-type="float" office:value="27.42" calcext:value-type="float">
            <text:p>27.42</text:p>
          </table:table-cell>
          <table:table-cell office:value-type="float" office:value="-6.0620794296" calcext:value-type="float">
            <text:p>-6.062079429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1704" calcext:value-type="float">
            <text:p>0.08601704</text:p>
          </table:table-cell>
          <table:table-cell office:value-type="float" office:value="0.08015608" calcext:value-type="float">
            <text:p>0.0801560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11826056" calcext:value-type="float">
            <text:p>1.2111826056</text:p>
          </table:table-cell>
          <table:table-cell office:value-type="float" office:value="-9.7461444664" calcext:value-type="float">
            <text:p>-9.746144466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49" calcext:value-type="float">
            <text:p>549</text:p>
          </table:table-cell>
          <table:table-cell table:formula="of:=[.H550]/[.I550]" office:value-type="float" office:value="-0.124272999417931" calcext:value-type="float">
            <text:p>-0.1242729994</text:p>
          </table:table-cell>
          <table:table-cell table:formula="of:=[.D550]/[.L550]" office:value-type="float" office:value="-0.692161937048964" calcext:value-type="float">
            <text:p>-0.692161937</text:p>
          </table:table-cell>
        </table:table-row>
        <table:table-row table:style-name="ro1">
          <table:table-cell office:value-type="float" office:value="27.47" calcext:value-type="float">
            <text:p>27.47</text:p>
          </table:table-cell>
          <table:table-cell office:value-type="float" office:value="-6.0650177002" calcext:value-type="float">
            <text:p>-6.06501770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13669" calcext:value-type="float">
            <text:p>0.08613669</text:p>
          </table:table-cell>
          <table:table-cell office:value-type="float" office:value="0.08015852" calcext:value-type="float">
            <text:p>0.0801585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12903327" calcext:value-type="float">
            <text:p>1.2112903327</text:p>
          </table:table-cell>
          <table:table-cell office:value-type="float" office:value="-9.746715126" calcext:value-type="float">
            <text:p>-9.74671512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50" calcext:value-type="float">
            <text:p>550</text:p>
          </table:table-cell>
          <table:table-cell table:formula="of:=[.H551]/[.I551]" office:value-type="float" office:value="-0.124276776025679" calcext:value-type="float">
            <text:p>-0.124276776</text:p>
          </table:table-cell>
          <table:table-cell table:formula="of:=[.D551]/[.L551]" office:value-type="float" office:value="-0.693103673547194" calcext:value-type="float">
            <text:p>-0.6931036735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-6.0621962547" calcext:value-type="float">
            <text:p>-6.06219625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1143" calcext:value-type="float">
            <text:p>0.08621143</text:p>
          </table:table-cell>
          <table:table-cell office:value-type="float" office:value="0.08028267" calcext:value-type="float">
            <text:p>0.0802826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31081599" calcext:value-type="float">
            <text:p>1.2131081599</text:p>
          </table:table-cell>
          <table:table-cell office:value-type="float" office:value="-9.7462471581" calcext:value-type="float">
            <text:p>-9.746247158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51" calcext:value-type="float">
            <text:p>551</text:p>
          </table:table-cell>
          <table:table-cell table:formula="of:=[.H552]/[.I552]" office:value-type="float" office:value="-0.124469258805098" calcext:value-type="float">
            <text:p>-0.1244692588</text:p>
          </table:table-cell>
          <table:table-cell table:formula="of:=[.D552]/[.L552]" office:value-type="float" office:value="-0.692632307990163" calcext:value-type="float">
            <text:p>-0.692632308</text:p>
          </table:table-cell>
        </table:table-row>
        <table:table-row table:style-name="ro1">
          <table:table-cell office:value-type="float" office:value="27.57" calcext:value-type="float">
            <text:p>27.57</text:p>
          </table:table-cell>
          <table:table-cell office:value-type="float" office:value="-6.0657496452" calcext:value-type="float">
            <text:p>-6.065749645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1143" calcext:value-type="float">
            <text:p>0.08621143</text:p>
          </table:table-cell>
          <table:table-cell office:value-type="float" office:value="0.07996115" calcext:value-type="float">
            <text:p>0.0799611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88156015" calcext:value-type="float">
            <text:p>1.2088156015</text:p>
          </table:table-cell>
          <table:table-cell office:value-type="float" office:value="-9.7508107948" calcext:value-type="float">
            <text:p>-9.750810794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52" calcext:value-type="float">
            <text:p>552</text:p>
          </table:table-cell>
          <table:table-cell table:formula="of:=[.H553]/[.I553]" office:value-type="float" office:value="-0.123970778116692" calcext:value-type="float">
            <text:p>-0.1239707781</text:p>
          </table:table-cell>
          <table:table-cell table:formula="of:=[.D553]/[.L553]" office:value-type="float" office:value="-0.695417350037523" calcext:value-type="float">
            <text:p>-0.69541735</text:p>
          </table:table-cell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-6.0638742447" calcext:value-type="float">
            <text:p>-6.06387424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6011" calcext:value-type="float">
            <text:p>0.08636011</text:p>
          </table:table-cell>
          <table:table-cell office:value-type="float" office:value="0.07963444" calcext:value-type="float">
            <text:p>0.0796344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39019924" calcext:value-type="float">
            <text:p>1.2039019924</text:p>
          </table:table-cell>
          <table:table-cell office:value-type="float" office:value="-9.7510172272" calcext:value-type="float">
            <text:p>-9.751017227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53" calcext:value-type="float">
            <text:p>553</text:p>
          </table:table-cell>
          <table:table-cell table:formula="of:=[.H554]/[.I554]" office:value-type="float" office:value="-0.123464246277996" calcext:value-type="float">
            <text:p>-0.1234642463</text:p>
          </table:table-cell>
          <table:table-cell table:formula="of:=[.D554]/[.L554]" office:value-type="float" office:value="-0.699474646332421" calcext:value-type="float">
            <text:p>-0.6994746463</text:p>
          </table:table-cell>
        </table:table-row>
        <table:table-row table:style-name="ro1">
          <table:table-cell office:value-type="float" office:value="27.67" calcext:value-type="float">
            <text:p>27.67</text:p>
          </table:table-cell>
          <table:table-cell office:value-type="float" office:value="-6.0649380684" calcext:value-type="float">
            <text:p>-6.06493806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6011" calcext:value-type="float">
            <text:p>0.08636011</text:p>
          </table:table-cell>
          <table:table-cell office:value-type="float" office:value="0.0798713" calcext:value-type="float">
            <text:p>0.079871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71637279" calcext:value-type="float">
            <text:p>1.2071637279</text:p>
          </table:table-cell>
          <table:table-cell office:value-type="float" office:value="-9.7484403992" calcext:value-type="float">
            <text:p>-9.748440399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54" calcext:value-type="float">
            <text:p>554</text:p>
          </table:table-cell>
          <table:table-cell table:formula="of:=[.H555]/[.I555]" office:value-type="float" office:value="-0.123831472365473" calcext:value-type="float">
            <text:p>-0.1238314724</text:p>
          </table:table-cell>
          <table:table-cell table:formula="of:=[.D555]/[.L555]" office:value-type="float" office:value="-0.69740033248671" calcext:value-type="float">
            <text:p>-0.6974003325</text:p>
          </table:table-cell>
        </table:table-row>
        <table:table-row table:style-name="ro1">
          <table:table-cell office:value-type="float" office:value="27.72" calcext:value-type="float">
            <text:p>27.72</text:p>
          </table:table-cell>
          <table:table-cell office:value-type="float" office:value="-6.066136837" calcext:value-type="float">
            <text:p>-6.06613683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6011" calcext:value-type="float">
            <text:p>0.08636011</text:p>
          </table:table-cell>
          <table:table-cell office:value-type="float" office:value="0.08025785" calcext:value-type="float">
            <text:p>0.0802578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29307765" calcext:value-type="float">
            <text:p>1.2129307765</text:p>
          </table:table-cell>
          <table:table-cell office:value-type="float" office:value="-9.7478363991" calcext:value-type="float">
            <text:p>-9.747836399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55" calcext:value-type="float">
            <text:p>555</text:p>
          </table:table-cell>
          <table:table-cell table:formula="of:=[.H556]/[.I556]" office:value-type="float" office:value="-0.124430768720327" calcext:value-type="float">
            <text:p>-0.1244307687</text:p>
          </table:table-cell>
          <table:table-cell table:formula="of:=[.D556]/[.L556]" office:value-type="float" office:value="-0.694041440779848" calcext:value-type="float">
            <text:p>-0.6940414408</text:p>
          </table:table-cell>
        </table:table-row>
        <table:table-row table:style-name="ro1">
          <table:table-cell office:value-type="float" office:value="27.77" calcext:value-type="float">
            <text:p>27.77</text:p>
          </table:table-cell>
          <table:table-cell office:value-type="float" office:value="-6.0647921562" calcext:value-type="float">
            <text:p>-6.064792156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3106" calcext:value-type="float">
            <text:p>0.08643106</text:p>
          </table:table-cell>
          <table:table-cell office:value-type="float" office:value="0.08038966" calcext:value-type="float">
            <text:p>0.0803896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49141747" calcext:value-type="float">
            <text:p>1.2149141747</text:p>
          </table:table-cell>
          <table:table-cell office:value-type="float" office:value="-9.747767067" calcext:value-type="float">
            <text:p>-9.74776706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56" calcext:value-type="float">
            <text:p>556</text:p>
          </table:table-cell>
          <table:table-cell table:formula="of:=[.H557]/[.I557]" office:value-type="float" office:value="-0.124635125803627" calcext:value-type="float">
            <text:p>-0.1246351258</text:p>
          </table:table-cell>
          <table:table-cell table:formula="of:=[.D557]/[.L557]" office:value-type="float" office:value="-0.69347272241839" calcext:value-type="float">
            <text:p>-0.6934727224</text:p>
          </table:table-cell>
        </table:table-row>
        <table:table-row table:style-name="ro1">
          <table:table-cell office:value-type="float" office:value="27.82" calcext:value-type="float">
            <text:p>27.82</text:p>
          </table:table-cell>
          <table:table-cell office:value-type="float" office:value="-6.065823555" calcext:value-type="float">
            <text:p>-6.06582355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3106" calcext:value-type="float">
            <text:p>0.08643106</text:p>
          </table:table-cell>
          <table:table-cell office:value-type="float" office:value="0.08014108" calcext:value-type="float">
            <text:p>0.0801410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12150961" calcext:value-type="float">
            <text:p>1.2112150961</text:p>
          </table:table-cell>
          <table:table-cell office:value-type="float" office:value="-9.7482302475" calcext:value-type="float">
            <text:p>-9.748230247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57" calcext:value-type="float">
            <text:p>557</text:p>
          </table:table-cell>
          <table:table-cell table:formula="of:=[.H558]/[.I558]" office:value-type="float" office:value="-0.124249742296621" calcext:value-type="float">
            <text:p>-0.1242497423</text:p>
          </table:table-cell>
          <table:table-cell table:formula="of:=[.D558]/[.L558]" office:value-type="float" office:value="-0.695623656052851" calcext:value-type="float">
            <text:p>-0.6956236561</text:p>
          </table:table-cell>
        </table:table-row>
        <table:table-row table:style-name="ro1">
          <table:table-cell office:value-type="float" office:value="27.87" calcext:value-type="float">
            <text:p>27.87</text:p>
          </table:table-cell>
          <table:table-cell office:value-type="float" office:value="-6.065990448" calcext:value-type="float">
            <text:p>-6.06599044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3065" calcext:value-type="float">
            <text:p>0.08643065</text:p>
          </table:table-cell>
          <table:table-cell office:value-type="float" office:value="0.08025146" calcext:value-type="float">
            <text:p>0.0802514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31424314" calcext:value-type="float">
            <text:p>1.2131424314</text:p>
          </table:table-cell>
          <table:table-cell office:value-type="float" office:value="-9.7503125763" calcext:value-type="float">
            <text:p>-9.750312576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58" calcext:value-type="float">
            <text:p>558</text:p>
          </table:table-cell>
          <table:table-cell table:formula="of:=[.H559]/[.I559]" office:value-type="float" office:value="-0.124420875936714" calcext:value-type="float">
            <text:p>-0.1244208759</text:p>
          </table:table-cell>
          <table:table-cell table:formula="of:=[.D559]/[.L559]" office:value-type="float" office:value="-0.69466357111939" calcext:value-type="float">
            <text:p>-0.6946635711</text:p>
          </table:table-cell>
        </table:table-row>
        <table:table-row table:style-name="ro1">
          <table:table-cell office:value-type="float" office:value="27.92" calcext:value-type="float">
            <text:p>27.92</text:p>
          </table:table-cell>
          <table:table-cell office:value-type="float" office:value="-6.0656275749" calcext:value-type="float">
            <text:p>-6.065627574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3065" calcext:value-type="float">
            <text:p>0.08643065</text:p>
          </table:table-cell>
          <table:table-cell office:value-type="float" office:value="0.08029256" calcext:value-type="float">
            <text:p>0.0802925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34744817" calcext:value-type="float">
            <text:p>1.2134744817</text:p>
          </table:table-cell>
          <table:table-cell office:value-type="float" office:value="-9.7479892921" calcext:value-type="float">
            <text:p>-9.747989292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59" calcext:value-type="float">
            <text:p>559</text:p>
          </table:table-cell>
          <table:table-cell table:formula="of:=[.H560]/[.I560]" office:value-type="float" office:value="-0.124484593215898" calcext:value-type="float">
            <text:p>-0.1244845932</text:p>
          </table:table-cell>
          <table:table-cell table:formula="of:=[.D560]/[.L560]" office:value-type="float" office:value="-0.694308008462542" calcext:value-type="float">
            <text:p>-0.6943080085</text:p>
          </table:table-cell>
        </table:table-row>
        <table:table-row table:style-name="ro1">
          <table:table-cell office:value-type="float" office:value="27.97" calcext:value-type="float">
            <text:p>27.97</text:p>
          </table:table-cell>
          <table:table-cell office:value-type="float" office:value="-6.065931797" calcext:value-type="float">
            <text:p>-6.06593179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43065" calcext:value-type="float">
            <text:p>0.08643065</text:p>
          </table:table-cell>
          <table:table-cell office:value-type="float" office:value="0.08050258" calcext:value-type="float">
            <text:p>0.0805025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6796189" calcext:value-type="float">
            <text:p>1.216796189</text:p>
          </table:table-cell>
          <table:table-cell office:value-type="float" office:value="-9.7491724014" calcext:value-type="float">
            <text:p>-9.749172401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60" calcext:value-type="float">
            <text:p>560</text:p>
          </table:table-cell>
          <table:table-cell table:formula="of:=[.H561]/[.I561]" office:value-type="float" office:value="-0.124810203256357" calcext:value-type="float">
            <text:p>-0.1248102033</text:p>
          </table:table-cell>
          <table:table-cell table:formula="of:=[.D561]/[.L561]" office:value-type="float" office:value="-0.69249666890193" calcext:value-type="float">
            <text:p>-0.6924966689</text:p>
          </table:table-cell>
        </table:table-row>
        <table:table-row table:style-name="ro1">
          <table:table-cell office:value-type="float" office:value="28.02" calcext:value-type="float">
            <text:p>28.02</text:p>
          </table:table-cell>
          <table:table-cell office:value-type="float" office:value="-6.0657162666" calcext:value-type="float">
            <text:p>-6.065716266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5171" calcext:value-type="float">
            <text:p>0.08635171</text:p>
          </table:table-cell>
          <table:table-cell office:value-type="float" office:value="0.08069851" calcext:value-type="float">
            <text:p>0.0806985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96776634" calcext:value-type="float">
            <text:p>1.2196776634</text:p>
          </table:table-cell>
          <table:table-cell office:value-type="float" office:value="-9.7485334778" calcext:value-type="float">
            <text:p>-9.748533477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61" calcext:value-type="float">
            <text:p>561</text:p>
          </table:table-cell>
          <table:table-cell table:formula="of:=[.H562]/[.I562]" office:value-type="float" office:value="-0.125113963672334" calcext:value-type="float">
            <text:p>-0.1251139637</text:p>
          </table:table-cell>
          <table:table-cell table:formula="of:=[.D562]/[.L562]" office:value-type="float" office:value="-0.690184432379986" calcext:value-type="float">
            <text:p>-0.6901844324</text:p>
          </table:table-cell>
        </table:table-row>
        <table:table-row table:style-name="ro1">
          <table:table-cell office:value-type="float" office:value="28.07" calcext:value-type="float">
            <text:p>28.07</text:p>
          </table:table-cell>
          <table:table-cell office:value-type="float" office:value="-6.0658593178" calcext:value-type="float">
            <text:p>-6.065859317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5171" calcext:value-type="float">
            <text:p>0.08635171</text:p>
          </table:table-cell>
          <table:table-cell office:value-type="float" office:value="0.08043927" calcext:value-type="float">
            <text:p>0.0804392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58837253" calcext:value-type="float">
            <text:p>1.2158837253</text:p>
          </table:table-cell>
          <table:table-cell office:value-type="float" office:value="-9.7495293045" calcext:value-type="float">
            <text:p>-9.749529304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62" calcext:value-type="float">
            <text:p>562</text:p>
          </table:table-cell>
          <table:table-cell table:formula="of:=[.H563]/[.I563]" office:value-type="float" office:value="-0.124712043763876" calcext:value-type="float">
            <text:p>-0.1247120438</text:p>
          </table:table-cell>
          <table:table-cell table:formula="of:=[.D563]/[.L563]" office:value-type="float" office:value="-0.69240874733393" calcext:value-type="float">
            <text:p>-0.6924087473</text:p>
          </table:table-cell>
        </table:table-row>
        <table:table-row table:style-name="ro1">
          <table:table-cell office:value-type="float" office:value="28.12" calcext:value-type="float">
            <text:p>28.12</text:p>
          </table:table-cell>
          <table:table-cell office:value-type="float" office:value="-6.0647954941" calcext:value-type="float">
            <text:p>-6.064795494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35171" calcext:value-type="float">
            <text:p>0.08635171</text:p>
          </table:table-cell>
          <table:table-cell office:value-type="float" office:value="0.0799831" calcext:value-type="float">
            <text:p>0.079983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090179092" calcext:value-type="float">
            <text:p>1.2090179092</text:p>
          </table:table-cell>
          <table:table-cell office:value-type="float" office:value="-9.7497660065" calcext:value-type="float">
            <text:p>-9.749766006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63" calcext:value-type="float">
            <text:p>563</text:p>
          </table:table-cell>
          <table:table-cell table:formula="of:=[.H564]/[.I564]" office:value-type="float" office:value="-0.124004812873865" calcext:value-type="float">
            <text:p>-0.1240048129</text:p>
          </table:table-cell>
          <table:table-cell table:formula="of:=[.D564]/[.L564]" office:value-type="float" office:value="-0.696357729984523" calcext:value-type="float">
            <text:p>-0.69635773</text:p>
          </table:table-cell>
        </table:table-row>
        <table:table-row table:style-name="ro1">
          <table:table-cell office:value-type="float" office:value="28.17" calcext:value-type="float">
            <text:p>28.17</text:p>
          </table:table-cell>
          <table:table-cell office:value-type="float" office:value="-6.0657725334" calcext:value-type="float">
            <text:p>-6.065772533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3601" calcext:value-type="float">
            <text:p>0.08623601</text:p>
          </table:table-cell>
          <table:table-cell office:value-type="float" office:value="0.08016396" calcext:value-type="float">
            <text:p>0.0801639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15481371" calcext:value-type="float">
            <text:p>1.2115481371</text:p>
          </table:table-cell>
          <table:table-cell office:value-type="float" office:value="-9.748128624" calcext:value-type="float">
            <text:p>-9.74812862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64" calcext:value-type="float">
            <text:p>564</text:p>
          </table:table-cell>
          <table:table-cell table:formula="of:=[.H565]/[.I565]" office:value-type="float" office:value="-0.124285202199441" calcext:value-type="float">
            <text:p>-0.1242852022</text:p>
          </table:table-cell>
          <table:table-cell table:formula="of:=[.D565]/[.L565]" office:value-type="float" office:value="-0.693855812871565" calcext:value-type="float">
            <text:p>-0.6938558129</text:p>
          </table:table-cell>
        </table:table-row>
        <table:table-row table:style-name="ro1">
          <table:table-cell office:value-type="float" office:value="28.22" calcext:value-type="float">
            <text:p>28.22</text:p>
          </table:table-cell>
          <table:table-cell office:value-type="float" office:value="-6.0650615692" calcext:value-type="float">
            <text:p>-6.065061569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23601" calcext:value-type="float">
            <text:p>0.08623601</text:p>
          </table:table-cell>
          <table:table-cell office:value-type="float" office:value="0.08017896" calcext:value-type="float">
            <text:p>0.0801789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13328069" calcext:value-type="float">
            <text:p>1.2113328069</text:p>
          </table:table-cell>
          <table:table-cell office:value-type="float" office:value="-9.7445717239" calcext:value-type="float">
            <text:p>-9.744571723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65" calcext:value-type="float">
            <text:p>565</text:p>
          </table:table-cell>
          <table:table-cell table:formula="of:=[.H566]/[.I566]" office:value-type="float" office:value="-0.124308470523033" calcext:value-type="float">
            <text:p>-0.1243084705</text:p>
          </table:table-cell>
          <table:table-cell table:formula="of:=[.D566]/[.L566]" office:value-type="float" office:value="-0.693725935466495" calcext:value-type="float">
            <text:p>-0.6937259355</text:p>
          </table:table-cell>
        </table:table-row>
        <table:table-row table:style-name="ro1">
          <table:table-cell office:value-type="float" office:value="28.27" calcext:value-type="float">
            <text:p>28.27</text:p>
          </table:table-cell>
          <table:table-cell office:value-type="float" office:value="-6.0641140938" calcext:value-type="float">
            <text:p>-6.06411409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807" calcext:value-type="float">
            <text:p>0.0860807</text:p>
          </table:table-cell>
          <table:table-cell office:value-type="float" office:value="0.08048963" calcext:value-type="float">
            <text:p>0.0804896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160383552" calcext:value-type="float">
            <text:p>1.2160383552</text:p>
          </table:table-cell>
          <table:table-cell office:value-type="float" office:value="-9.7446687889" calcext:value-type="float">
            <text:p>-9.744668788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66" calcext:value-type="float">
            <text:p>566</text:p>
          </table:table-cell>
          <table:table-cell table:formula="of:=[.H567]/[.I567]" office:value-type="float" office:value="-0.124790116682588" calcext:value-type="float">
            <text:p>-0.1247901167</text:p>
          </table:table-cell>
          <table:table-cell table:formula="of:=[.D567]/[.L567]" office:value-type="float" office:value="-0.689803826523797" calcext:value-type="float">
            <text:p>-0.6898038265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-6.0651507378" calcext:value-type="float">
            <text:p>-6.065150737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60807" calcext:value-type="float">
            <text:p>0.0860807</text:p>
          </table:table-cell>
          <table:table-cell office:value-type="float" office:value="0.08080875" calcext:value-type="float">
            <text:p>0.0808087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11309606" calcext:value-type="float">
            <text:p>1.2211309606</text:p>
          </table:table-cell>
          <table:table-cell office:value-type="float" office:value="-9.7468335533" calcext:value-type="float">
            <text:p>-9.746833553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67" calcext:value-type="float">
            <text:p>567</text:p>
          </table:table-cell>
          <table:table-cell table:formula="of:=[.H568]/[.I568]" office:value-type="float" office:value="-0.125284889079342" calcext:value-type="float">
            <text:p>-0.1252848891</text:p>
          </table:table-cell>
          <table:table-cell table:formula="of:=[.D568]/[.L568]" office:value-type="float" office:value="-0.687079668047482" calcext:value-type="float">
            <text:p>-0.687079668</text:p>
          </table:table-cell>
        </table:table-row>
        <table:table-row table:style-name="ro1">
          <table:table-cell office:value-type="float" office:value="28.37" calcext:value-type="float">
            <text:p>28.37</text:p>
          </table:table-cell>
          <table:table-cell office:value-type="float" office:value="-6.0624480247" calcext:value-type="float">
            <text:p>-6.06244802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9471" calcext:value-type="float">
            <text:p>0.08599471</text:p>
          </table:table-cell>
          <table:table-cell office:value-type="float" office:value="0.08091272" calcext:value-type="float">
            <text:p>0.0809127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26026112" calcext:value-type="float">
            <text:p>1.2226026112</text:p>
          </table:table-cell>
          <table:table-cell office:value-type="float" office:value="-9.7460403824" calcext:value-type="float">
            <text:p>-9.746040382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68" calcext:value-type="float">
            <text:p>568</text:p>
          </table:table-cell>
          <table:table-cell table:formula="of:=[.H569]/[.I569]" office:value-type="float" office:value="-0.125446085100145" calcext:value-type="float">
            <text:p>-0.1254460851</text:p>
          </table:table-cell>
          <table:table-cell table:formula="of:=[.D569]/[.L569]" office:value-type="float" office:value="-0.685511308952762" calcext:value-type="float">
            <text:p>-0.685511309</text:p>
          </table:table-cell>
        </table:table-row>
        <table:table-row table:style-name="ro1">
          <table:table-cell office:value-type="float" office:value="28.42" calcext:value-type="float">
            <text:p>28.42</text:p>
          </table:table-cell>
          <table:table-cell office:value-type="float" office:value="-6.0647954941" calcext:value-type="float">
            <text:p>-6.064795494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1323" calcext:value-type="float">
            <text:p>0.08591323</text:p>
          </table:table-cell>
          <table:table-cell office:value-type="float" office:value="0.08115841" calcext:value-type="float">
            <text:p>0.0811584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61540133" calcext:value-type="float">
            <text:p>1.2261540133</text:p>
          </table:table-cell>
          <table:table-cell office:value-type="float" office:value="-9.7447610855" calcext:value-type="float">
            <text:p>-9.744761085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69" calcext:value-type="float">
            <text:p>569</text:p>
          </table:table-cell>
          <table:table-cell table:formula="of:=[.H570]/[.I570]" office:value-type="float" office:value="-0.12582699591522" calcext:value-type="float">
            <text:p>-0.1258269959</text:p>
          </table:table-cell>
          <table:table-cell table:formula="of:=[.D570]/[.L570]" office:value-type="float" office:value="-0.682788533375517" calcext:value-type="float">
            <text:p>-0.6827885334</text:p>
          </table:table-cell>
        </table:table-row>
        <table:table-row table:style-name="ro1">
          <table:table-cell office:value-type="float" office:value="28.47" calcext:value-type="float">
            <text:p>28.47</text:p>
          </table:table-cell>
          <table:table-cell office:value-type="float" office:value="-6.0620574951" calcext:value-type="float">
            <text:p>-6.062057495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1323" calcext:value-type="float">
            <text:p>0.08591323</text:p>
          </table:table-cell>
          <table:table-cell office:value-type="float" office:value="0.08102734" calcext:value-type="float">
            <text:p>0.0810273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41421169" calcext:value-type="float">
            <text:p>1.2241421169</text:p>
          </table:table-cell>
          <table:table-cell office:value-type="float" office:value="-9.7445095444" calcext:value-type="float">
            <text:p>-9.744509544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70" calcext:value-type="float">
            <text:p>570</text:p>
          </table:table-cell>
          <table:table-cell table:formula="of:=[.H571]/[.I571]" office:value-type="float" office:value="-0.125623779352086" calcext:value-type="float">
            <text:p>-0.1256237794</text:p>
          </table:table-cell>
          <table:table-cell table:formula="of:=[.D571]/[.L571]" office:value-type="float" office:value="-0.683893053075652" calcext:value-type="float">
            <text:p>-0.6838930531</text:p>
          </table:table-cell>
        </table:table-row>
        <table:table-row table:style-name="ro1">
          <table:table-cell office:value-type="float" office:value="28.52" calcext:value-type="float">
            <text:p>28.52</text:p>
          </table:table-cell>
          <table:table-cell office:value-type="float" office:value="-6.0631737709" calcext:value-type="float">
            <text:p>-6.063173770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554" calcext:value-type="float">
            <text:p>0.0858554</text:p>
          </table:table-cell>
          <table:table-cell office:value-type="float" office:value="0.08142275" calcext:value-type="float">
            <text:p>0.0814227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04835564" calcext:value-type="float">
            <text:p>1.2304835564</text:p>
          </table:table-cell>
          <table:table-cell office:value-type="float" office:value="-9.7474215126" calcext:value-type="float">
            <text:p>-9.747421512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71" calcext:value-type="float">
            <text:p>571</text:p>
          </table:table-cell>
          <table:table-cell table:formula="of:=[.H572]/[.I572]" office:value-type="float" office:value="-0.126236826304209" calcext:value-type="float">
            <text:p>-0.1262368263</text:p>
          </table:table-cell>
          <table:table-cell table:formula="of:=[.D572]/[.L572]" office:value-type="float" office:value="-0.680113739497086" calcext:value-type="float">
            <text:p>-0.6801137395</text:p>
          </table:table-cell>
        </table:table-row>
        <table:table-row table:style-name="ro1">
          <table:table-cell office:value-type="float" office:value="28.57" calcext:value-type="float">
            <text:p>28.57</text:p>
          </table:table-cell>
          <table:table-cell office:value-type="float" office:value="-6.0626645088" calcext:value-type="float">
            <text:p>-6.062664508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6469" calcext:value-type="float">
            <text:p>0.08576469</text:p>
          </table:table-cell>
          <table:table-cell office:value-type="float" office:value="0.08124205" calcext:value-type="float">
            <text:p>0.0812420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79416686" calcext:value-type="float">
            <text:p>1.2279416686</text:p>
          </table:table-cell>
          <table:table-cell office:value-type="float" office:value="-9.748921032" calcext:value-type="float">
            <text:p>-9.74892103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72" calcext:value-type="float">
            <text:p>572</text:p>
          </table:table-cell>
          <table:table-cell table:formula="of:=[.H573]/[.I573]" office:value-type="float" office:value="-0.125956674032889" calcext:value-type="float">
            <text:p>-0.125956674</text:p>
          </table:table-cell>
          <table:table-cell table:formula="of:=[.D573]/[.L573]" office:value-type="float" office:value="-0.68090627716643" calcext:value-type="float">
            <text:p>-0.6809062772</text:p>
          </table:table-cell>
        </table:table-row>
        <table:table-row table:style-name="ro1">
          <table:table-cell office:value-type="float" office:value="28.62" calcext:value-type="float">
            <text:p>28.62</text:p>
          </table:table-cell>
          <table:table-cell office:value-type="float" office:value="-6.0622115135" calcext:value-type="float">
            <text:p>-6.062211513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6469" calcext:value-type="float">
            <text:p>0.08576469</text:p>
          </table:table-cell>
          <table:table-cell office:value-type="float" office:value="0.08166589" calcext:value-type="float">
            <text:p>0.0816658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41961235" calcext:value-type="float">
            <text:p>1.2341961235</text:p>
          </table:table-cell>
          <table:table-cell office:value-type="float" office:value="-9.7477231026" calcext:value-type="float">
            <text:p>-9.747723102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73" calcext:value-type="float">
            <text:p>573</text:p>
          </table:table-cell>
          <table:table-cell table:formula="of:=[.H574]/[.I574]" office:value-type="float" office:value="-0.126613785651216" calcext:value-type="float">
            <text:p>-0.1266137857</text:p>
          </table:table-cell>
          <table:table-cell table:formula="of:=[.D574]/[.L574]" office:value-type="float" office:value="-0.677372448496697" calcext:value-type="float">
            <text:p>-0.6773724485</text:p>
          </table:table-cell>
        </table:table-row>
        <table:table-row table:style-name="ro1">
          <table:table-cell office:value-type="float" office:value="28.67" calcext:value-type="float">
            <text:p>28.67</text:p>
          </table:table-cell>
          <table:table-cell office:value-type="float" office:value="-6.061624527" calcext:value-type="float">
            <text:p>-6.06162452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3419" calcext:value-type="float">
            <text:p>0.08563419</text:p>
          </table:table-cell>
          <table:table-cell office:value-type="float" office:value="0.08206637" calcext:value-type="float">
            <text:p>0.08206637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00549263" calcext:value-type="float">
            <text:p>1.2400549263</text:p>
          </table:table-cell>
          <table:table-cell office:value-type="float" office:value="-9.7462018585" calcext:value-type="float">
            <text:p>-9.746201858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74" calcext:value-type="float">
            <text:p>574</text:p>
          </table:table-cell>
          <table:table-cell table:formula="of:=[.H575]/[.I575]" office:value-type="float" office:value="-0.127234685296253" calcext:value-type="float">
            <text:p>-0.1272346853</text:p>
          </table:table-cell>
          <table:table-cell table:formula="of:=[.D575]/[.L575]" office:value-type="float" office:value="-0.673041237148579" calcext:value-type="float">
            <text:p>-0.6730412371</text:p>
          </table:table-cell>
        </table:table-row>
        <table:table-row table:style-name="ro1">
          <table:table-cell office:value-type="float" office:value="28.72" calcext:value-type="float">
            <text:p>28.72</text:p>
          </table:table-cell>
          <table:table-cell office:value-type="float" office:value="-6.0622692108" calcext:value-type="float">
            <text:p>-6.062269210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3419" calcext:value-type="float">
            <text:p>0.08563419</text:p>
          </table:table-cell>
          <table:table-cell office:value-type="float" office:value="0.08225714" calcext:value-type="float">
            <text:p>0.0822571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31381959" calcext:value-type="float">
            <text:p>1.2431381959</text:p>
          </table:table-cell>
          <table:table-cell office:value-type="float" office:value="-9.747775383" calcext:value-type="float">
            <text:p>-9.74777538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75" calcext:value-type="float">
            <text:p>575</text:p>
          </table:table-cell>
          <table:table-cell table:formula="of:=[.H576]/[.I576]" office:value-type="float" office:value="-0.127530451519022" calcext:value-type="float">
            <text:p>-0.1275304515</text:p>
          </table:table-cell>
          <table:table-cell table:formula="of:=[.D576]/[.L576]" office:value-type="float" office:value="-0.671480332579446" calcext:value-type="float">
            <text:p>-0.6714803326</text:p>
          </table:table-cell>
        </table:table-row>
        <table:table-row table:style-name="ro1">
          <table:table-cell office:value-type="float" office:value="28.77" calcext:value-type="float">
            <text:p>28.77</text:p>
          </table:table-cell>
          <table:table-cell office:value-type="float" office:value="-6.0601706505" calcext:value-type="float">
            <text:p>-6.0601706505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0682" calcext:value-type="float">
            <text:p>0.08560682</text:p>
          </table:table-cell>
          <table:table-cell office:value-type="float" office:value="0.08205043" calcext:value-type="float">
            <text:p>0.0820504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99240476" calcext:value-type="float">
            <text:p>1.2399240476</text:p>
          </table:table-cell>
          <table:table-cell office:value-type="float" office:value="-9.7470664024" calcext:value-type="float">
            <text:p>-9.747066402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76" calcext:value-type="float">
            <text:p>576</text:p>
          </table:table-cell>
          <table:table-cell table:formula="of:=[.H577]/[.I577]" office:value-type="float" office:value="-0.127209972355856" calcext:value-type="float">
            <text:p>-0.1272099724</text:p>
          </table:table-cell>
          <table:table-cell table:formula="of:=[.D577]/[.L577]" office:value-type="float" office:value="-0.672956832036124" calcext:value-type="float">
            <text:p>-0.672956832</text:p>
          </table:table-cell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-6.0620250702" calcext:value-type="float">
            <text:p>-6.0620250702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5283" calcext:value-type="float">
            <text:p>0.08555283</text:p>
          </table:table-cell>
          <table:table-cell office:value-type="float" office:value="0.08214336" calcext:value-type="float">
            <text:p>0.0821433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12694675" calcext:value-type="float">
            <text:p>1.2412694675</text:p>
          </table:table-cell>
          <table:table-cell office:value-type="float" office:value="-9.7466035271" calcext:value-type="float">
            <text:p>-9.746603527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77" calcext:value-type="float">
            <text:p>577</text:p>
          </table:table-cell>
          <table:table-cell table:formula="of:=[.H578]/[.I578]" office:value-type="float" office:value="-0.127354053547854" calcext:value-type="float">
            <text:p>-0.1273540535</text:p>
          </table:table-cell>
          <table:table-cell table:formula="of:=[.D578]/[.L578]" office:value-type="float" office:value="-0.671771550387697" calcext:value-type="float">
            <text:p>-0.6717715504</text:p>
          </table:table-cell>
        </table:table-row>
        <table:table-row table:style-name="ro1">
          <table:table-cell office:value-type="float" office:value="28.87" calcext:value-type="float">
            <text:p>28.87</text:p>
          </table:table-cell>
          <table:table-cell office:value-type="float" office:value="-6.060353756" calcext:value-type="float">
            <text:p>-6.06035375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5283" calcext:value-type="float">
            <text:p>0.08555283</text:p>
          </table:table-cell>
          <table:table-cell office:value-type="float" office:value="0.08194883" calcext:value-type="float">
            <text:p>0.0819488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84036797" calcext:value-type="float">
            <text:p>1.2384036797</text:p>
          </table:table-cell>
          <table:table-cell office:value-type="float" office:value="-9.7471846199" calcext:value-type="float">
            <text:p>-9.747184619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78" calcext:value-type="float">
            <text:p>578</text:p>
          </table:table-cell>
          <table:table-cell table:formula="of:=[.H579]/[.I579]" office:value-type="float" office:value="-0.127052449296144" calcext:value-type="float">
            <text:p>-0.1270524493</text:p>
          </table:table-cell>
          <table:table-cell table:formula="of:=[.D579]/[.L579]" office:value-type="float" office:value="-0.673366239485762" calcext:value-type="float">
            <text:p>-0.6733662395</text:p>
          </table:table-cell>
        </table:table-row>
        <table:table-row table:style-name="ro1">
          <table:table-cell office:value-type="float" office:value="28.92" calcext:value-type="float">
            <text:p>28.92</text:p>
          </table:table-cell>
          <table:table-cell office:value-type="float" office:value="-6.0608987808" calcext:value-type="float">
            <text:p>-6.060898780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1012" calcext:value-type="float">
            <text:p>0.08551012</text:p>
          </table:table-cell>
          <table:table-cell office:value-type="float" office:value="0.08179501" calcext:value-type="float">
            <text:p>0.0817950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61462587" calcext:value-type="float">
            <text:p>1.2361462587</text:p>
          </table:table-cell>
          <table:table-cell office:value-type="float" office:value="-9.7477142525" calcext:value-type="float">
            <text:p>-9.747714252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79" calcext:value-type="float">
            <text:p>579</text:p>
          </table:table-cell>
          <table:table-cell table:formula="of:=[.H580]/[.I580]" office:value-type="float" office:value="-0.126813961373864" calcext:value-type="float">
            <text:p>-0.1268139614</text:p>
          </table:table-cell>
          <table:table-cell table:formula="of:=[.D580]/[.L580]" office:value-type="float" office:value="-0.674295787889671" calcext:value-type="float">
            <text:p>-0.6742957879</text:p>
          </table:table-cell>
        </table:table-row>
        <table:table-row table:style-name="ro1">
          <table:table-cell office:value-type="float" office:value="28.97" calcext:value-type="float">
            <text:p>28.97</text:p>
          </table:table-cell>
          <table:table-cell office:value-type="float" office:value="-6.0607171059" calcext:value-type="float">
            <text:p>-6.060717105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1012" calcext:value-type="float">
            <text:p>0.08551012</text:p>
          </table:table-cell>
          <table:table-cell office:value-type="float" office:value="0.08145202" calcext:value-type="float">
            <text:p>0.0814520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11323696" calcext:value-type="float">
            <text:p>1.2311323696</text:p>
          </table:table-cell>
          <table:table-cell office:value-type="float" office:value="-9.7490564919" calcext:value-type="float">
            <text:p>-9.749056491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80" calcext:value-type="float">
            <text:p>580</text:p>
          </table:table-cell>
          <table:table-cell table:formula="of:=[.H581]/[.I581]" office:value-type="float" office:value="-0.12628220696258" calcext:value-type="float">
            <text:p>-0.126282207</text:p>
          </table:table-cell>
          <table:table-cell table:formula="of:=[.D581]/[.L581]" office:value-type="float" office:value="-0.677135140862231" calcext:value-type="float">
            <text:p>-0.6771351409</text:p>
          </table:table-cell>
        </table:table-row>
        <table:table-row table:style-name="ro1">
          <table:table-cell office:value-type="float" office:value="29.02" calcext:value-type="float">
            <text:p>29.02</text:p>
          </table:table-cell>
          <table:table-cell office:value-type="float" office:value="-6.0602545738" calcext:value-type="float">
            <text:p>-6.06025457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3264" calcext:value-type="float">
            <text:p>0.08553264</text:p>
          </table:table-cell>
          <table:table-cell office:value-type="float" office:value="0.08128534" calcext:value-type="float">
            <text:p>0.08128534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83405548" calcext:value-type="float">
            <text:p>1.2283405548</text:p>
          </table:table-cell>
          <table:table-cell office:value-type="float" office:value="-9.7468953323" calcext:value-type="float">
            <text:p>-9.7468953323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81" calcext:value-type="float">
            <text:p>581</text:p>
          </table:table-cell>
          <table:table-cell table:formula="of:=[.H582]/[.I582]" office:value-type="float" office:value="-0.126023776076617" calcext:value-type="float">
            <text:p>-0.1260237761</text:p>
          </table:table-cell>
          <table:table-cell table:formula="of:=[.D582]/[.L582]" office:value-type="float" office:value="-0.678702405711124" calcext:value-type="float">
            <text:p>-0.6787024057</text:p>
          </table:table-cell>
        </table:table-row>
        <table:table-row table:style-name="ro1">
          <table:table-cell office:value-type="float" office:value="29.07" calcext:value-type="float">
            <text:p>29.07</text:p>
          </table:table-cell>
          <table:table-cell office:value-type="float" office:value="-6.0607275963" calcext:value-type="float">
            <text:p>-6.060727596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1534" calcext:value-type="float">
            <text:p>0.08551534</text:p>
          </table:table-cell>
          <table:table-cell office:value-type="float" office:value="0.08157866" calcext:value-type="float">
            <text:p>0.0815786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28759319" calcext:value-type="float">
            <text:p>1.2328759319</text:p>
          </table:table-cell>
          <table:table-cell office:value-type="float" office:value="-9.7477076912" calcext:value-type="float">
            <text:p>-9.747707691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82" calcext:value-type="float">
            <text:p>582</text:p>
          </table:table-cell>
          <table:table-cell table:formula="of:=[.H583]/[.I583]" office:value-type="float" office:value="-0.126478549722312" calcext:value-type="float">
            <text:p>-0.1264785497</text:p>
          </table:table-cell>
          <table:table-cell table:formula="of:=[.D583]/[.L583]" office:value-type="float" office:value="-0.676125241693173" calcext:value-type="float">
            <text:p>-0.6761252417</text:p>
          </table:table-cell>
        </table:table-row>
        <table:table-row table:style-name="ro1">
          <table:table-cell office:value-type="float" office:value="29.12" calcext:value-type="float">
            <text:p>29.12</text:p>
          </table:table-cell>
          <table:table-cell office:value-type="float" office:value="-6.0606498718" calcext:value-type="float">
            <text:p>-6.060649871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1534" calcext:value-type="float">
            <text:p>0.08551534</text:p>
          </table:table-cell>
          <table:table-cell office:value-type="float" office:value="0.0816001" calcext:value-type="float">
            <text:p>0.0816001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31738883" calcext:value-type="float">
            <text:p>1.2331738883</text:p>
          </table:table-cell>
          <table:table-cell office:value-type="float" office:value="-9.7475025749" calcext:value-type="float">
            <text:p>-9.7475025749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83" calcext:value-type="float">
            <text:p>583</text:p>
          </table:table-cell>
          <table:table-cell table:formula="of:=[.H584]/[.I584]" office:value-type="float" office:value="-0.126511778665793" calcext:value-type="float">
            <text:p>-0.1265117787</text:p>
          </table:table-cell>
          <table:table-cell table:formula="of:=[.D584]/[.L584]" office:value-type="float" office:value="-0.675947654059202" calcext:value-type="float">
            <text:p>-0.6759476541</text:p>
          </table:table-cell>
        </table:table-row>
        <table:table-row table:style-name="ro1">
          <table:table-cell office:value-type="float" office:value="29.17" calcext:value-type="float">
            <text:p>29.17</text:p>
          </table:table-cell>
          <table:table-cell office:value-type="float" office:value="-6.0604162216" calcext:value-type="float">
            <text:p>-6.060416221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5433" calcext:value-type="float">
            <text:p>0.08555433</text:p>
          </table:table-cell>
          <table:table-cell office:value-type="float" office:value="0.08142503" calcext:value-type="float">
            <text:p>0.0814250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02318579" calcext:value-type="float">
            <text:p>1.2302318579</text:p>
          </table:table-cell>
          <table:table-cell office:value-type="float" office:value="-9.7451548576" calcext:value-type="float">
            <text:p>-9.745154857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84" calcext:value-type="float">
            <text:p>584</text:p>
          </table:table-cell>
          <table:table-cell table:formula="of:=[.H585]/[.I585]" office:value-type="float" office:value="-0.126240360043183" calcext:value-type="float">
            <text:p>-0.12624036</text:p>
          </table:table-cell>
          <table:table-cell table:formula="of:=[.D585]/[.L585]" office:value-type="float" office:value="-0.677709806679372" calcext:value-type="float">
            <text:p>-0.6777098067</text:p>
          </table:table-cell>
        </table:table-row>
        <table:table-row table:style-name="ro1">
          <table:table-cell office:value-type="float" office:value="29.22" calcext:value-type="float">
            <text:p>29.22</text:p>
          </table:table-cell>
          <table:table-cell office:value-type="float" office:value="-6.0606527328" calcext:value-type="float">
            <text:p>-6.060652732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5433" calcext:value-type="float">
            <text:p>0.08555433</text:p>
          </table:table-cell>
          <table:table-cell office:value-type="float" office:value="0.08106153" calcext:value-type="float">
            <text:p>0.0810615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46088892" calcext:value-type="float">
            <text:p>1.2246088892</text:p>
          </table:table-cell>
          <table:table-cell office:value-type="float" office:value="-9.7441133308" calcext:value-type="float">
            <text:p>-9.744113330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85" calcext:value-type="float">
            <text:p>585</text:p>
          </table:table-cell>
          <table:table-cell table:formula="of:=[.H586]/[.I586]" office:value-type="float" office:value="-0.12567679045041" calcext:value-type="float">
            <text:p>-0.1256767905</text:p>
          </table:table-cell>
          <table:table-cell table:formula="of:=[.D586]/[.L586]" office:value-type="float" office:value="-0.680748845458129" calcext:value-type="float">
            <text:p>-0.6807488455</text:p>
          </table:table-cell>
        </table:table-row>
        <table:table-row table:style-name="ro1">
          <table:table-cell office:value-type="float" office:value="29.27" calcext:value-type="float">
            <text:p>29.27</text:p>
          </table:table-cell>
          <table:table-cell office:value-type="float" office:value="-6.0609560013" calcext:value-type="float">
            <text:p>-6.06095600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59615" calcext:value-type="float">
            <text:p>0.08559615</text:p>
          </table:table-cell>
          <table:table-cell office:value-type="float" office:value="0.08139656" calcext:value-type="float">
            <text:p>0.0813965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298082787" calcext:value-type="float">
            <text:p>1.2298082787</text:p>
          </table:table-cell>
          <table:table-cell office:value-type="float" office:value="-9.7452067757" calcext:value-type="float">
            <text:p>-9.745206775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86" calcext:value-type="float">
            <text:p>586</text:p>
          </table:table-cell>
          <table:table-cell table:formula="of:=[.H587]/[.I587]" office:value-type="float" office:value="-0.126196222102395" calcext:value-type="float">
            <text:p>-0.1261962221</text:p>
          </table:table-cell>
          <table:table-cell table:formula="of:=[.D587]/[.L587]" office:value-type="float" office:value="-0.678278228729762" calcext:value-type="float">
            <text:p>-0.6782782287</text:p>
          </table:table-cell>
        </table:table-row>
        <table:table-row table:style-name="ro1">
          <table:table-cell office:value-type="float" office:value="29.32" calcext:value-type="float">
            <text:p>29.32</text:p>
          </table:table-cell>
          <table:table-cell office:value-type="float" office:value="-6.0606222153" calcext:value-type="float">
            <text:p>-6.060622215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1953" calcext:value-type="float">
            <text:p>0.08561953</text:p>
          </table:table-cell>
          <table:table-cell office:value-type="float" office:value="0.08172095" calcext:value-type="float">
            <text:p>0.0817209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52078968" calcext:value-type="float">
            <text:p>1.2352078968</text:p>
          </table:table-cell>
          <table:table-cell office:value-type="float" office:value="-9.749141655" calcext:value-type="float">
            <text:p>-9.74914165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87" calcext:value-type="float">
            <text:p>587</text:p>
          </table:table-cell>
          <table:table-cell table:formula="of:=[.H588]/[.I588]" office:value-type="float" office:value="-0.126699143423206" calcext:value-type="float">
            <text:p>-0.1266991434</text:p>
          </table:table-cell>
          <table:table-cell table:formula="of:=[.D588]/[.L588]" office:value-type="float" office:value="-0.675770393443069" calcext:value-type="float">
            <text:p>-0.6757703934</text:p>
          </table:table-cell>
        </table:table-row>
        <table:table-row table:style-name="ro1">
          <table:table-cell office:value-type="float" office:value="29.37" calcext:value-type="float">
            <text:p>29.37</text:p>
          </table:table-cell>
          <table:table-cell office:value-type="float" office:value="-6.0613918304" calcext:value-type="float">
            <text:p>-6.061391830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1953" calcext:value-type="float">
            <text:p>0.08561953</text:p>
          </table:table-cell>
          <table:table-cell office:value-type="float" office:value="0.08182383" calcext:value-type="float">
            <text:p>0.0818238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67954022" calcext:value-type="float">
            <text:p>1.2367954022</text:p>
          </table:table-cell>
          <table:table-cell office:value-type="float" office:value="-9.749397316" calcext:value-type="float">
            <text:p>-9.74939731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88" calcext:value-type="float">
            <text:p>588</text:p>
          </table:table-cell>
          <table:table-cell table:formula="of:=[.H589]/[.I589]" office:value-type="float" office:value="-0.126858652090244" calcext:value-type="float">
            <text:p>-0.1268586521</text:p>
          </table:table-cell>
          <table:table-cell table:formula="of:=[.D589]/[.L589]" office:value-type="float" office:value="-0.674920697873194" calcext:value-type="float">
            <text:p>-0.6749206979</text:p>
          </table:table-cell>
        </table:table-row>
        <table:table-row table:style-name="ro1">
          <table:table-cell office:value-type="float" office:value="29.42" calcext:value-type="float">
            <text:p>29.42</text:p>
          </table:table-cell>
          <table:table-cell office:value-type="float" office:value="-6.0610189438" calcext:value-type="float">
            <text:p>-6.061018943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6629" calcext:value-type="float">
            <text:p>0.0856629</text:p>
          </table:table-cell>
          <table:table-cell office:value-type="float" office:value="0.08160846" calcext:value-type="float">
            <text:p>0.0816084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29170543" calcext:value-type="float">
            <text:p>1.2329170543</text:p>
          </table:table-cell>
          <table:table-cell office:value-type="float" office:value="-9.7444740868" calcext:value-type="float">
            <text:p>-9.744474086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89" calcext:value-type="float">
            <text:p>589</text:p>
          </table:table-cell>
          <table:table-cell table:formula="of:=[.H590]/[.I590]" office:value-type="float" office:value="-0.126524740413659" calcext:value-type="float">
            <text:p>-0.1265247404</text:p>
          </table:table-cell>
          <table:table-cell table:formula="of:=[.D590]/[.L590]" office:value-type="float" office:value="-0.677044661146383" calcext:value-type="float">
            <text:p>-0.6770446611</text:p>
          </table:table-cell>
        </table:table-row>
        <table:table-row table:style-name="ro1">
          <table:table-cell office:value-type="float" office:value="29.47" calcext:value-type="float">
            <text:p>29.47</text:p>
          </table:table-cell>
          <table:table-cell office:value-type="float" office:value="-6.0612177849" calcext:value-type="float">
            <text:p>-6.061217784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0076" calcext:value-type="float">
            <text:p>0.08570076</text:p>
          </table:table-cell>
          <table:table-cell office:value-type="float" office:value="0.08168693" calcext:value-type="float">
            <text:p>0.08168693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42697364" calcext:value-type="float">
            <text:p>1.2342697364</text:p>
          </table:table-cell>
          <table:table-cell office:value-type="float" office:value="-9.7457942772" calcext:value-type="float">
            <text:p>-9.7457942772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90" calcext:value-type="float">
            <text:p>590</text:p>
          </table:table-cell>
          <table:table-cell table:formula="of:=[.H591]/[.I591]" office:value-type="float" office:value="-0.126646397542737" calcext:value-type="float">
            <text:p>-0.1266463975</text:p>
          </table:table-cell>
          <table:table-cell table:formula="of:=[.D591]/[.L591]" office:value-type="float" office:value="-0.676693231412922" calcext:value-type="float">
            <text:p>-0.6766932314</text:p>
          </table:table-cell>
        </table:table-row>
        <table:table-row table:style-name="ro1">
          <table:table-cell office:value-type="float" office:value="29.52" calcext:value-type="float">
            <text:p>29.52</text:p>
          </table:table-cell>
          <table:table-cell office:value-type="float" office:value="-6.0616378784" calcext:value-type="float">
            <text:p>-6.0616378784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3652" calcext:value-type="float">
            <text:p>0.08573652</text:p>
          </table:table-cell>
          <table:table-cell office:value-type="float" office:value="0.08175539" calcext:value-type="float">
            <text:p>0.0817553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51193696" calcext:value-type="float">
            <text:p>1.2351193696</text:p>
          </table:table-cell>
          <table:table-cell office:value-type="float" office:value="-9.7443362045" calcext:value-type="float">
            <text:p>-9.744336204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91" calcext:value-type="float">
            <text:p>591</text:p>
          </table:table-cell>
          <table:table-cell table:formula="of:=[.H592]/[.I592]" office:value-type="float" office:value="-0.126752540519857" calcext:value-type="float">
            <text:p>-0.1267525405</text:p>
          </table:table-cell>
          <table:table-cell table:formula="of:=[.D592]/[.L592]" office:value-type="float" office:value="-0.676408690889854" calcext:value-type="float">
            <text:p>-0.6764086909</text:p>
          </table:table-cell>
        </table:table-row>
        <table:table-row table:style-name="ro1">
          <table:table-cell office:value-type="float" office:value="29.57" calcext:value-type="float">
            <text:p>29.57</text:p>
          </table:table-cell>
          <table:table-cell office:value-type="float" office:value="-6.0616674423" calcext:value-type="float">
            <text:p>-6.061667442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8245" calcext:value-type="float">
            <text:p>0.08578245</text:p>
          </table:table-cell>
          <table:table-cell office:value-type="float" office:value="0.08218129" calcext:value-type="float">
            <text:p>0.0821812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08515638" calcext:value-type="float">
            <text:p>1.2408515638</text:p>
          </table:table-cell>
          <table:table-cell office:value-type="float" office:value="-9.7388257408" calcext:value-type="float">
            <text:p>-9.7388257408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92" calcext:value-type="float">
            <text:p>592</text:p>
          </table:table-cell>
          <table:table-cell table:formula="of:=[.H593]/[.I593]" office:value-type="float" office:value="-0.127412852106138" calcext:value-type="float">
            <text:p>-0.1274128521</text:p>
          </table:table-cell>
          <table:table-cell table:formula="of:=[.D593]/[.L593]" office:value-type="float" office:value="-0.673263713840588" calcext:value-type="float">
            <text:p>-0.6732637138</text:p>
          </table:table-cell>
        </table:table-row>
        <table:table-row table:style-name="ro1">
          <table:table-cell office:value-type="float" office:value="29.62" calcext:value-type="float">
            <text:p>29.62</text:p>
          </table:table-cell>
          <table:table-cell office:value-type="float" office:value="-6.0619959831" calcext:value-type="float">
            <text:p>-6.0619959831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78245" calcext:value-type="float">
            <text:p>0.08578245</text:p>
          </table:table-cell>
          <table:table-cell office:value-type="float" office:value="0.08215988" calcext:value-type="float">
            <text:p>0.0821598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0228278" calcext:value-type="float">
            <text:p>1.240228278</text:p>
          </table:table-cell>
          <table:table-cell office:value-type="float" office:value="-9.7364707375" calcext:value-type="float">
            <text:p>-9.736470737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93" calcext:value-type="float">
            <text:p>593</text:p>
          </table:table-cell>
          <table:table-cell table:formula="of:=[.H594]/[.I594]" office:value-type="float" office:value="-0.127379654439186" calcext:value-type="float">
            <text:p>-0.1273796544</text:p>
          </table:table-cell>
          <table:table-cell table:formula="of:=[.D594]/[.L594]" office:value-type="float" office:value="-0.67343917973144" calcext:value-type="float">
            <text:p>-0.6734391797</text:p>
          </table:table-cell>
        </table:table-row>
        <table:table-row table:style-name="ro1">
          <table:table-cell office:value-type="float" office:value="29.67" calcext:value-type="float">
            <text:p>29.67</text:p>
          </table:table-cell>
          <table:table-cell office:value-type="float" office:value="-6.062245369" calcext:value-type="float">
            <text:p>-6.06224536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1591" calcext:value-type="float">
            <text:p>0.08581591</text:p>
          </table:table-cell>
          <table:table-cell office:value-type="float" office:value="0.08217692" calcext:value-type="float">
            <text:p>0.08217692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02966923" calcext:value-type="float">
            <text:p>1.2402966923</text:p>
          </table:table-cell>
          <table:table-cell office:value-type="float" office:value="-9.7349879265" calcext:value-type="float">
            <text:p>-9.734987926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94" calcext:value-type="float">
            <text:p>594</text:p>
          </table:table-cell>
          <table:table-cell table:formula="of:=[.H595]/[.I595]" office:value-type="float" office:value="-0.127406084287351" calcext:value-type="float">
            <text:p>-0.1274060843</text:p>
          </table:table-cell>
          <table:table-cell table:formula="of:=[.D595]/[.L595]" office:value-type="float" office:value="-0.673562102469545" calcext:value-type="float">
            <text:p>-0.6735621025</text:p>
          </table:table-cell>
        </table:table-row>
        <table:table-row table:style-name="ro1">
          <table:table-cell office:value-type="float" office:value="29.72" calcext:value-type="float">
            <text:p>29.72</text:p>
          </table:table-cell>
          <table:table-cell office:value-type="float" office:value="-6.0619444847" calcext:value-type="float">
            <text:p>-6.0619444847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5928" calcext:value-type="float">
            <text:p>0.08585928</text:p>
          </table:table-cell>
          <table:table-cell office:value-type="float" office:value="0.08240898" calcext:value-type="float">
            <text:p>0.0824089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36432475" calcext:value-type="float">
            <text:p>1.2436432475</text:p>
          </table:table-cell>
          <table:table-cell office:value-type="float" office:value="-9.7337686157" calcext:value-type="float">
            <text:p>-9.733768615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95" calcext:value-type="float">
            <text:p>595</text:p>
          </table:table-cell>
          <table:table-cell table:formula="of:=[.H596]/[.I596]" office:value-type="float" office:value="-0.127765852733963" calcext:value-type="float">
            <text:p>-0.1277658527</text:p>
          </table:table-cell>
          <table:table-cell table:formula="of:=[.D596]/[.L596]" office:value-type="float" office:value="-0.672004907123173" calcext:value-type="float">
            <text:p>-0.6720049071</text:p>
          </table:table-cell>
        </table:table-row>
        <table:table-row table:style-name="ro1">
          <table:table-cell office:value-type="float" office:value="29.77" calcext:value-type="float">
            <text:p>29.77</text:p>
          </table:table-cell>
          <table:table-cell office:value-type="float" office:value="-6.0625910759" calcext:value-type="float">
            <text:p>-6.062591075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6984" calcext:value-type="float">
            <text:p>0.08586984</text:p>
          </table:table-cell>
          <table:table-cell office:value-type="float" office:value="0.08235256" calcext:value-type="float">
            <text:p>0.08235256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27381629" calcext:value-type="float">
            <text:p>1.2427381629</text:p>
          </table:table-cell>
          <table:table-cell office:value-type="float" office:value="-9.7333480835" calcext:value-type="float">
            <text:p>-9.7333480835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96" calcext:value-type="float">
            <text:p>596</text:p>
          </table:table-cell>
          <table:table-cell table:formula="of:=[.H597]/[.I597]" office:value-type="float" office:value="-0.127678384892727" calcext:value-type="float">
            <text:p>-0.1276783849</text:p>
          </table:table-cell>
          <table:table-cell table:formula="of:=[.D597]/[.L597]" office:value-type="float" office:value="-0.672547981180575" calcext:value-type="float">
            <text:p>-0.6725479812</text:p>
          </table:table-cell>
        </table:table-row>
        <table:table-row table:style-name="ro1">
          <table:table-cell office:value-type="float" office:value="29.82" calcext:value-type="float">
            <text:p>29.82</text:p>
          </table:table-cell>
          <table:table-cell office:value-type="float" office:value="-6.0625739098" calcext:value-type="float">
            <text:p>-6.0625739098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86984" calcext:value-type="float">
            <text:p>0.08586984</text:p>
          </table:table-cell>
          <table:table-cell office:value-type="float" office:value="0.08224775" calcext:value-type="float">
            <text:p>0.08224775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08166045" calcext:value-type="float">
            <text:p>1.2408166045</text:p>
          </table:table-cell>
          <table:table-cell office:value-type="float" office:value="-9.7306825256" calcext:value-type="float">
            <text:p>-9.7306825256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97" calcext:value-type="float">
            <text:p>597</text:p>
          </table:table-cell>
          <table:table-cell table:formula="of:=[.H598]/[.I598]" office:value-type="float" office:value="-0.127515886088729" calcext:value-type="float">
            <text:p>-0.1275158861</text:p>
          </table:table-cell>
          <table:table-cell table:formula="of:=[.D598]/[.L598]" office:value-type="float" office:value="-0.67340503708102" calcext:value-type="float">
            <text:p>-0.6734050371</text:p>
          </table:table-cell>
        </table:table-row>
        <table:table-row table:style-name="ro1">
          <table:table-cell office:value-type="float" office:value="29.87" calcext:value-type="float">
            <text:p>29.87</text:p>
          </table:table-cell>
          <table:table-cell office:value-type="float" office:value="-6.0625910759" calcext:value-type="float">
            <text:p>-6.0625910759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1474" calcext:value-type="float">
            <text:p>0.08591474</text:p>
          </table:table-cell>
          <table:table-cell office:value-type="float" office:value="0.08243438" calcext:value-type="float">
            <text:p>0.08243438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34527534" calcext:value-type="float">
            <text:p>1.2434527534</text:p>
          </table:table-cell>
          <table:table-cell office:value-type="float" office:value="-9.7292787361" calcext:value-type="float">
            <text:p>-9.7292787361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98" calcext:value-type="float">
            <text:p>598</text:p>
          </table:table-cell>
          <table:table-cell table:formula="of:=[.H599]/[.I599]" office:value-type="float" office:value="-0.127805234810082" calcext:value-type="float">
            <text:p>-0.1278052348</text:p>
          </table:table-cell>
          <table:table-cell table:formula="of:=[.D599]/[.L599]" office:value-type="float" office:value="-0.672231776168392" calcext:value-type="float">
            <text:p>-0.6722317762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-6.0625782013" calcext:value-type="float">
            <text:p>-6.0625782013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2162" calcext:value-type="float">
            <text:p>0.08592162</text:p>
          </table:table-cell>
          <table:table-cell office:value-type="float" office:value="0.08217719" calcext:value-type="float">
            <text:p>0.0821771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3912929" calcext:value-type="float">
            <text:p>1.23912929</text:p>
          </table:table-cell>
          <table:table-cell office:value-type="float" office:value="-9.7257933617" calcext:value-type="float">
            <text:p>-9.7257933617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599" calcext:value-type="float">
            <text:p>599</text:p>
          </table:table-cell>
          <table:table-cell table:formula="of:=[.H600]/[.I600]" office:value-type="float" office:value="-0.127406499800795" calcext:value-type="float">
            <text:p>-0.1274064998</text:p>
          </table:table-cell>
          <table:table-cell table:formula="of:=[.D600]/[.L600]" office:value-type="float" office:value="-0.674389612259517" calcext:value-type="float">
            <text:p>-0.6743896123</text:p>
          </table:table-cell>
        </table:table-row>
        <table:table-row table:style-name="ro1">
          <table:table-cell office:value-type="float" office:value="29.97" calcext:value-type="float">
            <text:p>29.97</text:p>
          </table:table-cell>
          <table:table-cell office:value-type="float" office:value="-6.0631394386" calcext:value-type="float">
            <text:p>-6.0631394386</text:p>
          </table:table-cell>
          <table:table-cell office:value-type="float" office:value="0.0900000036" calcext:value-type="float">
            <text:p>0.0900000036</text:p>
          </table:table-cell>
          <table:table-cell office:value-type="float" office:value="0.08594684" calcext:value-type="float">
            <text:p>0.08594684</text:p>
          </table:table-cell>
          <table:table-cell office:value-type="float" office:value="0.08227169" calcext:value-type="float">
            <text:p>0.08227169</text:p>
          </table:table-cell>
          <table:table-cell office:value-type="float" office:value="9.9878749847" calcext:value-type="float">
            <text:p>9.9878749847</text:p>
          </table:table-cell>
          <table:table-cell office:value-type="float" office:value="52.7941055298" calcext:value-type="float">
            <text:p>52.7941055298</text:p>
          </table:table-cell>
          <table:table-cell office:value-type="float" office:value="1.2405575198" calcext:value-type="float">
            <text:p>1.2405575198</text:p>
          </table:table-cell>
          <table:table-cell office:value-type="float" office:value="-9.725819664" calcext:value-type="float">
            <text:p>-9.725819664</text:p>
          </table:table-cell>
          <table:table-cell office:value-type="float" office:value="-0.1204018146" calcext:value-type="float">
            <text:p>-0.1204018146</text:p>
          </table:table-cell>
          <table:table-cell office:value-type="float" office:value="600" calcext:value-type="float">
            <text:p>600</text:p>
          </table:table-cell>
          <table:table-cell table:formula="of:=[.H601]/[.I601]" office:value-type="float" office:value="-0.127553004544379" calcext:value-type="float">
            <text:p>-0.1275530045</text:p>
          </table:table-cell>
          <table:table-cell table:formula="of:=[.D601]/[.L601]" office:value-type="float" office:value="-0.67381274401966" calcext:value-type="float">
            <text:p>-0.67381274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500:.M600])/101" office:value-type="float" office:value="-0.679956442773138" calcext:value-type="float">
            <text:p>-0.6799564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9T20:20:06.790765592</dc:date>
    <meta:editing-duration>PT1M10S</meta:editing-duration>
    <meta:editing-cycles>1</meta:editing-cycles>
    <meta:document-statistic meta:table-count="1" meta:cell-count="7814" meta:object-count="0"/>
    <meta:generator>LibreOffice/5.1.6.2$Linux_X86_64 LibreOffice_project/10m0$Build-2</meta:generator>
  </office:meta>
</office:document-meta>
</file>